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Walutowy" style:data-style-name="N34"/>
    <style:style style:name="ce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5" style:family="table-cell" style:parent-style-name="Default" style:data-style-name="N0">
      <style:table-cell-properties fo:border="thin solid #999999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0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999999"/>
    </style:style>
    <style:style style:name="ce14" style:family="table-cell" style:parent-style-name="Default" style:data-style-name="N0">
      <style:table-cell-properties fo:border="thin solid #999999"/>
    </style:style>
    <style:style style:name="ce15" style:family="table-cell" style:parent-style-name="Default" style:data-style-name="N0">
      <style:table-cell-properties fo:border="thin solid #999999"/>
    </style:style>
    <style:style style:name="ce16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7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8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9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0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21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2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o1" style:family="table-column">
      <style:table-column-properties fo:break-before="auto" style:column-width="3.09033333333333cm" style:use-optimal-column-width="true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97933333333333cm" style:use-optimal-column-width="true"/>
    </style:style>
    <style:style style:name="co5" style:family="table-column">
      <style:table-column-properties fo:break-before="auto" style:column-width="5.18583333333333cm" style:use-optimal-column-width="true"/>
    </style:style>
    <style:style style:name="co6" style:family="table-column">
      <style:table-column-properties fo:break-before="auto" style:column-width="2.667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1.73566666666667cm" style:use-optimal-column-width="true"/>
    </style:style>
    <style:style style:name="co10" style:family="table-column">
      <style:table-column-properties fo:break-before="auto" style:column-width="3.365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3.7465cm"/>
    </style:style>
    <style:style style:name="co13" style:family="table-column">
      <style:table-column-properties fo:break-before="auto" style:column-width="4.27566666666667cm"/>
    </style:style>
    <style:style style:name="co14" style:family="table-column">
      <style:table-column-properties fo:break-before="auto" style:column-width="1.79916666666667cm" style:use-optimal-column-width="true"/>
    </style:style>
    <style:style style:name="co15" style:family="table-column">
      <style:table-column-properties fo:break-before="auto" style:column-width="5.715cm"/>
    </style:style>
    <style:style style:name="co16" style:family="table-column">
      <style:table-column-properties fo:break-before="auto" style:column-width="2.96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4">
            <text:p>ilosc kur</text:p>
          </table:table-cell>
          <table:table-cell office:value-type="float" office:value="200" table:style-name="ce5">
            <text:p>2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Etykiety wierszy</text:p>
          </table:table-cell>
          <table:table-cell office:value-type="string" table:style-name="ce7">
            <text:p>Suma z ilosc kur</text:p>
          </table:table-cell>
          <table:table-cell table:number-columns-repeated="16382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200" table:style-name="ce9">
            <text:p>200</text:p>
          </table:table-cell>
          <table:table-cell table:number-columns-repeated="16382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200" table:style-name="ce11">
            <text:p>200</text:p>
          </table:table-cell>
          <table:table-cell table:number-columns-repeated="16382"/>
        </table:table-row>
        <table:table-row table:style-name="ro1">
          <table:table-cell office:value-type="float" office:value="112" table:style-name="ce10">
            <text:p>112</text:p>
          </table:table-cell>
          <table:table-cell office:value-type="float" office:value="200" table:style-name="ce11">
            <text:p>200</text:p>
          </table:table-cell>
          <table:table-cell table:number-columns-repeated="16382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float" office:value="200" table:style-name="ce11">
            <text:p>200</text:p>
          </table:table-cell>
          <table:table-cell table:number-columns-repeated="16382"/>
        </table:table-row>
        <table:table-row table:style-name="ro1">
          <table:table-cell office:value-type="float" office:value="113" table:style-name="ce10">
            <text:p>113</text:p>
          </table:table-cell>
          <table:table-cell office:value-type="float" office:value="200" table:style-name="ce11">
            <text:p>200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uma końcowa</text:p>
          </table:table-cell>
          <table:table-cell office:value-type="float" office:value="1000" table:style-name="ce13">
            <text:p>1000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Arkusz4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4">
            <text:p>kosztu dodatkowych kur</text:p>
          </table:table-cell>
          <table:table-cell office:value-type="string" table:style-name="ce15">
            <text:p>(Wszystko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Etykiety wierszy</text:p>
          </table:table-cell>
          <table:table-cell office:value-type="string" table:style-name="ce7">
            <text:p>Suma z kosztu dodatkowych kur</text:p>
          </table:table-cell>
          <table:table-cell table:number-columns-repeated="16382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5" table:style-name="ce10">
            <text:p>3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8" table:style-name="ce10">
            <text:p>3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2" table:style-name="ce10">
            <text:p>4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6" table:style-name="ce10">
            <text:p>4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7" table:style-name="ce10">
            <text:p>4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8" table:style-name="ce10">
            <text:p>4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49" table:style-name="ce10">
            <text:p>4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0" table:style-name="ce10">
            <text:p>5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1" table:style-name="ce10">
            <text:p>5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2" table:style-name="ce10">
            <text:p>5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3" table:style-name="ce10">
            <text:p>5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4" table:style-name="ce10">
            <text:p>5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5" table:style-name="ce10">
            <text:p>5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6" table:style-name="ce10">
            <text:p>5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7" table:style-name="ce10">
            <text:p>5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8" table:style-name="ce10">
            <text:p>5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59" table:style-name="ce10">
            <text:p>5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0" table:style-name="ce10">
            <text:p>6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1" table:style-name="ce10">
            <text:p>6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2" table:style-name="ce10">
            <text:p>6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3" table:style-name="ce10">
            <text:p>6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4" table:style-name="ce10">
            <text:p>6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5" table:style-name="ce10">
            <text:p>6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6" table:style-name="ce10">
            <text:p>6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7" table:style-name="ce10">
            <text:p>6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8" table:style-name="ce10">
            <text:p>6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69" table:style-name="ce10">
            <text:p>6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0" table:style-name="ce10">
            <text:p>7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1" table:style-name="ce10">
            <text:p>7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2" table:style-name="ce10">
            <text:p>7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3" table:style-name="ce10">
            <text:p>7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4" table:style-name="ce10">
            <text:p>7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5" table:style-name="ce10">
            <text:p>7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6" table:style-name="ce10">
            <text:p>7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7" table:style-name="ce10">
            <text:p>7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8" table:style-name="ce10">
            <text:p>7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79" table:style-name="ce10">
            <text:p>7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0" table:style-name="ce10">
            <text:p>8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1" table:style-name="ce10">
            <text:p>8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2" table:style-name="ce10">
            <text:p>8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3" table:style-name="ce10">
            <text:p>8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4" table:style-name="ce10">
            <text:p>8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5" table:style-name="ce10">
            <text:p>8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6" table:style-name="ce10">
            <text:p>8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7" table:style-name="ce10">
            <text:p>8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8" table:style-name="ce10">
            <text:p>8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89" table:style-name="ce10">
            <text:p>8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0" table:style-name="ce10">
            <text:p>9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1" table:style-name="ce10">
            <text:p>9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2" table:style-name="ce10">
            <text:p>9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3" table:style-name="ce10">
            <text:p>9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4" table:style-name="ce10">
            <text:p>9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5" table:style-name="ce10">
            <text:p>9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6" table:style-name="ce10">
            <text:p>9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7" table:style-name="ce10">
            <text:p>9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8" table:style-name="ce10">
            <text:p>9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99" table:style-name="ce10">
            <text:p>9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0">
            <text:p>10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1" table:style-name="ce10">
            <text:p>10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2" table:style-name="ce10">
            <text:p>10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3" table:style-name="ce10">
            <text:p>10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4" table:style-name="ce10">
            <text:p>10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5" table:style-name="ce10">
            <text:p>10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6" table:style-name="ce10">
            <text:p>10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7" table:style-name="ce10">
            <text:p>10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8" table:style-name="ce10">
            <text:p>10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09" table:style-name="ce10">
            <text:p>10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0" table:style-name="ce10">
            <text:p>11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1" table:style-name="ce10">
            <text:p>11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2" table:style-name="ce10">
            <text:p>11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3" table:style-name="ce10">
            <text:p>11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4" table:style-name="ce10">
            <text:p>11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5" table:style-name="ce10">
            <text:p>11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6" table:style-name="ce10">
            <text:p>11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7" table:style-name="ce10">
            <text:p>11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8" table:style-name="ce10">
            <text:p>11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19" table:style-name="ce10">
            <text:p>11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0" table:style-name="ce10">
            <text:p>12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1" table:style-name="ce10">
            <text:p>12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2" table:style-name="ce10">
            <text:p>12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3" table:style-name="ce10">
            <text:p>12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4" table:style-name="ce10">
            <text:p>12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5" table:style-name="ce10">
            <text:p>12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6" table:style-name="ce10">
            <text:p>12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7" table:style-name="ce10">
            <text:p>12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8" table:style-name="ce10">
            <text:p>12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29" table:style-name="ce10">
            <text:p>12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0" table:style-name="ce10">
            <text:p>13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1" table:style-name="ce10">
            <text:p>13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2" table:style-name="ce10">
            <text:p>13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3" table:style-name="ce10">
            <text:p>13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4" table:style-name="ce10">
            <text:p>13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5" table:style-name="ce10">
            <text:p>13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6" table:style-name="ce10">
            <text:p>13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7" table:style-name="ce10">
            <text:p>13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8" table:style-name="ce10">
            <text:p>13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39" table:style-name="ce10">
            <text:p>13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0" table:style-name="ce10">
            <text:p>14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1" table:style-name="ce10">
            <text:p>14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2" table:style-name="ce10">
            <text:p>14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3" table:style-name="ce10">
            <text:p>14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4" table:style-name="ce10">
            <text:p>14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5" table:style-name="ce10">
            <text:p>14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6" table:style-name="ce10">
            <text:p>14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7" table:style-name="ce10">
            <text:p>14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8" table:style-name="ce10">
            <text:p>14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49" table:style-name="ce10">
            <text:p>14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0" table:style-name="ce10">
            <text:p>15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1" table:style-name="ce10">
            <text:p>15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2" table:style-name="ce10">
            <text:p>15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3" table:style-name="ce10">
            <text:p>15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4" table:style-name="ce10">
            <text:p>15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5" table:style-name="ce10">
            <text:p>15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6" table:style-name="ce10">
            <text:p>15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7" table:style-name="ce10">
            <text:p>15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8" table:style-name="ce10">
            <text:p>15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59" table:style-name="ce10">
            <text:p>15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0" table:style-name="ce10">
            <text:p>16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1" table:style-name="ce10">
            <text:p>16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2" table:style-name="ce10">
            <text:p>16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3" table:style-name="ce10">
            <text:p>16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4" table:style-name="ce10">
            <text:p>16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5" table:style-name="ce10">
            <text:p>16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6" table:style-name="ce10">
            <text:p>16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7" table:style-name="ce10">
            <text:p>16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8" table:style-name="ce10">
            <text:p>16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69" table:style-name="ce10">
            <text:p>16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0" table:style-name="ce10">
            <text:p>170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1" table:style-name="ce10">
            <text:p>171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2" table:style-name="ce10">
            <text:p>172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3" table:style-name="ce10">
            <text:p>173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4" table:style-name="ce10">
            <text:p>174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5" table:style-name="ce10">
            <text:p>175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6" table:style-name="ce10">
            <text:p>176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7" table:style-name="ce10">
            <text:p>177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8" table:style-name="ce10">
            <text:p>178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79" table:style-name="ce10">
            <text:p>179</text:p>
          </table:table-cell>
          <table:table-cell office:value-type="float" office:value="0" table:style-name="ce11">
            <text:p>0</text:p>
          </table:table-cell>
          <table:table-cell table:number-columns-repeated="16382"/>
        </table:table-row>
        <table:table-row table:style-name="ro1">
          <table:table-cell office:value-type="float" office:value="180" table:style-name="ce10">
            <text:p>180</text:p>
          </table:table-cell>
          <table:table-cell office:value-type="float" office:value="-4662" table:style-name="ce11">
            <text:p>-466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puste)</text:p>
          </table:table-cell>
          <table:table-cell table:style-name="ce11"/>
          <table:table-cell table:number-columns-repeated="16382"/>
        </table:table-row>
        <table:table-row table:style-name="ro1">
          <table:table-cell office:value-type="string" table:style-name="ce12">
            <text:p>Suma końcowa</text:p>
          </table:table-cell>
          <table:table-cell office:value-type="float" office:value="-4662" table:style-name="ce13">
            <text:p>-4662</text:p>
          </table:table-cell>
          <table:table-cell table:number-columns-repeated="16382"/>
        </table:table-row>
        <table:table-row table:number-rows-repeated="1048391" table:style-name="ro1">
          <table:table-cell table:number-columns-repeated="16384"/>
        </table:table-row>
      </table:table>
      <table:table table:name="zad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4">
            <text:p>kosztu dodatkowych kur</text:p>
          </table:table-cell>
          <table:table-cell office:value-type="string" table:style-name="ce15">
            <text:p>(Wiele elementów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Etykiety wierszy</text:p>
          </table:table-cell>
          <table:table-cell office:value-type="string" table:style-name="ce7">
            <text:p>Suma z kosztu dodatkowych kur</text:p>
          </table:table-cell>
          <table:table-cell table:number-columns-repeated="16382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612" table:style-name="ce9">
            <text:p>612</text:p>
          </table:table-cell>
          <table:table-cell table:number-columns-repeated="16382"/>
        </table:table-row>
        <table:table-row table:style-name="ro1">
          <table:table-cell office:value-type="float" office:value="60" table:style-name="ce10">
            <text:p>60</text:p>
          </table:table-cell>
          <table:table-cell office:value-type="float" office:value="630" table:style-name="ce11">
            <text:p>630</text:p>
          </table:table-cell>
          <table:table-cell table:number-columns-repeated="16382"/>
        </table:table-row>
        <table:table-row table:style-name="ro1">
          <table:table-cell office:value-type="float" office:value="90" table:style-name="ce10">
            <text:p>90</text:p>
          </table:table-cell>
          <table:table-cell office:value-type="float" office:value="666" table:style-name="ce11">
            <text:p>666</text:p>
          </table:table-cell>
          <table:table-cell table:number-columns-repeated="16382"/>
        </table:table-row>
        <table:table-row table:style-name="ro1">
          <table:table-cell office:value-type="float" office:value="120" table:style-name="ce10">
            <text:p>120</text:p>
          </table:table-cell>
          <table:table-cell office:value-type="float" office:value="684" table:style-name="ce11">
            <text:p>684</text:p>
          </table:table-cell>
          <table:table-cell table:number-columns-repeated="16382"/>
        </table:table-row>
        <table:table-row table:style-name="ro1">
          <table:table-cell office:value-type="float" office:value="150" table:style-name="ce10">
            <text:p>150</text:p>
          </table:table-cell>
          <table:table-cell office:value-type="float" office:value="720" table:style-name="ce11">
            <text:p>720</text:p>
          </table:table-cell>
          <table:table-cell table:number-columns-repeated="16382"/>
        </table:table-row>
        <table:table-row table:style-name="ro1">
          <table:table-cell office:value-type="float" office:value="180" table:style-name="ce10">
            <text:p>180</text:p>
          </table:table-cell>
          <table:table-cell office:value-type="float" office:value="774" table:style-name="ce11">
            <text:p>774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uma końcowa</text:p>
          </table:table-cell>
          <table:table-cell office:value-type="float" office:value="4086" table:style-name="ce13">
            <text:p>4086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zad3" table:style-name="ta1">
        <table:table-column table:style-name="co1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Etykiety wierszy</text:p>
          </table:table-cell>
          <table:table-cell office:value-type="string" table:style-name="ce7">
            <text:p>Suma z licz zyski</text:p>
          </table:table-cell>
          <table:table-cell table:number-columns-repeated="16382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1540.4000000000003" table:style-name="ce9">
            <text:p>1540,4</text:p>
          </table:table-cell>
          <table:table-cell table:number-columns-repeated="16382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1634.0000000000002" table:style-name="ce11">
            <text:p>1634</text:p>
          </table:table-cell>
          <table:table-cell table:number-columns-repeated="16382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1565.6000000000001" table:style-name="ce11">
            <text:p>1565,6</text:p>
          </table:table-cell>
          <table:table-cell table:number-columns-repeated="16382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1658.16" table:style-name="ce11">
            <text:p>1658,16</text:p>
          </table:table-cell>
          <table:table-cell table:number-columns-repeated="16382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1750.72" table:style-name="ce11">
            <text:p>1750,72</text:p>
          </table:table-cell>
          <table:table-cell table:number-columns-repeated="16382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1842.24" table:style-name="ce11">
            <text:p>1842,24</text:p>
          </table:table-cell>
          <table:table-cell table:number-columns-repeated="16382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1933.76" table:style-name="ce11">
            <text:p>1933,76</text:p>
          </table:table-cell>
          <table:table-cell table:number-columns-repeated="16382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float" office:value="2024.24" table:style-name="ce11">
            <text:p>2024,24</text:p>
          </table:table-cell>
          <table:table-cell table:number-columns-repeated="16382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2114.7199999999998" table:style-name="ce11">
            <text:p>2114,72</text:p>
          </table:table-cell>
          <table:table-cell table:number-columns-repeated="16382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2049.3599999999997" table:style-name="ce11">
            <text:p>2049,36</text:p>
          </table:table-cell>
          <table:table-cell table:number-columns-repeated="16382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2138.7999999999997" table:style-name="ce11">
            <text:p>2138,8</text:p>
          </table:table-cell>
          <table:table-cell table:number-columns-repeated="16382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1633.9199999999996" table:style-name="ce11">
            <text:p>1633,92</text:p>
          </table:table-cell>
          <table:table-cell table:number-columns-repeated="16382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1741.0399999999995" table:style-name="ce11">
            <text:p>1741,04</text:p>
          </table:table-cell>
          <table:table-cell table:number-columns-repeated="16382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float" office:value="1847.1199999999994" table:style-name="ce11">
            <text:p>1847,12</text:p>
          </table:table-cell>
          <table:table-cell table:number-columns-repeated="16382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1953.1999999999994" table:style-name="ce11">
            <text:p>1953,2</text:p>
          </table:table-cell>
          <table:table-cell table:number-columns-repeated="16382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float" office:value="2058.2399999999993" table:style-name="ce11">
            <text:p>2058,24</text:p>
          </table:table-cell>
          <table:table-cell table:number-columns-repeated="16382"/>
        </table:table-row>
        <table:table-row table:style-name="ro1">
          <table:table-cell office:value-type="float" office:value="35" table:style-name="ce10">
            <text:p>35</text:p>
          </table:table-cell>
          <table:table-cell office:value-type="float" office:value="1981.4799999999993" table:style-name="ce11">
            <text:p>1981,48</text:p>
          </table:table-cell>
          <table:table-cell table:number-columns-repeated="16382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float" office:value="2085.4799999999996" table:style-name="ce11">
            <text:p>2085,48</text:p>
          </table:table-cell>
          <table:table-cell table:number-columns-repeated="16382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float" office:value="2189.4799999999996" table:style-name="ce11">
            <text:p>2189,48</text:p>
          </table:table-cell>
          <table:table-cell table:number-columns-repeated="16382"/>
        </table:table-row>
        <table:table-row table:style-name="ro1">
          <table:table-cell office:value-type="float" office:value="38" table:style-name="ce10">
            <text:p>38</text:p>
          </table:table-cell>
          <table:table-cell office:value-type="float" office:value="2292.4399999999996" table:style-name="ce11">
            <text:p>2292,44</text:p>
          </table:table-cell>
          <table:table-cell table:number-columns-repeated="16382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float" office:value="2395.3999999999996" table:style-name="ce11">
            <text:p>2395,4</text:p>
          </table:table-cell>
          <table:table-cell table:number-columns-repeated="16382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float" office:value="2497.3199999999997" table:style-name="ce11">
            <text:p>2497,32</text:p>
          </table:table-cell>
          <table:table-cell table:number-columns-repeated="16382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float" office:value="2599.2399999999998" table:style-name="ce11">
            <text:p>2599,24</text:p>
          </table:table-cell>
          <table:table-cell table:number-columns-repeated="16382"/>
        </table:table-row>
        <table:table-row table:style-name="ro1">
          <table:table-cell office:value-type="float" office:value="42" table:style-name="ce10">
            <text:p>42</text:p>
          </table:table-cell>
          <table:table-cell office:value-type="float" office:value="2525.52" table:style-name="ce11">
            <text:p>2525,52</text:p>
          </table:table-cell>
          <table:table-cell table:number-columns-repeated="16382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float" office:value="2626.4" table:style-name="ce11">
            <text:p>2626,4</text:p>
          </table:table-cell>
          <table:table-cell table:number-columns-repeated="16382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float" office:value="2726.2400000000002" table:style-name="ce11">
            <text:p>2726,24</text:p>
          </table:table-cell>
          <table:table-cell table:number-columns-repeated="16382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float" office:value="2826.0800000000004" table:style-name="ce11">
            <text:p>2826,08</text:p>
          </table:table-cell>
          <table:table-cell table:number-columns-repeated="16382"/>
        </table:table-row>
        <table:table-row table:style-name="ro1">
          <table:table-cell office:value-type="float" office:value="46" table:style-name="ce10">
            <text:p>46</text:p>
          </table:table-cell>
          <table:table-cell office:value-type="float" office:value="2924.8800000000006" table:style-name="ce11">
            <text:p>2924,88</text:p>
          </table:table-cell>
          <table:table-cell table:number-columns-repeated="16382"/>
        </table:table-row>
        <table:table-row table:style-name="ro1">
          <table:table-cell office:value-type="float" office:value="47" table:style-name="ce10">
            <text:p>47</text:p>
          </table:table-cell>
          <table:table-cell office:value-type="float" office:value="3023.6800000000007" table:style-name="ce11">
            <text:p>3023,68</text:p>
          </table:table-cell>
          <table:table-cell table:number-columns-repeated="16382"/>
        </table:table-row>
        <table:table-row table:style-name="ro1">
          <table:table-cell office:value-type="float" office:value="48" table:style-name="ce10">
            <text:p>48</text:p>
          </table:table-cell>
          <table:table-cell office:value-type="float" office:value="3121.440000000001" table:style-name="ce11">
            <text:p>3121,44</text:p>
          </table:table-cell>
          <table:table-cell table:number-columns-repeated="16382"/>
        </table:table-row>
        <table:table-row table:style-name="ro1">
          <table:table-cell office:value-type="float" office:value="49" table:style-name="ce10">
            <text:p>49</text:p>
          </table:table-cell>
          <table:table-cell office:value-type="float" office:value="3050.0000000000009" table:style-name="ce11">
            <text:p>3050</text:p>
          </table:table-cell>
          <table:table-cell table:number-columns-repeated="16382"/>
        </table:table-row>
        <table:table-row table:style-name="ro1">
          <table:table-cell office:value-type="float" office:value="50" table:style-name="ce10">
            <text:p>50</text:p>
          </table:table-cell>
          <table:table-cell office:value-type="float" office:value="3146.7200000000007" table:style-name="ce11">
            <text:p>3146,72</text:p>
          </table:table-cell>
          <table:table-cell table:number-columns-repeated="16382"/>
        </table:table-row>
        <table:table-row table:style-name="ro1">
          <table:table-cell office:value-type="float" office:value="51" table:style-name="ce10">
            <text:p>51</text:p>
          </table:table-cell>
          <table:table-cell office:value-type="float" office:value="3243.4400000000005" table:style-name="ce11">
            <text:p>3243,44</text:p>
          </table:table-cell>
          <table:table-cell table:number-columns-repeated="16382"/>
        </table:table-row>
        <table:table-row table:style-name="ro1">
          <table:table-cell office:value-type="float" office:value="52" table:style-name="ce10">
            <text:p>52</text:p>
          </table:table-cell>
          <table:table-cell office:value-type="float" office:value="3339.1200000000003" table:style-name="ce11">
            <text:p>3339,12</text:p>
          </table:table-cell>
          <table:table-cell table:number-columns-repeated="16382"/>
        </table:table-row>
        <table:table-row table:style-name="ro1">
          <table:table-cell office:value-type="float" office:value="53" table:style-name="ce10">
            <text:p>53</text:p>
          </table:table-cell>
          <table:table-cell office:value-type="float" office:value="3434.8" table:style-name="ce11">
            <text:p>3434,8</text:p>
          </table:table-cell>
          <table:table-cell table:number-columns-repeated="16382"/>
        </table:table-row>
        <table:table-row table:style-name="ro1">
          <table:table-cell office:value-type="float" office:value="54" table:style-name="ce10">
            <text:p>54</text:p>
          </table:table-cell>
          <table:table-cell office:value-type="float" office:value="3529.44" table:style-name="ce11">
            <text:p>3529,44</text:p>
          </table:table-cell>
          <table:table-cell table:number-columns-repeated="16382"/>
        </table:table-row>
        <table:table-row table:style-name="ro1">
          <table:table-cell office:value-type="float" office:value="55" table:style-name="ce10">
            <text:p>55</text:p>
          </table:table-cell>
          <table:table-cell office:value-type="float" office:value="3624.08" table:style-name="ce11">
            <text:p>3624,08</text:p>
          </table:table-cell>
          <table:table-cell table:number-columns-repeated="16382"/>
        </table:table-row>
        <table:table-row table:style-name="ro1">
          <table:table-cell office:value-type="float" office:value="56" table:style-name="ce10">
            <text:p>56</text:p>
          </table:table-cell>
          <table:table-cell office:value-type="float" office:value="3555.68" table:style-name="ce11">
            <text:p>3555,68</text:p>
          </table:table-cell>
          <table:table-cell table:number-columns-repeated="16382"/>
        </table:table-row>
        <table:table-row table:style-name="ro1">
          <table:table-cell office:value-type="float" office:value="57" table:style-name="ce10">
            <text:p>57</text:p>
          </table:table-cell>
          <table:table-cell office:value-type="float" office:value="3649.2799999999997" table:style-name="ce11">
            <text:p>3649,28</text:p>
          </table:table-cell>
          <table:table-cell table:number-columns-repeated="16382"/>
        </table:table-row>
        <table:table-row table:style-name="ro1">
          <table:table-cell office:value-type="float" office:value="58" table:style-name="ce10">
            <text:p>58</text:p>
          </table:table-cell>
          <table:table-cell office:value-type="float" office:value="3741.8399999999997" table:style-name="ce11">
            <text:p>3741,84</text:p>
          </table:table-cell>
          <table:table-cell table:number-columns-repeated="16382"/>
        </table:table-row>
        <table:table-row table:style-name="ro1">
          <table:table-cell office:value-type="float" office:value="59" table:style-name="ce10">
            <text:p>59</text:p>
          </table:table-cell>
          <table:table-cell office:value-type="float" office:value="3834.3999999999996" table:style-name="ce11">
            <text:p>3834,4</text:p>
          </table:table-cell>
          <table:table-cell table:number-columns-repeated="16382"/>
        </table:table-row>
        <table:table-row table:style-name="ro1">
          <table:table-cell office:value-type="float" office:value="60" table:style-name="ce10">
            <text:p>60</text:p>
          </table:table-cell>
          <table:table-cell office:value-type="float" office:value="3315.16" table:style-name="ce11">
            <text:p>3315,16</text:p>
          </table:table-cell>
          <table:table-cell table:number-columns-repeated="16382"/>
        </table:table-row>
        <table:table-row table:style-name="ro1">
          <table:table-cell office:value-type="float" office:value="61" table:style-name="ce10">
            <text:p>61</text:p>
          </table:table-cell>
          <table:table-cell office:value-type="float" office:value="3425.92" table:style-name="ce11">
            <text:p>3425,92</text:p>
          </table:table-cell>
          <table:table-cell table:number-columns-repeated="16382"/>
        </table:table-row>
        <table:table-row table:style-name="ro1">
          <table:table-cell office:value-type="float" office:value="62" table:style-name="ce10">
            <text:p>62</text:p>
          </table:table-cell>
          <table:table-cell office:value-type="float" office:value="3535.64" table:style-name="ce11">
            <text:p>3535,64</text:p>
          </table:table-cell>
          <table:table-cell table:number-columns-repeated="16382"/>
        </table:table-row>
        <table:table-row table:style-name="ro1">
          <table:table-cell office:value-type="float" office:value="63" table:style-name="ce10">
            <text:p>63</text:p>
          </table:table-cell>
          <table:table-cell office:value-type="float" office:value="3455.46" table:style-name="ce11">
            <text:p>3455,46</text:p>
          </table:table-cell>
          <table:table-cell table:number-columns-repeated="16382"/>
        </table:table-row>
        <table:table-row table:style-name="ro1">
          <table:table-cell office:value-type="float" office:value="64" table:style-name="ce10">
            <text:p>64</text:p>
          </table:table-cell>
          <table:table-cell office:value-type="float" office:value="3564.14" table:style-name="ce11">
            <text:p>3564,14</text:p>
          </table:table-cell>
          <table:table-cell table:number-columns-repeated="16382"/>
        </table:table-row>
        <table:table-row table:style-name="ro1">
          <table:table-cell office:value-type="float" office:value="65" table:style-name="ce10">
            <text:p>65</text:p>
          </table:table-cell>
          <table:table-cell office:value-type="float" office:value="3672.8199999999997" table:style-name="ce11">
            <text:p>3672,82</text:p>
          </table:table-cell>
          <table:table-cell table:number-columns-repeated="16382"/>
        </table:table-row>
        <table:table-row table:style-name="ro1">
          <table:table-cell office:value-type="float" office:value="66" table:style-name="ce10">
            <text:p>66</text:p>
          </table:table-cell>
          <table:table-cell office:value-type="float" office:value="3780.4599999999996" table:style-name="ce11">
            <text:p>3780,46</text:p>
          </table:table-cell>
          <table:table-cell table:number-columns-repeated="16382"/>
        </table:table-row>
        <table:table-row table:style-name="ro1">
          <table:table-cell office:value-type="float" office:value="67" table:style-name="ce10">
            <text:p>67</text:p>
          </table:table-cell>
          <table:table-cell office:value-type="float" office:value="3888.0999999999995" table:style-name="ce11">
            <text:p>3888,1</text:p>
          </table:table-cell>
          <table:table-cell table:number-columns-repeated="16382"/>
        </table:table-row>
        <table:table-row table:style-name="ro1">
          <table:table-cell office:value-type="float" office:value="68" table:style-name="ce10">
            <text:p>68</text:p>
          </table:table-cell>
          <table:table-cell office:value-type="float" office:value="3994.6999999999994" table:style-name="ce11">
            <text:p>3994,7</text:p>
          </table:table-cell>
          <table:table-cell table:number-columns-repeated="16382"/>
        </table:table-row>
        <table:table-row table:style-name="ro1">
          <table:table-cell office:value-type="float" office:value="69" table:style-name="ce10">
            <text:p>69</text:p>
          </table:table-cell>
          <table:table-cell office:value-type="float" office:value="4101.2999999999993" table:style-name="ce11">
            <text:p>4101,3</text:p>
          </table:table-cell>
          <table:table-cell table:number-columns-repeated="16382"/>
        </table:table-row>
        <table:table-row table:style-name="ro1">
          <table:table-cell office:value-type="float" office:value="70" table:style-name="ce10">
            <text:p>70</text:p>
          </table:table-cell>
          <table:table-cell office:value-type="float" office:value="4024.1599999999994" table:style-name="ce11">
            <text:p>4024,16</text:p>
          </table:table-cell>
          <table:table-cell table:number-columns-repeated="16382"/>
        </table:table-row>
        <table:table-row table:style-name="ro1">
          <table:table-cell office:value-type="float" office:value="71" table:style-name="ce10">
            <text:p>71</text:p>
          </table:table-cell>
          <table:table-cell office:value-type="float" office:value="4129.7199999999993" table:style-name="ce11">
            <text:p>4129,72</text:p>
          </table:table-cell>
          <table:table-cell table:number-columns-repeated="16382"/>
        </table:table-row>
        <table:table-row table:style-name="ro1">
          <table:table-cell office:value-type="float" office:value="72" table:style-name="ce10">
            <text:p>72</text:p>
          </table:table-cell>
          <table:table-cell office:value-type="float" office:value="4234.24" table:style-name="ce11">
            <text:p>4234,24</text:p>
          </table:table-cell>
          <table:table-cell table:number-columns-repeated="16382"/>
        </table:table-row>
        <table:table-row table:style-name="ro1">
          <table:table-cell office:value-type="float" office:value="73" table:style-name="ce10">
            <text:p>73</text:p>
          </table:table-cell>
          <table:table-cell office:value-type="float" office:value="4338.76" table:style-name="ce11">
            <text:p>4338,76</text:p>
          </table:table-cell>
          <table:table-cell table:number-columns-repeated="16382"/>
        </table:table-row>
        <table:table-row table:style-name="ro1">
          <table:table-cell office:value-type="float" office:value="74" table:style-name="ce10">
            <text:p>74</text:p>
          </table:table-cell>
          <table:table-cell office:value-type="float" office:value="4442.24" table:style-name="ce11">
            <text:p>4442,24</text:p>
          </table:table-cell>
          <table:table-cell table:number-columns-repeated="16382"/>
        </table:table-row>
        <table:table-row table:style-name="ro1">
          <table:table-cell office:value-type="float" office:value="75" table:style-name="ce10">
            <text:p>75</text:p>
          </table:table-cell>
          <table:table-cell office:value-type="float" office:value="4545.7199999999993" table:style-name="ce11">
            <text:p>4545,72</text:p>
          </table:table-cell>
          <table:table-cell table:number-columns-repeated="16382"/>
        </table:table-row>
        <table:table-row table:style-name="ro1">
          <table:table-cell office:value-type="float" office:value="76" table:style-name="ce10">
            <text:p>76</text:p>
          </table:table-cell>
          <table:table-cell office:value-type="float" office:value="4648.1599999999989" table:style-name="ce11">
            <text:p>4648,16</text:p>
          </table:table-cell>
          <table:table-cell table:number-columns-repeated="16382"/>
        </table:table-row>
        <table:table-row table:style-name="ro1">
          <table:table-cell office:value-type="float" office:value="77" table:style-name="ce10">
            <text:p>77</text:p>
          </table:table-cell>
          <table:table-cell office:value-type="float" office:value="4573.2999999999993" table:style-name="ce11">
            <text:p>4573,3</text:p>
          </table:table-cell>
          <table:table-cell table:number-columns-repeated="16382"/>
        </table:table-row>
        <table:table-row table:style-name="ro1">
          <table:table-cell office:value-type="float" office:value="78" table:style-name="ce10">
            <text:p>78</text:p>
          </table:table-cell>
          <table:table-cell office:value-type="float" office:value="4674.6999999999989" table:style-name="ce11">
            <text:p>4674,7</text:p>
          </table:table-cell>
          <table:table-cell table:number-columns-repeated="16382"/>
        </table:table-row>
        <table:table-row table:style-name="ro1">
          <table:table-cell office:value-type="float" office:value="79" table:style-name="ce10">
            <text:p>79</text:p>
          </table:table-cell>
          <table:table-cell office:value-type="float" office:value="4776.0999999999985" table:style-name="ce11">
            <text:p>4776,1</text:p>
          </table:table-cell>
          <table:table-cell table:number-columns-repeated="16382"/>
        </table:table-row>
        <table:table-row table:style-name="ro1">
          <table:table-cell office:value-type="float" office:value="80" table:style-name="ce10">
            <text:p>80</text:p>
          </table:table-cell>
          <table:table-cell office:value-type="float" office:value="4876.4599999999982" table:style-name="ce11">
            <text:p>4876,46</text:p>
          </table:table-cell>
          <table:table-cell table:number-columns-repeated="16382"/>
        </table:table-row>
        <table:table-row table:style-name="ro1">
          <table:table-cell office:value-type="float" office:value="81" table:style-name="ce10">
            <text:p>81</text:p>
          </table:table-cell>
          <table:table-cell office:value-type="float" office:value="4976.8199999999979" table:style-name="ce11">
            <text:p>4976,82</text:p>
          </table:table-cell>
          <table:table-cell table:number-columns-repeated="16382"/>
        </table:table-row>
        <table:table-row table:style-name="ro1">
          <table:table-cell office:value-type="float" office:value="82" table:style-name="ce10">
            <text:p>82</text:p>
          </table:table-cell>
          <table:table-cell office:value-type="float" office:value="5076.1399999999976" table:style-name="ce11">
            <text:p>5076,14</text:p>
          </table:table-cell>
          <table:table-cell table:number-columns-repeated="16382"/>
        </table:table-row>
        <table:table-row table:style-name="ro1">
          <table:table-cell office:value-type="float" office:value="83" table:style-name="ce10">
            <text:p>83</text:p>
          </table:table-cell>
          <table:table-cell office:value-type="float" office:value="5175.4599999999973" table:style-name="ce11">
            <text:p>5175,46</text:p>
          </table:table-cell>
          <table:table-cell table:number-columns-repeated="16382"/>
        </table:table-row>
        <table:table-row table:style-name="ro1">
          <table:table-cell office:value-type="float" office:value="84" table:style-name="ce10">
            <text:p>84</text:p>
          </table:table-cell>
          <table:table-cell office:value-type="float" office:value="5103.6399999999976" table:style-name="ce11">
            <text:p>5103,64</text:p>
          </table:table-cell>
          <table:table-cell table:number-columns-repeated="16382"/>
        </table:table-row>
        <table:table-row table:style-name="ro1">
          <table:table-cell office:value-type="float" office:value="85" table:style-name="ce10">
            <text:p>85</text:p>
          </table:table-cell>
          <table:table-cell office:value-type="float" office:value="5201.9199999999973" table:style-name="ce11">
            <text:p>5201,92</text:p>
          </table:table-cell>
          <table:table-cell table:number-columns-repeated="16382"/>
        </table:table-row>
        <table:table-row table:style-name="ro1">
          <table:table-cell office:value-type="float" office:value="86" table:style-name="ce10">
            <text:p>86</text:p>
          </table:table-cell>
          <table:table-cell office:value-type="float" office:value="5299.1599999999971" table:style-name="ce11">
            <text:p>5299,16</text:p>
          </table:table-cell>
          <table:table-cell table:number-columns-repeated="16382"/>
        </table:table-row>
        <table:table-row table:style-name="ro1">
          <table:table-cell office:value-type="float" office:value="87" table:style-name="ce10">
            <text:p>87</text:p>
          </table:table-cell>
          <table:table-cell office:value-type="float" office:value="5396.3999999999969" table:style-name="ce11">
            <text:p>5396,4</text:p>
          </table:table-cell>
          <table:table-cell table:number-columns-repeated="16382"/>
        </table:table-row>
        <table:table-row table:style-name="ro1">
          <table:table-cell office:value-type="float" office:value="88" table:style-name="ce10">
            <text:p>88</text:p>
          </table:table-cell>
          <table:table-cell office:value-type="float" office:value="5492.5999999999967" table:style-name="ce11">
            <text:p>5492,6</text:p>
          </table:table-cell>
          <table:table-cell table:number-columns-repeated="16382"/>
        </table:table-row>
        <table:table-row table:style-name="ro1">
          <table:table-cell office:value-type="float" office:value="89" table:style-name="ce10">
            <text:p>89</text:p>
          </table:table-cell>
          <table:table-cell office:value-type="float" office:value="5588.7999999999965" table:style-name="ce11">
            <text:p>5588,8</text:p>
          </table:table-cell>
          <table:table-cell table:number-columns-repeated="16382"/>
        </table:table-row>
        <table:table-row table:style-name="ro1">
          <table:table-cell office:value-type="float" office:value="90" table:style-name="ce10">
            <text:p>90</text:p>
          </table:table-cell>
          <table:table-cell office:value-type="float" office:value="5038.2399999999961" table:style-name="ce11">
            <text:p>5038,24</text:p>
          </table:table-cell>
          <table:table-cell table:number-columns-repeated="16382"/>
        </table:table-row>
        <table:table-row table:style-name="ro1">
          <table:table-cell office:value-type="float" office:value="91" table:style-name="ce10">
            <text:p>91</text:p>
          </table:table-cell>
          <table:table-cell office:value-type="float" office:value="4953.8799999999965" table:style-name="ce11">
            <text:p>4953,88</text:p>
          </table:table-cell>
          <table:table-cell table:number-columns-repeated="16382"/>
        </table:table-row>
        <table:table-row table:style-name="ro1">
          <table:table-cell office:value-type="float" office:value="92" table:style-name="ce10">
            <text:p>92</text:p>
          </table:table-cell>
          <table:table-cell office:value-type="float" office:value="5068.2799999999961" table:style-name="ce11">
            <text:p>5068,28</text:p>
          </table:table-cell>
          <table:table-cell table:number-columns-repeated="16382"/>
        </table:table-row>
        <table:table-row table:style-name="ro1">
          <table:table-cell office:value-type="float" office:value="93" table:style-name="ce10">
            <text:p>93</text:p>
          </table:table-cell>
          <table:table-cell office:value-type="float" office:value="5182.6799999999957" table:style-name="ce11">
            <text:p>5182,68</text:p>
          </table:table-cell>
          <table:table-cell table:number-columns-repeated="16382"/>
        </table:table-row>
        <table:table-row table:style-name="ro1">
          <table:table-cell office:value-type="float" office:value="94" table:style-name="ce10">
            <text:p>94</text:p>
          </table:table-cell>
          <table:table-cell office:value-type="float" office:value="5296.0399999999954" table:style-name="ce11">
            <text:p>5296,04</text:p>
          </table:table-cell>
          <table:table-cell table:number-columns-repeated="16382"/>
        </table:table-row>
        <table:table-row table:style-name="ro1">
          <table:table-cell office:value-type="float" office:value="95" table:style-name="ce10">
            <text:p>95</text:p>
          </table:table-cell>
          <table:table-cell office:value-type="float" office:value="5409.3999999999951" table:style-name="ce11">
            <text:p>5409,4</text:p>
          </table:table-cell>
          <table:table-cell table:number-columns-repeated="16382"/>
        </table:table-row>
        <table:table-row table:style-name="ro1">
          <table:table-cell office:value-type="float" office:value="96" table:style-name="ce10">
            <text:p>96</text:p>
          </table:table-cell>
          <table:table-cell office:value-type="float" office:value="5521.7199999999948" table:style-name="ce11">
            <text:p>5521,72</text:p>
          </table:table-cell>
          <table:table-cell table:number-columns-repeated="16382"/>
        </table:table-row>
        <table:table-row table:style-name="ro1">
          <table:table-cell office:value-type="float" office:value="97" table:style-name="ce10">
            <text:p>97</text:p>
          </table:table-cell>
          <table:table-cell office:value-type="float" office:value="5634.0399999999945" table:style-name="ce11">
            <text:p>5634,04</text:p>
          </table:table-cell>
          <table:table-cell table:number-columns-repeated="16382"/>
        </table:table-row>
        <table:table-row table:style-name="ro1">
          <table:table-cell office:value-type="float" office:value="98" table:style-name="ce10">
            <text:p>98</text:p>
          </table:table-cell>
          <table:table-cell office:value-type="float" office:value="5552.7199999999948" table:style-name="ce11">
            <text:p>5552,72</text:p>
          </table:table-cell>
          <table:table-cell table:number-columns-repeated="16382"/>
        </table:table-row>
        <table:table-row table:style-name="ro1">
          <table:table-cell office:value-type="float" office:value="99" table:style-name="ce10">
            <text:p>99</text:p>
          </table:table-cell>
          <table:table-cell office:value-type="float" office:value="5663.9999999999945" table:style-name="ce11">
            <text:p>5664</text:p>
          </table:table-cell>
          <table:table-cell table:number-columns-repeated="16382"/>
        </table:table-row>
        <table:table-row table:style-name="ro1">
          <table:table-cell office:value-type="float" office:value="100" table:style-name="ce10">
            <text:p>100</text:p>
          </table:table-cell>
          <table:table-cell office:value-type="float" office:value="5774.2399999999943" table:style-name="ce11">
            <text:p>5774,24</text:p>
          </table:table-cell>
          <table:table-cell table:number-columns-repeated="16382"/>
        </table:table-row>
        <table:table-row table:style-name="ro1">
          <table:table-cell office:value-type="float" office:value="101" table:style-name="ce10">
            <text:p>101</text:p>
          </table:table-cell>
          <table:table-cell office:value-type="float" office:value="5884.4799999999941" table:style-name="ce11">
            <text:p>5884,48</text:p>
          </table:table-cell>
          <table:table-cell table:number-columns-repeated="16382"/>
        </table:table-row>
        <table:table-row table:style-name="ro1">
          <table:table-cell office:value-type="float" office:value="102" table:style-name="ce10">
            <text:p>102</text:p>
          </table:table-cell>
          <table:table-cell office:value-type="float" office:value="5993.6799999999939" table:style-name="ce11">
            <text:p>5993,68</text:p>
          </table:table-cell>
          <table:table-cell table:number-columns-repeated="16382"/>
        </table:table-row>
        <table:table-row table:style-name="ro1">
          <table:table-cell office:value-type="float" office:value="103" table:style-name="ce10">
            <text:p>103</text:p>
          </table:table-cell>
          <table:table-cell office:value-type="float" office:value="6102.8799999999937" table:style-name="ce11">
            <text:p>6102,88</text:p>
          </table:table-cell>
          <table:table-cell table:number-columns-repeated="16382"/>
        </table:table-row>
        <table:table-row table:style-name="ro1">
          <table:table-cell office:value-type="float" office:value="104" table:style-name="ce10">
            <text:p>104</text:p>
          </table:table-cell>
          <table:table-cell office:value-type="float" office:value="6211.0399999999936" table:style-name="ce11">
            <text:p>6211,04</text:p>
          </table:table-cell>
          <table:table-cell table:number-columns-repeated="16382"/>
        </table:table-row>
        <table:table-row table:style-name="ro1">
          <table:table-cell office:value-type="float" office:value="105" table:style-name="ce10">
            <text:p>105</text:p>
          </table:table-cell>
          <table:table-cell office:value-type="float" office:value="6131.9999999999936" table:style-name="ce11">
            <text:p>6132</text:p>
          </table:table-cell>
          <table:table-cell table:number-columns-repeated="16382"/>
        </table:table-row>
        <table:table-row table:style-name="ro1">
          <table:table-cell office:value-type="float" office:value="106" table:style-name="ce10">
            <text:p>106</text:p>
          </table:table-cell>
          <table:table-cell office:value-type="float" office:value="6239.1199999999935" table:style-name="ce11">
            <text:p>6239,12</text:p>
          </table:table-cell>
          <table:table-cell table:number-columns-repeated="16382"/>
        </table:table-row>
        <table:table-row table:style-name="ro1">
          <table:table-cell office:value-type="float" office:value="107" table:style-name="ce10">
            <text:p>107</text:p>
          </table:table-cell>
          <table:table-cell office:value-type="float" office:value="6346.2399999999934" table:style-name="ce11">
            <text:p>6346,24</text:p>
          </table:table-cell>
          <table:table-cell table:number-columns-repeated="16382"/>
        </table:table-row>
        <table:table-row table:style-name="ro1">
          <table:table-cell office:value-type="float" office:value="108" table:style-name="ce10">
            <text:p>108</text:p>
          </table:table-cell>
          <table:table-cell office:value-type="float" office:value="6452.3199999999933" table:style-name="ce11">
            <text:p>6452,32</text:p>
          </table:table-cell>
          <table:table-cell table:number-columns-repeated="16382"/>
        </table:table-row>
        <table:table-row table:style-name="ro1">
          <table:table-cell office:value-type="float" office:value="109" table:style-name="ce10">
            <text:p>109</text:p>
          </table:table-cell>
          <table:table-cell office:value-type="float" office:value="6558.3999999999933" table:style-name="ce11">
            <text:p>6558,4</text:p>
          </table:table-cell>
          <table:table-cell table:number-columns-repeated="16382"/>
        </table:table-row>
        <table:table-row table:style-name="ro1">
          <table:table-cell office:value-type="float" office:value="110" table:style-name="ce10">
            <text:p>110</text:p>
          </table:table-cell>
          <table:table-cell office:value-type="float" office:value="6663.4399999999932" table:style-name="ce11">
            <text:p>6663,44</text:p>
          </table:table-cell>
          <table:table-cell table:number-columns-repeated="16382"/>
        </table:table-row>
        <table:table-row table:style-name="ro1">
          <table:table-cell office:value-type="float" office:value="111" table:style-name="ce10">
            <text:p>111</text:p>
          </table:table-cell>
          <table:table-cell office:value-type="float" office:value="6768.4799999999932" table:style-name="ce11">
            <text:p>6768,48</text:p>
          </table:table-cell>
          <table:table-cell table:number-columns-repeated="16382"/>
        </table:table-row>
        <table:table-row table:style-name="ro1">
          <table:table-cell office:value-type="float" office:value="112" table:style-name="ce10">
            <text:p>112</text:p>
          </table:table-cell>
          <table:table-cell office:value-type="float" office:value="6692.4799999999932" table:style-name="ce11">
            <text:p>6692,48</text:p>
          </table:table-cell>
          <table:table-cell table:number-columns-repeated="16382"/>
        </table:table-row>
        <table:table-row table:style-name="ro1">
          <table:table-cell office:value-type="float" office:value="113" table:style-name="ce10">
            <text:p>113</text:p>
          </table:table-cell>
          <table:table-cell office:value-type="float" office:value="6796.4799999999932" table:style-name="ce11">
            <text:p>6796,48</text:p>
          </table:table-cell>
          <table:table-cell table:number-columns-repeated="16382"/>
        </table:table-row>
        <table:table-row table:style-name="ro1">
          <table:table-cell office:value-type="float" office:value="114" table:style-name="ce10">
            <text:p>114</text:p>
          </table:table-cell>
          <table:table-cell office:value-type="float" office:value="6899.4399999999932" table:style-name="ce11">
            <text:p>6899,44</text:p>
          </table:table-cell>
          <table:table-cell table:number-columns-repeated="16382"/>
        </table:table-row>
        <table:table-row table:style-name="ro1">
          <table:table-cell office:value-type="float" office:value="115" table:style-name="ce10">
            <text:p>115</text:p>
          </table:table-cell>
          <table:table-cell office:value-type="float" office:value="7002.3999999999933" table:style-name="ce11">
            <text:p>7002,4</text:p>
          </table:table-cell>
          <table:table-cell table:number-columns-repeated="16382"/>
        </table:table-row>
        <table:table-row table:style-name="ro1">
          <table:table-cell office:value-type="float" office:value="116" table:style-name="ce10">
            <text:p>116</text:p>
          </table:table-cell>
          <table:table-cell office:value-type="float" office:value="7104.3199999999933" table:style-name="ce11">
            <text:p>7104,32</text:p>
          </table:table-cell>
          <table:table-cell table:number-columns-repeated="16382"/>
        </table:table-row>
        <table:table-row table:style-name="ro1">
          <table:table-cell office:value-type="float" office:value="117" table:style-name="ce10">
            <text:p>117</text:p>
          </table:table-cell>
          <table:table-cell office:value-type="float" office:value="7206.2399999999934" table:style-name="ce11">
            <text:p>7206,24</text:p>
          </table:table-cell>
          <table:table-cell table:number-columns-repeated="16382"/>
        </table:table-row>
        <table:table-row table:style-name="ro1">
          <table:table-cell office:value-type="float" office:value="118" table:style-name="ce10">
            <text:p>118</text:p>
          </table:table-cell>
          <table:table-cell office:value-type="float" office:value="7307.1199999999935" table:style-name="ce11">
            <text:p>7307,12</text:p>
          </table:table-cell>
          <table:table-cell table:number-columns-repeated="16382"/>
        </table:table-row>
        <table:table-row table:style-name="ro1">
          <table:table-cell office:value-type="float" office:value="119" table:style-name="ce10">
            <text:p>119</text:p>
          </table:table-cell>
          <table:table-cell office:value-type="float" office:value="7233.3999999999933" table:style-name="ce11">
            <text:p>7233,4</text:p>
          </table:table-cell>
          <table:table-cell table:number-columns-repeated="16382"/>
        </table:table-row>
        <table:table-row table:style-name="ro1">
          <table:table-cell office:value-type="float" office:value="120" table:style-name="ce10">
            <text:p>120</text:p>
          </table:table-cell>
          <table:table-cell office:value-type="float" office:value="6670.0399999999936" table:style-name="ce11">
            <text:p>6670,04</text:p>
          </table:table-cell>
          <table:table-cell table:number-columns-repeated="16382"/>
        </table:table-row>
        <table:table-row table:style-name="ro1">
          <table:table-cell office:value-type="float" office:value="121" table:style-name="ce10">
            <text:p>121</text:p>
          </table:table-cell>
          <table:table-cell office:value-type="float" office:value="6790.6799999999939" table:style-name="ce11">
            <text:p>6790,68</text:p>
          </table:table-cell>
          <table:table-cell table:number-columns-repeated="16382"/>
        </table:table-row>
        <table:table-row table:style-name="ro1">
          <table:table-cell office:value-type="float" office:value="122" table:style-name="ce10">
            <text:p>122</text:p>
          </table:table-cell>
          <table:table-cell office:value-type="float" office:value="6910.2799999999943" table:style-name="ce11">
            <text:p>6910,28</text:p>
          </table:table-cell>
          <table:table-cell table:number-columns-repeated="16382"/>
        </table:table-row>
        <table:table-row table:style-name="ro1">
          <table:table-cell office:value-type="float" office:value="123" table:style-name="ce10">
            <text:p>123</text:p>
          </table:table-cell>
          <table:table-cell office:value-type="float" office:value="7029.8799999999947" table:style-name="ce11">
            <text:p>7029,88</text:p>
          </table:table-cell>
          <table:table-cell table:number-columns-repeated="16382"/>
        </table:table-row>
        <table:table-row table:style-name="ro1">
          <table:table-cell office:value-type="float" office:value="124" table:style-name="ce10">
            <text:p>124</text:p>
          </table:table-cell>
          <table:table-cell office:value-type="float" office:value="7148.4399999999951" table:style-name="ce11">
            <text:p>7148,44</text:p>
          </table:table-cell>
          <table:table-cell table:number-columns-repeated="16382"/>
        </table:table-row>
        <table:table-row table:style-name="ro1">
          <table:table-cell office:value-type="float" office:value="125" table:style-name="ce10">
            <text:p>125</text:p>
          </table:table-cell>
          <table:table-cell office:value-type="float" office:value="7266.9999999999955" table:style-name="ce11">
            <text:p>7267</text:p>
          </table:table-cell>
          <table:table-cell table:number-columns-repeated="16382"/>
        </table:table-row>
        <table:table-row table:style-name="ro1">
          <table:table-cell office:value-type="float" office:value="126" table:style-name="ce10">
            <text:p>126</text:p>
          </table:table-cell>
          <table:table-cell office:value-type="float" office:value="7181.1199999999953" table:style-name="ce11">
            <text:p>7181,12</text:p>
          </table:table-cell>
          <table:table-cell table:number-columns-repeated="16382"/>
        </table:table-row>
        <table:table-row table:style-name="ro1">
          <table:table-cell office:value-type="float" office:value="127" table:style-name="ce10">
            <text:p>127</text:p>
          </table:table-cell>
          <table:table-cell office:value-type="float" office:value="7298.6399999999958" table:style-name="ce11">
            <text:p>7298,64</text:p>
          </table:table-cell>
          <table:table-cell table:number-columns-repeated="16382"/>
        </table:table-row>
        <table:table-row table:style-name="ro1">
          <table:table-cell office:value-type="float" office:value="128" table:style-name="ce10">
            <text:p>128</text:p>
          </table:table-cell>
          <table:table-cell office:value-type="float" office:value="7415.1199999999953" table:style-name="ce11">
            <text:p>7415,12</text:p>
          </table:table-cell>
          <table:table-cell table:number-columns-repeated="16382"/>
        </table:table-row>
        <table:table-row table:style-name="ro1">
          <table:table-cell office:value-type="float" office:value="129" table:style-name="ce10">
            <text:p>129</text:p>
          </table:table-cell>
          <table:table-cell office:value-type="float" office:value="7531.5999999999949" table:style-name="ce11">
            <text:p>7531,6</text:p>
          </table:table-cell>
          <table:table-cell table:number-columns-repeated="16382"/>
        </table:table-row>
        <table:table-row table:style-name="ro1">
          <table:table-cell office:value-type="float" office:value="130" table:style-name="ce10">
            <text:p>130</text:p>
          </table:table-cell>
          <table:table-cell office:value-type="float" office:value="7647.0399999999945" table:style-name="ce11">
            <text:p>7647,04</text:p>
          </table:table-cell>
          <table:table-cell table:number-columns-repeated="16382"/>
        </table:table-row>
        <table:table-row table:style-name="ro1">
          <table:table-cell office:value-type="float" office:value="131" table:style-name="ce10">
            <text:p>131</text:p>
          </table:table-cell>
          <table:table-cell office:value-type="float" office:value="7762.4799999999941" table:style-name="ce11">
            <text:p>7762,48</text:p>
          </table:table-cell>
          <table:table-cell table:number-columns-repeated="16382"/>
        </table:table-row>
        <table:table-row table:style-name="ro1">
          <table:table-cell office:value-type="float" office:value="132" table:style-name="ce10">
            <text:p>132</text:p>
          </table:table-cell>
          <table:table-cell office:value-type="float" office:value="7876.8799999999937" table:style-name="ce11">
            <text:p>7876,88</text:p>
          </table:table-cell>
          <table:table-cell table:number-columns-repeated="16382"/>
        </table:table-row>
        <table:table-row table:style-name="ro1">
          <table:table-cell office:value-type="float" office:value="133" table:style-name="ce10">
            <text:p>133</text:p>
          </table:table-cell>
          <table:table-cell office:value-type="float" office:value="7793.2799999999934" table:style-name="ce11">
            <text:p>7793,28</text:p>
          </table:table-cell>
          <table:table-cell table:number-columns-repeated="16382"/>
        </table:table-row>
        <table:table-row table:style-name="ro1">
          <table:table-cell office:value-type="float" office:value="134" table:style-name="ce10">
            <text:p>134</text:p>
          </table:table-cell>
          <table:table-cell office:value-type="float" office:value="7906.6399999999931" table:style-name="ce11">
            <text:p>7906,64</text:p>
          </table:table-cell>
          <table:table-cell table:number-columns-repeated="16382"/>
        </table:table-row>
        <table:table-row table:style-name="ro1">
          <table:table-cell office:value-type="float" office:value="135" table:style-name="ce10">
            <text:p>135</text:p>
          </table:table-cell>
          <table:table-cell office:value-type="float" office:value="8019.9999999999927" table:style-name="ce11">
            <text:p>8020</text:p>
          </table:table-cell>
          <table:table-cell table:number-columns-repeated="16382"/>
        </table:table-row>
        <table:table-row table:style-name="ro1">
          <table:table-cell office:value-type="float" office:value="136" table:style-name="ce10">
            <text:p>136</text:p>
          </table:table-cell>
          <table:table-cell office:value-type="float" office:value="8132.3199999999924" table:style-name="ce11">
            <text:p>8132,32</text:p>
          </table:table-cell>
          <table:table-cell table:number-columns-repeated="16382"/>
        </table:table-row>
        <table:table-row table:style-name="ro1">
          <table:table-cell office:value-type="float" office:value="137" table:style-name="ce10">
            <text:p>137</text:p>
          </table:table-cell>
          <table:table-cell office:value-type="float" office:value="8244.6399999999921" table:style-name="ce11">
            <text:p>8244,64</text:p>
          </table:table-cell>
          <table:table-cell table:number-columns-repeated="16382"/>
        </table:table-row>
        <table:table-row table:style-name="ro1">
          <table:table-cell office:value-type="float" office:value="138" table:style-name="ce10">
            <text:p>138</text:p>
          </table:table-cell>
          <table:table-cell office:value-type="float" office:value="8355.9199999999928" table:style-name="ce11">
            <text:p>8355,92</text:p>
          </table:table-cell>
          <table:table-cell table:number-columns-repeated="16382"/>
        </table:table-row>
        <table:table-row table:style-name="ro1">
          <table:table-cell office:value-type="float" office:value="139" table:style-name="ce10">
            <text:p>139</text:p>
          </table:table-cell>
          <table:table-cell office:value-type="float" office:value="8467.1999999999935" table:style-name="ce11">
            <text:p>8467,2</text:p>
          </table:table-cell>
          <table:table-cell table:number-columns-repeated="16382"/>
        </table:table-row>
        <table:table-row table:style-name="ro1">
          <table:table-cell office:value-type="float" office:value="140" table:style-name="ce10">
            <text:p>140</text:p>
          </table:table-cell>
          <table:table-cell office:value-type="float" office:value="8386.639999999994" table:style-name="ce11">
            <text:p>8386,64</text:p>
          </table:table-cell>
          <table:table-cell table:number-columns-repeated="16382"/>
        </table:table-row>
        <table:table-row table:style-name="ro1">
          <table:table-cell office:value-type="float" office:value="141" table:style-name="ce10">
            <text:p>141</text:p>
          </table:table-cell>
          <table:table-cell office:value-type="float" office:value="8496.8799999999937" table:style-name="ce11">
            <text:p>8496,88</text:p>
          </table:table-cell>
          <table:table-cell table:number-columns-repeated="16382"/>
        </table:table-row>
        <table:table-row table:style-name="ro1">
          <table:table-cell office:value-type="float" office:value="142" table:style-name="ce10">
            <text:p>142</text:p>
          </table:table-cell>
          <table:table-cell office:value-type="float" office:value="8606.0799999999945" table:style-name="ce11">
            <text:p>8606,08</text:p>
          </table:table-cell>
          <table:table-cell table:number-columns-repeated="16382"/>
        </table:table-row>
        <table:table-row table:style-name="ro1">
          <table:table-cell office:value-type="float" office:value="143" table:style-name="ce10">
            <text:p>143</text:p>
          </table:table-cell>
          <table:table-cell office:value-type="float" office:value="8715.2799999999952" table:style-name="ce11">
            <text:p>8715,28</text:p>
          </table:table-cell>
          <table:table-cell table:number-columns-repeated="16382"/>
        </table:table-row>
        <table:table-row table:style-name="ro1">
          <table:table-cell office:value-type="float" office:value="144" table:style-name="ce10">
            <text:p>144</text:p>
          </table:table-cell>
          <table:table-cell office:value-type="float" office:value="8823.4399999999951" table:style-name="ce11">
            <text:p>8823,44</text:p>
          </table:table-cell>
          <table:table-cell table:number-columns-repeated="16382"/>
        </table:table-row>
        <table:table-row table:style-name="ro1">
          <table:table-cell office:value-type="float" office:value="145" table:style-name="ce10">
            <text:p>145</text:p>
          </table:table-cell>
          <table:table-cell office:value-type="float" office:value="8931.5999999999949" table:style-name="ce11">
            <text:p>8931,6</text:p>
          </table:table-cell>
          <table:table-cell table:number-columns-repeated="16382"/>
        </table:table-row>
        <table:table-row table:style-name="ro1">
          <table:table-cell office:value-type="float" office:value="146" table:style-name="ce10">
            <text:p>146</text:p>
          </table:table-cell>
          <table:table-cell office:value-type="float" office:value="9038.7199999999957" table:style-name="ce11">
            <text:p>9038,72</text:p>
          </table:table-cell>
          <table:table-cell table:number-columns-repeated="16382"/>
        </table:table-row>
        <table:table-row table:style-name="ro1">
          <table:table-cell office:value-type="float" office:value="147" table:style-name="ce10">
            <text:p>147</text:p>
          </table:table-cell>
          <table:table-cell office:value-type="float" office:value="8960.4399999999951" table:style-name="ce11">
            <text:p>8960,44</text:p>
          </table:table-cell>
          <table:table-cell table:number-columns-repeated="16382"/>
        </table:table-row>
        <table:table-row table:style-name="ro1">
          <table:table-cell office:value-type="float" office:value="148" table:style-name="ce10">
            <text:p>148</text:p>
          </table:table-cell>
          <table:table-cell office:value-type="float" office:value="9066.519999999995" table:style-name="ce11">
            <text:p>9066,52</text:p>
          </table:table-cell>
          <table:table-cell table:number-columns-repeated="16382"/>
        </table:table-row>
        <table:table-row table:style-name="ro1">
          <table:table-cell office:value-type="float" office:value="149" table:style-name="ce10">
            <text:p>149</text:p>
          </table:table-cell>
          <table:table-cell office:value-type="float" office:value="9172.5999999999949" table:style-name="ce11">
            <text:p>9172,6</text:p>
          </table:table-cell>
          <table:table-cell table:number-columns-repeated="16382"/>
        </table:table-row>
        <table:table-row table:style-name="ro1">
          <table:table-cell office:value-type="float" office:value="150" table:style-name="ce10">
            <text:p>150</text:p>
          </table:table-cell>
          <table:table-cell office:value-type="float" office:value="8579.4799999999941" table:style-name="ce11">
            <text:p>8579,48</text:p>
          </table:table-cell>
          <table:table-cell table:number-columns-repeated="16382"/>
        </table:table-row>
        <table:table-row table:style-name="ro1">
          <table:table-cell office:value-type="float" office:value="151" table:style-name="ce10">
            <text:p>151</text:p>
          </table:table-cell>
          <table:table-cell office:value-type="float" office:value="8706.3599999999933" table:style-name="ce11">
            <text:p>8706,36</text:p>
          </table:table-cell>
          <table:table-cell table:number-columns-repeated="16382"/>
        </table:table-row>
        <table:table-row table:style-name="ro1">
          <table:table-cell office:value-type="float" office:value="152" table:style-name="ce10">
            <text:p>152</text:p>
          </table:table-cell>
          <table:table-cell office:value-type="float" office:value="8832.1999999999935" table:style-name="ce11">
            <text:p>8832,2</text:p>
          </table:table-cell>
          <table:table-cell table:number-columns-repeated="16382"/>
        </table:table-row>
        <table:table-row table:style-name="ro1">
          <table:table-cell office:value-type="float" office:value="153" table:style-name="ce10">
            <text:p>153</text:p>
          </table:table-cell>
          <table:table-cell office:value-type="float" office:value="8958.0399999999936" table:style-name="ce11">
            <text:p>8958,04</text:p>
          </table:table-cell>
          <table:table-cell table:number-columns-repeated="16382"/>
        </table:table-row>
        <table:table-row table:style-name="ro1">
          <table:table-cell office:value-type="float" office:value="154" table:style-name="ce10">
            <text:p>154</text:p>
          </table:table-cell>
          <table:table-cell office:value-type="float" office:value="8866.8399999999929" table:style-name="ce11">
            <text:p>8866,84</text:p>
          </table:table-cell>
          <table:table-cell table:number-columns-repeated="16382"/>
        </table:table-row>
        <table:table-row table:style-name="ro1">
          <table:table-cell office:value-type="float" office:value="155" table:style-name="ce10">
            <text:p>155</text:p>
          </table:table-cell>
          <table:table-cell office:value-type="float" office:value="8991.6399999999921" table:style-name="ce11">
            <text:p>8991,64</text:p>
          </table:table-cell>
          <table:table-cell table:number-columns-repeated="16382"/>
        </table:table-row>
        <table:table-row table:style-name="ro1">
          <table:table-cell office:value-type="float" office:value="156" table:style-name="ce10">
            <text:p>156</text:p>
          </table:table-cell>
          <table:table-cell office:value-type="float" office:value="9115.3999999999924" table:style-name="ce11">
            <text:p>9115,4</text:p>
          </table:table-cell>
          <table:table-cell table:number-columns-repeated="16382"/>
        </table:table-row>
        <table:table-row table:style-name="ro1">
          <table:table-cell office:value-type="float" office:value="157" table:style-name="ce10">
            <text:p>157</text:p>
          </table:table-cell>
          <table:table-cell office:value-type="float" office:value="9239.1599999999926" table:style-name="ce11">
            <text:p>9239,16</text:p>
          </table:table-cell>
          <table:table-cell table:number-columns-repeated="16382"/>
        </table:table-row>
        <table:table-row table:style-name="ro1">
          <table:table-cell office:value-type="float" office:value="158" table:style-name="ce10">
            <text:p>158</text:p>
          </table:table-cell>
          <table:table-cell office:value-type="float" office:value="9361.8799999999919" table:style-name="ce11">
            <text:p>9361,88</text:p>
          </table:table-cell>
          <table:table-cell table:number-columns-repeated="16382"/>
        </table:table-row>
        <table:table-row table:style-name="ro1">
          <table:table-cell office:value-type="float" office:value="159" table:style-name="ce10">
            <text:p>159</text:p>
          </table:table-cell>
          <table:table-cell office:value-type="float" office:value="9484.5999999999913" table:style-name="ce11">
            <text:p>9484,6</text:p>
          </table:table-cell>
          <table:table-cell table:number-columns-repeated="16382"/>
        </table:table-row>
        <table:table-row table:style-name="ro1">
          <table:table-cell office:value-type="float" office:value="160" table:style-name="ce10">
            <text:p>160</text:p>
          </table:table-cell>
          <table:table-cell office:value-type="float" office:value="9606.2799999999916" table:style-name="ce11">
            <text:p>9606,28</text:p>
          </table:table-cell>
          <table:table-cell table:number-columns-repeated="16382"/>
        </table:table-row>
        <table:table-row table:style-name="ro1">
          <table:table-cell office:value-type="float" office:value="161" table:style-name="ce10">
            <text:p>161</text:p>
          </table:table-cell>
          <table:table-cell office:value-type="float" office:value="9517.3599999999915" table:style-name="ce11">
            <text:p>9517,36</text:p>
          </table:table-cell>
          <table:table-cell table:number-columns-repeated="16382"/>
        </table:table-row>
        <table:table-row table:style-name="ro1">
          <table:table-cell office:value-type="float" office:value="162" table:style-name="ce10">
            <text:p>162</text:p>
          </table:table-cell>
          <table:table-cell office:value-type="float" office:value="9637.9999999999909" table:style-name="ce11">
            <text:p>9638</text:p>
          </table:table-cell>
          <table:table-cell table:number-columns-repeated="16382"/>
        </table:table-row>
        <table:table-row table:style-name="ro1">
          <table:table-cell office:value-type="float" office:value="163" table:style-name="ce10">
            <text:p>163</text:p>
          </table:table-cell>
          <table:table-cell office:value-type="float" office:value="9758.6399999999903" table:style-name="ce11">
            <text:p>9758,64</text:p>
          </table:table-cell>
          <table:table-cell table:number-columns-repeated="16382"/>
        </table:table-row>
        <table:table-row table:style-name="ro1">
          <table:table-cell office:value-type="float" office:value="164" table:style-name="ce10">
            <text:p>164</text:p>
          </table:table-cell>
          <table:table-cell office:value-type="float" office:value="9878.2399999999907" table:style-name="ce11">
            <text:p>9878,24</text:p>
          </table:table-cell>
          <table:table-cell table:number-columns-repeated="16382"/>
        </table:table-row>
        <table:table-row table:style-name="ro1">
          <table:table-cell office:value-type="float" office:value="165" table:style-name="ce10">
            <text:p>165</text:p>
          </table:table-cell>
          <table:table-cell office:value-type="float" office:value="9997.8399999999911" table:style-name="ce11">
            <text:p>9997,84</text:p>
          </table:table-cell>
          <table:table-cell table:number-columns-repeated="16382"/>
        </table:table-row>
        <table:table-row table:style-name="ro1">
          <table:table-cell office:value-type="float" office:value="166" table:style-name="ce10">
            <text:p>166</text:p>
          </table:table-cell>
          <table:table-cell office:value-type="float" office:value="10116.399999999991" table:style-name="ce11">
            <text:p>10116,4</text:p>
          </table:table-cell>
          <table:table-cell table:number-columns-repeated="16382"/>
        </table:table-row>
        <table:table-row table:style-name="ro1">
          <table:table-cell office:value-type="float" office:value="167" table:style-name="ce10">
            <text:p>167</text:p>
          </table:table-cell>
          <table:table-cell office:value-type="float" office:value="10234.95999999999" table:style-name="ce11">
            <text:p>10234,96</text:p>
          </table:table-cell>
          <table:table-cell table:number-columns-repeated="16382"/>
        </table:table-row>
        <table:table-row table:style-name="ro1">
          <table:table-cell office:value-type="float" office:value="168" table:style-name="ce10">
            <text:p>168</text:p>
          </table:table-cell>
          <table:table-cell office:value-type="float" office:value="10149.079999999991" table:style-name="ce11">
            <text:p>10149,08</text:p>
          </table:table-cell>
          <table:table-cell table:number-columns-repeated="16382"/>
        </table:table-row>
        <table:table-row table:style-name="ro1">
          <table:table-cell office:value-type="float" office:value="169" table:style-name="ce10">
            <text:p>169</text:p>
          </table:table-cell>
          <table:table-cell office:value-type="float" office:value="10266.599999999991" table:style-name="ce11">
            <text:p>10266,6</text:p>
          </table:table-cell>
          <table:table-cell table:number-columns-repeated="16382"/>
        </table:table-row>
        <table:table-row table:style-name="ro1">
          <table:table-cell office:value-type="float" office:value="170" table:style-name="ce10">
            <text:p>170</text:p>
          </table:table-cell>
          <table:table-cell office:value-type="float" office:value="10383.079999999991" table:style-name="ce11">
            <text:p>10383,08</text:p>
          </table:table-cell>
          <table:table-cell table:number-columns-repeated="16382"/>
        </table:table-row>
        <table:table-row table:style-name="ro1">
          <table:table-cell office:value-type="float" office:value="171" table:style-name="ce10">
            <text:p>171</text:p>
          </table:table-cell>
          <table:table-cell office:value-type="float" office:value="10499.55999999999" table:style-name="ce11">
            <text:p>10499,56</text:p>
          </table:table-cell>
          <table:table-cell table:number-columns-repeated="16382"/>
        </table:table-row>
        <table:table-row table:style-name="ro1">
          <table:table-cell office:value-type="float" office:value="172" table:style-name="ce10">
            <text:p>172</text:p>
          </table:table-cell>
          <table:table-cell office:value-type="float" office:value="10614.999999999991" table:style-name="ce11">
            <text:p>10615</text:p>
          </table:table-cell>
          <table:table-cell table:number-columns-repeated="16382"/>
        </table:table-row>
        <table:table-row table:style-name="ro1">
          <table:table-cell office:value-type="float" office:value="173" table:style-name="ce10">
            <text:p>173</text:p>
          </table:table-cell>
          <table:table-cell office:value-type="float" office:value="10730.439999999991" table:style-name="ce11">
            <text:p>10730,44</text:p>
          </table:table-cell>
          <table:table-cell table:number-columns-repeated="16382"/>
        </table:table-row>
        <table:table-row table:style-name="ro1">
          <table:table-cell office:value-type="float" office:value="174" table:style-name="ce10">
            <text:p>174</text:p>
          </table:table-cell>
          <table:table-cell office:value-type="float" office:value="10844.839999999991" table:style-name="ce11">
            <text:p>10844,84</text:p>
          </table:table-cell>
          <table:table-cell table:number-columns-repeated="16382"/>
        </table:table-row>
        <table:table-row table:style-name="ro1">
          <table:table-cell office:value-type="float" office:value="175" table:style-name="ce10">
            <text:p>175</text:p>
          </table:table-cell>
          <table:table-cell office:value-type="float" office:value="10761.239999999991" table:style-name="ce11">
            <text:p>10761,24</text:p>
          </table:table-cell>
          <table:table-cell table:number-columns-repeated="16382"/>
        </table:table-row>
        <table:table-row table:style-name="ro1">
          <table:table-cell office:value-type="float" office:value="176" table:style-name="ce10">
            <text:p>176</text:p>
          </table:table-cell>
          <table:table-cell office:value-type="float" office:value="10874.599999999991" table:style-name="ce11">
            <text:p>10874,6</text:p>
          </table:table-cell>
          <table:table-cell table:number-columns-repeated="16382"/>
        </table:table-row>
        <table:table-row table:style-name="ro1">
          <table:table-cell office:value-type="float" office:value="177" table:style-name="ce10">
            <text:p>177</text:p>
          </table:table-cell>
          <table:table-cell office:value-type="float" office:value="10987.959999999992" table:style-name="ce11">
            <text:p>10987,96</text:p>
          </table:table-cell>
          <table:table-cell table:number-columns-repeated="16382"/>
        </table:table-row>
        <table:table-row table:style-name="ro1">
          <table:table-cell office:value-type="float" office:value="178" table:style-name="ce10">
            <text:p>178</text:p>
          </table:table-cell>
          <table:table-cell office:value-type="float" office:value="11100.279999999992" table:style-name="ce11">
            <text:p>11100,28</text:p>
          </table:table-cell>
          <table:table-cell table:number-columns-repeated="16382"/>
        </table:table-row>
        <table:table-row table:style-name="ro1">
          <table:table-cell office:value-type="float" office:value="179" table:style-name="ce10">
            <text:p>179</text:p>
          </table:table-cell>
          <table:table-cell office:value-type="float" office:value="11212.599999999991" table:style-name="ce11">
            <text:p>11212,6</text:p>
          </table:table-cell>
          <table:table-cell table:number-columns-repeated="16382"/>
        </table:table-row>
        <table:table-row table:style-name="ro1">
          <table:table-cell office:value-type="float" office:value="180" table:style-name="ce10">
            <text:p>180</text:p>
          </table:table-cell>
          <table:table-cell office:value-type="float" office:value="10573.279999999992" table:style-name="ce11">
            <text:p>10573,28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uma końcowa</text:p>
          </table:table-cell>
          <table:table-cell office:value-type="float" office:value="968976.07999999891" table:style-name="ce13">
            <text:p>968976,08</text:p>
          </table:table-cell>
          <table:table-cell table:number-columns-repeated="16382"/>
        </table:table-row>
        <table:table-row table:number-rows-repeated="1048410" table:style-name="ro1">
          <table:table-cell table:number-columns-repeated="16384"/>
        </table:table-row>
      </table:table>
      <table:table table:name="zad4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Etykiety wierszy</text:p>
          </table:table-cell>
          <table:table-cell office:value-type="string" table:style-name="ce4">
            <text:p>Suma z biznes z jajek</text:p>
          </table:table-cell>
          <table:table-cell office:value-type="string" table:style-name="ce16">
            <text:p>Suma z koszty</text:p>
          </table:table-cell>
          <table:table-cell table:number-columns-repeated="1638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80" table:style-name="ce17">
            <text:p>180</text:p>
          </table:table-cell>
          <table:table-cell office:value-type="float" office:value="76" table:style-name="ce18">
            <text:p>76</text:p>
          </table:table-cell>
          <table:table-cell table:number-columns-repeated="1638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178.20000000000002" table:style-name="ce19">
            <text:p>178,2</text:p>
          </table:table-cell>
          <table:table-cell office:value-type="float" office:value="75.239999999999995" table:style-name="ce20">
            <text:p>75,24</text:p>
          </table:table-cell>
          <table:table-cell table:number-columns-repeated="1638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178.20000000000002" table:style-name="ce19">
            <text:p>178,2</text:p>
          </table:table-cell>
          <table:table-cell office:value-type="float" office:value="75.239999999999995" table:style-name="ce20">
            <text:p>75,24</text:p>
          </table:table-cell>
          <table:table-cell table:number-columns-repeated="1638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176.4" table:style-name="ce19">
            <text:p>176,4</text:p>
          </table:table-cell>
          <table:table-cell office:value-type="float" office:value="74.48" table:style-name="ce20">
            <text:p>74,48</text:p>
          </table:table-cell>
          <table:table-cell table:number-columns-repeated="2"/>
          <table:table-cell table:style-name="ce1">
            <draw:frame draw:z-index="1" draw:id="id0" draw:style-name="a0" draw:name="Wykres 1" svg:x="0.45in" svg:y="0.18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76.4" table:style-name="ce19">
            <text:p>176,4</text:p>
          </table:table-cell>
          <table:table-cell office:value-type="float" office:value="74.48" table:style-name="ce20">
            <text:p>74,48</text:p>
          </table:table-cell>
          <table:table-cell table:number-columns-repeated="1638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174.6" table:style-name="ce19">
            <text:p>174,6</text:p>
          </table:table-cell>
          <table:table-cell office:value-type="float" office:value="73.72" table:style-name="ce20">
            <text:p>73,72</text:p>
          </table:table-cell>
          <table:table-cell table:number-columns-repeated="1638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73.72" table:style-name="ce20">
            <text:p>73,72</text:p>
          </table:table-cell>
          <table:table-cell table:number-columns-repeated="1638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172.8" table:style-name="ce19">
            <text:p>172,8</text:p>
          </table:table-cell>
          <table:table-cell office:value-type="float" office:value="72.960000000000008" table:style-name="ce20">
            <text:p>72,96</text:p>
          </table:table-cell>
          <table:table-cell table:number-columns-repeated="1638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72.8" table:style-name="ce19">
            <text:p>172,8</text:p>
          </table:table-cell>
          <table:table-cell office:value-type="float" office:value="72.960000000000008" table:style-name="ce20">
            <text:p>72,96</text:p>
          </table:table-cell>
          <table:table-cell table:number-columns-repeated="1638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71" table:style-name="ce19">
            <text:p>171</text:p>
          </table:table-cell>
          <table:table-cell office:value-type="float" office:value="72.2" table:style-name="ce20">
            <text:p>72,2</text:p>
          </table:table-cell>
          <table:table-cell table:number-columns-repeated="1638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71" table:style-name="ce19">
            <text:p>171</text:p>
          </table:table-cell>
          <table:table-cell office:value-type="float" office:value="72.2" table:style-name="ce20">
            <text:p>72,2</text:p>
          </table:table-cell>
          <table:table-cell table:number-columns-repeated="1638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69.20000000000002" table:style-name="ce19">
            <text:p>169,2</text:p>
          </table:table-cell>
          <table:table-cell office:value-type="float" office:value="71.44" table:style-name="ce20">
            <text:p>71,44</text:p>
          </table:table-cell>
          <table:table-cell table:number-columns-repeated="1638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169.20000000000002" table:style-name="ce19">
            <text:p>169,2</text:p>
          </table:table-cell>
          <table:table-cell office:value-type="float" office:value="71.44" table:style-name="ce20">
            <text:p>71,44</text:p>
          </table:table-cell>
          <table:table-cell table:number-columns-repeated="1638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0" table:style-name="ce19">
            <text:p>0</text:p>
          </table:table-cell>
          <table:table-cell office:value-type="float" office:value="70.680000000000007" table:style-name="ce20">
            <text:p>70,68</text:p>
          </table:table-cell>
          <table:table-cell table:number-columns-repeated="1638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167.4" table:style-name="ce19">
            <text:p>167,4</text:p>
          </table:table-cell>
          <table:table-cell office:value-type="float" office:value="70.680000000000007" table:style-name="ce20">
            <text:p>70,68</text:p>
          </table:table-cell>
          <table:table-cell table:number-columns-repeated="1638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165.6" table:style-name="ce19">
            <text:p>165,6</text:p>
          </table:table-cell>
          <table:table-cell office:value-type="float" office:value="69.92" table:style-name="ce20">
            <text:p>69,92</text:p>
          </table:table-cell>
          <table:table-cell table:number-columns-repeated="16381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165.6" table:style-name="ce19">
            <text:p>165,6</text:p>
          </table:table-cell>
          <table:table-cell office:value-type="float" office:value="69.92" table:style-name="ce20">
            <text:p>69,92</text:p>
          </table:table-cell>
          <table:table-cell table:number-columns-repeated="1638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163.80000000000001" table:style-name="ce19">
            <text:p>163,8</text:p>
          </table:table-cell>
          <table:table-cell office:value-type="float" office:value="69.16" table:style-name="ce20">
            <text:p>69,16</text:p>
          </table:table-cell>
          <table:table-cell table:number-columns-repeated="1638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163.80000000000001" table:style-name="ce19">
            <text:p>163,8</text:p>
          </table:table-cell>
          <table:table-cell office:value-type="float" office:value="69.16" table:style-name="ce20">
            <text:p>69,16</text:p>
          </table:table-cell>
          <table:table-cell table:number-columns-repeated="1638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162" table:style-name="ce19">
            <text:p>162</text:p>
          </table:table-cell>
          <table:table-cell office:value-type="float" office:value="68.399999999999991" table:style-name="ce20">
            <text:p>68,4</text:p>
          </table:table-cell>
          <table:table-cell table:number-columns-repeated="1638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0" table:style-name="ce19">
            <text:p>0</text:p>
          </table:table-cell>
          <table:table-cell office:value-type="float" office:value="68.399999999999991" table:style-name="ce20">
            <text:p>68,4</text:p>
          </table:table-cell>
          <table:table-cell table:number-columns-repeated="1638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160.20000000000002" table:style-name="ce19">
            <text:p>160,2</text:p>
          </table:table-cell>
          <table:table-cell office:value-type="float" office:value="67.64" table:style-name="ce20">
            <text:p>67,64</text:p>
          </table:table-cell>
          <table:table-cell table:number-columns-repeated="1638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160.20000000000002" table:style-name="ce19">
            <text:p>160,2</text:p>
          </table:table-cell>
          <table:table-cell office:value-type="float" office:value="67.64" table:style-name="ce20">
            <text:p>67,64</text:p>
          </table:table-cell>
          <table:table-cell table:number-columns-repeated="1638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158.4" table:style-name="ce19">
            <text:p>158,4</text:p>
          </table:table-cell>
          <table:table-cell office:value-type="float" office:value="66.88" table:style-name="ce20">
            <text:p>66,88</text:p>
          </table:table-cell>
          <table:table-cell table:number-columns-repeated="1638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158.4" table:style-name="ce19">
            <text:p>158,4</text:p>
          </table:table-cell>
          <table:table-cell office:value-type="float" office:value="66.88" table:style-name="ce20">
            <text:p>66,88</text:p>
          </table:table-cell>
          <table:table-cell table:number-columns-repeated="16381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float" office:value="156.6" table:style-name="ce19">
            <text:p>156,6</text:p>
          </table:table-cell>
          <table:table-cell office:value-type="float" office:value="66.12" table:style-name="ce20">
            <text:p>66,12</text:p>
          </table:table-cell>
          <table:table-cell table:number-columns-repeated="1638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156.6" table:style-name="ce19">
            <text:p>156,6</text:p>
          </table:table-cell>
          <table:table-cell office:value-type="float" office:value="66.12" table:style-name="ce20">
            <text:p>66,12</text:p>
          </table:table-cell>
          <table:table-cell table:number-columns-repeated="16381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0" table:style-name="ce19">
            <text:p>0</text:p>
          </table:table-cell>
          <table:table-cell office:value-type="float" office:value="65.36" table:style-name="ce20">
            <text:p>65,36</text:p>
          </table:table-cell>
          <table:table-cell table:number-columns-repeated="16381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154.80000000000001" table:style-name="ce19">
            <text:p>154,8</text:p>
          </table:table-cell>
          <table:table-cell office:value-type="float" office:value="65.36" table:style-name="ce20">
            <text:p>65,36</text:p>
          </table:table-cell>
          <table:table-cell table:number-columns-repeated="16381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185.4" table:style-name="ce19">
            <text:p>185,4</text:p>
          </table:table-cell>
          <table:table-cell office:value-type="float" office:value="690.28" table:style-name="ce20">
            <text:p>690,28</text:p>
          </table:table-cell>
          <table:table-cell table:number-columns-repeated="16381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185.4" table:style-name="ce19">
            <text:p>185,4</text:p>
          </table:table-cell>
          <table:table-cell office:value-type="float" office:value="78.28" table:style-name="ce20">
            <text:p>78,28</text:p>
          </table:table-cell>
          <table:table-cell table:number-columns-repeated="16381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float" office:value="183.6" table:style-name="ce19">
            <text:p>183,6</text:p>
          </table:table-cell>
          <table:table-cell office:value-type="float" office:value="77.52000000000001" table:style-name="ce20">
            <text:p>77,52</text:p>
          </table:table-cell>
          <table:table-cell table:number-columns-repeated="16381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183.6" table:style-name="ce19">
            <text:p>183,6</text:p>
          </table:table-cell>
          <table:table-cell office:value-type="float" office:value="77.52000000000001" table:style-name="ce20">
            <text:p>77,52</text:p>
          </table:table-cell>
          <table:table-cell table:number-columns-repeated="16381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float" office:value="181.8" table:style-name="ce19">
            <text:p>181,8</text:p>
          </table:table-cell>
          <table:table-cell office:value-type="float" office:value="76.760000000000005" table:style-name="ce20">
            <text:p>76,76</text:p>
          </table:table-cell>
          <table:table-cell table:number-columns-repeated="16381"/>
        </table:table-row>
        <table:table-row table:style-name="ro1">
          <table:table-cell office:value-type="float" office:value="35" table:style-name="ce10">
            <text:p>35</text:p>
          </table:table-cell>
          <table:table-cell office:value-type="float" office:value="0" table:style-name="ce19">
            <text:p>0</text:p>
          </table:table-cell>
          <table:table-cell office:value-type="float" office:value="76.760000000000005" table:style-name="ce20">
            <text:p>76,76</text:p>
          </table:table-cell>
          <table:table-cell table:number-columns-repeated="16381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float" office:value="180" table:style-name="ce19">
            <text:p>180</text:p>
          </table:table-cell>
          <table:table-cell office:value-type="float" office:value="76" table:style-name="ce20">
            <text:p>76</text:p>
          </table:table-cell>
          <table:table-cell table:number-columns-repeated="16381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float" office:value="180" table:style-name="ce19">
            <text:p>180</text:p>
          </table:table-cell>
          <table:table-cell office:value-type="float" office:value="76" table:style-name="ce20">
            <text:p>76</text:p>
          </table:table-cell>
          <table:table-cell table:number-columns-repeated="16381"/>
        </table:table-row>
        <table:table-row table:style-name="ro1">
          <table:table-cell office:value-type="float" office:value="38" table:style-name="ce10">
            <text:p>38</text:p>
          </table:table-cell>
          <table:table-cell office:value-type="float" office:value="178.20000000000002" table:style-name="ce19">
            <text:p>178,2</text:p>
          </table:table-cell>
          <table:table-cell office:value-type="float" office:value="75.239999999999995" table:style-name="ce20">
            <text:p>75,24</text:p>
          </table:table-cell>
          <table:table-cell table:number-columns-repeated="16381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float" office:value="178.20000000000002" table:style-name="ce19">
            <text:p>178,2</text:p>
          </table:table-cell>
          <table:table-cell office:value-type="float" office:value="75.239999999999995" table:style-name="ce20">
            <text:p>75,24</text:p>
          </table:table-cell>
          <table:table-cell table:number-columns-repeated="16381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float" office:value="176.4" table:style-name="ce19">
            <text:p>176,4</text:p>
          </table:table-cell>
          <table:table-cell office:value-type="float" office:value="74.48" table:style-name="ce20">
            <text:p>74,48</text:p>
          </table:table-cell>
          <table:table-cell table:number-columns-repeated="16381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float" office:value="176.4" table:style-name="ce19">
            <text:p>176,4</text:p>
          </table:table-cell>
          <table:table-cell office:value-type="float" office:value="74.48" table:style-name="ce20">
            <text:p>74,48</text:p>
          </table:table-cell>
          <table:table-cell table:number-columns-repeated="16381"/>
        </table:table-row>
        <table:table-row table:style-name="ro1">
          <table:table-cell office:value-type="float" office:value="42" table:style-name="ce10">
            <text:p>42</text:p>
          </table:table-cell>
          <table:table-cell office:value-type="float" office:value="0" table:style-name="ce19">
            <text:p>0</text:p>
          </table:table-cell>
          <table:table-cell office:value-type="float" office:value="73.72" table:style-name="ce20">
            <text:p>73,72</text:p>
          </table:table-cell>
          <table:table-cell table:number-columns-repeated="16381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float" office:value="174.6" table:style-name="ce19">
            <text:p>174,6</text:p>
          </table:table-cell>
          <table:table-cell office:value-type="float" office:value="73.72" table:style-name="ce20">
            <text:p>73,72</text:p>
          </table:table-cell>
          <table:table-cell table:number-columns-repeated="16381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float" office:value="172.8" table:style-name="ce19">
            <text:p>172,8</text:p>
          </table:table-cell>
          <table:table-cell office:value-type="float" office:value="72.960000000000008" table:style-name="ce20">
            <text:p>72,96</text:p>
          </table:table-cell>
          <table:table-cell table:number-columns-repeated="16381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float" office:value="172.8" table:style-name="ce19">
            <text:p>172,8</text:p>
          </table:table-cell>
          <table:table-cell office:value-type="float" office:value="72.960000000000008" table:style-name="ce20">
            <text:p>72,96</text:p>
          </table:table-cell>
          <table:table-cell table:number-columns-repeated="16381"/>
        </table:table-row>
        <table:table-row table:style-name="ro1">
          <table:table-cell office:value-type="float" office:value="46" table:style-name="ce10">
            <text:p>46</text:p>
          </table:table-cell>
          <table:table-cell office:value-type="float" office:value="171" table:style-name="ce19">
            <text:p>171</text:p>
          </table:table-cell>
          <table:table-cell office:value-type="float" office:value="72.2" table:style-name="ce20">
            <text:p>72,2</text:p>
          </table:table-cell>
          <table:table-cell table:number-columns-repeated="16381"/>
        </table:table-row>
        <table:table-row table:style-name="ro1">
          <table:table-cell office:value-type="float" office:value="47" table:style-name="ce10">
            <text:p>47</text:p>
          </table:table-cell>
          <table:table-cell office:value-type="float" office:value="171" table:style-name="ce19">
            <text:p>171</text:p>
          </table:table-cell>
          <table:table-cell office:value-type="float" office:value="72.2" table:style-name="ce20">
            <text:p>72,2</text:p>
          </table:table-cell>
          <table:table-cell table:number-columns-repeated="16381"/>
        </table:table-row>
        <table:table-row table:style-name="ro1">
          <table:table-cell office:value-type="float" office:value="48" table:style-name="ce10">
            <text:p>48</text:p>
          </table:table-cell>
          <table:table-cell office:value-type="float" office:value="169.20000000000002" table:style-name="ce19">
            <text:p>169,2</text:p>
          </table:table-cell>
          <table:table-cell office:value-type="float" office:value="71.44" table:style-name="ce20">
            <text:p>71,44</text:p>
          </table:table-cell>
          <table:table-cell table:number-columns-repeated="16381"/>
        </table:table-row>
        <table:table-row table:style-name="ro1">
          <table:table-cell office:value-type="float" office:value="49" table:style-name="ce10">
            <text:p>49</text:p>
          </table:table-cell>
          <table:table-cell office:value-type="float" office:value="0" table:style-name="ce19">
            <text:p>0</text:p>
          </table:table-cell>
          <table:table-cell office:value-type="float" office:value="71.44" table:style-name="ce20">
            <text:p>71,44</text:p>
          </table:table-cell>
          <table:table-cell table:number-columns-repeated="16381"/>
        </table:table-row>
        <table:table-row table:style-name="ro1">
          <table:table-cell office:value-type="float" office:value="50" table:style-name="ce10">
            <text:p>50</text:p>
          </table:table-cell>
          <table:table-cell office:value-type="float" office:value="167.4" table:style-name="ce19">
            <text:p>167,4</text:p>
          </table:table-cell>
          <table:table-cell office:value-type="float" office:value="70.680000000000007" table:style-name="ce20">
            <text:p>70,68</text:p>
          </table:table-cell>
          <table:table-cell table:number-columns-repeated="16381"/>
        </table:table-row>
        <table:table-row table:style-name="ro1">
          <table:table-cell office:value-type="float" office:value="51" table:style-name="ce10">
            <text:p>51</text:p>
          </table:table-cell>
          <table:table-cell office:value-type="float" office:value="167.4" table:style-name="ce19">
            <text:p>167,4</text:p>
          </table:table-cell>
          <table:table-cell office:value-type="float" office:value="70.680000000000007" table:style-name="ce20">
            <text:p>70,68</text:p>
          </table:table-cell>
          <table:table-cell table:number-columns-repeated="16381"/>
        </table:table-row>
        <table:table-row table:style-name="ro1">
          <table:table-cell office:value-type="float" office:value="52" table:style-name="ce10">
            <text:p>52</text:p>
          </table:table-cell>
          <table:table-cell office:value-type="float" office:value="165.6" table:style-name="ce19">
            <text:p>165,6</text:p>
          </table:table-cell>
          <table:table-cell office:value-type="float" office:value="69.92" table:style-name="ce20">
            <text:p>69,92</text:p>
          </table:table-cell>
          <table:table-cell table:number-columns-repeated="16381"/>
        </table:table-row>
        <table:table-row table:style-name="ro1">
          <table:table-cell office:value-type="float" office:value="53" table:style-name="ce10">
            <text:p>53</text:p>
          </table:table-cell>
          <table:table-cell office:value-type="float" office:value="165.6" table:style-name="ce19">
            <text:p>165,6</text:p>
          </table:table-cell>
          <table:table-cell office:value-type="float" office:value="69.92" table:style-name="ce20">
            <text:p>69,92</text:p>
          </table:table-cell>
          <table:table-cell table:number-columns-repeated="16381"/>
        </table:table-row>
        <table:table-row table:style-name="ro1">
          <table:table-cell office:value-type="float" office:value="54" table:style-name="ce10">
            <text:p>54</text:p>
          </table:table-cell>
          <table:table-cell office:value-type="float" office:value="163.80000000000001" table:style-name="ce19">
            <text:p>163,8</text:p>
          </table:table-cell>
          <table:table-cell office:value-type="float" office:value="69.16" table:style-name="ce20">
            <text:p>69,16</text:p>
          </table:table-cell>
          <table:table-cell table:number-columns-repeated="16381"/>
        </table:table-row>
        <table:table-row table:style-name="ro1">
          <table:table-cell office:value-type="float" office:value="55" table:style-name="ce10">
            <text:p>55</text:p>
          </table:table-cell>
          <table:table-cell office:value-type="float" office:value="163.80000000000001" table:style-name="ce19">
            <text:p>163,8</text:p>
          </table:table-cell>
          <table:table-cell office:value-type="float" office:value="69.16" table:style-name="ce20">
            <text:p>69,16</text:p>
          </table:table-cell>
          <table:table-cell table:number-columns-repeated="16381"/>
        </table:table-row>
        <table:table-row table:style-name="ro1">
          <table:table-cell office:value-type="float" office:value="56" table:style-name="ce10">
            <text:p>56</text:p>
          </table:table-cell>
          <table:table-cell office:value-type="float" office:value="0" table:style-name="ce19">
            <text:p>0</text:p>
          </table:table-cell>
          <table:table-cell office:value-type="float" office:value="68.399999999999991" table:style-name="ce20">
            <text:p>68,4</text:p>
          </table:table-cell>
          <table:table-cell table:number-columns-repeated="16381"/>
        </table:table-row>
        <table:table-row table:style-name="ro1">
          <table:table-cell office:value-type="float" office:value="57" table:style-name="ce10">
            <text:p>57</text:p>
          </table:table-cell>
          <table:table-cell office:value-type="float" office:value="162" table:style-name="ce19">
            <text:p>162</text:p>
          </table:table-cell>
          <table:table-cell office:value-type="float" office:value="68.399999999999991" table:style-name="ce20">
            <text:p>68,4</text:p>
          </table:table-cell>
          <table:table-cell table:number-columns-repeated="16381"/>
        </table:table-row>
        <table:table-row table:style-name="ro1">
          <table:table-cell office:value-type="float" office:value="58" table:style-name="ce10">
            <text:p>58</text:p>
          </table:table-cell>
          <table:table-cell office:value-type="float" office:value="160.20000000000002" table:style-name="ce19">
            <text:p>160,2</text:p>
          </table:table-cell>
          <table:table-cell office:value-type="float" office:value="67.64" table:style-name="ce20">
            <text:p>67,64</text:p>
          </table:table-cell>
          <table:table-cell table:number-columns-repeated="16381"/>
        </table:table-row>
        <table:table-row table:style-name="ro1">
          <table:table-cell office:value-type="float" office:value="59" table:style-name="ce10">
            <text:p>59</text:p>
          </table:table-cell>
          <table:table-cell office:value-type="float" office:value="160.20000000000002" table:style-name="ce19">
            <text:p>160,2</text:p>
          </table:table-cell>
          <table:table-cell office:value-type="float" office:value="67.64" table:style-name="ce20">
            <text:p>67,64</text:p>
          </table:table-cell>
          <table:table-cell table:number-columns-repeated="16381"/>
        </table:table-row>
        <table:table-row table:style-name="ro1">
          <table:table-cell office:value-type="float" office:value="60" table:style-name="ce10">
            <text:p>60</text:p>
          </table:table-cell>
          <table:table-cell office:value-type="float" office:value="191.70000000000002" table:style-name="ce19">
            <text:p>191,7</text:p>
          </table:table-cell>
          <table:table-cell office:value-type="float" office:value="710.94" table:style-name="ce20">
            <text:p>710,94</text:p>
          </table:table-cell>
          <table:table-cell table:number-columns-repeated="16381"/>
        </table:table-row>
        <table:table-row table:style-name="ro1">
          <table:table-cell office:value-type="float" office:value="61" table:style-name="ce10">
            <text:p>61</text:p>
          </table:table-cell>
          <table:table-cell office:value-type="float" office:value="191.70000000000002" table:style-name="ce19">
            <text:p>191,7</text:p>
          </table:table-cell>
          <table:table-cell office:value-type="float" office:value="80.94" table:style-name="ce20">
            <text:p>80,94</text:p>
          </table:table-cell>
          <table:table-cell table:number-columns-repeated="16381"/>
        </table:table-row>
        <table:table-row table:style-name="ro1">
          <table:table-cell office:value-type="float" office:value="62" table:style-name="ce10">
            <text:p>62</text:p>
          </table:table-cell>
          <table:table-cell office:value-type="float" office:value="189.9" table:style-name="ce19">
            <text:p>189,9</text:p>
          </table:table-cell>
          <table:table-cell office:value-type="float" office:value="80.180000000000007" table:style-name="ce20">
            <text:p>80,18</text:p>
          </table:table-cell>
          <table:table-cell table:number-columns-repeated="16381"/>
        </table:table-row>
        <table:table-row table:style-name="ro1">
          <table:table-cell office:value-type="float" office:value="63" table:style-name="ce10">
            <text:p>63</text:p>
          </table:table-cell>
          <table:table-cell office:value-type="float" office:value="0" table:style-name="ce19">
            <text:p>0</text:p>
          </table:table-cell>
          <table:table-cell office:value-type="float" office:value="80.180000000000007" table:style-name="ce20">
            <text:p>80,18</text:p>
          </table:table-cell>
          <table:table-cell table:number-columns-repeated="16381"/>
        </table:table-row>
        <table:table-row table:style-name="ro1">
          <table:table-cell office:value-type="float" office:value="64" table:style-name="ce10">
            <text:p>64</text:p>
          </table:table-cell>
          <table:table-cell office:value-type="float" office:value="188.1" table:style-name="ce19">
            <text:p>188,1</text:p>
          </table:table-cell>
          <table:table-cell office:value-type="float" office:value="79.42" table:style-name="ce20">
            <text:p>79,42</text:p>
          </table:table-cell>
          <table:table-cell table:number-columns-repeated="16381"/>
        </table:table-row>
        <table:table-row table:style-name="ro1">
          <table:table-cell office:value-type="float" office:value="65" table:style-name="ce10">
            <text:p>65</text:p>
          </table:table-cell>
          <table:table-cell office:value-type="float" office:value="188.1" table:style-name="ce19">
            <text:p>188,1</text:p>
          </table:table-cell>
          <table:table-cell office:value-type="float" office:value="79.42" table:style-name="ce20">
            <text:p>79,42</text:p>
          </table:table-cell>
          <table:table-cell table:number-columns-repeated="16381"/>
        </table:table-row>
        <table:table-row table:style-name="ro1">
          <table:table-cell office:value-type="float" office:value="66" table:style-name="ce10">
            <text:p>66</text:p>
          </table:table-cell>
          <table:table-cell office:value-type="float" office:value="186.3" table:style-name="ce19">
            <text:p>186,3</text:p>
          </table:table-cell>
          <table:table-cell office:value-type="float" office:value="78.660000000000011" table:style-name="ce20">
            <text:p>78,66</text:p>
          </table:table-cell>
          <table:table-cell table:number-columns-repeated="16381"/>
        </table:table-row>
        <table:table-row table:style-name="ro1">
          <table:table-cell office:value-type="float" office:value="67" table:style-name="ce10">
            <text:p>67</text:p>
          </table:table-cell>
          <table:table-cell office:value-type="float" office:value="186.3" table:style-name="ce19">
            <text:p>186,3</text:p>
          </table:table-cell>
          <table:table-cell office:value-type="float" office:value="78.660000000000011" table:style-name="ce20">
            <text:p>78,66</text:p>
          </table:table-cell>
          <table:table-cell table:number-columns-repeated="16381"/>
        </table:table-row>
        <table:table-row table:style-name="ro1">
          <table:table-cell office:value-type="float" office:value="68" table:style-name="ce10">
            <text:p>68</text:p>
          </table:table-cell>
          <table:table-cell office:value-type="float" office:value="184.5" table:style-name="ce19">
            <text:p>184,5</text:p>
          </table:table-cell>
          <table:table-cell office:value-type="float" office:value="77.899999999999991" table:style-name="ce20">
            <text:p>77,9</text:p>
          </table:table-cell>
          <table:table-cell table:number-columns-repeated="16381"/>
        </table:table-row>
        <table:table-row table:style-name="ro1">
          <table:table-cell office:value-type="float" office:value="69" table:style-name="ce10">
            <text:p>69</text:p>
          </table:table-cell>
          <table:table-cell office:value-type="float" office:value="184.5" table:style-name="ce19">
            <text:p>184,5</text:p>
          </table:table-cell>
          <table:table-cell office:value-type="float" office:value="77.899999999999991" table:style-name="ce20">
            <text:p>77,9</text:p>
          </table:table-cell>
          <table:table-cell table:number-columns-repeated="16381"/>
        </table:table-row>
        <table:table-row table:style-name="ro1">
          <table:table-cell office:value-type="float" office:value="70" table:style-name="ce10">
            <text:p>70</text:p>
          </table:table-cell>
          <table:table-cell office:value-type="float" office:value="0" table:style-name="ce19">
            <text:p>0</text:p>
          </table:table-cell>
          <table:table-cell office:value-type="float" office:value="77.14" table:style-name="ce20">
            <text:p>77,14</text:p>
          </table:table-cell>
          <table:table-cell table:number-columns-repeated="16381"/>
        </table:table-row>
        <table:table-row table:style-name="ro1">
          <table:table-cell office:value-type="float" office:value="71" table:style-name="ce10">
            <text:p>71</text:p>
          </table:table-cell>
          <table:table-cell office:value-type="float" office:value="182.70000000000002" table:style-name="ce19">
            <text:p>182,7</text:p>
          </table:table-cell>
          <table:table-cell office:value-type="float" office:value="77.14" table:style-name="ce20">
            <text:p>77,14</text:p>
          </table:table-cell>
          <table:table-cell table:number-columns-repeated="16381"/>
        </table:table-row>
        <table:table-row table:style-name="ro1">
          <table:table-cell office:value-type="float" office:value="72" table:style-name="ce10">
            <text:p>72</text:p>
          </table:table-cell>
          <table:table-cell office:value-type="float" office:value="180.9" table:style-name="ce19">
            <text:p>180,9</text:p>
          </table:table-cell>
          <table:table-cell office:value-type="float" office:value="76.38" table:style-name="ce20">
            <text:p>76,38</text:p>
          </table:table-cell>
          <table:table-cell table:number-columns-repeated="16381"/>
        </table:table-row>
        <table:table-row table:style-name="ro1">
          <table:table-cell office:value-type="float" office:value="73" table:style-name="ce10">
            <text:p>73</text:p>
          </table:table-cell>
          <table:table-cell office:value-type="float" office:value="180.9" table:style-name="ce19">
            <text:p>180,9</text:p>
          </table:table-cell>
          <table:table-cell office:value-type="float" office:value="76.38" table:style-name="ce20">
            <text:p>76,38</text:p>
          </table:table-cell>
          <table:table-cell table:number-columns-repeated="16381"/>
        </table:table-row>
        <table:table-row table:style-name="ro1">
          <table:table-cell office:value-type="float" office:value="74" table:style-name="ce10">
            <text:p>74</text:p>
          </table:table-cell>
          <table:table-cell office:value-type="float" office:value="179.1" table:style-name="ce19">
            <text:p>179,1</text:p>
          </table:table-cell>
          <table:table-cell office:value-type="float" office:value="75.62" table:style-name="ce20">
            <text:p>75,62</text:p>
          </table:table-cell>
          <table:table-cell table:number-columns-repeated="16381"/>
        </table:table-row>
        <table:table-row table:style-name="ro1">
          <table:table-cell office:value-type="float" office:value="75" table:style-name="ce10">
            <text:p>75</text:p>
          </table:table-cell>
          <table:table-cell office:value-type="float" office:value="179.1" table:style-name="ce19">
            <text:p>179,1</text:p>
          </table:table-cell>
          <table:table-cell office:value-type="float" office:value="75.62" table:style-name="ce20">
            <text:p>75,62</text:p>
          </table:table-cell>
          <table:table-cell table:number-columns-repeated="16381"/>
        </table:table-row>
        <table:table-row table:style-name="ro1">
          <table:table-cell office:value-type="float" office:value="76" table:style-name="ce10">
            <text:p>76</text:p>
          </table:table-cell>
          <table:table-cell office:value-type="float" office:value="177.3" table:style-name="ce19">
            <text:p>177,3</text:p>
          </table:table-cell>
          <table:table-cell office:value-type="float" office:value="74.860000000000014" table:style-name="ce20">
            <text:p>74,86</text:p>
          </table:table-cell>
          <table:table-cell table:number-columns-repeated="16381"/>
        </table:table-row>
        <table:table-row table:style-name="ro1">
          <table:table-cell office:value-type="float" office:value="77" table:style-name="ce10">
            <text:p>77</text:p>
          </table:table-cell>
          <table:table-cell office:value-type="float" office:value="0" table:style-name="ce19">
            <text:p>0</text:p>
          </table:table-cell>
          <table:table-cell office:value-type="float" office:value="74.860000000000014" table:style-name="ce20">
            <text:p>74,86</text:p>
          </table:table-cell>
          <table:table-cell table:number-columns-repeated="16381"/>
        </table:table-row>
        <table:table-row table:style-name="ro1">
          <table:table-cell office:value-type="float" office:value="78" table:style-name="ce10">
            <text:p>78</text:p>
          </table:table-cell>
          <table:table-cell office:value-type="float" office:value="175.5" table:style-name="ce19">
            <text:p>175,5</text:p>
          </table:table-cell>
          <table:table-cell office:value-type="float" office:value="74.099999999999994" table:style-name="ce20">
            <text:p>74,1</text:p>
          </table:table-cell>
          <table:table-cell table:number-columns-repeated="16381"/>
        </table:table-row>
        <table:table-row table:style-name="ro1">
          <table:table-cell office:value-type="float" office:value="79" table:style-name="ce10">
            <text:p>79</text:p>
          </table:table-cell>
          <table:table-cell office:value-type="float" office:value="175.5" table:style-name="ce19">
            <text:p>175,5</text:p>
          </table:table-cell>
          <table:table-cell office:value-type="float" office:value="74.099999999999994" table:style-name="ce20">
            <text:p>74,1</text:p>
          </table:table-cell>
          <table:table-cell table:number-columns-repeated="16381"/>
        </table:table-row>
        <table:table-row table:style-name="ro1">
          <table:table-cell office:value-type="float" office:value="80" table:style-name="ce10">
            <text:p>80</text:p>
          </table:table-cell>
          <table:table-cell office:value-type="float" office:value="173.70000000000002" table:style-name="ce19">
            <text:p>173,7</text:p>
          </table:table-cell>
          <table:table-cell office:value-type="float" office:value="73.34" table:style-name="ce20">
            <text:p>73,34</text:p>
          </table:table-cell>
          <table:table-cell table:number-columns-repeated="16381"/>
        </table:table-row>
        <table:table-row table:style-name="ro1">
          <table:table-cell office:value-type="float" office:value="81" table:style-name="ce10">
            <text:p>81</text:p>
          </table:table-cell>
          <table:table-cell office:value-type="float" office:value="173.70000000000002" table:style-name="ce19">
            <text:p>173,7</text:p>
          </table:table-cell>
          <table:table-cell office:value-type="float" office:value="73.34" table:style-name="ce20">
            <text:p>73,34</text:p>
          </table:table-cell>
          <table:table-cell table:number-columns-repeated="16381"/>
        </table:table-row>
        <table:table-row table:style-name="ro1">
          <table:table-cell office:value-type="float" office:value="82" table:style-name="ce10">
            <text:p>82</text:p>
          </table:table-cell>
          <table:table-cell office:value-type="float" office:value="171.9" table:style-name="ce19">
            <text:p>171,9</text:p>
          </table:table-cell>
          <table:table-cell office:value-type="float" office:value="72.58" table:style-name="ce20">
            <text:p>72,58</text:p>
          </table:table-cell>
          <table:table-cell table:number-columns-repeated="16381"/>
        </table:table-row>
        <table:table-row table:style-name="ro1">
          <table:table-cell office:value-type="float" office:value="83" table:style-name="ce10">
            <text:p>83</text:p>
          </table:table-cell>
          <table:table-cell office:value-type="float" office:value="171.9" table:style-name="ce19">
            <text:p>171,9</text:p>
          </table:table-cell>
          <table:table-cell office:value-type="float" office:value="72.58" table:style-name="ce20">
            <text:p>72,58</text:p>
          </table:table-cell>
          <table:table-cell table:number-columns-repeated="16381"/>
        </table:table-row>
        <table:table-row table:style-name="ro1">
          <table:table-cell office:value-type="float" office:value="84" table:style-name="ce10">
            <text:p>84</text:p>
          </table:table-cell>
          <table:table-cell office:value-type="float" office:value="0" table:style-name="ce19">
            <text:p>0</text:p>
          </table:table-cell>
          <table:table-cell office:value-type="float" office:value="71.820000000000007" table:style-name="ce20">
            <text:p>71,82</text:p>
          </table:table-cell>
          <table:table-cell table:number-columns-repeated="16381"/>
        </table:table-row>
        <table:table-row table:style-name="ro1">
          <table:table-cell office:value-type="float" office:value="85" table:style-name="ce10">
            <text:p>85</text:p>
          </table:table-cell>
          <table:table-cell office:value-type="float" office:value="170.1" table:style-name="ce19">
            <text:p>170,1</text:p>
          </table:table-cell>
          <table:table-cell office:value-type="float" office:value="71.820000000000007" table:style-name="ce20">
            <text:p>71,82</text:p>
          </table:table-cell>
          <table:table-cell table:number-columns-repeated="16381"/>
        </table:table-row>
        <table:table-row table:style-name="ro1">
          <table:table-cell office:value-type="float" office:value="86" table:style-name="ce10">
            <text:p>86</text:p>
          </table:table-cell>
          <table:table-cell office:value-type="float" office:value="168.3" table:style-name="ce19">
            <text:p>168,3</text:p>
          </table:table-cell>
          <table:table-cell office:value-type="float" office:value="71.059999999999988" table:style-name="ce20">
            <text:p>71,06</text:p>
          </table:table-cell>
          <table:table-cell table:number-columns-repeated="16381"/>
        </table:table-row>
        <table:table-row table:style-name="ro1">
          <table:table-cell office:value-type="float" office:value="87" table:style-name="ce10">
            <text:p>87</text:p>
          </table:table-cell>
          <table:table-cell office:value-type="float" office:value="168.3" table:style-name="ce19">
            <text:p>168,3</text:p>
          </table:table-cell>
          <table:table-cell office:value-type="float" office:value="71.059999999999988" table:style-name="ce20">
            <text:p>71,06</text:p>
          </table:table-cell>
          <table:table-cell table:number-columns-repeated="16381"/>
        </table:table-row>
        <table:table-row table:style-name="ro1">
          <table:table-cell office:value-type="float" office:value="88" table:style-name="ce10">
            <text:p>88</text:p>
          </table:table-cell>
          <table:table-cell office:value-type="float" office:value="166.5" table:style-name="ce19">
            <text:p>166,5</text:p>
          </table:table-cell>
          <table:table-cell office:value-type="float" office:value="70.3" table:style-name="ce20">
            <text:p>70,3</text:p>
          </table:table-cell>
          <table:table-cell table:number-columns-repeated="16381"/>
        </table:table-row>
        <table:table-row table:style-name="ro1">
          <table:table-cell office:value-type="float" office:value="89" table:style-name="ce10">
            <text:p>89</text:p>
          </table:table-cell>
          <table:table-cell office:value-type="float" office:value="166.5" table:style-name="ce19">
            <text:p>166,5</text:p>
          </table:table-cell>
          <table:table-cell office:value-type="float" office:value="70.3" table:style-name="ce20">
            <text:p>70,3</text:p>
          </table:table-cell>
          <table:table-cell table:number-columns-repeated="16381"/>
        </table:table-row>
        <table:table-row table:style-name="ro1">
          <table:table-cell office:value-type="float" office:value="90" table:style-name="ce10">
            <text:p>90</text:p>
          </table:table-cell>
          <table:table-cell office:value-type="float" office:value="199.8" table:style-name="ce19">
            <text:p>199,8</text:p>
          </table:table-cell>
          <table:table-cell office:value-type="float" office:value="750.36" table:style-name="ce20">
            <text:p>750,36</text:p>
          </table:table-cell>
          <table:table-cell table:number-columns-repeated="16381"/>
        </table:table-row>
        <table:table-row table:style-name="ro1">
          <table:table-cell office:value-type="float" office:value="91" table:style-name="ce10">
            <text:p>91</text:p>
          </table:table-cell>
          <table:table-cell office:value-type="float" office:value="0" table:style-name="ce19">
            <text:p>0</text:p>
          </table:table-cell>
          <table:table-cell office:value-type="float" office:value="84.360000000000014" table:style-name="ce20">
            <text:p>84,36</text:p>
          </table:table-cell>
          <table:table-cell table:number-columns-repeated="16381"/>
        </table:table-row>
        <table:table-row table:style-name="ro1">
          <table:table-cell office:value-type="float" office:value="92" table:style-name="ce10">
            <text:p>92</text:p>
          </table:table-cell>
          <table:table-cell office:value-type="float" office:value="198" table:style-name="ce19">
            <text:p>198</text:p>
          </table:table-cell>
          <table:table-cell office:value-type="float" office:value="83.6" table:style-name="ce20">
            <text:p>83,6</text:p>
          </table:table-cell>
          <table:table-cell table:number-columns-repeated="16381"/>
        </table:table-row>
        <table:table-row table:style-name="ro1">
          <table:table-cell office:value-type="float" office:value="93" table:style-name="ce10">
            <text:p>93</text:p>
          </table:table-cell>
          <table:table-cell office:value-type="float" office:value="198" table:style-name="ce19">
            <text:p>198</text:p>
          </table:table-cell>
          <table:table-cell office:value-type="float" office:value="83.6" table:style-name="ce20">
            <text:p>83,6</text:p>
          </table:table-cell>
          <table:table-cell table:number-columns-repeated="16381"/>
        </table:table-row>
        <table:table-row table:style-name="ro1">
          <table:table-cell office:value-type="float" office:value="94" table:style-name="ce10">
            <text:p>94</text:p>
          </table:table-cell>
          <table:table-cell office:value-type="float" office:value="196.20000000000002" table:style-name="ce19">
            <text:p>196,2</text:p>
          </table:table-cell>
          <table:table-cell office:value-type="float" office:value="82.84" table:style-name="ce20">
            <text:p>82,84</text:p>
          </table:table-cell>
          <table:table-cell table:number-columns-repeated="16381"/>
        </table:table-row>
        <table:table-row table:style-name="ro1">
          <table:table-cell office:value-type="float" office:value="95" table:style-name="ce10">
            <text:p>95</text:p>
          </table:table-cell>
          <table:table-cell office:value-type="float" office:value="196.20000000000002" table:style-name="ce19">
            <text:p>196,2</text:p>
          </table:table-cell>
          <table:table-cell office:value-type="float" office:value="82.84" table:style-name="ce20">
            <text:p>82,84</text:p>
          </table:table-cell>
          <table:table-cell table:number-columns-repeated="16381"/>
        </table:table-row>
        <table:table-row table:style-name="ro1">
          <table:table-cell office:value-type="float" office:value="96" table:style-name="ce10">
            <text:p>96</text:p>
          </table:table-cell>
          <table:table-cell office:value-type="float" office:value="194.4" table:style-name="ce19">
            <text:p>194,4</text:p>
          </table:table-cell>
          <table:table-cell office:value-type="float" office:value="82.08" table:style-name="ce20">
            <text:p>82,08</text:p>
          </table:table-cell>
          <table:table-cell table:number-columns-repeated="16381"/>
        </table:table-row>
        <table:table-row table:style-name="ro1">
          <table:table-cell office:value-type="float" office:value="97" table:style-name="ce10">
            <text:p>97</text:p>
          </table:table-cell>
          <table:table-cell office:value-type="float" office:value="194.4" table:style-name="ce19">
            <text:p>194,4</text:p>
          </table:table-cell>
          <table:table-cell office:value-type="float" office:value="82.08" table:style-name="ce20">
            <text:p>82,08</text:p>
          </table:table-cell>
          <table:table-cell table:number-columns-repeated="16381"/>
        </table:table-row>
        <table:table-row table:style-name="ro1">
          <table:table-cell office:value-type="float" office:value="98" table:style-name="ce10">
            <text:p>98</text:p>
          </table:table-cell>
          <table:table-cell office:value-type="float" office:value="0" table:style-name="ce19">
            <text:p>0</text:p>
          </table:table-cell>
          <table:table-cell office:value-type="float" office:value="81.320000000000007" table:style-name="ce20">
            <text:p>81,32</text:p>
          </table:table-cell>
          <table:table-cell table:number-columns-repeated="16381"/>
        </table:table-row>
        <table:table-row table:style-name="ro1">
          <table:table-cell office:value-type="float" office:value="99" table:style-name="ce10">
            <text:p>99</text:p>
          </table:table-cell>
          <table:table-cell office:value-type="float" office:value="192.6" table:style-name="ce19">
            <text:p>192,6</text:p>
          </table:table-cell>
          <table:table-cell office:value-type="float" office:value="81.320000000000007" table:style-name="ce20">
            <text:p>81,32</text:p>
          </table:table-cell>
          <table:table-cell table:number-columns-repeated="16381"/>
        </table:table-row>
        <table:table-row table:style-name="ro1">
          <table:table-cell office:value-type="float" office:value="100" table:style-name="ce10">
            <text:p>100</text:p>
          </table:table-cell>
          <table:table-cell office:value-type="float" office:value="190.8" table:style-name="ce19">
            <text:p>190,8</text:p>
          </table:table-cell>
          <table:table-cell office:value-type="float" office:value="80.56" table:style-name="ce20">
            <text:p>80,56</text:p>
          </table:table-cell>
          <table:table-cell table:number-columns-repeated="16381"/>
        </table:table-row>
        <table:table-row table:style-name="ro1">
          <table:table-cell office:value-type="float" office:value="101" table:style-name="ce10">
            <text:p>101</text:p>
          </table:table-cell>
          <table:table-cell office:value-type="float" office:value="190.8" table:style-name="ce19">
            <text:p>190,8</text:p>
          </table:table-cell>
          <table:table-cell office:value-type="float" office:value="80.56" table:style-name="ce20">
            <text:p>80,56</text:p>
          </table:table-cell>
          <table:table-cell table:number-columns-repeated="16381"/>
        </table:table-row>
        <table:table-row table:style-name="ro1">
          <table:table-cell office:value-type="float" office:value="102" table:style-name="ce10">
            <text:p>102</text:p>
          </table:table-cell>
          <table:table-cell office:value-type="float" office:value="189" table:style-name="ce19">
            <text:p>189</text:p>
          </table:table-cell>
          <table:table-cell office:value-type="float" office:value="79.8" table:style-name="ce20">
            <text:p>79,8</text:p>
          </table:table-cell>
          <table:table-cell table:number-columns-repeated="16381"/>
        </table:table-row>
        <table:table-row table:style-name="ro1">
          <table:table-cell office:value-type="float" office:value="103" table:style-name="ce10">
            <text:p>103</text:p>
          </table:table-cell>
          <table:table-cell office:value-type="float" office:value="189" table:style-name="ce19">
            <text:p>189</text:p>
          </table:table-cell>
          <table:table-cell office:value-type="float" office:value="79.8" table:style-name="ce20">
            <text:p>79,8</text:p>
          </table:table-cell>
          <table:table-cell table:number-columns-repeated="16381"/>
        </table:table-row>
        <table:table-row table:style-name="ro1">
          <table:table-cell office:value-type="float" office:value="104" table:style-name="ce10">
            <text:p>104</text:p>
          </table:table-cell>
          <table:table-cell office:value-type="float" office:value="187.20000000000002" table:style-name="ce19">
            <text:p>187,2</text:p>
          </table:table-cell>
          <table:table-cell office:value-type="float" office:value="79.039999999999992" table:style-name="ce20">
            <text:p>79,04</text:p>
          </table:table-cell>
          <table:table-cell table:number-columns-repeated="16381"/>
        </table:table-row>
        <table:table-row table:style-name="ro1">
          <table:table-cell office:value-type="float" office:value="105" table:style-name="ce10">
            <text:p>105</text:p>
          </table:table-cell>
          <table:table-cell office:value-type="float" office:value="0" table:style-name="ce19">
            <text:p>0</text:p>
          </table:table-cell>
          <table:table-cell office:value-type="float" office:value="79.039999999999992" table:style-name="ce20">
            <text:p>79,04</text:p>
          </table:table-cell>
          <table:table-cell table:number-columns-repeated="16381"/>
        </table:table-row>
        <table:table-row table:style-name="ro1">
          <table:table-cell office:value-type="float" office:value="106" table:style-name="ce10">
            <text:p>106</text:p>
          </table:table-cell>
          <table:table-cell office:value-type="float" office:value="185.4" table:style-name="ce19">
            <text:p>185,4</text:p>
          </table:table-cell>
          <table:table-cell office:value-type="float" office:value="78.28" table:style-name="ce20">
            <text:p>78,28</text:p>
          </table:table-cell>
          <table:table-cell table:number-columns-repeated="16381"/>
        </table:table-row>
        <table:table-row table:style-name="ro1">
          <table:table-cell office:value-type="float" office:value="107" table:style-name="ce10">
            <text:p>107</text:p>
          </table:table-cell>
          <table:table-cell office:value-type="float" office:value="185.4" table:style-name="ce19">
            <text:p>185,4</text:p>
          </table:table-cell>
          <table:table-cell office:value-type="float" office:value="78.28" table:style-name="ce20">
            <text:p>78,28</text:p>
          </table:table-cell>
          <table:table-cell table:number-columns-repeated="16381"/>
        </table:table-row>
        <table:table-row table:style-name="ro1">
          <table:table-cell office:value-type="float" office:value="108" table:style-name="ce10">
            <text:p>108</text:p>
          </table:table-cell>
          <table:table-cell office:value-type="float" office:value="183.6" table:style-name="ce19">
            <text:p>183,6</text:p>
          </table:table-cell>
          <table:table-cell office:value-type="float" office:value="77.52000000000001" table:style-name="ce20">
            <text:p>77,52</text:p>
          </table:table-cell>
          <table:table-cell table:number-columns-repeated="16381"/>
        </table:table-row>
        <table:table-row table:style-name="ro1">
          <table:table-cell office:value-type="float" office:value="109" table:style-name="ce10">
            <text:p>109</text:p>
          </table:table-cell>
          <table:table-cell office:value-type="float" office:value="183.6" table:style-name="ce19">
            <text:p>183,6</text:p>
          </table:table-cell>
          <table:table-cell office:value-type="float" office:value="77.52000000000001" table:style-name="ce20">
            <text:p>77,52</text:p>
          </table:table-cell>
          <table:table-cell table:number-columns-repeated="16381"/>
        </table:table-row>
        <table:table-row table:style-name="ro1">
          <table:table-cell office:value-type="float" office:value="110" table:style-name="ce10">
            <text:p>110</text:p>
          </table:table-cell>
          <table:table-cell office:value-type="float" office:value="181.8" table:style-name="ce19">
            <text:p>181,8</text:p>
          </table:table-cell>
          <table:table-cell office:value-type="float" office:value="76.760000000000005" table:style-name="ce20">
            <text:p>76,76</text:p>
          </table:table-cell>
          <table:table-cell table:number-columns-repeated="16381"/>
        </table:table-row>
        <table:table-row table:style-name="ro1">
          <table:table-cell office:value-type="float" office:value="111" table:style-name="ce10">
            <text:p>111</text:p>
          </table:table-cell>
          <table:table-cell office:value-type="float" office:value="181.8" table:style-name="ce19">
            <text:p>181,8</text:p>
          </table:table-cell>
          <table:table-cell office:value-type="float" office:value="76.760000000000005" table:style-name="ce20">
            <text:p>76,76</text:p>
          </table:table-cell>
          <table:table-cell table:number-columns-repeated="16381"/>
        </table:table-row>
        <table:table-row table:style-name="ro1">
          <table:table-cell office:value-type="float" office:value="112" table:style-name="ce10">
            <text:p>112</text:p>
          </table:table-cell>
          <table:table-cell office:value-type="float" office:value="0" table:style-name="ce19">
            <text:p>0</text:p>
          </table:table-cell>
          <table:table-cell office:value-type="float" office:value="76" table:style-name="ce20">
            <text:p>76</text:p>
          </table:table-cell>
          <table:table-cell table:number-columns-repeated="16381"/>
        </table:table-row>
        <table:table-row table:style-name="ro1">
          <table:table-cell office:value-type="float" office:value="113" table:style-name="ce10">
            <text:p>113</text:p>
          </table:table-cell>
          <table:table-cell office:value-type="float" office:value="180" table:style-name="ce19">
            <text:p>180</text:p>
          </table:table-cell>
          <table:table-cell office:value-type="float" office:value="76" table:style-name="ce20">
            <text:p>76</text:p>
          </table:table-cell>
          <table:table-cell table:number-columns-repeated="16381"/>
        </table:table-row>
        <table:table-row table:style-name="ro1">
          <table:table-cell office:value-type="float" office:value="114" table:style-name="ce10">
            <text:p>114</text:p>
          </table:table-cell>
          <table:table-cell office:value-type="float" office:value="178.20000000000002" table:style-name="ce19">
            <text:p>178,2</text:p>
          </table:table-cell>
          <table:table-cell office:value-type="float" office:value="75.239999999999995" table:style-name="ce20">
            <text:p>75,24</text:p>
          </table:table-cell>
          <table:table-cell table:number-columns-repeated="16381"/>
        </table:table-row>
        <table:table-row table:style-name="ro1">
          <table:table-cell office:value-type="float" office:value="115" table:style-name="ce10">
            <text:p>115</text:p>
          </table:table-cell>
          <table:table-cell office:value-type="float" office:value="178.20000000000002" table:style-name="ce19">
            <text:p>178,2</text:p>
          </table:table-cell>
          <table:table-cell office:value-type="float" office:value="75.239999999999995" table:style-name="ce20">
            <text:p>75,24</text:p>
          </table:table-cell>
          <table:table-cell table:number-columns-repeated="16381"/>
        </table:table-row>
        <table:table-row table:style-name="ro1">
          <table:table-cell office:value-type="float" office:value="116" table:style-name="ce10">
            <text:p>116</text:p>
          </table:table-cell>
          <table:table-cell office:value-type="float" office:value="176.4" table:style-name="ce19">
            <text:p>176,4</text:p>
          </table:table-cell>
          <table:table-cell office:value-type="float" office:value="74.48" table:style-name="ce20">
            <text:p>74,48</text:p>
          </table:table-cell>
          <table:table-cell table:number-columns-repeated="16381"/>
        </table:table-row>
        <table:table-row table:style-name="ro1">
          <table:table-cell office:value-type="float" office:value="117" table:style-name="ce10">
            <text:p>117</text:p>
          </table:table-cell>
          <table:table-cell office:value-type="float" office:value="176.4" table:style-name="ce19">
            <text:p>176,4</text:p>
          </table:table-cell>
          <table:table-cell office:value-type="float" office:value="74.48" table:style-name="ce20">
            <text:p>74,48</text:p>
          </table:table-cell>
          <table:table-cell table:number-columns-repeated="16381"/>
        </table:table-row>
        <table:table-row table:style-name="ro1">
          <table:table-cell office:value-type="float" office:value="118" table:style-name="ce10">
            <text:p>118</text:p>
          </table:table-cell>
          <table:table-cell office:value-type="float" office:value="174.6" table:style-name="ce19">
            <text:p>174,6</text:p>
          </table:table-cell>
          <table:table-cell office:value-type="float" office:value="73.72" table:style-name="ce20">
            <text:p>73,72</text:p>
          </table:table-cell>
          <table:table-cell table:number-columns-repeated="16381"/>
        </table:table-row>
        <table:table-row table:style-name="ro1">
          <table:table-cell office:value-type="float" office:value="119" table:style-name="ce10">
            <text:p>119</text:p>
          </table:table-cell>
          <table:table-cell office:value-type="float" office:value="0" table:style-name="ce19">
            <text:p>0</text:p>
          </table:table-cell>
          <table:table-cell office:value-type="float" office:value="73.72" table:style-name="ce20">
            <text:p>73,72</text:p>
          </table:table-cell>
          <table:table-cell table:number-columns-repeated="16381"/>
        </table:table-row>
        <table:table-row table:style-name="ro1">
          <table:table-cell office:value-type="float" office:value="120" table:style-name="ce10">
            <text:p>120</text:p>
          </table:table-cell>
          <table:table-cell office:value-type="float" office:value="208.8" table:style-name="ce19">
            <text:p>208,8</text:p>
          </table:table-cell>
          <table:table-cell office:value-type="float" office:value="772.16" table:style-name="ce20">
            <text:p>772,16</text:p>
          </table:table-cell>
          <table:table-cell table:number-columns-repeated="16381"/>
        </table:table-row>
        <table:table-row table:style-name="ro1">
          <table:table-cell office:value-type="float" office:value="121" table:style-name="ce10">
            <text:p>121</text:p>
          </table:table-cell>
          <table:table-cell office:value-type="float" office:value="208.8" table:style-name="ce19">
            <text:p>208,8</text:p>
          </table:table-cell>
          <table:table-cell office:value-type="float" office:value="88.160000000000011" table:style-name="ce20">
            <text:p>88,16</text:p>
          </table:table-cell>
          <table:table-cell table:number-columns-repeated="16381"/>
        </table:table-row>
        <table:table-row table:style-name="ro1">
          <table:table-cell office:value-type="float" office:value="122" table:style-name="ce10">
            <text:p>122</text:p>
          </table:table-cell>
          <table:table-cell office:value-type="float" office:value="207" table:style-name="ce19">
            <text:p>207</text:p>
          </table:table-cell>
          <table:table-cell office:value-type="float" office:value="87.399999999999991" table:style-name="ce20">
            <text:p>87,4</text:p>
          </table:table-cell>
          <table:table-cell table:number-columns-repeated="16381"/>
        </table:table-row>
        <table:table-row table:style-name="ro1">
          <table:table-cell office:value-type="float" office:value="123" table:style-name="ce10">
            <text:p>123</text:p>
          </table:table-cell>
          <table:table-cell office:value-type="float" office:value="207" table:style-name="ce19">
            <text:p>207</text:p>
          </table:table-cell>
          <table:table-cell office:value-type="float" office:value="87.399999999999991" table:style-name="ce20">
            <text:p>87,4</text:p>
          </table:table-cell>
          <table:table-cell table:number-columns-repeated="16381"/>
        </table:table-row>
        <table:table-row table:style-name="ro1">
          <table:table-cell office:value-type="float" office:value="124" table:style-name="ce10">
            <text:p>124</text:p>
          </table:table-cell>
          <table:table-cell office:value-type="float" office:value="205.20000000000002" table:style-name="ce19">
            <text:p>205,2</text:p>
          </table:table-cell>
          <table:table-cell office:value-type="float" office:value="86.64" table:style-name="ce20">
            <text:p>86,64</text:p>
          </table:table-cell>
          <table:table-cell table:number-columns-repeated="16381"/>
        </table:table-row>
        <table:table-row table:style-name="ro1">
          <table:table-cell office:value-type="float" office:value="125" table:style-name="ce10">
            <text:p>125</text:p>
          </table:table-cell>
          <table:table-cell office:value-type="float" office:value="205.20000000000002" table:style-name="ce19">
            <text:p>205,2</text:p>
          </table:table-cell>
          <table:table-cell office:value-type="float" office:value="86.64" table:style-name="ce20">
            <text:p>86,64</text:p>
          </table:table-cell>
          <table:table-cell table:number-columns-repeated="16381"/>
        </table:table-row>
        <table:table-row table:style-name="ro1">
          <table:table-cell office:value-type="float" office:value="126" table:style-name="ce10">
            <text:p>126</text:p>
          </table:table-cell>
          <table:table-cell office:value-type="float" office:value="0" table:style-name="ce19">
            <text:p>0</text:p>
          </table:table-cell>
          <table:table-cell office:value-type="float" office:value="85.88" table:style-name="ce20">
            <text:p>85,88</text:p>
          </table:table-cell>
          <table:table-cell table:number-columns-repeated="16381"/>
        </table:table-row>
        <table:table-row table:style-name="ro1">
          <table:table-cell office:value-type="float" office:value="127" table:style-name="ce10">
            <text:p>127</text:p>
          </table:table-cell>
          <table:table-cell office:value-type="float" office:value="203.4" table:style-name="ce19">
            <text:p>203,4</text:p>
          </table:table-cell>
          <table:table-cell office:value-type="float" office:value="85.88" table:style-name="ce20">
            <text:p>85,88</text:p>
          </table:table-cell>
          <table:table-cell table:number-columns-repeated="16381"/>
        </table:table-row>
        <table:table-row table:style-name="ro1">
          <table:table-cell office:value-type="float" office:value="128" table:style-name="ce10">
            <text:p>128</text:p>
          </table:table-cell>
          <table:table-cell office:value-type="float" office:value="201.6" table:style-name="ce19">
            <text:p>201,6</text:p>
          </table:table-cell>
          <table:table-cell office:value-type="float" office:value="85.12" table:style-name="ce20">
            <text:p>85,12</text:p>
          </table:table-cell>
          <table:table-cell table:number-columns-repeated="16381"/>
        </table:table-row>
        <table:table-row table:style-name="ro1">
          <table:table-cell office:value-type="float" office:value="129" table:style-name="ce10">
            <text:p>129</text:p>
          </table:table-cell>
          <table:table-cell office:value-type="float" office:value="201.6" table:style-name="ce19">
            <text:p>201,6</text:p>
          </table:table-cell>
          <table:table-cell office:value-type="float" office:value="85.12" table:style-name="ce20">
            <text:p>85,12</text:p>
          </table:table-cell>
          <table:table-cell table:number-columns-repeated="16381"/>
        </table:table-row>
        <table:table-row table:style-name="ro1">
          <table:table-cell office:value-type="float" office:value="130" table:style-name="ce10">
            <text:p>130</text:p>
          </table:table-cell>
          <table:table-cell office:value-type="float" office:value="199.8" table:style-name="ce19">
            <text:p>199,8</text:p>
          </table:table-cell>
          <table:table-cell office:value-type="float" office:value="84.360000000000014" table:style-name="ce20">
            <text:p>84,36</text:p>
          </table:table-cell>
          <table:table-cell table:number-columns-repeated="16381"/>
        </table:table-row>
        <table:table-row table:style-name="ro1">
          <table:table-cell office:value-type="float" office:value="131" table:style-name="ce10">
            <text:p>131</text:p>
          </table:table-cell>
          <table:table-cell office:value-type="float" office:value="199.8" table:style-name="ce19">
            <text:p>199,8</text:p>
          </table:table-cell>
          <table:table-cell office:value-type="float" office:value="84.360000000000014" table:style-name="ce20">
            <text:p>84,36</text:p>
          </table:table-cell>
          <table:table-cell table:number-columns-repeated="16381"/>
        </table:table-row>
        <table:table-row table:style-name="ro1">
          <table:table-cell office:value-type="float" office:value="132" table:style-name="ce10">
            <text:p>132</text:p>
          </table:table-cell>
          <table:table-cell office:value-type="float" office:value="198" table:style-name="ce19">
            <text:p>198</text:p>
          </table:table-cell>
          <table:table-cell office:value-type="float" office:value="83.6" table:style-name="ce20">
            <text:p>83,6</text:p>
          </table:table-cell>
          <table:table-cell table:number-columns-repeated="16381"/>
        </table:table-row>
        <table:table-row table:style-name="ro1">
          <table:table-cell office:value-type="float" office:value="133" table:style-name="ce10">
            <text:p>133</text:p>
          </table:table-cell>
          <table:table-cell office:value-type="float" office:value="0" table:style-name="ce19">
            <text:p>0</text:p>
          </table:table-cell>
          <table:table-cell office:value-type="float" office:value="83.6" table:style-name="ce20">
            <text:p>83,6</text:p>
          </table:table-cell>
          <table:table-cell table:number-columns-repeated="16381"/>
        </table:table-row>
        <table:table-row table:style-name="ro1">
          <table:table-cell office:value-type="float" office:value="134" table:style-name="ce10">
            <text:p>134</text:p>
          </table:table-cell>
          <table:table-cell office:value-type="float" office:value="196.20000000000002" table:style-name="ce19">
            <text:p>196,2</text:p>
          </table:table-cell>
          <table:table-cell office:value-type="float" office:value="82.84" table:style-name="ce20">
            <text:p>82,84</text:p>
          </table:table-cell>
          <table:table-cell table:number-columns-repeated="16381"/>
        </table:table-row>
        <table:table-row table:style-name="ro1">
          <table:table-cell office:value-type="float" office:value="135" table:style-name="ce10">
            <text:p>135</text:p>
          </table:table-cell>
          <table:table-cell office:value-type="float" office:value="196.20000000000002" table:style-name="ce19">
            <text:p>196,2</text:p>
          </table:table-cell>
          <table:table-cell office:value-type="float" office:value="82.84" table:style-name="ce20">
            <text:p>82,84</text:p>
          </table:table-cell>
          <table:table-cell table:number-columns-repeated="16381"/>
        </table:table-row>
        <table:table-row table:style-name="ro1">
          <table:table-cell office:value-type="float" office:value="136" table:style-name="ce10">
            <text:p>136</text:p>
          </table:table-cell>
          <table:table-cell office:value-type="float" office:value="194.4" table:style-name="ce19">
            <text:p>194,4</text:p>
          </table:table-cell>
          <table:table-cell office:value-type="float" office:value="82.08" table:style-name="ce20">
            <text:p>82,08</text:p>
          </table:table-cell>
          <table:table-cell table:number-columns-repeated="16381"/>
        </table:table-row>
        <table:table-row table:style-name="ro1">
          <table:table-cell office:value-type="float" office:value="137" table:style-name="ce10">
            <text:p>137</text:p>
          </table:table-cell>
          <table:table-cell office:value-type="float" office:value="194.4" table:style-name="ce19">
            <text:p>194,4</text:p>
          </table:table-cell>
          <table:table-cell office:value-type="float" office:value="82.08" table:style-name="ce20">
            <text:p>82,08</text:p>
          </table:table-cell>
          <table:table-cell table:number-columns-repeated="16381"/>
        </table:table-row>
        <table:table-row table:style-name="ro1">
          <table:table-cell office:value-type="float" office:value="138" table:style-name="ce10">
            <text:p>138</text:p>
          </table:table-cell>
          <table:table-cell office:value-type="float" office:value="192.6" table:style-name="ce19">
            <text:p>192,6</text:p>
          </table:table-cell>
          <table:table-cell office:value-type="float" office:value="81.320000000000007" table:style-name="ce20">
            <text:p>81,32</text:p>
          </table:table-cell>
          <table:table-cell table:number-columns-repeated="16381"/>
        </table:table-row>
        <table:table-row table:style-name="ro1">
          <table:table-cell office:value-type="float" office:value="139" table:style-name="ce10">
            <text:p>139</text:p>
          </table:table-cell>
          <table:table-cell office:value-type="float" office:value="192.6" table:style-name="ce19">
            <text:p>192,6</text:p>
          </table:table-cell>
          <table:table-cell office:value-type="float" office:value="81.320000000000007" table:style-name="ce20">
            <text:p>81,32</text:p>
          </table:table-cell>
          <table:table-cell table:number-columns-repeated="16381"/>
        </table:table-row>
        <table:table-row table:style-name="ro1">
          <table:table-cell office:value-type="float" office:value="140" table:style-name="ce10">
            <text:p>140</text:p>
          </table:table-cell>
          <table:table-cell office:value-type="float" office:value="0" table:style-name="ce19">
            <text:p>0</text:p>
          </table:table-cell>
          <table:table-cell office:value-type="float" office:value="80.56" table:style-name="ce20">
            <text:p>80,56</text:p>
          </table:table-cell>
          <table:table-cell table:number-columns-repeated="16381"/>
        </table:table-row>
        <table:table-row table:style-name="ro1">
          <table:table-cell office:value-type="float" office:value="141" table:style-name="ce10">
            <text:p>141</text:p>
          </table:table-cell>
          <table:table-cell office:value-type="float" office:value="190.8" table:style-name="ce19">
            <text:p>190,8</text:p>
          </table:table-cell>
          <table:table-cell office:value-type="float" office:value="80.56" table:style-name="ce20">
            <text:p>80,56</text:p>
          </table:table-cell>
          <table:table-cell table:number-columns-repeated="16381"/>
        </table:table-row>
        <table:table-row table:style-name="ro1">
          <table:table-cell office:value-type="float" office:value="142" table:style-name="ce10">
            <text:p>142</text:p>
          </table:table-cell>
          <table:table-cell office:value-type="float" office:value="189" table:style-name="ce19">
            <text:p>189</text:p>
          </table:table-cell>
          <table:table-cell office:value-type="float" office:value="79.8" table:style-name="ce20">
            <text:p>79,8</text:p>
          </table:table-cell>
          <table:table-cell table:number-columns-repeated="16381"/>
        </table:table-row>
        <table:table-row table:style-name="ro1">
          <table:table-cell office:value-type="float" office:value="143" table:style-name="ce10">
            <text:p>143</text:p>
          </table:table-cell>
          <table:table-cell office:value-type="float" office:value="189" table:style-name="ce19">
            <text:p>189</text:p>
          </table:table-cell>
          <table:table-cell office:value-type="float" office:value="79.8" table:style-name="ce20">
            <text:p>79,8</text:p>
          </table:table-cell>
          <table:table-cell table:number-columns-repeated="16381"/>
        </table:table-row>
        <table:table-row table:style-name="ro1">
          <table:table-cell office:value-type="float" office:value="144" table:style-name="ce10">
            <text:p>144</text:p>
          </table:table-cell>
          <table:table-cell office:value-type="float" office:value="187.20000000000002" table:style-name="ce19">
            <text:p>187,2</text:p>
          </table:table-cell>
          <table:table-cell office:value-type="float" office:value="79.039999999999992" table:style-name="ce20">
            <text:p>79,04</text:p>
          </table:table-cell>
          <table:table-cell table:number-columns-repeated="16381"/>
        </table:table-row>
        <table:table-row table:style-name="ro1">
          <table:table-cell office:value-type="float" office:value="145" table:style-name="ce10">
            <text:p>145</text:p>
          </table:table-cell>
          <table:table-cell office:value-type="float" office:value="187.20000000000002" table:style-name="ce19">
            <text:p>187,2</text:p>
          </table:table-cell>
          <table:table-cell office:value-type="float" office:value="79.039999999999992" table:style-name="ce20">
            <text:p>79,04</text:p>
          </table:table-cell>
          <table:table-cell table:number-columns-repeated="16381"/>
        </table:table-row>
        <table:table-row table:style-name="ro1">
          <table:table-cell office:value-type="float" office:value="146" table:style-name="ce10">
            <text:p>146</text:p>
          </table:table-cell>
          <table:table-cell office:value-type="float" office:value="185.4" table:style-name="ce19">
            <text:p>185,4</text:p>
          </table:table-cell>
          <table:table-cell office:value-type="float" office:value="78.28" table:style-name="ce20">
            <text:p>78,28</text:p>
          </table:table-cell>
          <table:table-cell table:number-columns-repeated="16381"/>
        </table:table-row>
        <table:table-row table:style-name="ro1">
          <table:table-cell office:value-type="float" office:value="147" table:style-name="ce10">
            <text:p>147</text:p>
          </table:table-cell>
          <table:table-cell office:value-type="float" office:value="0" table:style-name="ce19">
            <text:p>0</text:p>
          </table:table-cell>
          <table:table-cell office:value-type="float" office:value="78.28" table:style-name="ce20">
            <text:p>78,28</text:p>
          </table:table-cell>
          <table:table-cell table:number-columns-repeated="16381"/>
        </table:table-row>
        <table:table-row table:style-name="ro1">
          <table:table-cell office:value-type="float" office:value="148" table:style-name="ce10">
            <text:p>148</text:p>
          </table:table-cell>
          <table:table-cell office:value-type="float" office:value="183.6" table:style-name="ce19">
            <text:p>183,6</text:p>
          </table:table-cell>
          <table:table-cell office:value-type="float" office:value="77.52000000000001" table:style-name="ce20">
            <text:p>77,52</text:p>
          </table:table-cell>
          <table:table-cell table:number-columns-repeated="16381"/>
        </table:table-row>
        <table:table-row table:style-name="ro1">
          <table:table-cell office:value-type="float" office:value="149" table:style-name="ce10">
            <text:p>149</text:p>
          </table:table-cell>
          <table:table-cell office:value-type="float" office:value="183.6" table:style-name="ce19">
            <text:p>183,6</text:p>
          </table:table-cell>
          <table:table-cell office:value-type="float" office:value="77.52000000000001" table:style-name="ce20">
            <text:p>77,52</text:p>
          </table:table-cell>
          <table:table-cell table:number-columns-repeated="16381"/>
        </table:table-row>
        <table:table-row table:style-name="ro1">
          <table:table-cell office:value-type="float" office:value="150" table:style-name="ce10">
            <text:p>150</text:p>
          </table:table-cell>
          <table:table-cell office:value-type="float" office:value="219.6" table:style-name="ce19">
            <text:p>219,6</text:p>
          </table:table-cell>
          <table:table-cell office:value-type="float" office:value="812.72" table:style-name="ce20">
            <text:p>812,72</text:p>
          </table:table-cell>
          <table:table-cell table:number-columns-repeated="16381"/>
        </table:table-row>
        <table:table-row table:style-name="ro1">
          <table:table-cell office:value-type="float" office:value="151" table:style-name="ce10">
            <text:p>151</text:p>
          </table:table-cell>
          <table:table-cell office:value-type="float" office:value="219.6" table:style-name="ce19">
            <text:p>219,6</text:p>
          </table:table-cell>
          <table:table-cell office:value-type="float" office:value="92.72" table:style-name="ce20">
            <text:p>92,72</text:p>
          </table:table-cell>
          <table:table-cell table:number-columns-repeated="16381"/>
        </table:table-row>
        <table:table-row table:style-name="ro1">
          <table:table-cell office:value-type="float" office:value="152" table:style-name="ce10">
            <text:p>152</text:p>
          </table:table-cell>
          <table:table-cell office:value-type="float" office:value="217.8" table:style-name="ce19">
            <text:p>217,8</text:p>
          </table:table-cell>
          <table:table-cell office:value-type="float" office:value="91.960000000000008" table:style-name="ce20">
            <text:p>91,96</text:p>
          </table:table-cell>
          <table:table-cell table:number-columns-repeated="16381"/>
        </table:table-row>
        <table:table-row table:style-name="ro1">
          <table:table-cell office:value-type="float" office:value="153" table:style-name="ce10">
            <text:p>153</text:p>
          </table:table-cell>
          <table:table-cell office:value-type="float" office:value="217.8" table:style-name="ce19">
            <text:p>217,8</text:p>
          </table:table-cell>
          <table:table-cell office:value-type="float" office:value="91.960000000000008" table:style-name="ce20">
            <text:p>91,96</text:p>
          </table:table-cell>
          <table:table-cell table:number-columns-repeated="16381"/>
        </table:table-row>
        <table:table-row table:style-name="ro1">
          <table:table-cell office:value-type="float" office:value="154" table:style-name="ce10">
            <text:p>154</text:p>
          </table:table-cell>
          <table:table-cell office:value-type="float" office:value="0" table:style-name="ce19">
            <text:p>0</text:p>
          </table:table-cell>
          <table:table-cell office:value-type="float" office:value="91.199999999999989" table:style-name="ce20">
            <text:p>91,2</text:p>
          </table:table-cell>
          <table:table-cell table:number-columns-repeated="16381"/>
        </table:table-row>
        <table:table-row table:style-name="ro1">
          <table:table-cell office:value-type="float" office:value="155" table:style-name="ce10">
            <text:p>155</text:p>
          </table:table-cell>
          <table:table-cell office:value-type="float" office:value="216" table:style-name="ce19">
            <text:p>216</text:p>
          </table:table-cell>
          <table:table-cell office:value-type="float" office:value="91.199999999999989" table:style-name="ce20">
            <text:p>91,2</text:p>
          </table:table-cell>
          <table:table-cell table:number-columns-repeated="16381"/>
        </table:table-row>
        <table:table-row table:style-name="ro1">
          <table:table-cell office:value-type="float" office:value="156" table:style-name="ce10">
            <text:p>156</text:p>
          </table:table-cell>
          <table:table-cell office:value-type="float" office:value="214.20000000000002" table:style-name="ce19">
            <text:p>214,2</text:p>
          </table:table-cell>
          <table:table-cell office:value-type="float" office:value="90.44" table:style-name="ce20">
            <text:p>90,44</text:p>
          </table:table-cell>
          <table:table-cell table:number-columns-repeated="16381"/>
        </table:table-row>
        <table:table-row table:style-name="ro1">
          <table:table-cell office:value-type="float" office:value="157" table:style-name="ce10">
            <text:p>157</text:p>
          </table:table-cell>
          <table:table-cell office:value-type="float" office:value="214.20000000000002" table:style-name="ce19">
            <text:p>214,2</text:p>
          </table:table-cell>
          <table:table-cell office:value-type="float" office:value="90.44" table:style-name="ce20">
            <text:p>90,44</text:p>
          </table:table-cell>
          <table:table-cell table:number-columns-repeated="16381"/>
        </table:table-row>
        <table:table-row table:style-name="ro1">
          <table:table-cell office:value-type="float" office:value="158" table:style-name="ce10">
            <text:p>158</text:p>
          </table:table-cell>
          <table:table-cell office:value-type="float" office:value="212.4" table:style-name="ce19">
            <text:p>212,4</text:p>
          </table:table-cell>
          <table:table-cell office:value-type="float" office:value="89.68" table:style-name="ce20">
            <text:p>89,68</text:p>
          </table:table-cell>
          <table:table-cell table:number-columns-repeated="16381"/>
        </table:table-row>
        <table:table-row table:style-name="ro1">
          <table:table-cell office:value-type="float" office:value="159" table:style-name="ce10">
            <text:p>159</text:p>
          </table:table-cell>
          <table:table-cell office:value-type="float" office:value="212.4" table:style-name="ce19">
            <text:p>212,4</text:p>
          </table:table-cell>
          <table:table-cell office:value-type="float" office:value="89.68" table:style-name="ce20">
            <text:p>89,68</text:p>
          </table:table-cell>
          <table:table-cell table:number-columns-repeated="16381"/>
        </table:table-row>
        <table:table-row table:style-name="ro1">
          <table:table-cell office:value-type="float" office:value="160" table:style-name="ce10">
            <text:p>160</text:p>
          </table:table-cell>
          <table:table-cell office:value-type="float" office:value="210.6" table:style-name="ce19">
            <text:p>210,6</text:p>
          </table:table-cell>
          <table:table-cell office:value-type="float" office:value="88.92" table:style-name="ce20">
            <text:p>88,92</text:p>
          </table:table-cell>
          <table:table-cell table:number-columns-repeated="16381"/>
        </table:table-row>
        <table:table-row table:style-name="ro1">
          <table:table-cell office:value-type="float" office:value="161" table:style-name="ce10">
            <text:p>161</text:p>
          </table:table-cell>
          <table:table-cell office:value-type="float" office:value="0" table:style-name="ce19">
            <text:p>0</text:p>
          </table:table-cell>
          <table:table-cell office:value-type="float" office:value="88.92" table:style-name="ce20">
            <text:p>88,92</text:p>
          </table:table-cell>
          <table:table-cell table:number-columns-repeated="16381"/>
        </table:table-row>
        <table:table-row table:style-name="ro1">
          <table:table-cell office:value-type="float" office:value="162" table:style-name="ce10">
            <text:p>162</text:p>
          </table:table-cell>
          <table:table-cell office:value-type="float" office:value="208.8" table:style-name="ce19">
            <text:p>208,8</text:p>
          </table:table-cell>
          <table:table-cell office:value-type="float" office:value="88.160000000000011" table:style-name="ce20">
            <text:p>88,16</text:p>
          </table:table-cell>
          <table:table-cell table:number-columns-repeated="16381"/>
        </table:table-row>
        <table:table-row table:style-name="ro1">
          <table:table-cell office:value-type="float" office:value="163" table:style-name="ce10">
            <text:p>163</text:p>
          </table:table-cell>
          <table:table-cell office:value-type="float" office:value="208.8" table:style-name="ce19">
            <text:p>208,8</text:p>
          </table:table-cell>
          <table:table-cell office:value-type="float" office:value="88.160000000000011" table:style-name="ce20">
            <text:p>88,16</text:p>
          </table:table-cell>
          <table:table-cell table:number-columns-repeated="16381"/>
        </table:table-row>
        <table:table-row table:style-name="ro1">
          <table:table-cell office:value-type="float" office:value="164" table:style-name="ce10">
            <text:p>164</text:p>
          </table:table-cell>
          <table:table-cell office:value-type="float" office:value="207" table:style-name="ce19">
            <text:p>207</text:p>
          </table:table-cell>
          <table:table-cell office:value-type="float" office:value="87.399999999999991" table:style-name="ce20">
            <text:p>87,4</text:p>
          </table:table-cell>
          <table:table-cell table:number-columns-repeated="16381"/>
        </table:table-row>
        <table:table-row table:style-name="ro1">
          <table:table-cell office:value-type="float" office:value="165" table:style-name="ce10">
            <text:p>165</text:p>
          </table:table-cell>
          <table:table-cell office:value-type="float" office:value="207" table:style-name="ce19">
            <text:p>207</text:p>
          </table:table-cell>
          <table:table-cell office:value-type="float" office:value="87.399999999999991" table:style-name="ce20">
            <text:p>87,4</text:p>
          </table:table-cell>
          <table:table-cell table:number-columns-repeated="16381"/>
        </table:table-row>
        <table:table-row table:style-name="ro1">
          <table:table-cell office:value-type="float" office:value="166" table:style-name="ce10">
            <text:p>166</text:p>
          </table:table-cell>
          <table:table-cell office:value-type="float" office:value="205.20000000000002" table:style-name="ce19">
            <text:p>205,2</text:p>
          </table:table-cell>
          <table:table-cell office:value-type="float" office:value="86.64" table:style-name="ce20">
            <text:p>86,64</text:p>
          </table:table-cell>
          <table:table-cell table:number-columns-repeated="16381"/>
        </table:table-row>
        <table:table-row table:style-name="ro1">
          <table:table-cell office:value-type="float" office:value="167" table:style-name="ce10">
            <text:p>167</text:p>
          </table:table-cell>
          <table:table-cell office:value-type="float" office:value="205.20000000000002" table:style-name="ce19">
            <text:p>205,2</text:p>
          </table:table-cell>
          <table:table-cell office:value-type="float" office:value="86.64" table:style-name="ce20">
            <text:p>86,64</text:p>
          </table:table-cell>
          <table:table-cell table:number-columns-repeated="16381"/>
        </table:table-row>
        <table:table-row table:style-name="ro1">
          <table:table-cell office:value-type="float" office:value="168" table:style-name="ce10">
            <text:p>168</text:p>
          </table:table-cell>
          <table:table-cell office:value-type="float" office:value="0" table:style-name="ce19">
            <text:p>0</text:p>
          </table:table-cell>
          <table:table-cell office:value-type="float" office:value="85.88" table:style-name="ce20">
            <text:p>85,88</text:p>
          </table:table-cell>
          <table:table-cell table:number-columns-repeated="16381"/>
        </table:table-row>
        <table:table-row table:style-name="ro1">
          <table:table-cell office:value-type="float" office:value="169" table:style-name="ce10">
            <text:p>169</text:p>
          </table:table-cell>
          <table:table-cell office:value-type="float" office:value="203.4" table:style-name="ce19">
            <text:p>203,4</text:p>
          </table:table-cell>
          <table:table-cell office:value-type="float" office:value="85.88" table:style-name="ce20">
            <text:p>85,88</text:p>
          </table:table-cell>
          <table:table-cell table:number-columns-repeated="16381"/>
        </table:table-row>
        <table:table-row table:style-name="ro1">
          <table:table-cell office:value-type="float" office:value="170" table:style-name="ce10">
            <text:p>170</text:p>
          </table:table-cell>
          <table:table-cell office:value-type="float" office:value="201.6" table:style-name="ce19">
            <text:p>201,6</text:p>
          </table:table-cell>
          <table:table-cell office:value-type="float" office:value="85.12" table:style-name="ce20">
            <text:p>85,12</text:p>
          </table:table-cell>
          <table:table-cell table:number-columns-repeated="16381"/>
        </table:table-row>
        <table:table-row table:style-name="ro1">
          <table:table-cell office:value-type="float" office:value="171" table:style-name="ce10">
            <text:p>171</text:p>
          </table:table-cell>
          <table:table-cell office:value-type="float" office:value="201.6" table:style-name="ce19">
            <text:p>201,6</text:p>
          </table:table-cell>
          <table:table-cell office:value-type="float" office:value="85.12" table:style-name="ce20">
            <text:p>85,12</text:p>
          </table:table-cell>
          <table:table-cell table:number-columns-repeated="16381"/>
        </table:table-row>
        <table:table-row table:style-name="ro1">
          <table:table-cell office:value-type="float" office:value="172" table:style-name="ce10">
            <text:p>172</text:p>
          </table:table-cell>
          <table:table-cell office:value-type="float" office:value="199.8" table:style-name="ce19">
            <text:p>199,8</text:p>
          </table:table-cell>
          <table:table-cell office:value-type="float" office:value="84.360000000000014" table:style-name="ce20">
            <text:p>84,36</text:p>
          </table:table-cell>
          <table:table-cell table:number-columns-repeated="16381"/>
        </table:table-row>
        <table:table-row table:style-name="ro1">
          <table:table-cell office:value-type="float" office:value="173" table:style-name="ce10">
            <text:p>173</text:p>
          </table:table-cell>
          <table:table-cell office:value-type="float" office:value="199.8" table:style-name="ce19">
            <text:p>199,8</text:p>
          </table:table-cell>
          <table:table-cell office:value-type="float" office:value="84.360000000000014" table:style-name="ce20">
            <text:p>84,36</text:p>
          </table:table-cell>
          <table:table-cell table:number-columns-repeated="16381"/>
        </table:table-row>
        <table:table-row table:style-name="ro1">
          <table:table-cell office:value-type="float" office:value="174" table:style-name="ce10">
            <text:p>174</text:p>
          </table:table-cell>
          <table:table-cell office:value-type="float" office:value="198" table:style-name="ce19">
            <text:p>198</text:p>
          </table:table-cell>
          <table:table-cell office:value-type="float" office:value="83.6" table:style-name="ce20">
            <text:p>83,6</text:p>
          </table:table-cell>
          <table:table-cell table:number-columns-repeated="16381"/>
        </table:table-row>
        <table:table-row table:style-name="ro1">
          <table:table-cell office:value-type="float" office:value="175" table:style-name="ce10">
            <text:p>175</text:p>
          </table:table-cell>
          <table:table-cell office:value-type="float" office:value="0" table:style-name="ce19">
            <text:p>0</text:p>
          </table:table-cell>
          <table:table-cell office:value-type="float" office:value="83.6" table:style-name="ce20">
            <text:p>83,6</text:p>
          </table:table-cell>
          <table:table-cell table:number-columns-repeated="16381"/>
        </table:table-row>
        <table:table-row table:style-name="ro1">
          <table:table-cell office:value-type="float" office:value="176" table:style-name="ce10">
            <text:p>176</text:p>
          </table:table-cell>
          <table:table-cell office:value-type="float" office:value="196.20000000000002" table:style-name="ce19">
            <text:p>196,2</text:p>
          </table:table-cell>
          <table:table-cell office:value-type="float" office:value="82.84" table:style-name="ce20">
            <text:p>82,84</text:p>
          </table:table-cell>
          <table:table-cell table:number-columns-repeated="16381"/>
        </table:table-row>
        <table:table-row table:style-name="ro1">
          <table:table-cell office:value-type="float" office:value="177" table:style-name="ce10">
            <text:p>177</text:p>
          </table:table-cell>
          <table:table-cell office:value-type="float" office:value="196.20000000000002" table:style-name="ce19">
            <text:p>196,2</text:p>
          </table:table-cell>
          <table:table-cell office:value-type="float" office:value="82.84" table:style-name="ce20">
            <text:p>82,84</text:p>
          </table:table-cell>
          <table:table-cell table:number-columns-repeated="16381"/>
        </table:table-row>
        <table:table-row table:style-name="ro1">
          <table:table-cell office:value-type="float" office:value="178" table:style-name="ce10">
            <text:p>178</text:p>
          </table:table-cell>
          <table:table-cell office:value-type="float" office:value="194.4" table:style-name="ce19">
            <text:p>194,4</text:p>
          </table:table-cell>
          <table:table-cell office:value-type="float" office:value="82.08" table:style-name="ce20">
            <text:p>82,08</text:p>
          </table:table-cell>
          <table:table-cell table:number-columns-repeated="16381"/>
        </table:table-row>
        <table:table-row table:style-name="ro1">
          <table:table-cell office:value-type="float" office:value="179" table:style-name="ce10">
            <text:p>179</text:p>
          </table:table-cell>
          <table:table-cell office:value-type="float" office:value="194.4" table:style-name="ce19">
            <text:p>194,4</text:p>
          </table:table-cell>
          <table:table-cell office:value-type="float" office:value="82.08" table:style-name="ce20">
            <text:p>82,08</text:p>
          </table:table-cell>
          <table:table-cell table:number-columns-repeated="16381"/>
        </table:table-row>
        <table:table-row table:style-name="ro1">
          <table:table-cell office:value-type="float" office:value="180" table:style-name="ce10">
            <text:p>180</text:p>
          </table:table-cell>
          <table:table-cell office:value-type="float" office:value="233.1" table:style-name="ce19">
            <text:p>233,1</text:p>
          </table:table-cell>
          <table:table-cell office:value-type="float" office:value="872.42" table:style-name="ce20">
            <text:p>872,4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puste)</text:p>
          </table:table-cell>
          <table:table-cell table:style-name="ce19"/>
          <table:table-cell table:style-name="ce20"/>
          <table:table-cell table:number-columns-repeated="16381"/>
        </table:table-row>
        <table:table-row table:style-name="ro1">
          <table:table-cell office:value-type="string" table:style-name="ce12">
            <text:p>Suma końcowa</text:p>
          </table:table-cell>
          <table:table-cell office:value-type="float" office:value="28737.899999999994" table:style-name="ce21">
            <text:p>28737,9</text:p>
          </table:table-cell>
          <table:table-cell office:value-type="float" office:value="18164.62" table:style-name="ce22">
            <text:p>18164,62</text:p>
          </table:table-cell>
          <table:table-cell table:number-columns-repeated="16381"/>
        </table:table-row>
        <table:table-row table:number-rows-repeated="1048391" table:style-name="ro1">
          <table:table-cell table:number-columns-repeated="16384"/>
        </table:table-row>
      </table:table>
      <table:table table:name="Arkusz1" table:style-name="ta1">
        <table:table-column table:style-name="co3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dni</text:p>
          </table:table-cell>
          <table:table-cell office:value-type="string" table:style-name="ce1">
            <text:p>ilosc kur</text:p>
          </table:table-cell>
          <table:table-cell office:value-type="string" table:style-name="ce2">
            <text:p>biznes z jajek</text:p>
          </table:table-cell>
          <table:table-cell office:value-type="string" table:style-name="ce1">
            <text:p>ilosc zjedzonych kg</text:p>
          </table:table-cell>
          <table:table-cell office:value-type="string" table:style-name="ce1">
            <text:p>koszty paszy</text:p>
          </table:table-cell>
          <table:table-cell office:value-type="string" table:style-name="ce3">
            <text:p>kosztu dodatkowych kur</text:p>
          </table:table-cell>
          <table:table-cell office:value-type="string" table:style-name="ce1">
            <text:p>zysk</text:p>
          </table:table-cell>
          <table:table-cell office:value-type="string" table:style-name="ce1">
            <text:p>licz zyski</text:p>
          </table:table-cell>
          <table:table-cell office:value-type="string" table:style-name="ce1">
            <text:p>koszty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currency" office:value="180" table:formula="of:=IF(MOD([.A2]; 7) = 0; 0; [.B2]*0.9)" table:style-name="ce2">
            <text:p><text:s/>180,00 zł<text:s/></text:p>
          </table:table-cell>
          <table:table-cell office:value-type="float" office:value="40" table:formula="of:=[.B2]*0.2" table:style-name="ce1">
            <text:p>40</text:p>
          </table:table-cell>
          <table:table-cell office:value-type="currency" office:value="76" table:formula="of:=[.D2]*1.9" table:style-name="ce2">
            <text:p><text:s/>76,00 zł<text:s/></text:p>
          </table:table-cell>
          <table:table-cell office:value-type="currency" office:value="0" table:formula="of:=IF(MOD([.A2];30)=0;([.B2]-[.B1])*18; 0)" table:style-name="ce3">
            <text:p><text:s/>- <text:s text:c="2"/>zł<text:s/></text:p>
          </table:table-cell>
          <table:table-cell office:value-type="currency" office:value="104" table:formula="of:=[.C2]-[.E2] -[.F2]" table:style-name="ce2">
            <text:p><text:s/>104,00 zł<text:s/></text:p>
          </table:table-cell>
          <table:table-cell office:value-type="currency" office:value="104" table:formula="of:= [.G2]" table:style-name="ce2">
            <text:p><text:s/>104,00 zł<text:s/></text:p>
          </table:table-cell>
          <table:table-cell office:value-type="currency" office:value="76" table:formula="of:=[.E2]+[.F2]" table:style-name="ce2">
            <text:p><text:s/>76,00 zł<text:s/></text:p>
          </table:table-cell>
          <table:table-cell table:number-columns-repeated="16375"/>
        </table:table-row>
        <table:table-row table:style-name="ro1">
          <table:table-cell office:value-type="float" office:value="2" table:formula="of:=[.A2]+1" table:style-name="ce1">
            <text:p>2</text:p>
          </table:table-cell>
          <table:table-cell office:value-type="float" office:value="198" table:formula="of:=IF(MOD([.A3]; 30) = 0; [.B2] + ROUNDDOWN([.B2]/5; 0); IF(MOD([.A2];2)= 1;[.B2]-2; [.B2]))" table:style-name="ce1">
            <text:p>198</text:p>
          </table:table-cell>
          <table:table-cell office:value-type="currency" office:value="178.20000000000002" table:formula="of:=IF(MOD([.A3]; 7) = 0; 0; [.B3]*0.9)" table:style-name="ce2">
            <text:p><text:s/>178,20 zł<text:s/></text:p>
          </table:table-cell>
          <table:table-cell office:value-type="float" office:value="39.6" table:formula="of:=[.B3]*0.2" table:style-name="ce1">
            <text:p>39,6</text:p>
          </table:table-cell>
          <table:table-cell office:value-type="currency" office:value="75.239999999999995" table:formula="of:=[.D3]*1.9" table:style-name="ce2">
            <text:p><text:s/>75,24 zł<text:s/></text:p>
          </table:table-cell>
          <table:table-cell office:value-type="currency" office:value="0" table:formula="of:=IF(MOD([.A3];30)=0;([.B3]-[.B2])*18; 0)" table:style-name="ce3">
            <text:p><text:s/>- <text:s text:c="2"/>zł<text:s/></text:p>
          </table:table-cell>
          <table:table-cell office:value-type="currency" office:value="102.96000000000002" table:formula="of:=[.C3]-[.E3] -[.F3]" table:style-name="ce2">
            <text:p><text:s/>102,96 zł<text:s/></text:p>
          </table:table-cell>
          <table:table-cell office:value-type="currency" office:value="206.96000000000004" table:formula="of:=[.H2]+[.G3]" table:style-name="ce2">
            <text:p><text:s/>206,96 zł<text:s/></text:p>
          </table:table-cell>
          <table:table-cell office:value-type="currency" office:value="75.239999999999995" table:formula="of:=[.E3]+[.F3]" table:style-name="ce2">
            <text:p><text:s/>75,24 zł<text:s/></text:p>
          </table:table-cell>
          <table:table-cell table:number-columns-repeated="16375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float" office:value="198" table:formula="of:=IF(MOD([.A4]; 30) = 0; [.B3] + ROUNDDOWN([.B3]/5; 0); IF(MOD([.A3];2)= 1;[.B3]-2; [.B3]))" table:style-name="ce1">
            <text:p>198</text:p>
          </table:table-cell>
          <table:table-cell office:value-type="currency" office:value="178.20000000000002" table:formula="of:=IF(MOD([.A4]; 7) = 0; 0; [.B4]*0.9)" table:style-name="ce2">
            <text:p><text:s/>178,20 zł<text:s/></text:p>
          </table:table-cell>
          <table:table-cell office:value-type="float" office:value="39.6" table:formula="of:=[.B4]*0.2" table:style-name="ce1">
            <text:p>39,6</text:p>
          </table:table-cell>
          <table:table-cell office:value-type="currency" office:value="75.239999999999995" table:formula="of:=[.D4]*1.9" table:style-name="ce2">
            <text:p><text:s/>75,24 zł<text:s/></text:p>
          </table:table-cell>
          <table:table-cell office:value-type="currency" office:value="0" table:formula="of:=IF(MOD([.A4];30)=0;([.B4]-[.B3])*18; 0)" table:style-name="ce3">
            <text:p><text:s/>- <text:s text:c="2"/>zł<text:s/></text:p>
          </table:table-cell>
          <table:table-cell office:value-type="currency" office:value="102.96000000000002" table:formula="of:=[.C4]-[.E4] -[.F4]" table:style-name="ce2">
            <text:p><text:s/>102,96 zł<text:s/></text:p>
          </table:table-cell>
          <table:table-cell office:value-type="currency" office:value="309.92000000000007" table:formula="of:=[.H3]+[.G4]" table:style-name="ce2">
            <text:p><text:s/>309,92 zł<text:s/></text:p>
          </table:table-cell>
          <table:table-cell office:value-type="currency" office:value="75.239999999999995" table:formula="of:=[.E4]+[.F4]" table:style-name="ce2">
            <text:p><text:s/>75,24 zł<text:s/></text:p>
          </table:table-cell>
          <table:table-cell table:number-columns-repeated="16375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float" office:value="196" table:formula="of:=IF(MOD([.A5]; 30) = 0; [.B4] + ROUNDDOWN([.B4]/5; 0); IF(MOD([.A4];2)= 1;[.B4]-2; [.B4]))" table:style-name="ce1">
            <text:p>196</text:p>
          </table:table-cell>
          <table:table-cell office:value-type="currency" office:value="176.4" table:formula="of:=IF(MOD([.A5]; 7) = 0; 0; [.B5]*0.9)" table:style-name="ce2">
            <text:p><text:s/>176,40 zł<text:s/></text:p>
          </table:table-cell>
          <table:table-cell office:value-type="float" office:value="39.200000000000003" table:formula="of:=[.B5]*0.2" table:style-name="ce1">
            <text:p>39,2</text:p>
          </table:table-cell>
          <table:table-cell office:value-type="currency" office:value="74.48" table:formula="of:=[.D5]*1.9" table:style-name="ce2">
            <text:p><text:s/>74,48 zł<text:s/></text:p>
          </table:table-cell>
          <table:table-cell office:value-type="currency" office:value="0" table:formula="of:=IF(MOD([.A5];30)=0;([.B5]-[.B4])*18; 0)" table:style-name="ce3">
            <text:p><text:s/>- <text:s text:c="2"/>zł<text:s/></text:p>
          </table:table-cell>
          <table:table-cell office:value-type="currency" office:value="101.92" table:formula="of:=[.C5]-[.E5] -[.F5]" table:style-name="ce2">
            <text:p><text:s/>101,92 zł<text:s/></text:p>
          </table:table-cell>
          <table:table-cell office:value-type="currency" office:value="411.84000000000009" table:formula="of:=[.H4]+[.G5]" table:style-name="ce2">
            <text:p><text:s/>411,84 zł<text:s/></text:p>
          </table:table-cell>
          <table:table-cell office:value-type="currency" office:value="74.48" table:formula="of:=[.E5]+[.F5]" table:style-name="ce2">
            <text:p><text:s/>74,48 zł<text:s/></text:p>
          </table:table-cell>
          <table:table-cell table:number-columns-repeated="16375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float" office:value="196" table:formula="of:=IF(MOD([.A6]; 30) = 0; [.B5] + ROUNDDOWN([.B5]/5; 0); IF(MOD([.A5];2)= 1;[.B5]-2; [.B5]))" table:style-name="ce1">
            <text:p>196</text:p>
          </table:table-cell>
          <table:table-cell office:value-type="currency" office:value="176.4" table:formula="of:=IF(MOD([.A6]; 7) = 0; 0; [.B6]*0.9)" table:style-name="ce2">
            <text:p><text:s/>176,40 zł<text:s/></text:p>
          </table:table-cell>
          <table:table-cell office:value-type="float" office:value="39.200000000000003" table:formula="of:=[.B6]*0.2" table:style-name="ce1">
            <text:p>39,2</text:p>
          </table:table-cell>
          <table:table-cell office:value-type="currency" office:value="74.48" table:formula="of:=[.D6]*1.9" table:style-name="ce2">
            <text:p><text:s/>74,48 zł<text:s/></text:p>
          </table:table-cell>
          <table:table-cell office:value-type="currency" office:value="0" table:formula="of:=IF(MOD([.A6];30)=0;([.B6]-[.B5])*18; 0)" table:style-name="ce3">
            <text:p><text:s/>- <text:s text:c="2"/>zł<text:s/></text:p>
          </table:table-cell>
          <table:table-cell office:value-type="currency" office:value="101.92" table:formula="of:=[.C6]-[.E6] -[.F6]" table:style-name="ce2">
            <text:p><text:s/>101,92 zł<text:s/></text:p>
          </table:table-cell>
          <table:table-cell office:value-type="currency" office:value="513.7600000000001" table:formula="of:=[.H5]+[.G6]" table:style-name="ce2">
            <text:p><text:s/>513,76 zł<text:s/></text:p>
          </table:table-cell>
          <table:table-cell office:value-type="currency" office:value="74.48" table:formula="of:=[.E6]+[.F6]" table:style-name="ce2">
            <text:p><text:s/>74,48 zł<text:s/></text:p>
          </table:table-cell>
          <table:table-cell table:number-columns-repeated="16375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float" office:value="194" table:formula="of:=IF(MOD([.A7]; 30) = 0; [.B6] + ROUNDDOWN([.B6]/5; 0); IF(MOD([.A6];2)= 1;[.B6]-2; [.B6]))" table:style-name="ce1">
            <text:p>194</text:p>
          </table:table-cell>
          <table:table-cell office:value-type="currency" office:value="174.6" table:formula="of:=IF(MOD([.A7]; 7) = 0; 0; [.B7]*0.9)" table:style-name="ce2">
            <text:p><text:s/>174,60 zł<text:s/></text:p>
          </table:table-cell>
          <table:table-cell office:value-type="float" office:value="38.800000000000004" table:formula="of:=[.B7]*0.2" table:style-name="ce1">
            <text:p>38,8</text:p>
          </table:table-cell>
          <table:table-cell office:value-type="currency" office:value="73.72" table:formula="of:=[.D7]*1.9" table:style-name="ce2">
            <text:p><text:s/>73,72 zł<text:s/></text:p>
          </table:table-cell>
          <table:table-cell office:value-type="currency" office:value="0" table:formula="of:=IF(MOD([.A7];30)=0;([.B7]-[.B6])*18; 0)" table:style-name="ce3">
            <text:p><text:s/>- <text:s text:c="2"/>zł<text:s/></text:p>
          </table:table-cell>
          <table:table-cell office:value-type="currency" office:value="100.88" table:formula="of:=[.C7]-[.E7] -[.F7]" table:style-name="ce2">
            <text:p><text:s/>100,88 zł<text:s/></text:p>
          </table:table-cell>
          <table:table-cell office:value-type="currency" office:value="614.6400000000001" table:formula="of:=[.H6]+[.G7]" table:style-name="ce2">
            <text:p><text:s/>614,64 zł<text:s/></text:p>
          </table:table-cell>
          <table:table-cell office:value-type="currency" office:value="73.72" table:formula="of:=[.E7]+[.F7]" table:style-name="ce2">
            <text:p><text:s/>73,72 zł<text:s/></text:p>
          </table:table-cell>
          <table:table-cell table:number-columns-repeated="16375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float" office:value="194" table:formula="of:=IF(MOD([.A8]; 30) = 0; [.B7] + ROUNDDOWN([.B7]/5; 0); IF(MOD([.A7];2)= 1;[.B7]-2; [.B7]))" table:style-name="ce1">
            <text:p>194</text:p>
          </table:table-cell>
          <table:table-cell office:value-type="currency" office:value="0" table:formula="of:=IF(MOD([.A8]; 7) = 0; 0; [.B8]*0.9)" table:style-name="ce2">
            <text:p><text:s/>- <text:s text:c="2"/>zł<text:s/></text:p>
          </table:table-cell>
          <table:table-cell office:value-type="float" office:value="38.800000000000004" table:formula="of:=[.B8]*0.2" table:style-name="ce1">
            <text:p>38,8</text:p>
          </table:table-cell>
          <table:table-cell office:value-type="currency" office:value="73.72" table:formula="of:=[.D8]*1.9" table:style-name="ce2">
            <text:p><text:s/>73,72 zł<text:s/></text:p>
          </table:table-cell>
          <table:table-cell office:value-type="currency" office:value="0" table:formula="of:=IF(MOD([.A8];30)=0;([.B8]-[.B7])*18; 0)" table:style-name="ce3">
            <text:p><text:s/>- <text:s text:c="2"/>zł<text:s/></text:p>
          </table:table-cell>
          <table:table-cell office:value-type="currency" office:value="-73.72" table:formula="of:=[.C8]-[.E8] -[.F8]" table:style-name="ce2">
            <text:p>-73,72 zł<text:s/></text:p>
          </table:table-cell>
          <table:table-cell office:value-type="currency" office:value="540.92000000000007" table:formula="of:=[.H7]+[.G8]" table:style-name="ce2">
            <text:p><text:s/>540,92 zł<text:s/></text:p>
          </table:table-cell>
          <table:table-cell office:value-type="currency" office:value="73.72" table:formula="of:=[.E8]+[.F8]" table:style-name="ce2">
            <text:p><text:s/>73,72 zł<text:s/></text:p>
          </table:table-cell>
          <table:table-cell table:number-columns-repeated="16375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float" office:value="192" table:formula="of:=IF(MOD([.A9]; 30) = 0; [.B8] + ROUNDDOWN([.B8]/5; 0); IF(MOD([.A8];2)= 1;[.B8]-2; [.B8]))" table:style-name="ce1">
            <text:p>192</text:p>
          </table:table-cell>
          <table:table-cell office:value-type="currency" office:value="172.8" table:formula="of:=IF(MOD([.A9]; 7) = 0; 0; [.B9]*0.9)" table:style-name="ce2">
            <text:p><text:s/>172,80 zł<text:s/></text:p>
          </table:table-cell>
          <table:table-cell office:value-type="float" office:value="38.400000000000006" table:formula="of:=[.B9]*0.2" table:style-name="ce1">
            <text:p>38,4</text:p>
          </table:table-cell>
          <table:table-cell office:value-type="currency" office:value="72.960000000000008" table:formula="of:=[.D9]*1.9" table:style-name="ce2">
            <text:p><text:s/>72,96 zł<text:s/></text:p>
          </table:table-cell>
          <table:table-cell office:value-type="currency" office:value="0" table:formula="of:=IF(MOD([.A9];30)=0;([.B9]-[.B8])*18; 0)" table:style-name="ce3">
            <text:p><text:s/>- <text:s text:c="2"/>zł<text:s/></text:p>
          </table:table-cell>
          <table:table-cell office:value-type="currency" office:value="99.84" table:formula="of:=[.C9]-[.E9] -[.F9]" table:style-name="ce2">
            <text:p><text:s/>99,84 zł<text:s/></text:p>
          </table:table-cell>
          <table:table-cell office:value-type="currency" office:value="640.7600000000001" table:formula="of:=[.H8]+[.G9]" table:style-name="ce2">
            <text:p><text:s/>640,76 zł<text:s/></text:p>
          </table:table-cell>
          <table:table-cell office:value-type="currency" office:value="72.960000000000008" table:formula="of:=[.E9]+[.F9]" table:style-name="ce2">
            <text:p><text:s/>72,96 zł<text:s/></text:p>
          </table:table-cell>
          <table:table-cell table:number-columns-repeated="16375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float" office:value="192" table:formula="of:=IF(MOD([.A10]; 30) = 0; [.B9] + ROUNDDOWN([.B9]/5; 0); IF(MOD([.A9];2)= 1;[.B9]-2; [.B9]))" table:style-name="ce1">
            <text:p>192</text:p>
          </table:table-cell>
          <table:table-cell office:value-type="currency" office:value="172.8" table:formula="of:=IF(MOD([.A10]; 7) = 0; 0; [.B10]*0.9)" table:style-name="ce2">
            <text:p><text:s/>172,80 zł<text:s/></text:p>
          </table:table-cell>
          <table:table-cell office:value-type="float" office:value="38.400000000000006" table:formula="of:=[.B10]*0.2" table:style-name="ce1">
            <text:p>38,4</text:p>
          </table:table-cell>
          <table:table-cell office:value-type="currency" office:value="72.960000000000008" table:formula="of:=[.D10]*1.9" table:style-name="ce2">
            <text:p><text:s/>72,96 zł<text:s/></text:p>
          </table:table-cell>
          <table:table-cell office:value-type="currency" office:value="0" table:formula="of:=IF(MOD([.A10];30)=0;([.B10]-[.B9])*18; 0)" table:style-name="ce3">
            <text:p><text:s/>- <text:s text:c="2"/>zł<text:s/></text:p>
          </table:table-cell>
          <table:table-cell office:value-type="currency" office:value="99.84" table:formula="of:=[.C10]-[.E10] -[.F10]" table:style-name="ce2">
            <text:p><text:s/>99,84 zł<text:s/></text:p>
          </table:table-cell>
          <table:table-cell office:value-type="currency" office:value="740.60000000000014" table:formula="of:=[.H9]+[.G10]" table:style-name="ce2">
            <text:p><text:s/>740,60 zł<text:s/></text:p>
          </table:table-cell>
          <table:table-cell office:value-type="currency" office:value="72.960000000000008" table:formula="of:=[.E10]+[.F10]" table:style-name="ce2">
            <text:p><text:s/>72,96 zł<text:s/></text:p>
          </table:table-cell>
          <table:table-cell table:number-columns-repeated="16375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float" office:value="190" table:formula="of:=IF(MOD([.A11]; 30) = 0; [.B10] + ROUNDDOWN([.B10]/5; 0); IF(MOD([.A10];2)= 1;[.B10]-2; [.B10]))" table:style-name="ce1">
            <text:p>190</text:p>
          </table:table-cell>
          <table:table-cell office:value-type="currency" office:value="171" table:formula="of:=IF(MOD([.A11]; 7) = 0; 0; [.B11]*0.9)" table:style-name="ce2">
            <text:p><text:s/>171,00 zł<text:s/></text:p>
          </table:table-cell>
          <table:table-cell office:value-type="float" office:value="38" table:formula="of:=[.B11]*0.2" table:style-name="ce1">
            <text:p>38</text:p>
          </table:table-cell>
          <table:table-cell office:value-type="currency" office:value="72.2" table:formula="of:=[.D11]*1.9" table:style-name="ce2">
            <text:p><text:s/>72,20 zł<text:s/></text:p>
          </table:table-cell>
          <table:table-cell office:value-type="currency" office:value="0" table:formula="of:=IF(MOD([.A11];30)=0;([.B11]-[.B10])*18; 0)" table:style-name="ce3">
            <text:p><text:s/>- <text:s text:c="2"/>zł<text:s/></text:p>
          </table:table-cell>
          <table:table-cell office:value-type="currency" office:value="98.8" table:formula="of:=[.C11]-[.E11] -[.F11]" table:style-name="ce2">
            <text:p><text:s/>98,80 zł<text:s/></text:p>
          </table:table-cell>
          <table:table-cell office:value-type="currency" office:value="839.40000000000009" table:formula="of:=[.H10]+[.G11]" table:style-name="ce2">
            <text:p><text:s/>839,40 zł<text:s/></text:p>
          </table:table-cell>
          <table:table-cell office:value-type="currency" office:value="72.2" table:formula="of:=[.E11]+[.F11]" table:style-name="ce2">
            <text:p><text:s/>72,20 zł<text:s/></text:p>
          </table:table-cell>
          <table:table-cell table:number-columns-repeated="16375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float" office:value="190" table:formula="of:=IF(MOD([.A12]; 30) = 0; [.B11] + ROUNDDOWN([.B11]/5; 0); IF(MOD([.A11];2)= 1;[.B11]-2; [.B11]))" table:style-name="ce1">
            <text:p>190</text:p>
          </table:table-cell>
          <table:table-cell office:value-type="currency" office:value="171" table:formula="of:=IF(MOD([.A12]; 7) = 0; 0; [.B12]*0.9)" table:style-name="ce2">
            <text:p><text:s/>171,00 zł<text:s/></text:p>
          </table:table-cell>
          <table:table-cell office:value-type="float" office:value="38" table:formula="of:=[.B12]*0.2" table:style-name="ce1">
            <text:p>38</text:p>
          </table:table-cell>
          <table:table-cell office:value-type="currency" office:value="72.2" table:formula="of:=[.D12]*1.9" table:style-name="ce2">
            <text:p><text:s/>72,20 zł<text:s/></text:p>
          </table:table-cell>
          <table:table-cell office:value-type="currency" office:value="0" table:formula="of:=IF(MOD([.A12];30)=0;([.B12]-[.B11])*18; 0)" table:style-name="ce3">
            <text:p><text:s/>- <text:s text:c="2"/>zł<text:s/></text:p>
          </table:table-cell>
          <table:table-cell office:value-type="currency" office:value="98.8" table:formula="of:=[.C12]-[.E12] -[.F12]" table:style-name="ce2">
            <text:p><text:s/>98,80 zł<text:s/></text:p>
          </table:table-cell>
          <table:table-cell office:value-type="currency" office:value="938.2" table:formula="of:=[.H11]+[.G12]" table:style-name="ce2">
            <text:p><text:s/>938,20 zł<text:s/></text:p>
          </table:table-cell>
          <table:table-cell office:value-type="currency" office:value="72.2" table:formula="of:=[.E12]+[.F12]" table:style-name="ce2">
            <text:p><text:s/>72,20 zł<text:s/></text:p>
          </table:table-cell>
          <table:table-cell table:number-columns-repeated="16375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float" office:value="188" table:formula="of:=IF(MOD([.A13]; 30) = 0; [.B12] + ROUNDDOWN([.B12]/5; 0); IF(MOD([.A12];2)= 1;[.B12]-2; [.B12]))" table:style-name="ce1">
            <text:p>188</text:p>
          </table:table-cell>
          <table:table-cell office:value-type="currency" office:value="169.20000000000002" table:formula="of:=IF(MOD([.A13]; 7) = 0; 0; [.B13]*0.9)" table:style-name="ce2">
            <text:p><text:s/>169,20 zł<text:s/></text:p>
          </table:table-cell>
          <table:table-cell office:value-type="float" office:value="37.6" table:formula="of:=[.B13]*0.2" table:style-name="ce1">
            <text:p>37,6</text:p>
          </table:table-cell>
          <table:table-cell office:value-type="currency" office:value="71.44" table:formula="of:=[.D13]*1.9" table:style-name="ce2">
            <text:p><text:s/>71,44 zł<text:s/></text:p>
          </table:table-cell>
          <table:table-cell office:value-type="currency" office:value="0" table:formula="of:=IF(MOD([.A13];30)=0;([.B13]-[.B12])*18; 0)" table:style-name="ce3">
            <text:p><text:s/>- <text:s text:c="2"/>zł<text:s/></text:p>
          </table:table-cell>
          <table:table-cell office:value-type="currency" office:value="97.760000000000019" table:formula="of:=[.C13]-[.E13] -[.F13]" table:style-name="ce2">
            <text:p><text:s/>97,76 zł<text:s/></text:p>
          </table:table-cell>
          <table:table-cell office:value-type="currency" office:value="1035.96" table:formula="of:=[.H12]+[.G13]" table:style-name="ce2">
            <text:p><text:s/>1 035,96 zł<text:s/></text:p>
          </table:table-cell>
          <table:table-cell office:value-type="currency" office:value="71.44" table:formula="of:=[.E13]+[.F13]" table:style-name="ce2">
            <text:p><text:s/>71,44 zł<text:s/></text:p>
          </table:table-cell>
          <table:table-cell table:number-columns-repeated="16375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float" office:value="188" table:formula="of:=IF(MOD([.A14]; 30) = 0; [.B13] + ROUNDDOWN([.B13]/5; 0); IF(MOD([.A13];2)= 1;[.B13]-2; [.B13]))" table:style-name="ce1">
            <text:p>188</text:p>
          </table:table-cell>
          <table:table-cell office:value-type="currency" office:value="169.20000000000002" table:formula="of:=IF(MOD([.A14]; 7) = 0; 0; [.B14]*0.9)" table:style-name="ce2">
            <text:p><text:s/>169,20 zł<text:s/></text:p>
          </table:table-cell>
          <table:table-cell office:value-type="float" office:value="37.6" table:formula="of:=[.B14]*0.2" table:style-name="ce1">
            <text:p>37,6</text:p>
          </table:table-cell>
          <table:table-cell office:value-type="currency" office:value="71.44" table:formula="of:=[.D14]*1.9" table:style-name="ce2">
            <text:p><text:s/>71,44 zł<text:s/></text:p>
          </table:table-cell>
          <table:table-cell office:value-type="currency" office:value="0" table:formula="of:=IF(MOD([.A14];30)=0;([.B14]-[.B13])*18; 0)" table:style-name="ce3">
            <text:p><text:s/>- <text:s text:c="2"/>zł<text:s/></text:p>
          </table:table-cell>
          <table:table-cell office:value-type="currency" office:value="97.760000000000019" table:formula="of:=[.C14]-[.E14] -[.F14]" table:style-name="ce2">
            <text:p><text:s/>97,76 zł<text:s/></text:p>
          </table:table-cell>
          <table:table-cell office:value-type="currency" office:value="1133.72" table:formula="of:=[.H13]+[.G14]" table:style-name="ce2">
            <text:p><text:s/>1 133,72 zł<text:s/></text:p>
          </table:table-cell>
          <table:table-cell office:value-type="currency" office:value="71.44" table:formula="of:=[.E14]+[.F14]" table:style-name="ce2">
            <text:p><text:s/>71,44 zł<text:s/></text:p>
          </table:table-cell>
          <table:table-cell table:number-columns-repeated="16375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float" office:value="186" table:formula="of:=IF(MOD([.A15]; 30) = 0; [.B14] + ROUNDDOWN([.B14]/5; 0); IF(MOD([.A14];2)= 1;[.B14]-2; [.B14]))" table:style-name="ce1">
            <text:p>186</text:p>
          </table:table-cell>
          <table:table-cell office:value-type="currency" office:value="0" table:formula="of:=IF(MOD([.A15]; 7) = 0; 0; [.B15]*0.9)" table:style-name="ce2">
            <text:p><text:s/>- <text:s text:c="2"/>zł<text:s/></text:p>
          </table:table-cell>
          <table:table-cell office:value-type="float" office:value="37.200000000000003" table:formula="of:=[.B15]*0.2" table:style-name="ce1">
            <text:p>37,2</text:p>
          </table:table-cell>
          <table:table-cell office:value-type="currency" office:value="70.680000000000007" table:formula="of:=[.D15]*1.9" table:style-name="ce2">
            <text:p><text:s/>70,68 zł<text:s/></text:p>
          </table:table-cell>
          <table:table-cell office:value-type="currency" office:value="0" table:formula="of:=IF(MOD([.A15];30)=0;([.B15]-[.B14])*18; 0)" table:style-name="ce3">
            <text:p><text:s/>- <text:s text:c="2"/>zł<text:s/></text:p>
          </table:table-cell>
          <table:table-cell office:value-type="currency" office:value="-70.680000000000007" table:formula="of:=[.C15]-[.E15] -[.F15]" table:style-name="ce2">
            <text:p>-70,68 zł<text:s/></text:p>
          </table:table-cell>
          <table:table-cell office:value-type="currency" office:value="1063.04" table:formula="of:=[.H14]+[.G15]" table:style-name="ce2">
            <text:p><text:s/>1 063,04 zł<text:s/></text:p>
          </table:table-cell>
          <table:table-cell office:value-type="currency" office:value="70.680000000000007" table:formula="of:=[.E15]+[.F15]" table:style-name="ce2">
            <text:p><text:s/>70,68 zł<text:s/></text:p>
          </table:table-cell>
          <table:table-cell table:number-columns-repeated="16375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float" office:value="186" table:formula="of:=IF(MOD([.A16]; 30) = 0; [.B15] + ROUNDDOWN([.B15]/5; 0); IF(MOD([.A15];2)= 1;[.B15]-2; [.B15]))" table:style-name="ce1">
            <text:p>186</text:p>
          </table:table-cell>
          <table:table-cell office:value-type="currency" office:value="167.4" table:formula="of:=IF(MOD([.A16]; 7) = 0; 0; [.B16]*0.9)" table:style-name="ce2">
            <text:p><text:s/>167,40 zł<text:s/></text:p>
          </table:table-cell>
          <table:table-cell office:value-type="float" office:value="37.200000000000003" table:formula="of:=[.B16]*0.2" table:style-name="ce1">
            <text:p>37,2</text:p>
          </table:table-cell>
          <table:table-cell office:value-type="currency" office:value="70.680000000000007" table:formula="of:=[.D16]*1.9" table:style-name="ce2">
            <text:p><text:s/>70,68 zł<text:s/></text:p>
          </table:table-cell>
          <table:table-cell office:value-type="currency" office:value="0" table:formula="of:=IF(MOD([.A16];30)=0;([.B16]-[.B15])*18; 0)" table:style-name="ce3">
            <text:p><text:s/>- <text:s text:c="2"/>zł<text:s/></text:p>
          </table:table-cell>
          <table:table-cell office:value-type="currency" office:value="96.72" table:formula="of:=[.C16]-[.E16] -[.F16]" table:style-name="ce2">
            <text:p><text:s/>96,72 zł<text:s/></text:p>
          </table:table-cell>
          <table:table-cell office:value-type="currency" office:value="1159.76" table:formula="of:=[.H15]+[.G16]" table:style-name="ce2">
            <text:p><text:s/>1 159,76 zł<text:s/></text:p>
          </table:table-cell>
          <table:table-cell office:value-type="currency" office:value="70.680000000000007" table:formula="of:=[.E16]+[.F16]" table:style-name="ce2">
            <text:p><text:s/>70,68 zł<text:s/></text:p>
          </table:table-cell>
          <table:table-cell table:number-columns-repeated="16375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office:value-type="float" office:value="184" table:formula="of:=IF(MOD([.A17]; 30) = 0; [.B16] + ROUNDDOWN([.B16]/5; 0); IF(MOD([.A16];2)= 1;[.B16]-2; [.B16]))" table:style-name="ce1">
            <text:p>184</text:p>
          </table:table-cell>
          <table:table-cell office:value-type="currency" office:value="165.6" table:formula="of:=IF(MOD([.A17]; 7) = 0; 0; [.B17]*0.9)" table:style-name="ce2">
            <text:p><text:s/>165,60 zł<text:s/></text:p>
          </table:table-cell>
          <table:table-cell office:value-type="float" office:value="36.800000000000004" table:formula="of:=[.B17]*0.2" table:style-name="ce1">
            <text:p>36,8</text:p>
          </table:table-cell>
          <table:table-cell office:value-type="currency" office:value="69.92" table:formula="of:=[.D17]*1.9" table:style-name="ce2">
            <text:p><text:s/>69,92 zł<text:s/></text:p>
          </table:table-cell>
          <table:table-cell office:value-type="currency" office:value="0" table:formula="of:=IF(MOD([.A17];30)=0;([.B17]-[.B16])*18; 0)" table:style-name="ce3">
            <text:p><text:s/>- <text:s text:c="2"/>zł<text:s/></text:p>
          </table:table-cell>
          <table:table-cell office:value-type="currency" office:value="95.679999999999993" table:formula="of:=[.C17]-[.E17] -[.F17]" table:style-name="ce2">
            <text:p><text:s/>95,68 zł<text:s/></text:p>
          </table:table-cell>
          <table:table-cell office:value-type="currency" office:value="1255.44" table:formula="of:=[.H16]+[.G17]" table:style-name="ce2">
            <text:p><text:s/>1 255,44 zł<text:s/></text:p>
          </table:table-cell>
          <table:table-cell office:value-type="currency" office:value="69.92" table:formula="of:=[.E17]+[.F17]" table:style-name="ce2">
            <text:p><text:s/>69,92 zł<text:s/></text:p>
          </table:table-cell>
          <table:table-cell table:number-columns-repeated="16375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float" office:value="184" table:formula="of:=IF(MOD([.A18]; 30) = 0; [.B17] + ROUNDDOWN([.B17]/5; 0); IF(MOD([.A17];2)= 1;[.B17]-2; [.B17]))" table:style-name="ce1">
            <text:p>184</text:p>
          </table:table-cell>
          <table:table-cell office:value-type="currency" office:value="165.6" table:formula="of:=IF(MOD([.A18]; 7) = 0; 0; [.B18]*0.9)" table:style-name="ce2">
            <text:p><text:s/>165,60 zł<text:s/></text:p>
          </table:table-cell>
          <table:table-cell office:value-type="float" office:value="36.800000000000004" table:formula="of:=[.B18]*0.2" table:style-name="ce1">
            <text:p>36,8</text:p>
          </table:table-cell>
          <table:table-cell office:value-type="currency" office:value="69.92" table:formula="of:=[.D18]*1.9" table:style-name="ce2">
            <text:p><text:s/>69,92 zł<text:s/></text:p>
          </table:table-cell>
          <table:table-cell office:value-type="currency" office:value="0" table:formula="of:=IF(MOD([.A18];30)=0;([.B18]-[.B17])*18; 0)" table:style-name="ce3">
            <text:p><text:s/>- <text:s text:c="2"/>zł<text:s/></text:p>
          </table:table-cell>
          <table:table-cell office:value-type="currency" office:value="95.679999999999993" table:formula="of:=[.C18]-[.E18] -[.F18]" table:style-name="ce2">
            <text:p><text:s/>95,68 zł<text:s/></text:p>
          </table:table-cell>
          <table:table-cell office:value-type="currency" office:value="1351.1200000000001" table:formula="of:=[.H17]+[.G18]" table:style-name="ce2">
            <text:p><text:s/>1 351,12 zł<text:s/></text:p>
          </table:table-cell>
          <table:table-cell office:value-type="currency" office:value="69.92" table:formula="of:=[.E18]+[.F18]" table:style-name="ce2">
            <text:p><text:s/>69,92 zł<text:s/></text:p>
          </table:table-cell>
          <table:table-cell table:number-columns-repeated="16375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float" office:value="182" table:formula="of:=IF(MOD([.A19]; 30) = 0; [.B18] + ROUNDDOWN([.B18]/5; 0); IF(MOD([.A18];2)= 1;[.B18]-2; [.B18]))" table:style-name="ce1">
            <text:p>182</text:p>
          </table:table-cell>
          <table:table-cell office:value-type="currency" office:value="163.80000000000001" table:formula="of:=IF(MOD([.A19]; 7) = 0; 0; [.B19]*0.9)" table:style-name="ce2">
            <text:p><text:s/>163,80 zł<text:s/></text:p>
          </table:table-cell>
          <table:table-cell office:value-type="float" office:value="36.4" table:formula="of:=[.B19]*0.2" table:style-name="ce1">
            <text:p>36,4</text:p>
          </table:table-cell>
          <table:table-cell office:value-type="currency" office:value="69.16" table:formula="of:=[.D19]*1.9" table:style-name="ce2">
            <text:p><text:s/>69,16 zł<text:s/></text:p>
          </table:table-cell>
          <table:table-cell office:value-type="currency" office:value="0" table:formula="of:=IF(MOD([.A19];30)=0;([.B19]-[.B18])*18; 0)" table:style-name="ce3">
            <text:p><text:s/>- <text:s text:c="2"/>zł<text:s/></text:p>
          </table:table-cell>
          <table:table-cell office:value-type="currency" office:value="94.640000000000015" table:formula="of:=[.C19]-[.E19] -[.F19]" table:style-name="ce2">
            <text:p><text:s/>94,64 zł<text:s/></text:p>
          </table:table-cell>
          <table:table-cell office:value-type="currency" office:value="1445.7600000000002" table:formula="of:=[.H18]+[.G19]" table:style-name="ce2">
            <text:p><text:s/>1 445,76 zł<text:s/></text:p>
          </table:table-cell>
          <table:table-cell office:value-type="currency" office:value="69.16" table:formula="of:=[.E19]+[.F19]" table:style-name="ce2">
            <text:p><text:s/>69,16 zł<text:s/></text:p>
          </table:table-cell>
          <table:table-cell table:number-columns-repeated="16375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float" office:value="182" table:formula="of:=IF(MOD([.A20]; 30) = 0; [.B19] + ROUNDDOWN([.B19]/5; 0); IF(MOD([.A19];2)= 1;[.B19]-2; [.B19]))" table:style-name="ce1">
            <text:p>182</text:p>
          </table:table-cell>
          <table:table-cell office:value-type="currency" office:value="163.80000000000001" table:formula="of:=IF(MOD([.A20]; 7) = 0; 0; [.B20]*0.9)" table:style-name="ce2">
            <text:p><text:s/>163,80 zł<text:s/></text:p>
          </table:table-cell>
          <table:table-cell office:value-type="float" office:value="36.4" table:formula="of:=[.B20]*0.2" table:style-name="ce1">
            <text:p>36,4</text:p>
          </table:table-cell>
          <table:table-cell office:value-type="currency" office:value="69.16" table:formula="of:=[.D20]*1.9" table:style-name="ce2">
            <text:p><text:s/>69,16 zł<text:s/></text:p>
          </table:table-cell>
          <table:table-cell office:value-type="currency" office:value="0" table:formula="of:=IF(MOD([.A20];30)=0;([.B20]-[.B19])*18; 0)" table:style-name="ce3">
            <text:p><text:s/>- <text:s text:c="2"/>zł<text:s/></text:p>
          </table:table-cell>
          <table:table-cell office:value-type="currency" office:value="94.640000000000015" table:formula="of:=[.C20]-[.E20] -[.F20]" table:style-name="ce2">
            <text:p><text:s/>94,64 zł<text:s/></text:p>
          </table:table-cell>
          <table:table-cell office:value-type="currency" office:value="1540.4000000000003" table:formula="of:=[.H19]+[.G20]" table:style-name="ce2">
            <text:p><text:s/>1 540,40 zł<text:s/></text:p>
          </table:table-cell>
          <table:table-cell office:value-type="currency" office:value="69.16" table:formula="of:=[.E20]+[.F20]" table:style-name="ce2">
            <text:p><text:s/>69,16 zł<text:s/></text:p>
          </table:table-cell>
          <table:table-cell table:number-columns-repeated="16375"/>
        </table:table-row>
        <table:table-row table:style-name="ro1">
          <table:table-cell office:value-type="float" office:value="20" table:formula="of:=[.A20]+1" table:style-name="ce1">
            <text:p>20</text:p>
          </table:table-cell>
          <table:table-cell office:value-type="float" office:value="180" table:formula="of:=IF(MOD([.A21]; 30) = 0; [.B20] + ROUNDDOWN([.B20]/5; 0); IF(MOD([.A20];2)= 1;[.B20]-2; [.B20]))" table:style-name="ce1">
            <text:p>180</text:p>
          </table:table-cell>
          <table:table-cell office:value-type="currency" office:value="162" table:formula="of:=IF(MOD([.A21]; 7) = 0; 0; [.B21]*0.9)" table:style-name="ce2">
            <text:p><text:s/>162,00 zł<text:s/></text:p>
          </table:table-cell>
          <table:table-cell office:value-type="float" office:value="36" table:formula="of:=[.B21]*0.2" table:style-name="ce1">
            <text:p>36</text:p>
          </table:table-cell>
          <table:table-cell office:value-type="currency" office:value="68.399999999999991" table:formula="of:=[.D21]*1.9" table:style-name="ce2">
            <text:p><text:s/>68,40 zł<text:s/></text:p>
          </table:table-cell>
          <table:table-cell office:value-type="currency" office:value="0" table:formula="of:=IF(MOD([.A21];30)=0;([.B21]-[.B20])*18; 0)" table:style-name="ce3">
            <text:p><text:s/>- <text:s text:c="2"/>zł<text:s/></text:p>
          </table:table-cell>
          <table:table-cell office:value-type="currency" office:value="93.600000000000009" table:formula="of:=[.C21]-[.E21] -[.F21]" table:style-name="ce2">
            <text:p><text:s/>93,60 zł<text:s/></text:p>
          </table:table-cell>
          <table:table-cell office:value-type="currency" office:value="1634.0000000000002" table:formula="of:=[.H20]+[.G21]" table:style-name="ce2">
            <text:p><text:s/>1 634,00 zł<text:s/></text:p>
          </table:table-cell>
          <table:table-cell office:value-type="currency" office:value="68.399999999999991" table:formula="of:=[.E21]+[.F21]" table:style-name="ce2">
            <text:p><text:s/>68,40 zł<text:s/></text:p>
          </table:table-cell>
          <table:table-cell table:number-columns-repeated="16375"/>
        </table:table-row>
        <table:table-row table:style-name="ro1">
          <table:table-cell office:value-type="float" office:value="21" table:formula="of:=[.A21]+1" table:style-name="ce1">
            <text:p>21</text:p>
          </table:table-cell>
          <table:table-cell office:value-type="float" office:value="180" table:formula="of:=IF(MOD([.A22]; 30) = 0; [.B21] + ROUNDDOWN([.B21]/5; 0); IF(MOD([.A21];2)= 1;[.B21]-2; [.B21]))" table:style-name="ce1">
            <text:p>180</text:p>
          </table:table-cell>
          <table:table-cell office:value-type="currency" office:value="0" table:formula="of:=IF(MOD([.A22]; 7) = 0; 0; [.B22]*0.9)" table:style-name="ce2">
            <text:p><text:s/>- <text:s text:c="2"/>zł<text:s/></text:p>
          </table:table-cell>
          <table:table-cell office:value-type="float" office:value="36" table:formula="of:=[.B22]*0.2" table:style-name="ce1">
            <text:p>36</text:p>
          </table:table-cell>
          <table:table-cell office:value-type="currency" office:value="68.399999999999991" table:formula="of:=[.D22]*1.9" table:style-name="ce2">
            <text:p><text:s/>68,40 zł<text:s/></text:p>
          </table:table-cell>
          <table:table-cell office:value-type="currency" office:value="0" table:formula="of:=IF(MOD([.A22];30)=0;([.B22]-[.B21])*18; 0)" table:style-name="ce3">
            <text:p><text:s/>- <text:s text:c="2"/>zł<text:s/></text:p>
          </table:table-cell>
          <table:table-cell office:value-type="currency" office:value="-68.399999999999991" table:formula="of:=[.C22]-[.E22] -[.F22]" table:style-name="ce2">
            <text:p>-68,40 zł<text:s/></text:p>
          </table:table-cell>
          <table:table-cell office:value-type="currency" office:value="1565.6000000000001" table:formula="of:=[.H21]+[.G22]" table:style-name="ce2">
            <text:p><text:s/>1 565,60 zł<text:s/></text:p>
          </table:table-cell>
          <table:table-cell office:value-type="currency" office:value="68.399999999999991" table:formula="of:=[.E22]+[.F22]" table:style-name="ce2">
            <text:p><text:s/>68,40 zł<text:s/></text:p>
          </table:table-cell>
          <table:table-cell table:number-columns-repeated="16375"/>
        </table:table-row>
        <table:table-row table:style-name="ro1">
          <table:table-cell office:value-type="float" office:value="22" table:formula="of:=[.A22]+1" table:style-name="ce1">
            <text:p>22</text:p>
          </table:table-cell>
          <table:table-cell office:value-type="float" office:value="178" table:formula="of:=IF(MOD([.A23]; 30) = 0; [.B22] + ROUNDDOWN([.B22]/5; 0); IF(MOD([.A22];2)= 1;[.B22]-2; [.B22]))" table:style-name="ce1">
            <text:p>178</text:p>
          </table:table-cell>
          <table:table-cell office:value-type="currency" office:value="160.20000000000002" table:formula="of:=IF(MOD([.A23]; 7) = 0; 0; [.B23]*0.9)" table:style-name="ce2">
            <text:p><text:s/>160,20 zł<text:s/></text:p>
          </table:table-cell>
          <table:table-cell office:value-type="float" office:value="35.6" table:formula="of:=[.B23]*0.2" table:style-name="ce1">
            <text:p>35,6</text:p>
          </table:table-cell>
          <table:table-cell office:value-type="currency" office:value="67.64" table:formula="of:=[.D23]*1.9" table:style-name="ce2">
            <text:p><text:s/>67,64 zł<text:s/></text:p>
          </table:table-cell>
          <table:table-cell office:value-type="currency" office:value="0" table:formula="of:=IF(MOD([.A23];30)=0;([.B23]-[.B22])*18; 0)" table:style-name="ce3">
            <text:p><text:s/>- <text:s text:c="2"/>zł<text:s/></text:p>
          </table:table-cell>
          <table:table-cell office:value-type="currency" office:value="92.560000000000016" table:formula="of:=[.C23]-[.E23] -[.F23]" table:style-name="ce2">
            <text:p><text:s/>92,56 zł<text:s/></text:p>
          </table:table-cell>
          <table:table-cell office:value-type="currency" office:value="1658.16" table:formula="of:=[.H22]+[.G23]" table:style-name="ce2">
            <text:p><text:s/>1 658,16 zł<text:s/></text:p>
          </table:table-cell>
          <table:table-cell office:value-type="currency" office:value="67.64" table:formula="of:=[.E23]+[.F23]" table:style-name="ce2">
            <text:p><text:s/>67,64 zł<text:s/></text:p>
          </table:table-cell>
          <table:table-cell table:number-columns-repeated="16375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office:value-type="float" office:value="178" table:formula="of:=IF(MOD([.A24]; 30) = 0; [.B23] + ROUNDDOWN([.B23]/5; 0); IF(MOD([.A23];2)= 1;[.B23]-2; [.B23]))" table:style-name="ce1">
            <text:p>178</text:p>
          </table:table-cell>
          <table:table-cell office:value-type="currency" office:value="160.20000000000002" table:formula="of:=IF(MOD([.A24]; 7) = 0; 0; [.B24]*0.9)" table:style-name="ce2">
            <text:p><text:s/>160,20 zł<text:s/></text:p>
          </table:table-cell>
          <table:table-cell office:value-type="float" office:value="35.6" table:formula="of:=[.B24]*0.2" table:style-name="ce1">
            <text:p>35,6</text:p>
          </table:table-cell>
          <table:table-cell office:value-type="currency" office:value="67.64" table:formula="of:=[.D24]*1.9" table:style-name="ce2">
            <text:p><text:s/>67,64 zł<text:s/></text:p>
          </table:table-cell>
          <table:table-cell office:value-type="currency" office:value="0" table:formula="of:=IF(MOD([.A24];30)=0;([.B24]-[.B23])*18; 0)" table:style-name="ce3">
            <text:p><text:s/>- <text:s text:c="2"/>zł<text:s/></text:p>
          </table:table-cell>
          <table:table-cell office:value-type="currency" office:value="92.560000000000016" table:formula="of:=[.C24]-[.E24] -[.F24]" table:style-name="ce2">
            <text:p><text:s/>92,56 zł<text:s/></text:p>
          </table:table-cell>
          <table:table-cell office:value-type="currency" office:value="1750.72" table:formula="of:=[.H23]+[.G24]" table:style-name="ce2">
            <text:p><text:s/>1 750,72 zł<text:s/></text:p>
          </table:table-cell>
          <table:table-cell office:value-type="currency" office:value="67.64" table:formula="of:=[.E24]+[.F24]" table:style-name="ce2">
            <text:p><text:s/>67,64 zł<text:s/></text:p>
          </table:table-cell>
          <table:table-cell table:number-columns-repeated="16375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office:value-type="float" office:value="176" table:formula="of:=IF(MOD([.A25]; 30) = 0; [.B24] + ROUNDDOWN([.B24]/5; 0); IF(MOD([.A24];2)= 1;[.B24]-2; [.B24]))" table:style-name="ce1">
            <text:p>176</text:p>
          </table:table-cell>
          <table:table-cell office:value-type="currency" office:value="158.4" table:formula="of:=IF(MOD([.A25]; 7) = 0; 0; [.B25]*0.9)" table:style-name="ce2">
            <text:p><text:s/>158,40 zł<text:s/></text:p>
          </table:table-cell>
          <table:table-cell office:value-type="float" office:value="35.200000000000003" table:formula="of:=[.B25]*0.2" table:style-name="ce1">
            <text:p>35,2</text:p>
          </table:table-cell>
          <table:table-cell office:value-type="currency" office:value="66.88" table:formula="of:=[.D25]*1.9" table:style-name="ce2">
            <text:p><text:s/>66,88 zł<text:s/></text:p>
          </table:table-cell>
          <table:table-cell office:value-type="currency" office:value="0" table:formula="of:=IF(MOD([.A25];30)=0;([.B25]-[.B24])*18; 0)" table:style-name="ce3">
            <text:p><text:s/>- <text:s text:c="2"/>zł<text:s/></text:p>
          </table:table-cell>
          <table:table-cell office:value-type="currency" office:value="91.52000000000001" table:formula="of:=[.C25]-[.E25] -[.F25]" table:style-name="ce2">
            <text:p><text:s/>91,52 zł<text:s/></text:p>
          </table:table-cell>
          <table:table-cell office:value-type="currency" office:value="1842.24" table:formula="of:=[.H24]+[.G25]" table:style-name="ce2">
            <text:p><text:s/>1 842,24 zł<text:s/></text:p>
          </table:table-cell>
          <table:table-cell office:value-type="currency" office:value="66.88" table:formula="of:=[.E25]+[.F25]" table:style-name="ce2">
            <text:p><text:s/>66,88 zł<text:s/></text:p>
          </table:table-cell>
          <table:table-cell table:number-columns-repeated="16375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office:value-type="float" office:value="176" table:formula="of:=IF(MOD([.A26]; 30) = 0; [.B25] + ROUNDDOWN([.B25]/5; 0); IF(MOD([.A25];2)= 1;[.B25]-2; [.B25]))" table:style-name="ce1">
            <text:p>176</text:p>
          </table:table-cell>
          <table:table-cell office:value-type="currency" office:value="158.4" table:formula="of:=IF(MOD([.A26]; 7) = 0; 0; [.B26]*0.9)" table:style-name="ce2">
            <text:p><text:s/>158,40 zł<text:s/></text:p>
          </table:table-cell>
          <table:table-cell office:value-type="float" office:value="35.200000000000003" table:formula="of:=[.B26]*0.2" table:style-name="ce1">
            <text:p>35,2</text:p>
          </table:table-cell>
          <table:table-cell office:value-type="currency" office:value="66.88" table:formula="of:=[.D26]*1.9" table:style-name="ce2">
            <text:p><text:s/>66,88 zł<text:s/></text:p>
          </table:table-cell>
          <table:table-cell office:value-type="currency" office:value="0" table:formula="of:=IF(MOD([.A26];30)=0;([.B26]-[.B25])*18; 0)" table:style-name="ce3">
            <text:p><text:s/>- <text:s text:c="2"/>zł<text:s/></text:p>
          </table:table-cell>
          <table:table-cell office:value-type="currency" office:value="91.52000000000001" table:formula="of:=[.C26]-[.E26] -[.F26]" table:style-name="ce2">
            <text:p><text:s/>91,52 zł<text:s/></text:p>
          </table:table-cell>
          <table:table-cell office:value-type="currency" office:value="1933.76" table:formula="of:=[.H25]+[.G26]" table:style-name="ce2">
            <text:p><text:s/>1 933,76 zł<text:s/></text:p>
          </table:table-cell>
          <table:table-cell office:value-type="currency" office:value="66.88" table:formula="of:=[.E26]+[.F26]" table:style-name="ce2">
            <text:p><text:s/>66,88 zł<text:s/></text:p>
          </table:table-cell>
          <table:table-cell table:number-columns-repeated="16375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office:value-type="float" office:value="174" table:formula="of:=IF(MOD([.A27]; 30) = 0; [.B26] + ROUNDDOWN([.B26]/5; 0); IF(MOD([.A26];2)= 1;[.B26]-2; [.B26]))" table:style-name="ce1">
            <text:p>174</text:p>
          </table:table-cell>
          <table:table-cell office:value-type="currency" office:value="156.6" table:formula="of:=IF(MOD([.A27]; 7) = 0; 0; [.B27]*0.9)" table:style-name="ce2">
            <text:p><text:s/>156,60 zł<text:s/></text:p>
          </table:table-cell>
          <table:table-cell office:value-type="float" office:value="34.800000000000004" table:formula="of:=[.B27]*0.2" table:style-name="ce1">
            <text:p>34,8</text:p>
          </table:table-cell>
          <table:table-cell office:value-type="currency" office:value="66.12" table:formula="of:=[.D27]*1.9" table:style-name="ce2">
            <text:p><text:s/>66,12 zł<text:s/></text:p>
          </table:table-cell>
          <table:table-cell office:value-type="currency" office:value="0" table:formula="of:=IF(MOD([.A27];30)=0;([.B27]-[.B26])*18; 0)" table:style-name="ce3">
            <text:p><text:s/>- <text:s text:c="2"/>zł<text:s/></text:p>
          </table:table-cell>
          <table:table-cell office:value-type="currency" office:value="90.47999999999999" table:formula="of:=[.C27]-[.E27] -[.F27]" table:style-name="ce2">
            <text:p><text:s/>90,48 zł<text:s/></text:p>
          </table:table-cell>
          <table:table-cell office:value-type="currency" office:value="2024.24" table:formula="of:=[.H26]+[.G27]" table:style-name="ce2">
            <text:p><text:s/>2 024,24 zł<text:s/></text:p>
          </table:table-cell>
          <table:table-cell office:value-type="currency" office:value="66.12" table:formula="of:=[.E27]+[.F27]" table:style-name="ce2">
            <text:p><text:s/>66,12 zł<text:s/></text:p>
          </table:table-cell>
          <table:table-cell table:number-columns-repeated="16375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office:value-type="float" office:value="174" table:formula="of:=IF(MOD([.A28]; 30) = 0; [.B27] + ROUNDDOWN([.B27]/5; 0); IF(MOD([.A27];2)= 1;[.B27]-2; [.B27]))" table:style-name="ce1">
            <text:p>174</text:p>
          </table:table-cell>
          <table:table-cell office:value-type="currency" office:value="156.6" table:formula="of:=IF(MOD([.A28]; 7) = 0; 0; [.B28]*0.9)" table:style-name="ce2">
            <text:p><text:s/>156,60 zł<text:s/></text:p>
          </table:table-cell>
          <table:table-cell office:value-type="float" office:value="34.800000000000004" table:formula="of:=[.B28]*0.2" table:style-name="ce1">
            <text:p>34,8</text:p>
          </table:table-cell>
          <table:table-cell office:value-type="currency" office:value="66.12" table:formula="of:=[.D28]*1.9" table:style-name="ce2">
            <text:p><text:s/>66,12 zł<text:s/></text:p>
          </table:table-cell>
          <table:table-cell office:value-type="currency" office:value="0" table:formula="of:=IF(MOD([.A28];30)=0;([.B28]-[.B27])*18; 0)" table:style-name="ce3">
            <text:p><text:s/>- <text:s text:c="2"/>zł<text:s/></text:p>
          </table:table-cell>
          <table:table-cell office:value-type="currency" office:value="90.47999999999999" table:formula="of:=[.C28]-[.E28] -[.F28]" table:style-name="ce2">
            <text:p><text:s/>90,48 zł<text:s/></text:p>
          </table:table-cell>
          <table:table-cell office:value-type="currency" office:value="2114.7199999999998" table:formula="of:=[.H27]+[.G28]" table:style-name="ce2">
            <text:p><text:s/>2 114,72 zł<text:s/></text:p>
          </table:table-cell>
          <table:table-cell office:value-type="currency" office:value="66.12" table:formula="of:=[.E28]+[.F28]" table:style-name="ce2">
            <text:p><text:s/>66,12 zł<text:s/></text:p>
          </table:table-cell>
          <table:table-cell table:number-columns-repeated="16375"/>
        </table:table-row>
        <table:table-row table:style-name="ro1">
          <table:table-cell office:value-type="float" office:value="28" table:formula="of:=[.A28]+1" table:style-name="ce1">
            <text:p>28</text:p>
          </table:table-cell>
          <table:table-cell office:value-type="float" office:value="172" table:formula="of:=IF(MOD([.A29]; 30) = 0; [.B28] + ROUNDDOWN([.B28]/5; 0); IF(MOD([.A28];2)= 1;[.B28]-2; [.B28]))" table:style-name="ce1">
            <text:p>172</text:p>
          </table:table-cell>
          <table:table-cell office:value-type="currency" office:value="0" table:formula="of:=IF(MOD([.A29]; 7) = 0; 0; [.B29]*0.9)" table:style-name="ce2">
            <text:p><text:s/>- <text:s text:c="2"/>zł<text:s/></text:p>
          </table:table-cell>
          <table:table-cell office:value-type="float" office:value="34.4" table:formula="of:=[.B29]*0.2" table:style-name="ce1">
            <text:p>34,4</text:p>
          </table:table-cell>
          <table:table-cell office:value-type="currency" office:value="65.36" table:formula="of:=[.D29]*1.9" table:style-name="ce2">
            <text:p><text:s/>65,36 zł<text:s/></text:p>
          </table:table-cell>
          <table:table-cell office:value-type="currency" office:value="0" table:formula="of:=IF(MOD([.A29];30)=0;([.B29]-[.B28])*18; 0)" table:style-name="ce3">
            <text:p><text:s/>- <text:s text:c="2"/>zł<text:s/></text:p>
          </table:table-cell>
          <table:table-cell office:value-type="currency" office:value="-65.36" table:formula="of:=[.C29]-[.E29] -[.F29]" table:style-name="ce2">
            <text:p>-65,36 zł<text:s/></text:p>
          </table:table-cell>
          <table:table-cell office:value-type="currency" office:value="2049.3599999999997" table:formula="of:=[.H28]+[.G29]" table:style-name="ce2">
            <text:p><text:s/>2 049,36 zł<text:s/></text:p>
          </table:table-cell>
          <table:table-cell office:value-type="currency" office:value="65.36" table:formula="of:=[.E29]+[.F29]" table:style-name="ce2">
            <text:p><text:s/>65,36 zł<text:s/></text:p>
          </table:table-cell>
          <table:table-cell table:number-columns-repeated="16375"/>
        </table:table-row>
        <table:table-row table:style-name="ro1">
          <table:table-cell office:value-type="float" office:value="29" table:formula="of:=[.A29]+1" table:style-name="ce1">
            <text:p>29</text:p>
          </table:table-cell>
          <table:table-cell office:value-type="float" office:value="172" table:formula="of:=IF(MOD([.A30]; 30) = 0; [.B29] + ROUNDDOWN([.B29]/5; 0); IF(MOD([.A29];2)= 1;[.B29]-2; [.B29]))" table:style-name="ce1">
            <text:p>172</text:p>
          </table:table-cell>
          <table:table-cell office:value-type="currency" office:value="154.80000000000001" table:formula="of:=IF(MOD([.A30]; 7) = 0; 0; [.B30]*0.9)" table:style-name="ce2">
            <text:p><text:s/>154,80 zł<text:s/></text:p>
          </table:table-cell>
          <table:table-cell office:value-type="float" office:value="34.4" table:formula="of:=[.B30]*0.2" table:style-name="ce1">
            <text:p>34,4</text:p>
          </table:table-cell>
          <table:table-cell office:value-type="currency" office:value="65.36" table:formula="of:=[.D30]*1.9" table:style-name="ce2">
            <text:p><text:s/>65,36 zł<text:s/></text:p>
          </table:table-cell>
          <table:table-cell office:value-type="currency" office:value="0" table:formula="of:=IF(MOD([.A30];30)=0;([.B30]-[.B29])*18; 0)" table:style-name="ce3">
            <text:p><text:s/>- <text:s text:c="2"/>zł<text:s/></text:p>
          </table:table-cell>
          <table:table-cell office:value-type="currency" office:value="89.440000000000012" table:formula="of:=[.C30]-[.E30] -[.F30]" table:style-name="ce2">
            <text:p><text:s/>89,44 zł<text:s/></text:p>
          </table:table-cell>
          <table:table-cell office:value-type="currency" office:value="2138.7999999999997" table:formula="of:=[.H29]+[.G30]" table:style-name="ce2">
            <text:p><text:s/>2 138,80 zł<text:s/></text:p>
          </table:table-cell>
          <table:table-cell office:value-type="currency" office:value="65.36" table:formula="of:=[.E30]+[.F30]" table:style-name="ce2">
            <text:p><text:s/>65,36 zł<text:s/></text:p>
          </table:table-cell>
          <table:table-cell table:number-columns-repeated="16375"/>
        </table:table-row>
        <table:table-row table:style-name="ro1">
          <table:table-cell office:value-type="float" office:value="30" table:formula="of:=[.A30]+1" table:style-name="ce1">
            <text:p>30</text:p>
          </table:table-cell>
          <table:table-cell office:value-type="float" office:value="206" table:formula="of:=IF(MOD([.A31]; 30) = 0; [.B30] + ROUNDDOWN([.B30]/5; 0); IF(MOD([.A30];2)= 1;[.B30]-2; [.B30]))" table:style-name="ce1">
            <text:p>206</text:p>
          </table:table-cell>
          <table:table-cell office:value-type="currency" office:value="185.4" table:formula="of:=IF(MOD([.A31]; 7) = 0; 0; [.B31]*0.9)" table:style-name="ce2">
            <text:p><text:s/>185,40 zł<text:s/></text:p>
          </table:table-cell>
          <table:table-cell office:value-type="float" office:value="41.2" table:formula="of:=[.B31]*0.2" table:style-name="ce1">
            <text:p>41,2</text:p>
          </table:table-cell>
          <table:table-cell office:value-type="currency" office:value="78.28" table:formula="of:=[.D31]*1.9" table:style-name="ce2">
            <text:p><text:s/>78,28 zł<text:s/></text:p>
          </table:table-cell>
          <table:table-cell office:value-type="currency" office:value="612" table:formula="of:=IF(MOD([.A31];30)=0;([.B31]-[.B30])*18; 0)" table:style-name="ce3">
            <text:p><text:s/>612,00 zł<text:s/></text:p>
          </table:table-cell>
          <table:table-cell office:value-type="currency" office:value="-504.88" table:formula="of:=[.C31]-[.E31] -[.F31]" table:style-name="ce2">
            <text:p>-504,88 zł<text:s/></text:p>
          </table:table-cell>
          <table:table-cell office:value-type="currency" office:value="1633.9199999999996" table:formula="of:=[.H30]+[.G31]" table:style-name="ce2">
            <text:p><text:s/>1 633,92 zł<text:s/></text:p>
          </table:table-cell>
          <table:table-cell office:value-type="currency" office:value="690.28" table:formula="of:=[.E31]+[.F31]" table:style-name="ce2">
            <text:p><text:s/>690,28 zł<text:s/></text:p>
          </table:table-cell>
          <table:table-cell table:number-columns-repeated="16375"/>
        </table:table-row>
        <table:table-row table:style-name="ro1">
          <table:table-cell office:value-type="float" office:value="31" table:formula="of:=[.A31]+1" table:style-name="ce1">
            <text:p>31</text:p>
          </table:table-cell>
          <table:table-cell office:value-type="float" office:value="206" table:formula="of:=IF(MOD([.A32]; 30) = 0; [.B31] + ROUNDDOWN([.B31]/5; 0); IF(MOD([.A31];2)= 1;[.B31]-2; [.B31]))" table:style-name="ce1">
            <text:p>206</text:p>
          </table:table-cell>
          <table:table-cell office:value-type="currency" office:value="185.4" table:formula="of:=IF(MOD([.A32]; 7) = 0; 0; [.B32]*0.9)" table:style-name="ce2">
            <text:p><text:s/>185,40 zł<text:s/></text:p>
          </table:table-cell>
          <table:table-cell office:value-type="float" office:value="41.2" table:formula="of:=[.B32]*0.2" table:style-name="ce1">
            <text:p>41,2</text:p>
          </table:table-cell>
          <table:table-cell office:value-type="currency" office:value="78.28" table:formula="of:=[.D32]*1.9" table:style-name="ce2">
            <text:p><text:s/>78,28 zł<text:s/></text:p>
          </table:table-cell>
          <table:table-cell office:value-type="currency" office:value="0" table:formula="of:=IF(MOD([.A32];30)=0;([.B32]-[.B31])*18; 0)" table:style-name="ce3">
            <text:p><text:s/>- <text:s text:c="2"/>zł<text:s/></text:p>
          </table:table-cell>
          <table:table-cell office:value-type="currency" office:value="107.12" table:formula="of:=[.C32]-[.E32] -[.F32]" table:style-name="ce2">
            <text:p><text:s/>107,12 zł<text:s/></text:p>
          </table:table-cell>
          <table:table-cell office:value-type="currency" office:value="1741.0399999999995" table:formula="of:=[.H31]+[.G32]" table:style-name="ce2">
            <text:p><text:s/>1 741,04 zł<text:s/></text:p>
          </table:table-cell>
          <table:table-cell office:value-type="currency" office:value="78.28" table:formula="of:=[.E32]+[.F32]" table:style-name="ce2">
            <text:p><text:s/>78,28 zł<text:s/></text:p>
          </table:table-cell>
          <table:table-cell table:number-columns-repeated="16375"/>
        </table:table-row>
        <table:table-row table:style-name="ro1">
          <table:table-cell office:value-type="float" office:value="32" table:formula="of:=[.A32]+1" table:style-name="ce1">
            <text:p>32</text:p>
          </table:table-cell>
          <table:table-cell office:value-type="float" office:value="204" table:formula="of:=IF(MOD([.A33]; 30) = 0; [.B32] + ROUNDDOWN([.B32]/5; 0); IF(MOD([.A32];2)= 1;[.B32]-2; [.B32]))" table:style-name="ce1">
            <text:p>204</text:p>
          </table:table-cell>
          <table:table-cell office:value-type="currency" office:value="183.6" table:formula="of:=IF(MOD([.A33]; 7) = 0; 0; [.B33]*0.9)" table:style-name="ce2">
            <text:p><text:s/>183,60 zł<text:s/></text:p>
          </table:table-cell>
          <table:table-cell office:value-type="float" office:value="40.800000000000004" table:formula="of:=[.B33]*0.2" table:style-name="ce1">
            <text:p>40,8</text:p>
          </table:table-cell>
          <table:table-cell office:value-type="currency" office:value="77.52000000000001" table:formula="of:=[.D33]*1.9" table:style-name="ce2">
            <text:p><text:s/>77,52 zł<text:s/></text:p>
          </table:table-cell>
          <table:table-cell office:value-type="currency" office:value="0" table:formula="of:=IF(MOD([.A33];30)=0;([.B33]-[.B32])*18; 0)" table:style-name="ce3">
            <text:p><text:s/>- <text:s text:c="2"/>zł<text:s/></text:p>
          </table:table-cell>
          <table:table-cell office:value-type="currency" office:value="106.07999999999998" table:formula="of:=[.C33]-[.E33] -[.F33]" table:style-name="ce2">
            <text:p><text:s/>106,08 zł<text:s/></text:p>
          </table:table-cell>
          <table:table-cell office:value-type="currency" office:value="1847.1199999999994" table:formula="of:=[.H32]+[.G33]" table:style-name="ce2">
            <text:p><text:s/>1 847,12 zł<text:s/></text:p>
          </table:table-cell>
          <table:table-cell office:value-type="currency" office:value="77.52000000000001" table:formula="of:=[.E33]+[.F33]" table:style-name="ce2">
            <text:p><text:s/>77,52 zł<text:s/></text:p>
          </table:table-cell>
          <table:table-cell table:number-columns-repeated="16375"/>
        </table:table-row>
        <table:table-row table:style-name="ro1">
          <table:table-cell office:value-type="float" office:value="33" table:formula="of:=[.A33]+1" table:style-name="ce1">
            <text:p>33</text:p>
          </table:table-cell>
          <table:table-cell office:value-type="float" office:value="204" table:formula="of:=IF(MOD([.A34]; 30) = 0; [.B33] + ROUNDDOWN([.B33]/5; 0); IF(MOD([.A33];2)= 1;[.B33]-2; [.B33]))" table:style-name="ce1">
            <text:p>204</text:p>
          </table:table-cell>
          <table:table-cell office:value-type="currency" office:value="183.6" table:formula="of:=IF(MOD([.A34]; 7) = 0; 0; [.B34]*0.9)" table:style-name="ce2">
            <text:p><text:s/>183,60 zł<text:s/></text:p>
          </table:table-cell>
          <table:table-cell office:value-type="float" office:value="40.800000000000004" table:formula="of:=[.B34]*0.2" table:style-name="ce1">
            <text:p>40,8</text:p>
          </table:table-cell>
          <table:table-cell office:value-type="currency" office:value="77.52000000000001" table:formula="of:=[.D34]*1.9" table:style-name="ce2">
            <text:p><text:s/>77,52 zł<text:s/></text:p>
          </table:table-cell>
          <table:table-cell office:value-type="currency" office:value="0" table:formula="of:=IF(MOD([.A34];30)=0;([.B34]-[.B33])*18; 0)" table:style-name="ce3">
            <text:p><text:s/>- <text:s text:c="2"/>zł<text:s/></text:p>
          </table:table-cell>
          <table:table-cell office:value-type="currency" office:value="106.07999999999998" table:formula="of:=[.C34]-[.E34] -[.F34]" table:style-name="ce2">
            <text:p><text:s/>106,08 zł<text:s/></text:p>
          </table:table-cell>
          <table:table-cell office:value-type="currency" office:value="1953.1999999999994" table:formula="of:=[.H33]+[.G34]" table:style-name="ce2">
            <text:p><text:s/>1 953,20 zł<text:s/></text:p>
          </table:table-cell>
          <table:table-cell office:value-type="currency" office:value="77.52000000000001" table:formula="of:=[.E34]+[.F34]" table:style-name="ce2">
            <text:p><text:s/>77,52 zł<text:s/></text:p>
          </table:table-cell>
          <table:table-cell table:number-columns-repeated="16375"/>
        </table:table-row>
        <table:table-row table:style-name="ro1">
          <table:table-cell office:value-type="float" office:value="34" table:formula="of:=[.A34]+1" table:style-name="ce1">
            <text:p>34</text:p>
          </table:table-cell>
          <table:table-cell office:value-type="float" office:value="202" table:formula="of:=IF(MOD([.A35]; 30) = 0; [.B34] + ROUNDDOWN([.B34]/5; 0); IF(MOD([.A34];2)= 1;[.B34]-2; [.B34]))" table:style-name="ce1">
            <text:p>202</text:p>
          </table:table-cell>
          <table:table-cell office:value-type="currency" office:value="181.8" table:formula="of:=IF(MOD([.A35]; 7) = 0; 0; [.B35]*0.9)" table:style-name="ce2">
            <text:p><text:s/>181,80 zł<text:s/></text:p>
          </table:table-cell>
          <table:table-cell office:value-type="float" office:value="40.400000000000006" table:formula="of:=[.B35]*0.2" table:style-name="ce1">
            <text:p>40,4</text:p>
          </table:table-cell>
          <table:table-cell office:value-type="currency" office:value="76.760000000000005" table:formula="of:=[.D35]*1.9" table:style-name="ce2">
            <text:p><text:s/>76,76 zł<text:s/></text:p>
          </table:table-cell>
          <table:table-cell office:value-type="currency" office:value="0" table:formula="of:=IF(MOD([.A35];30)=0;([.B35]-[.B34])*18; 0)" table:style-name="ce3">
            <text:p><text:s/>- <text:s text:c="2"/>zł<text:s/></text:p>
          </table:table-cell>
          <table:table-cell office:value-type="currency" office:value="105.04" table:formula="of:=[.C35]-[.E35] -[.F35]" table:style-name="ce2">
            <text:p><text:s/>105,04 zł<text:s/></text:p>
          </table:table-cell>
          <table:table-cell office:value-type="currency" office:value="2058.2399999999993" table:formula="of:=[.H34]+[.G35]" table:style-name="ce2">
            <text:p><text:s/>2 058,24 zł<text:s/></text:p>
          </table:table-cell>
          <table:table-cell office:value-type="currency" office:value="76.760000000000005" table:formula="of:=[.E35]+[.F35]" table:style-name="ce2">
            <text:p><text:s/>76,76 zł<text:s/></text:p>
          </table:table-cell>
          <table:table-cell table:number-columns-repeated="16375"/>
        </table:table-row>
        <table:table-row table:style-name="ro1">
          <table:table-cell office:value-type="float" office:value="35" table:formula="of:=[.A35]+1" table:style-name="ce1">
            <text:p>35</text:p>
          </table:table-cell>
          <table:table-cell office:value-type="float" office:value="202" table:formula="of:=IF(MOD([.A36]; 30) = 0; [.B35] + ROUNDDOWN([.B35]/5; 0); IF(MOD([.A35];2)= 1;[.B35]-2; [.B35]))" table:style-name="ce1">
            <text:p>202</text:p>
          </table:table-cell>
          <table:table-cell office:value-type="currency" office:value="0" table:formula="of:=IF(MOD([.A36]; 7) = 0; 0; [.B36]*0.9)" table:style-name="ce2">
            <text:p><text:s/>- <text:s text:c="2"/>zł<text:s/></text:p>
          </table:table-cell>
          <table:table-cell office:value-type="float" office:value="40.400000000000006" table:formula="of:=[.B36]*0.2" table:style-name="ce1">
            <text:p>40,4</text:p>
          </table:table-cell>
          <table:table-cell office:value-type="currency" office:value="76.760000000000005" table:formula="of:=[.D36]*1.9" table:style-name="ce2">
            <text:p><text:s/>76,76 zł<text:s/></text:p>
          </table:table-cell>
          <table:table-cell office:value-type="currency" office:value="0" table:formula="of:=IF(MOD([.A36];30)=0;([.B36]-[.B35])*18; 0)" table:style-name="ce3">
            <text:p><text:s/>- <text:s text:c="2"/>zł<text:s/></text:p>
          </table:table-cell>
          <table:table-cell office:value-type="currency" office:value="-76.760000000000005" table:formula="of:=[.C36]-[.E36] -[.F36]" table:style-name="ce2">
            <text:p>-76,76 zł<text:s/></text:p>
          </table:table-cell>
          <table:table-cell office:value-type="currency" office:value="1981.4799999999993" table:formula="of:=[.H35]+[.G36]" table:style-name="ce2">
            <text:p><text:s/>1 981,48 zł<text:s/></text:p>
          </table:table-cell>
          <table:table-cell office:value-type="currency" office:value="76.760000000000005" table:formula="of:=[.E36]+[.F36]" table:style-name="ce2">
            <text:p><text:s/>76,76 zł<text:s/></text:p>
          </table:table-cell>
          <table:table-cell table:number-columns-repeated="16375"/>
        </table:table-row>
        <table:table-row table:style-name="ro1">
          <table:table-cell office:value-type="float" office:value="36" table:formula="of:=[.A36]+1" table:style-name="ce1">
            <text:p>36</text:p>
          </table:table-cell>
          <table:table-cell office:value-type="float" office:value="200" table:formula="of:=IF(MOD([.A37]; 30) = 0; [.B36] + ROUNDDOWN([.B36]/5; 0); IF(MOD([.A36];2)= 1;[.B36]-2; [.B36]))" table:style-name="ce1">
            <text:p>200</text:p>
          </table:table-cell>
          <table:table-cell office:value-type="currency" office:value="180" table:formula="of:=IF(MOD([.A37]; 7) = 0; 0; [.B37]*0.9)" table:style-name="ce2">
            <text:p><text:s/>180,00 zł<text:s/></text:p>
          </table:table-cell>
          <table:table-cell office:value-type="float" office:value="40" table:formula="of:=[.B37]*0.2" table:style-name="ce1">
            <text:p>40</text:p>
          </table:table-cell>
          <table:table-cell office:value-type="currency" office:value="76" table:formula="of:=[.D37]*1.9" table:style-name="ce2">
            <text:p><text:s/>76,00 zł<text:s/></text:p>
          </table:table-cell>
          <table:table-cell office:value-type="currency" office:value="0" table:formula="of:=IF(MOD([.A37];30)=0;([.B37]-[.B36])*18; 0)" table:style-name="ce3">
            <text:p><text:s/>- <text:s text:c="2"/>zł<text:s/></text:p>
          </table:table-cell>
          <table:table-cell office:value-type="currency" office:value="104" table:formula="of:=[.C37]-[.E37] -[.F37]" table:style-name="ce2">
            <text:p><text:s/>104,00 zł<text:s/></text:p>
          </table:table-cell>
          <table:table-cell office:value-type="currency" office:value="2085.4799999999996" table:formula="of:=[.H36]+[.G37]" table:style-name="ce2">
            <text:p><text:s/>2 085,48 zł<text:s/></text:p>
          </table:table-cell>
          <table:table-cell office:value-type="currency" office:value="76" table:formula="of:=[.E37]+[.F37]" table:style-name="ce2">
            <text:p><text:s/>76,00 zł<text:s/></text:p>
          </table:table-cell>
          <table:table-cell table:number-columns-repeated="16375"/>
        </table:table-row>
        <table:table-row table:style-name="ro1">
          <table:table-cell office:value-type="float" office:value="37" table:formula="of:=[.A37]+1" table:style-name="ce1">
            <text:p>37</text:p>
          </table:table-cell>
          <table:table-cell office:value-type="float" office:value="200" table:formula="of:=IF(MOD([.A38]; 30) = 0; [.B37] + ROUNDDOWN([.B37]/5; 0); IF(MOD([.A37];2)= 1;[.B37]-2; [.B37]))" table:style-name="ce1">
            <text:p>200</text:p>
          </table:table-cell>
          <table:table-cell office:value-type="currency" office:value="180" table:formula="of:=IF(MOD([.A38]; 7) = 0; 0; [.B38]*0.9)" table:style-name="ce2">
            <text:p><text:s/>180,00 zł<text:s/></text:p>
          </table:table-cell>
          <table:table-cell office:value-type="float" office:value="40" table:formula="of:=[.B38]*0.2" table:style-name="ce1">
            <text:p>40</text:p>
          </table:table-cell>
          <table:table-cell office:value-type="currency" office:value="76" table:formula="of:=[.D38]*1.9" table:style-name="ce2">
            <text:p><text:s/>76,00 zł<text:s/></text:p>
          </table:table-cell>
          <table:table-cell office:value-type="currency" office:value="0" table:formula="of:=IF(MOD([.A38];30)=0;([.B38]-[.B37])*18; 0)" table:style-name="ce3">
            <text:p><text:s/>- <text:s text:c="2"/>zł<text:s/></text:p>
          </table:table-cell>
          <table:table-cell office:value-type="currency" office:value="104" table:formula="of:=[.C38]-[.E38] -[.F38]" table:style-name="ce2">
            <text:p><text:s/>104,00 zł<text:s/></text:p>
          </table:table-cell>
          <table:table-cell office:value-type="currency" office:value="2189.4799999999996" table:formula="of:=[.H37]+[.G38]" table:style-name="ce2">
            <text:p><text:s/>2 189,48 zł<text:s/></text:p>
          </table:table-cell>
          <table:table-cell office:value-type="currency" office:value="76" table:formula="of:=[.E38]+[.F38]" table:style-name="ce2">
            <text:p><text:s/>76,00 zł<text:s/></text:p>
          </table:table-cell>
          <table:table-cell table:number-columns-repeated="16375"/>
        </table:table-row>
        <table:table-row table:style-name="ro1">
          <table:table-cell office:value-type="float" office:value="38" table:formula="of:=[.A38]+1" table:style-name="ce1">
            <text:p>38</text:p>
          </table:table-cell>
          <table:table-cell office:value-type="float" office:value="198" table:formula="of:=IF(MOD([.A39]; 30) = 0; [.B38] + ROUNDDOWN([.B38]/5; 0); IF(MOD([.A38];2)= 1;[.B38]-2; [.B38]))" table:style-name="ce1">
            <text:p>198</text:p>
          </table:table-cell>
          <table:table-cell office:value-type="currency" office:value="178.20000000000002" table:formula="of:=IF(MOD([.A39]; 7) = 0; 0; [.B39]*0.9)" table:style-name="ce2">
            <text:p><text:s/>178,20 zł<text:s/></text:p>
          </table:table-cell>
          <table:table-cell office:value-type="float" office:value="39.6" table:formula="of:=[.B39]*0.2" table:style-name="ce1">
            <text:p>39,6</text:p>
          </table:table-cell>
          <table:table-cell office:value-type="currency" office:value="75.239999999999995" table:formula="of:=[.D39]*1.9" table:style-name="ce2">
            <text:p><text:s/>75,24 zł<text:s/></text:p>
          </table:table-cell>
          <table:table-cell office:value-type="currency" office:value="0" table:formula="of:=IF(MOD([.A39];30)=0;([.B39]-[.B38])*18; 0)" table:style-name="ce3">
            <text:p><text:s/>- <text:s text:c="2"/>zł<text:s/></text:p>
          </table:table-cell>
          <table:table-cell office:value-type="currency" office:value="102.96000000000002" table:formula="of:=[.C39]-[.E39] -[.F39]" table:style-name="ce2">
            <text:p><text:s/>102,96 zł<text:s/></text:p>
          </table:table-cell>
          <table:table-cell office:value-type="currency" office:value="2292.4399999999996" table:formula="of:=[.H38]+[.G39]" table:style-name="ce2">
            <text:p><text:s/>2 292,44 zł<text:s/></text:p>
          </table:table-cell>
          <table:table-cell office:value-type="currency" office:value="75.239999999999995" table:formula="of:=[.E39]+[.F39]" table:style-name="ce2">
            <text:p><text:s/>75,24 zł<text:s/></text:p>
          </table:table-cell>
          <table:table-cell table:number-columns-repeated="16375"/>
        </table:table-row>
        <table:table-row table:style-name="ro1">
          <table:table-cell office:value-type="float" office:value="39" table:formula="of:=[.A39]+1" table:style-name="ce1">
            <text:p>39</text:p>
          </table:table-cell>
          <table:table-cell office:value-type="float" office:value="198" table:formula="of:=IF(MOD([.A40]; 30) = 0; [.B39] + ROUNDDOWN([.B39]/5; 0); IF(MOD([.A39];2)= 1;[.B39]-2; [.B39]))" table:style-name="ce1">
            <text:p>198</text:p>
          </table:table-cell>
          <table:table-cell office:value-type="currency" office:value="178.20000000000002" table:formula="of:=IF(MOD([.A40]; 7) = 0; 0; [.B40]*0.9)" table:style-name="ce2">
            <text:p><text:s/>178,20 zł<text:s/></text:p>
          </table:table-cell>
          <table:table-cell office:value-type="float" office:value="39.6" table:formula="of:=[.B40]*0.2" table:style-name="ce1">
            <text:p>39,6</text:p>
          </table:table-cell>
          <table:table-cell office:value-type="currency" office:value="75.239999999999995" table:formula="of:=[.D40]*1.9" table:style-name="ce2">
            <text:p><text:s/>75,24 zł<text:s/></text:p>
          </table:table-cell>
          <table:table-cell office:value-type="currency" office:value="0" table:formula="of:=IF(MOD([.A40];30)=0;([.B40]-[.B39])*18; 0)" table:style-name="ce3">
            <text:p><text:s/>- <text:s text:c="2"/>zł<text:s/></text:p>
          </table:table-cell>
          <table:table-cell office:value-type="currency" office:value="102.96000000000002" table:formula="of:=[.C40]-[.E40] -[.F40]" table:style-name="ce2">
            <text:p><text:s/>102,96 zł<text:s/></text:p>
          </table:table-cell>
          <table:table-cell office:value-type="currency" office:value="2395.3999999999996" table:formula="of:=[.H39]+[.G40]" table:style-name="ce2">
            <text:p><text:s/>2 395,40 zł<text:s/></text:p>
          </table:table-cell>
          <table:table-cell office:value-type="currency" office:value="75.239999999999995" table:formula="of:=[.E40]+[.F40]" table:style-name="ce2">
            <text:p><text:s/>75,24 zł<text:s/></text:p>
          </table:table-cell>
          <table:table-cell table:number-columns-repeated="16375"/>
        </table:table-row>
        <table:table-row table:style-name="ro1">
          <table:table-cell office:value-type="float" office:value="40" table:formula="of:=[.A40]+1" table:style-name="ce1">
            <text:p>40</text:p>
          </table:table-cell>
          <table:table-cell office:value-type="float" office:value="196" table:formula="of:=IF(MOD([.A41]; 30) = 0; [.B40] + ROUNDDOWN([.B40]/5; 0); IF(MOD([.A40];2)= 1;[.B40]-2; [.B40]))" table:style-name="ce1">
            <text:p>196</text:p>
          </table:table-cell>
          <table:table-cell office:value-type="currency" office:value="176.4" table:formula="of:=IF(MOD([.A41]; 7) = 0; 0; [.B41]*0.9)" table:style-name="ce2">
            <text:p><text:s/>176,40 zł<text:s/></text:p>
          </table:table-cell>
          <table:table-cell office:value-type="float" office:value="39.200000000000003" table:formula="of:=[.B41]*0.2" table:style-name="ce1">
            <text:p>39,2</text:p>
          </table:table-cell>
          <table:table-cell office:value-type="currency" office:value="74.48" table:formula="of:=[.D41]*1.9" table:style-name="ce2">
            <text:p><text:s/>74,48 zł<text:s/></text:p>
          </table:table-cell>
          <table:table-cell office:value-type="currency" office:value="0" table:formula="of:=IF(MOD([.A41];30)=0;([.B41]-[.B40])*18; 0)" table:style-name="ce3">
            <text:p><text:s/>- <text:s text:c="2"/>zł<text:s/></text:p>
          </table:table-cell>
          <table:table-cell office:value-type="currency" office:value="101.92" table:formula="of:=[.C41]-[.E41] -[.F41]" table:style-name="ce2">
            <text:p><text:s/>101,92 zł<text:s/></text:p>
          </table:table-cell>
          <table:table-cell office:value-type="currency" office:value="2497.3199999999997" table:formula="of:=[.H40]+[.G41]" table:style-name="ce2">
            <text:p><text:s/>2 497,32 zł<text:s/></text:p>
          </table:table-cell>
          <table:table-cell office:value-type="currency" office:value="74.48" table:formula="of:=[.E41]+[.F41]" table:style-name="ce2">
            <text:p><text:s/>74,48 zł<text:s/></text:p>
          </table:table-cell>
          <table:table-cell table:number-columns-repeated="16375"/>
        </table:table-row>
        <table:table-row table:style-name="ro1">
          <table:table-cell office:value-type="float" office:value="41" table:formula="of:=[.A41]+1" table:style-name="ce1">
            <text:p>41</text:p>
          </table:table-cell>
          <table:table-cell office:value-type="float" office:value="196" table:formula="of:=IF(MOD([.A42]; 30) = 0; [.B41] + ROUNDDOWN([.B41]/5; 0); IF(MOD([.A41];2)= 1;[.B41]-2; [.B41]))" table:style-name="ce1">
            <text:p>196</text:p>
          </table:table-cell>
          <table:table-cell office:value-type="currency" office:value="176.4" table:formula="of:=IF(MOD([.A42]; 7) = 0; 0; [.B42]*0.9)" table:style-name="ce2">
            <text:p><text:s/>176,40 zł<text:s/></text:p>
          </table:table-cell>
          <table:table-cell office:value-type="float" office:value="39.200000000000003" table:formula="of:=[.B42]*0.2" table:style-name="ce1">
            <text:p>39,2</text:p>
          </table:table-cell>
          <table:table-cell office:value-type="currency" office:value="74.48" table:formula="of:=[.D42]*1.9" table:style-name="ce2">
            <text:p><text:s/>74,48 zł<text:s/></text:p>
          </table:table-cell>
          <table:table-cell office:value-type="currency" office:value="0" table:formula="of:=IF(MOD([.A42];30)=0;([.B42]-[.B41])*18; 0)" table:style-name="ce3">
            <text:p><text:s/>- <text:s text:c="2"/>zł<text:s/></text:p>
          </table:table-cell>
          <table:table-cell office:value-type="currency" office:value="101.92" table:formula="of:=[.C42]-[.E42] -[.F42]" table:style-name="ce2">
            <text:p><text:s/>101,92 zł<text:s/></text:p>
          </table:table-cell>
          <table:table-cell office:value-type="currency" office:value="2599.2399999999998" table:formula="of:=[.H41]+[.G42]" table:style-name="ce2">
            <text:p><text:s/>2 599,24 zł<text:s/></text:p>
          </table:table-cell>
          <table:table-cell office:value-type="currency" office:value="74.48" table:formula="of:=[.E42]+[.F42]" table:style-name="ce2">
            <text:p><text:s/>74,48 zł<text:s/></text:p>
          </table:table-cell>
          <table:table-cell table:number-columns-repeated="16375"/>
        </table:table-row>
        <table:table-row table:style-name="ro1">
          <table:table-cell office:value-type="float" office:value="42" table:formula="of:=[.A42]+1" table:style-name="ce1">
            <text:p>42</text:p>
          </table:table-cell>
          <table:table-cell office:value-type="float" office:value="194" table:formula="of:=IF(MOD([.A43]; 30) = 0; [.B42] + ROUNDDOWN([.B42]/5; 0); IF(MOD([.A42];2)= 1;[.B42]-2; [.B42]))" table:style-name="ce1">
            <text:p>194</text:p>
          </table:table-cell>
          <table:table-cell office:value-type="currency" office:value="0" table:formula="of:=IF(MOD([.A43]; 7) = 0; 0; [.B43]*0.9)" table:style-name="ce2">
            <text:p><text:s/>- <text:s text:c="2"/>zł<text:s/></text:p>
          </table:table-cell>
          <table:table-cell office:value-type="float" office:value="38.800000000000004" table:formula="of:=[.B43]*0.2" table:style-name="ce1">
            <text:p>38,8</text:p>
          </table:table-cell>
          <table:table-cell office:value-type="currency" office:value="73.72" table:formula="of:=[.D43]*1.9" table:style-name="ce2">
            <text:p><text:s/>73,72 zł<text:s/></text:p>
          </table:table-cell>
          <table:table-cell office:value-type="currency" office:value="0" table:formula="of:=IF(MOD([.A43];30)=0;([.B43]-[.B42])*18; 0)" table:style-name="ce3">
            <text:p><text:s/>- <text:s text:c="2"/>zł<text:s/></text:p>
          </table:table-cell>
          <table:table-cell office:value-type="currency" office:value="-73.72" table:formula="of:=[.C43]-[.E43] -[.F43]" table:style-name="ce2">
            <text:p>-73,72 zł<text:s/></text:p>
          </table:table-cell>
          <table:table-cell office:value-type="currency" office:value="2525.52" table:formula="of:=[.H42]+[.G43]" table:style-name="ce2">
            <text:p><text:s/>2 525,52 zł<text:s/></text:p>
          </table:table-cell>
          <table:table-cell office:value-type="currency" office:value="73.72" table:formula="of:=[.E43]+[.F43]" table:style-name="ce2">
            <text:p><text:s/>73,72 zł<text:s/></text:p>
          </table:table-cell>
          <table:table-cell table:number-columns-repeated="16375"/>
        </table:table-row>
        <table:table-row table:style-name="ro1">
          <table:table-cell office:value-type="float" office:value="43" table:formula="of:=[.A43]+1" table:style-name="ce1">
            <text:p>43</text:p>
          </table:table-cell>
          <table:table-cell office:value-type="float" office:value="194" table:formula="of:=IF(MOD([.A44]; 30) = 0; [.B43] + ROUNDDOWN([.B43]/5; 0); IF(MOD([.A43];2)= 1;[.B43]-2; [.B43]))" table:style-name="ce1">
            <text:p>194</text:p>
          </table:table-cell>
          <table:table-cell office:value-type="currency" office:value="174.6" table:formula="of:=IF(MOD([.A44]; 7) = 0; 0; [.B44]*0.9)" table:style-name="ce2">
            <text:p><text:s/>174,60 zł<text:s/></text:p>
          </table:table-cell>
          <table:table-cell office:value-type="float" office:value="38.800000000000004" table:formula="of:=[.B44]*0.2" table:style-name="ce1">
            <text:p>38,8</text:p>
          </table:table-cell>
          <table:table-cell office:value-type="currency" office:value="73.72" table:formula="of:=[.D44]*1.9" table:style-name="ce2">
            <text:p><text:s/>73,72 zł<text:s/></text:p>
          </table:table-cell>
          <table:table-cell office:value-type="currency" office:value="0" table:formula="of:=IF(MOD([.A44];30)=0;([.B44]-[.B43])*18; 0)" table:style-name="ce3">
            <text:p><text:s/>- <text:s text:c="2"/>zł<text:s/></text:p>
          </table:table-cell>
          <table:table-cell office:value-type="currency" office:value="100.88" table:formula="of:=[.C44]-[.E44] -[.F44]" table:style-name="ce2">
            <text:p><text:s/>100,88 zł<text:s/></text:p>
          </table:table-cell>
          <table:table-cell office:value-type="currency" office:value="2626.4" table:formula="of:=[.H43]+[.G44]" table:style-name="ce2">
            <text:p><text:s/>2 626,40 zł<text:s/></text:p>
          </table:table-cell>
          <table:table-cell office:value-type="currency" office:value="73.72" table:formula="of:=[.E44]+[.F44]" table:style-name="ce2">
            <text:p><text:s/>73,72 zł<text:s/></text:p>
          </table:table-cell>
          <table:table-cell table:number-columns-repeated="16375"/>
        </table:table-row>
        <table:table-row table:style-name="ro1">
          <table:table-cell office:value-type="float" office:value="44" table:formula="of:=[.A44]+1" table:style-name="ce1">
            <text:p>44</text:p>
          </table:table-cell>
          <table:table-cell office:value-type="float" office:value="192" table:formula="of:=IF(MOD([.A45]; 30) = 0; [.B44] + ROUNDDOWN([.B44]/5; 0); IF(MOD([.A44];2)= 1;[.B44]-2; [.B44]))" table:style-name="ce1">
            <text:p>192</text:p>
          </table:table-cell>
          <table:table-cell office:value-type="currency" office:value="172.8" table:formula="of:=IF(MOD([.A45]; 7) = 0; 0; [.B45]*0.9)" table:style-name="ce2">
            <text:p><text:s/>172,80 zł<text:s/></text:p>
          </table:table-cell>
          <table:table-cell office:value-type="float" office:value="38.400000000000006" table:formula="of:=[.B45]*0.2" table:style-name="ce1">
            <text:p>38,4</text:p>
          </table:table-cell>
          <table:table-cell office:value-type="currency" office:value="72.960000000000008" table:formula="of:=[.D45]*1.9" table:style-name="ce2">
            <text:p><text:s/>72,96 zł<text:s/></text:p>
          </table:table-cell>
          <table:table-cell office:value-type="currency" office:value="0" table:formula="of:=IF(MOD([.A45];30)=0;([.B45]-[.B44])*18; 0)" table:style-name="ce3">
            <text:p><text:s/>- <text:s text:c="2"/>zł<text:s/></text:p>
          </table:table-cell>
          <table:table-cell office:value-type="currency" office:value="99.84" table:formula="of:=[.C45]-[.E45] -[.F45]" table:style-name="ce2">
            <text:p><text:s/>99,84 zł<text:s/></text:p>
          </table:table-cell>
          <table:table-cell office:value-type="currency" office:value="2726.2400000000002" table:formula="of:=[.H44]+[.G45]" table:style-name="ce2">
            <text:p><text:s/>2 726,24 zł<text:s/></text:p>
          </table:table-cell>
          <table:table-cell office:value-type="currency" office:value="72.960000000000008" table:formula="of:=[.E45]+[.F45]" table:style-name="ce2">
            <text:p><text:s/>72,96 zł<text:s/></text:p>
          </table:table-cell>
          <table:table-cell table:number-columns-repeated="16375"/>
        </table:table-row>
        <table:table-row table:style-name="ro1">
          <table:table-cell office:value-type="float" office:value="45" table:formula="of:=[.A45]+1" table:style-name="ce1">
            <text:p>45</text:p>
          </table:table-cell>
          <table:table-cell office:value-type="float" office:value="192" table:formula="of:=IF(MOD([.A46]; 30) = 0; [.B45] + ROUNDDOWN([.B45]/5; 0); IF(MOD([.A45];2)= 1;[.B45]-2; [.B45]))" table:style-name="ce1">
            <text:p>192</text:p>
          </table:table-cell>
          <table:table-cell office:value-type="currency" office:value="172.8" table:formula="of:=IF(MOD([.A46]; 7) = 0; 0; [.B46]*0.9)" table:style-name="ce2">
            <text:p><text:s/>172,80 zł<text:s/></text:p>
          </table:table-cell>
          <table:table-cell office:value-type="float" office:value="38.400000000000006" table:formula="of:=[.B46]*0.2" table:style-name="ce1">
            <text:p>38,4</text:p>
          </table:table-cell>
          <table:table-cell office:value-type="currency" office:value="72.960000000000008" table:formula="of:=[.D46]*1.9" table:style-name="ce2">
            <text:p><text:s/>72,96 zł<text:s/></text:p>
          </table:table-cell>
          <table:table-cell office:value-type="currency" office:value="0" table:formula="of:=IF(MOD([.A46];30)=0;([.B46]-[.B45])*18; 0)" table:style-name="ce3">
            <text:p><text:s/>- <text:s text:c="2"/>zł<text:s/></text:p>
          </table:table-cell>
          <table:table-cell office:value-type="currency" office:value="99.84" table:formula="of:=[.C46]-[.E46] -[.F46]" table:style-name="ce2">
            <text:p><text:s/>99,84 zł<text:s/></text:p>
          </table:table-cell>
          <table:table-cell office:value-type="currency" office:value="2826.0800000000004" table:formula="of:=[.H45]+[.G46]" table:style-name="ce2">
            <text:p><text:s/>2 826,08 zł<text:s/></text:p>
          </table:table-cell>
          <table:table-cell office:value-type="currency" office:value="72.960000000000008" table:formula="of:=[.E46]+[.F46]" table:style-name="ce2">
            <text:p><text:s/>72,96 zł<text:s/></text:p>
          </table:table-cell>
          <table:table-cell table:number-columns-repeated="16375"/>
        </table:table-row>
        <table:table-row table:style-name="ro1">
          <table:table-cell office:value-type="float" office:value="46" table:formula="of:=[.A46]+1" table:style-name="ce1">
            <text:p>46</text:p>
          </table:table-cell>
          <table:table-cell office:value-type="float" office:value="190" table:formula="of:=IF(MOD([.A47]; 30) = 0; [.B46] + ROUNDDOWN([.B46]/5; 0); IF(MOD([.A46];2)= 1;[.B46]-2; [.B46]))" table:style-name="ce1">
            <text:p>190</text:p>
          </table:table-cell>
          <table:table-cell office:value-type="currency" office:value="171" table:formula="of:=IF(MOD([.A47]; 7) = 0; 0; [.B47]*0.9)" table:style-name="ce2">
            <text:p><text:s/>171,00 zł<text:s/></text:p>
          </table:table-cell>
          <table:table-cell office:value-type="float" office:value="38" table:formula="of:=[.B47]*0.2" table:style-name="ce1">
            <text:p>38</text:p>
          </table:table-cell>
          <table:table-cell office:value-type="currency" office:value="72.2" table:formula="of:=[.D47]*1.9" table:style-name="ce2">
            <text:p><text:s/>72,20 zł<text:s/></text:p>
          </table:table-cell>
          <table:table-cell office:value-type="currency" office:value="0" table:formula="of:=IF(MOD([.A47];30)=0;([.B47]-[.B46])*18; 0)" table:style-name="ce3">
            <text:p><text:s/>- <text:s text:c="2"/>zł<text:s/></text:p>
          </table:table-cell>
          <table:table-cell office:value-type="currency" office:value="98.8" table:formula="of:=[.C47]-[.E47] -[.F47]" table:style-name="ce2">
            <text:p><text:s/>98,80 zł<text:s/></text:p>
          </table:table-cell>
          <table:table-cell office:value-type="currency" office:value="2924.8800000000006" table:formula="of:=[.H46]+[.G47]" table:style-name="ce2">
            <text:p><text:s/>2 924,88 zł<text:s/></text:p>
          </table:table-cell>
          <table:table-cell office:value-type="currency" office:value="72.2" table:formula="of:=[.E47]+[.F47]" table:style-name="ce2">
            <text:p><text:s/>72,20 zł<text:s/></text:p>
          </table:table-cell>
          <table:table-cell table:number-columns-repeated="16375"/>
        </table:table-row>
        <table:table-row table:style-name="ro1">
          <table:table-cell office:value-type="float" office:value="47" table:formula="of:=[.A47]+1" table:style-name="ce1">
            <text:p>47</text:p>
          </table:table-cell>
          <table:table-cell office:value-type="float" office:value="190" table:formula="of:=IF(MOD([.A48]; 30) = 0; [.B47] + ROUNDDOWN([.B47]/5; 0); IF(MOD([.A47];2)= 1;[.B47]-2; [.B47]))" table:style-name="ce1">
            <text:p>190</text:p>
          </table:table-cell>
          <table:table-cell office:value-type="currency" office:value="171" table:formula="of:=IF(MOD([.A48]; 7) = 0; 0; [.B48]*0.9)" table:style-name="ce2">
            <text:p><text:s/>171,00 zł<text:s/></text:p>
          </table:table-cell>
          <table:table-cell office:value-type="float" office:value="38" table:formula="of:=[.B48]*0.2" table:style-name="ce1">
            <text:p>38</text:p>
          </table:table-cell>
          <table:table-cell office:value-type="currency" office:value="72.2" table:formula="of:=[.D48]*1.9" table:style-name="ce2">
            <text:p><text:s/>72,20 zł<text:s/></text:p>
          </table:table-cell>
          <table:table-cell office:value-type="currency" office:value="0" table:formula="of:=IF(MOD([.A48];30)=0;([.B48]-[.B47])*18; 0)" table:style-name="ce3">
            <text:p><text:s/>- <text:s text:c="2"/>zł<text:s/></text:p>
          </table:table-cell>
          <table:table-cell office:value-type="currency" office:value="98.8" table:formula="of:=[.C48]-[.E48] -[.F48]" table:style-name="ce2">
            <text:p><text:s/>98,80 zł<text:s/></text:p>
          </table:table-cell>
          <table:table-cell office:value-type="currency" office:value="3023.6800000000007" table:formula="of:=[.H47]+[.G48]" table:style-name="ce2">
            <text:p><text:s/>3 023,68 zł<text:s/></text:p>
          </table:table-cell>
          <table:table-cell office:value-type="currency" office:value="72.2" table:formula="of:=[.E48]+[.F48]" table:style-name="ce2">
            <text:p><text:s/>72,20 zł<text:s/></text:p>
          </table:table-cell>
          <table:table-cell table:number-columns-repeated="16375"/>
        </table:table-row>
        <table:table-row table:style-name="ro1">
          <table:table-cell office:value-type="float" office:value="48" table:formula="of:=[.A48]+1" table:style-name="ce1">
            <text:p>48</text:p>
          </table:table-cell>
          <table:table-cell office:value-type="float" office:value="188" table:formula="of:=IF(MOD([.A49]; 30) = 0; [.B48] + ROUNDDOWN([.B48]/5; 0); IF(MOD([.A48];2)= 1;[.B48]-2; [.B48]))" table:style-name="ce1">
            <text:p>188</text:p>
          </table:table-cell>
          <table:table-cell office:value-type="currency" office:value="169.20000000000002" table:formula="of:=IF(MOD([.A49]; 7) = 0; 0; [.B49]*0.9)" table:style-name="ce2">
            <text:p><text:s/>169,20 zł<text:s/></text:p>
          </table:table-cell>
          <table:table-cell office:value-type="float" office:value="37.6" table:formula="of:=[.B49]*0.2" table:style-name="ce1">
            <text:p>37,6</text:p>
          </table:table-cell>
          <table:table-cell office:value-type="currency" office:value="71.44" table:formula="of:=[.D49]*1.9" table:style-name="ce2">
            <text:p><text:s/>71,44 zł<text:s/></text:p>
          </table:table-cell>
          <table:table-cell office:value-type="currency" office:value="0" table:formula="of:=IF(MOD([.A49];30)=0;([.B49]-[.B48])*18; 0)" table:style-name="ce3">
            <text:p><text:s/>- <text:s text:c="2"/>zł<text:s/></text:p>
          </table:table-cell>
          <table:table-cell office:value-type="currency" office:value="97.760000000000019" table:formula="of:=[.C49]-[.E49] -[.F49]" table:style-name="ce2">
            <text:p><text:s/>97,76 zł<text:s/></text:p>
          </table:table-cell>
          <table:table-cell office:value-type="currency" office:value="3121.440000000001" table:formula="of:=[.H48]+[.G49]" table:style-name="ce2">
            <text:p><text:s/>3 121,44 zł<text:s/></text:p>
          </table:table-cell>
          <table:table-cell office:value-type="currency" office:value="71.44" table:formula="of:=[.E49]+[.F49]" table:style-name="ce2">
            <text:p><text:s/>71,44 zł<text:s/></text:p>
          </table:table-cell>
          <table:table-cell table:number-columns-repeated="16375"/>
        </table:table-row>
        <table:table-row table:style-name="ro1">
          <table:table-cell office:value-type="float" office:value="49" table:formula="of:=[.A49]+1" table:style-name="ce1">
            <text:p>49</text:p>
          </table:table-cell>
          <table:table-cell office:value-type="float" office:value="188" table:formula="of:=IF(MOD([.A50]; 30) = 0; [.B49] + ROUNDDOWN([.B49]/5; 0); IF(MOD([.A49];2)= 1;[.B49]-2; [.B49]))" table:style-name="ce1">
            <text:p>188</text:p>
          </table:table-cell>
          <table:table-cell office:value-type="currency" office:value="0" table:formula="of:=IF(MOD([.A50]; 7) = 0; 0; [.B50]*0.9)" table:style-name="ce2">
            <text:p><text:s/>- <text:s text:c="2"/>zł<text:s/></text:p>
          </table:table-cell>
          <table:table-cell office:value-type="float" office:value="37.6" table:formula="of:=[.B50]*0.2" table:style-name="ce1">
            <text:p>37,6</text:p>
          </table:table-cell>
          <table:table-cell office:value-type="currency" office:value="71.44" table:formula="of:=[.D50]*1.9" table:style-name="ce2">
            <text:p><text:s/>71,44 zł<text:s/></text:p>
          </table:table-cell>
          <table:table-cell office:value-type="currency" office:value="0" table:formula="of:=IF(MOD([.A50];30)=0;([.B50]-[.B49])*18; 0)" table:style-name="ce3">
            <text:p><text:s/>- <text:s text:c="2"/>zł<text:s/></text:p>
          </table:table-cell>
          <table:table-cell office:value-type="currency" office:value="-71.44" table:formula="of:=[.C50]-[.E50] -[.F50]" table:style-name="ce2">
            <text:p>-71,44 zł<text:s/></text:p>
          </table:table-cell>
          <table:table-cell office:value-type="currency" office:value="3050.0000000000009" table:formula="of:=[.H49]+[.G50]" table:style-name="ce2">
            <text:p><text:s/>3 050,00 zł<text:s/></text:p>
          </table:table-cell>
          <table:table-cell office:value-type="currency" office:value="71.44" table:formula="of:=[.E50]+[.F50]" table:style-name="ce2">
            <text:p><text:s/>71,44 zł<text:s/></text:p>
          </table:table-cell>
          <table:table-cell table:number-columns-repeated="16375"/>
        </table:table-row>
        <table:table-row table:style-name="ro1">
          <table:table-cell office:value-type="float" office:value="50" table:formula="of:=[.A50]+1" table:style-name="ce1">
            <text:p>50</text:p>
          </table:table-cell>
          <table:table-cell office:value-type="float" office:value="186" table:formula="of:=IF(MOD([.A51]; 30) = 0; [.B50] + ROUNDDOWN([.B50]/5; 0); IF(MOD([.A50];2)= 1;[.B50]-2; [.B50]))" table:style-name="ce1">
            <text:p>186</text:p>
          </table:table-cell>
          <table:table-cell office:value-type="currency" office:value="167.4" table:formula="of:=IF(MOD([.A51]; 7) = 0; 0; [.B51]*0.9)" table:style-name="ce2">
            <text:p><text:s/>167,40 zł<text:s/></text:p>
          </table:table-cell>
          <table:table-cell office:value-type="float" office:value="37.200000000000003" table:formula="of:=[.B51]*0.2" table:style-name="ce1">
            <text:p>37,2</text:p>
          </table:table-cell>
          <table:table-cell office:value-type="currency" office:value="70.680000000000007" table:formula="of:=[.D51]*1.9" table:style-name="ce2">
            <text:p><text:s/>70,68 zł<text:s/></text:p>
          </table:table-cell>
          <table:table-cell office:value-type="currency" office:value="0" table:formula="of:=IF(MOD([.A51];30)=0;([.B51]-[.B50])*18; 0)" table:style-name="ce3">
            <text:p><text:s/>- <text:s text:c="2"/>zł<text:s/></text:p>
          </table:table-cell>
          <table:table-cell office:value-type="currency" office:value="96.72" table:formula="of:=[.C51]-[.E51] -[.F51]" table:style-name="ce2">
            <text:p><text:s/>96,72 zł<text:s/></text:p>
          </table:table-cell>
          <table:table-cell office:value-type="currency" office:value="3146.7200000000007" table:formula="of:=[.H50]+[.G51]" table:style-name="ce2">
            <text:p><text:s/>3 146,72 zł<text:s/></text:p>
          </table:table-cell>
          <table:table-cell office:value-type="currency" office:value="70.680000000000007" table:formula="of:=[.E51]+[.F51]" table:style-name="ce2">
            <text:p><text:s/>70,68 zł<text:s/></text:p>
          </table:table-cell>
          <table:table-cell table:number-columns-repeated="16375"/>
        </table:table-row>
        <table:table-row table:style-name="ro1">
          <table:table-cell office:value-type="float" office:value="51" table:formula="of:=[.A51]+1" table:style-name="ce1">
            <text:p>51</text:p>
          </table:table-cell>
          <table:table-cell office:value-type="float" office:value="186" table:formula="of:=IF(MOD([.A52]; 30) = 0; [.B51] + ROUNDDOWN([.B51]/5; 0); IF(MOD([.A51];2)= 1;[.B51]-2; [.B51]))" table:style-name="ce1">
            <text:p>186</text:p>
          </table:table-cell>
          <table:table-cell office:value-type="currency" office:value="167.4" table:formula="of:=IF(MOD([.A52]; 7) = 0; 0; [.B52]*0.9)" table:style-name="ce2">
            <text:p><text:s/>167,40 zł<text:s/></text:p>
          </table:table-cell>
          <table:table-cell office:value-type="float" office:value="37.200000000000003" table:formula="of:=[.B52]*0.2" table:style-name="ce1">
            <text:p>37,2</text:p>
          </table:table-cell>
          <table:table-cell office:value-type="currency" office:value="70.680000000000007" table:formula="of:=[.D52]*1.9" table:style-name="ce2">
            <text:p><text:s/>70,68 zł<text:s/></text:p>
          </table:table-cell>
          <table:table-cell office:value-type="currency" office:value="0" table:formula="of:=IF(MOD([.A52];30)=0;([.B52]-[.B51])*18; 0)" table:style-name="ce3">
            <text:p><text:s/>- <text:s text:c="2"/>zł<text:s/></text:p>
          </table:table-cell>
          <table:table-cell office:value-type="currency" office:value="96.72" table:formula="of:=[.C52]-[.E52] -[.F52]" table:style-name="ce2">
            <text:p><text:s/>96,72 zł<text:s/></text:p>
          </table:table-cell>
          <table:table-cell office:value-type="currency" office:value="3243.4400000000005" table:formula="of:=[.H51]+[.G52]" table:style-name="ce2">
            <text:p><text:s/>3 243,44 zł<text:s/></text:p>
          </table:table-cell>
          <table:table-cell office:value-type="currency" office:value="70.680000000000007" table:formula="of:=[.E52]+[.F52]" table:style-name="ce2">
            <text:p><text:s/>70,68 zł<text:s/></text:p>
          </table:table-cell>
          <table:table-cell table:number-columns-repeated="16375"/>
        </table:table-row>
        <table:table-row table:style-name="ro1">
          <table:table-cell office:value-type="float" office:value="52" table:formula="of:=[.A52]+1" table:style-name="ce1">
            <text:p>52</text:p>
          </table:table-cell>
          <table:table-cell office:value-type="float" office:value="184" table:formula="of:=IF(MOD([.A53]; 30) = 0; [.B52] + ROUNDDOWN([.B52]/5; 0); IF(MOD([.A52];2)= 1;[.B52]-2; [.B52]))" table:style-name="ce1">
            <text:p>184</text:p>
          </table:table-cell>
          <table:table-cell office:value-type="currency" office:value="165.6" table:formula="of:=IF(MOD([.A53]; 7) = 0; 0; [.B53]*0.9)" table:style-name="ce2">
            <text:p><text:s/>165,60 zł<text:s/></text:p>
          </table:table-cell>
          <table:table-cell office:value-type="float" office:value="36.800000000000004" table:formula="of:=[.B53]*0.2" table:style-name="ce1">
            <text:p>36,8</text:p>
          </table:table-cell>
          <table:table-cell office:value-type="currency" office:value="69.92" table:formula="of:=[.D53]*1.9" table:style-name="ce2">
            <text:p><text:s/>69,92 zł<text:s/></text:p>
          </table:table-cell>
          <table:table-cell office:value-type="currency" office:value="0" table:formula="of:=IF(MOD([.A53];30)=0;([.B53]-[.B52])*18; 0)" table:style-name="ce3">
            <text:p><text:s/>- <text:s text:c="2"/>zł<text:s/></text:p>
          </table:table-cell>
          <table:table-cell office:value-type="currency" office:value="95.679999999999993" table:formula="of:=[.C53]-[.E53] -[.F53]" table:style-name="ce2">
            <text:p><text:s/>95,68 zł<text:s/></text:p>
          </table:table-cell>
          <table:table-cell office:value-type="currency" office:value="3339.1200000000003" table:formula="of:=[.H52]+[.G53]" table:style-name="ce2">
            <text:p><text:s/>3 339,12 zł<text:s/></text:p>
          </table:table-cell>
          <table:table-cell office:value-type="currency" office:value="69.92" table:formula="of:=[.E53]+[.F53]" table:style-name="ce2">
            <text:p><text:s/>69,92 zł<text:s/></text:p>
          </table:table-cell>
          <table:table-cell table:number-columns-repeated="16375"/>
        </table:table-row>
        <table:table-row table:style-name="ro1">
          <table:table-cell office:value-type="float" office:value="53" table:formula="of:=[.A53]+1" table:style-name="ce1">
            <text:p>53</text:p>
          </table:table-cell>
          <table:table-cell office:value-type="float" office:value="184" table:formula="of:=IF(MOD([.A54]; 30) = 0; [.B53] + ROUNDDOWN([.B53]/5; 0); IF(MOD([.A53];2)= 1;[.B53]-2; [.B53]))" table:style-name="ce1">
            <text:p>184</text:p>
          </table:table-cell>
          <table:table-cell office:value-type="currency" office:value="165.6" table:formula="of:=IF(MOD([.A54]; 7) = 0; 0; [.B54]*0.9)" table:style-name="ce2">
            <text:p><text:s/>165,60 zł<text:s/></text:p>
          </table:table-cell>
          <table:table-cell office:value-type="float" office:value="36.800000000000004" table:formula="of:=[.B54]*0.2" table:style-name="ce1">
            <text:p>36,8</text:p>
          </table:table-cell>
          <table:table-cell office:value-type="currency" office:value="69.92" table:formula="of:=[.D54]*1.9" table:style-name="ce2">
            <text:p><text:s/>69,92 zł<text:s/></text:p>
          </table:table-cell>
          <table:table-cell office:value-type="currency" office:value="0" table:formula="of:=IF(MOD([.A54];30)=0;([.B54]-[.B53])*18; 0)" table:style-name="ce3">
            <text:p><text:s/>- <text:s text:c="2"/>zł<text:s/></text:p>
          </table:table-cell>
          <table:table-cell office:value-type="currency" office:value="95.679999999999993" table:formula="of:=[.C54]-[.E54] -[.F54]" table:style-name="ce2">
            <text:p><text:s/>95,68 zł<text:s/></text:p>
          </table:table-cell>
          <table:table-cell office:value-type="currency" office:value="3434.8" table:formula="of:=[.H53]+[.G54]" table:style-name="ce2">
            <text:p><text:s/>3 434,80 zł<text:s/></text:p>
          </table:table-cell>
          <table:table-cell office:value-type="currency" office:value="69.92" table:formula="of:=[.E54]+[.F54]" table:style-name="ce2">
            <text:p><text:s/>69,92 zł<text:s/></text:p>
          </table:table-cell>
          <table:table-cell table:number-columns-repeated="16375"/>
        </table:table-row>
        <table:table-row table:style-name="ro1">
          <table:table-cell office:value-type="float" office:value="54" table:formula="of:=[.A54]+1" table:style-name="ce1">
            <text:p>54</text:p>
          </table:table-cell>
          <table:table-cell office:value-type="float" office:value="182" table:formula="of:=IF(MOD([.A55]; 30) = 0; [.B54] + ROUNDDOWN([.B54]/5; 0); IF(MOD([.A54];2)= 1;[.B54]-2; [.B54]))" table:style-name="ce1">
            <text:p>182</text:p>
          </table:table-cell>
          <table:table-cell office:value-type="currency" office:value="163.80000000000001" table:formula="of:=IF(MOD([.A55]; 7) = 0; 0; [.B55]*0.9)" table:style-name="ce2">
            <text:p><text:s/>163,80 zł<text:s/></text:p>
          </table:table-cell>
          <table:table-cell office:value-type="float" office:value="36.4" table:formula="of:=[.B55]*0.2" table:style-name="ce1">
            <text:p>36,4</text:p>
          </table:table-cell>
          <table:table-cell office:value-type="currency" office:value="69.16" table:formula="of:=[.D55]*1.9" table:style-name="ce2">
            <text:p><text:s/>69,16 zł<text:s/></text:p>
          </table:table-cell>
          <table:table-cell office:value-type="currency" office:value="0" table:formula="of:=IF(MOD([.A55];30)=0;([.B55]-[.B54])*18; 0)" table:style-name="ce3">
            <text:p><text:s/>- <text:s text:c="2"/>zł<text:s/></text:p>
          </table:table-cell>
          <table:table-cell office:value-type="currency" office:value="94.640000000000015" table:formula="of:=[.C55]-[.E55] -[.F55]" table:style-name="ce2">
            <text:p><text:s/>94,64 zł<text:s/></text:p>
          </table:table-cell>
          <table:table-cell office:value-type="currency" office:value="3529.44" table:formula="of:=[.H54]+[.G55]" table:style-name="ce2">
            <text:p><text:s/>3 529,44 zł<text:s/></text:p>
          </table:table-cell>
          <table:table-cell office:value-type="currency" office:value="69.16" table:formula="of:=[.E55]+[.F55]" table:style-name="ce2">
            <text:p><text:s/>69,16 zł<text:s/></text:p>
          </table:table-cell>
          <table:table-cell table:number-columns-repeated="16375"/>
        </table:table-row>
        <table:table-row table:style-name="ro1">
          <table:table-cell office:value-type="float" office:value="55" table:formula="of:=[.A55]+1" table:style-name="ce1">
            <text:p>55</text:p>
          </table:table-cell>
          <table:table-cell office:value-type="float" office:value="182" table:formula="of:=IF(MOD([.A56]; 30) = 0; [.B55] + ROUNDDOWN([.B55]/5; 0); IF(MOD([.A55];2)= 1;[.B55]-2; [.B55]))" table:style-name="ce1">
            <text:p>182</text:p>
          </table:table-cell>
          <table:table-cell office:value-type="currency" office:value="163.80000000000001" table:formula="of:=IF(MOD([.A56]; 7) = 0; 0; [.B56]*0.9)" table:style-name="ce2">
            <text:p><text:s/>163,80 zł<text:s/></text:p>
          </table:table-cell>
          <table:table-cell office:value-type="float" office:value="36.4" table:formula="of:=[.B56]*0.2" table:style-name="ce1">
            <text:p>36,4</text:p>
          </table:table-cell>
          <table:table-cell office:value-type="currency" office:value="69.16" table:formula="of:=[.D56]*1.9" table:style-name="ce2">
            <text:p><text:s/>69,16 zł<text:s/></text:p>
          </table:table-cell>
          <table:table-cell office:value-type="currency" office:value="0" table:formula="of:=IF(MOD([.A56];30)=0;([.B56]-[.B55])*18; 0)" table:style-name="ce3">
            <text:p><text:s/>- <text:s text:c="2"/>zł<text:s/></text:p>
          </table:table-cell>
          <table:table-cell office:value-type="currency" office:value="94.640000000000015" table:formula="of:=[.C56]-[.E56] -[.F56]" table:style-name="ce2">
            <text:p><text:s/>94,64 zł<text:s/></text:p>
          </table:table-cell>
          <table:table-cell office:value-type="currency" office:value="3624.08" table:formula="of:=[.H55]+[.G56]" table:style-name="ce2">
            <text:p><text:s/>3 624,08 zł<text:s/></text:p>
          </table:table-cell>
          <table:table-cell office:value-type="currency" office:value="69.16" table:formula="of:=[.E56]+[.F56]" table:style-name="ce2">
            <text:p><text:s/>69,16 zł<text:s/></text:p>
          </table:table-cell>
          <table:table-cell table:number-columns-repeated="16375"/>
        </table:table-row>
        <table:table-row table:style-name="ro1">
          <table:table-cell office:value-type="float" office:value="56" table:formula="of:=[.A56]+1" table:style-name="ce1">
            <text:p>56</text:p>
          </table:table-cell>
          <table:table-cell office:value-type="float" office:value="180" table:formula="of:=IF(MOD([.A57]; 30) = 0; [.B56] + ROUNDDOWN([.B56]/5; 0); IF(MOD([.A56];2)= 1;[.B56]-2; [.B56]))" table:style-name="ce1">
            <text:p>180</text:p>
          </table:table-cell>
          <table:table-cell office:value-type="currency" office:value="0" table:formula="of:=IF(MOD([.A57]; 7) = 0; 0; [.B57]*0.9)" table:style-name="ce2">
            <text:p><text:s/>- <text:s text:c="2"/>zł<text:s/></text:p>
          </table:table-cell>
          <table:table-cell office:value-type="float" office:value="36" table:formula="of:=[.B57]*0.2" table:style-name="ce1">
            <text:p>36</text:p>
          </table:table-cell>
          <table:table-cell office:value-type="currency" office:value="68.399999999999991" table:formula="of:=[.D57]*1.9" table:style-name="ce2">
            <text:p><text:s/>68,40 zł<text:s/></text:p>
          </table:table-cell>
          <table:table-cell office:value-type="currency" office:value="0" table:formula="of:=IF(MOD([.A57];30)=0;([.B57]-[.B56])*18; 0)" table:style-name="ce3">
            <text:p><text:s/>- <text:s text:c="2"/>zł<text:s/></text:p>
          </table:table-cell>
          <table:table-cell office:value-type="currency" office:value="-68.399999999999991" table:formula="of:=[.C57]-[.E57] -[.F57]" table:style-name="ce2">
            <text:p>-68,40 zł<text:s/></text:p>
          </table:table-cell>
          <table:table-cell office:value-type="currency" office:value="3555.68" table:formula="of:=[.H56]+[.G57]" table:style-name="ce2">
            <text:p><text:s/>3 555,68 zł<text:s/></text:p>
          </table:table-cell>
          <table:table-cell office:value-type="currency" office:value="68.399999999999991" table:formula="of:=[.E57]+[.F57]" table:style-name="ce2">
            <text:p><text:s/>68,40 zł<text:s/></text:p>
          </table:table-cell>
          <table:table-cell table:number-columns-repeated="16375"/>
        </table:table-row>
        <table:table-row table:style-name="ro1">
          <table:table-cell office:value-type="float" office:value="57" table:formula="of:=[.A57]+1" table:style-name="ce1">
            <text:p>57</text:p>
          </table:table-cell>
          <table:table-cell office:value-type="float" office:value="180" table:formula="of:=IF(MOD([.A58]; 30) = 0; [.B57] + ROUNDDOWN([.B57]/5; 0); IF(MOD([.A57];2)= 1;[.B57]-2; [.B57]))" table:style-name="ce1">
            <text:p>180</text:p>
          </table:table-cell>
          <table:table-cell office:value-type="currency" office:value="162" table:formula="of:=IF(MOD([.A58]; 7) = 0; 0; [.B58]*0.9)" table:style-name="ce2">
            <text:p><text:s/>162,00 zł<text:s/></text:p>
          </table:table-cell>
          <table:table-cell office:value-type="float" office:value="36" table:formula="of:=[.B58]*0.2" table:style-name="ce1">
            <text:p>36</text:p>
          </table:table-cell>
          <table:table-cell office:value-type="currency" office:value="68.399999999999991" table:formula="of:=[.D58]*1.9" table:style-name="ce2">
            <text:p><text:s/>68,40 zł<text:s/></text:p>
          </table:table-cell>
          <table:table-cell office:value-type="currency" office:value="0" table:formula="of:=IF(MOD([.A58];30)=0;([.B58]-[.B57])*18; 0)" table:style-name="ce3">
            <text:p><text:s/>- <text:s text:c="2"/>zł<text:s/></text:p>
          </table:table-cell>
          <table:table-cell office:value-type="currency" office:value="93.600000000000009" table:formula="of:=[.C58]-[.E58] -[.F58]" table:style-name="ce2">
            <text:p><text:s/>93,60 zł<text:s/></text:p>
          </table:table-cell>
          <table:table-cell office:value-type="currency" office:value="3649.2799999999997" table:formula="of:=[.H57]+[.G58]" table:style-name="ce2">
            <text:p><text:s/>3 649,28 zł<text:s/></text:p>
          </table:table-cell>
          <table:table-cell office:value-type="currency" office:value="68.399999999999991" table:formula="of:=[.E58]+[.F58]" table:style-name="ce2">
            <text:p><text:s/>68,40 zł<text:s/></text:p>
          </table:table-cell>
          <table:table-cell table:number-columns-repeated="16375"/>
        </table:table-row>
        <table:table-row table:style-name="ro1">
          <table:table-cell office:value-type="float" office:value="58" table:formula="of:=[.A58]+1" table:style-name="ce1">
            <text:p>58</text:p>
          </table:table-cell>
          <table:table-cell office:value-type="float" office:value="178" table:formula="of:=IF(MOD([.A59]; 30) = 0; [.B58] + ROUNDDOWN([.B58]/5; 0); IF(MOD([.A58];2)= 1;[.B58]-2; [.B58]))" table:style-name="ce1">
            <text:p>178</text:p>
          </table:table-cell>
          <table:table-cell office:value-type="currency" office:value="160.20000000000002" table:formula="of:=IF(MOD([.A59]; 7) = 0; 0; [.B59]*0.9)" table:style-name="ce2">
            <text:p><text:s/>160,20 zł<text:s/></text:p>
          </table:table-cell>
          <table:table-cell office:value-type="float" office:value="35.6" table:formula="of:=[.B59]*0.2" table:style-name="ce1">
            <text:p>35,6</text:p>
          </table:table-cell>
          <table:table-cell office:value-type="currency" office:value="67.64" table:formula="of:=[.D59]*1.9" table:style-name="ce2">
            <text:p><text:s/>67,64 zł<text:s/></text:p>
          </table:table-cell>
          <table:table-cell office:value-type="currency" office:value="0" table:formula="of:=IF(MOD([.A59];30)=0;([.B59]-[.B58])*18; 0)" table:style-name="ce3">
            <text:p><text:s/>- <text:s text:c="2"/>zł<text:s/></text:p>
          </table:table-cell>
          <table:table-cell office:value-type="currency" office:value="92.560000000000016" table:formula="of:=[.C59]-[.E59] -[.F59]" table:style-name="ce2">
            <text:p><text:s/>92,56 zł<text:s/></text:p>
          </table:table-cell>
          <table:table-cell office:value-type="currency" office:value="3741.8399999999997" table:formula="of:=[.H58]+[.G59]" table:style-name="ce2">
            <text:p><text:s/>3 741,84 zł<text:s/></text:p>
          </table:table-cell>
          <table:table-cell office:value-type="currency" office:value="67.64" table:formula="of:=[.E59]+[.F59]" table:style-name="ce2">
            <text:p><text:s/>67,64 zł<text:s/></text:p>
          </table:table-cell>
          <table:table-cell table:number-columns-repeated="16375"/>
        </table:table-row>
        <table:table-row table:style-name="ro1">
          <table:table-cell office:value-type="float" office:value="59" table:formula="of:=[.A59]+1" table:style-name="ce1">
            <text:p>59</text:p>
          </table:table-cell>
          <table:table-cell office:value-type="float" office:value="178" table:formula="of:=IF(MOD([.A60]; 30) = 0; [.B59] + ROUNDDOWN([.B59]/5; 0); IF(MOD([.A59];2)= 1;[.B59]-2; [.B59]))" table:style-name="ce1">
            <text:p>178</text:p>
          </table:table-cell>
          <table:table-cell office:value-type="currency" office:value="160.20000000000002" table:formula="of:=IF(MOD([.A60]; 7) = 0; 0; [.B60]*0.9)" table:style-name="ce2">
            <text:p><text:s/>160,20 zł<text:s/></text:p>
          </table:table-cell>
          <table:table-cell office:value-type="float" office:value="35.6" table:formula="of:=[.B60]*0.2" table:style-name="ce1">
            <text:p>35,6</text:p>
          </table:table-cell>
          <table:table-cell office:value-type="currency" office:value="67.64" table:formula="of:=[.D60]*1.9" table:style-name="ce2">
            <text:p><text:s/>67,64 zł<text:s/></text:p>
          </table:table-cell>
          <table:table-cell office:value-type="currency" office:value="0" table:formula="of:=IF(MOD([.A60];30)=0;([.B60]-[.B59])*18; 0)" table:style-name="ce3">
            <text:p><text:s/>- <text:s text:c="2"/>zł<text:s/></text:p>
          </table:table-cell>
          <table:table-cell office:value-type="currency" office:value="92.560000000000016" table:formula="of:=[.C60]-[.E60] -[.F60]" table:style-name="ce2">
            <text:p><text:s/>92,56 zł<text:s/></text:p>
          </table:table-cell>
          <table:table-cell office:value-type="currency" office:value="3834.3999999999996" table:formula="of:=[.H59]+[.G60]" table:style-name="ce2">
            <text:p><text:s/>3 834,40 zł<text:s/></text:p>
          </table:table-cell>
          <table:table-cell office:value-type="currency" office:value="67.64" table:formula="of:=[.E60]+[.F60]" table:style-name="ce2">
            <text:p><text:s/>67,64 zł<text:s/></text:p>
          </table:table-cell>
          <table:table-cell table:number-columns-repeated="16375"/>
        </table:table-row>
        <table:table-row table:style-name="ro1">
          <table:table-cell office:value-type="float" office:value="60" table:formula="of:=[.A60]+1" table:style-name="ce1">
            <text:p>60</text:p>
          </table:table-cell>
          <table:table-cell office:value-type="float" office:value="213" table:formula="of:=IF(MOD([.A61]; 30) = 0; [.B60] + ROUNDDOWN([.B60]/5; 0); IF(MOD([.A60];2)= 1;[.B60]-2; [.B60]))" table:style-name="ce1">
            <text:p>213</text:p>
          </table:table-cell>
          <table:table-cell office:value-type="currency" office:value="191.70000000000002" table:formula="of:=IF(MOD([.A61]; 7) = 0; 0; [.B61]*0.9)" table:style-name="ce2">
            <text:p><text:s/>191,70 zł<text:s/></text:p>
          </table:table-cell>
          <table:table-cell office:value-type="float" office:value="42.6" table:formula="of:=[.B61]*0.2" table:style-name="ce1">
            <text:p>42,6</text:p>
          </table:table-cell>
          <table:table-cell office:value-type="currency" office:value="80.94" table:formula="of:=[.D61]*1.9" table:style-name="ce2">
            <text:p><text:s/>80,94 zł<text:s/></text:p>
          </table:table-cell>
          <table:table-cell office:value-type="currency" office:value="630" table:formula="of:=IF(MOD([.A61];30)=0;([.B61]-[.B60])*18; 0)" table:style-name="ce3">
            <text:p><text:s/>630,00 zł<text:s/></text:p>
          </table:table-cell>
          <table:table-cell office:value-type="currency" office:value="-519.24" table:formula="of:=[.C61]-[.E61] -[.F61]" table:style-name="ce2">
            <text:p>-519,24 zł<text:s/></text:p>
          </table:table-cell>
          <table:table-cell office:value-type="currency" office:value="3315.16" table:formula="of:=[.H60]+[.G61]" table:style-name="ce2">
            <text:p><text:s/>3 315,16 zł<text:s/></text:p>
          </table:table-cell>
          <table:table-cell office:value-type="currency" office:value="710.94" table:formula="of:=[.E61]+[.F61]" table:style-name="ce2">
            <text:p><text:s/>710,94 zł<text:s/></text:p>
          </table:table-cell>
          <table:table-cell table:number-columns-repeated="16375"/>
        </table:table-row>
        <table:table-row table:style-name="ro1">
          <table:table-cell office:value-type="float" office:value="61" table:formula="of:=[.A61]+1" table:style-name="ce1">
            <text:p>61</text:p>
          </table:table-cell>
          <table:table-cell office:value-type="float" office:value="213" table:formula="of:=IF(MOD([.A62]; 30) = 0; [.B61] + ROUNDDOWN([.B61]/5; 0); IF(MOD([.A61];2)= 1;[.B61]-2; [.B61]))" table:style-name="ce1">
            <text:p>213</text:p>
          </table:table-cell>
          <table:table-cell office:value-type="currency" office:value="191.70000000000002" table:formula="of:=IF(MOD([.A62]; 7) = 0; 0; [.B62]*0.9)" table:style-name="ce2">
            <text:p><text:s/>191,70 zł<text:s/></text:p>
          </table:table-cell>
          <table:table-cell office:value-type="float" office:value="42.6" table:formula="of:=[.B62]*0.2" table:style-name="ce1">
            <text:p>42,6</text:p>
          </table:table-cell>
          <table:table-cell office:value-type="currency" office:value="80.94" table:formula="of:=[.D62]*1.9" table:style-name="ce2">
            <text:p><text:s/>80,94 zł<text:s/></text:p>
          </table:table-cell>
          <table:table-cell office:value-type="currency" office:value="0" table:formula="of:=IF(MOD([.A62];30)=0;([.B62]-[.B61])*18; 0)" table:style-name="ce3">
            <text:p><text:s/>- <text:s text:c="2"/>zł<text:s/></text:p>
          </table:table-cell>
          <table:table-cell office:value-type="currency" office:value="110.76000000000002" table:formula="of:=[.C62]-[.E62] -[.F62]" table:style-name="ce2">
            <text:p><text:s/>110,76 zł<text:s/></text:p>
          </table:table-cell>
          <table:table-cell office:value-type="currency" office:value="3425.92" table:formula="of:=[.H61]+[.G62]" table:style-name="ce2">
            <text:p><text:s/>3 425,92 zł<text:s/></text:p>
          </table:table-cell>
          <table:table-cell office:value-type="currency" office:value="80.94" table:formula="of:=[.E62]+[.F62]" table:style-name="ce2">
            <text:p><text:s/>80,94 zł<text:s/></text:p>
          </table:table-cell>
          <table:table-cell table:number-columns-repeated="16375"/>
        </table:table-row>
        <table:table-row table:style-name="ro1">
          <table:table-cell office:value-type="float" office:value="62" table:formula="of:=[.A62]+1" table:style-name="ce1">
            <text:p>62</text:p>
          </table:table-cell>
          <table:table-cell office:value-type="float" office:value="211" table:formula="of:=IF(MOD([.A63]; 30) = 0; [.B62] + ROUNDDOWN([.B62]/5; 0); IF(MOD([.A62];2)= 1;[.B62]-2; [.B62]))" table:style-name="ce1">
            <text:p>211</text:p>
          </table:table-cell>
          <table:table-cell office:value-type="currency" office:value="189.9" table:formula="of:=IF(MOD([.A63]; 7) = 0; 0; [.B63]*0.9)" table:style-name="ce2">
            <text:p><text:s/>189,90 zł<text:s/></text:p>
          </table:table-cell>
          <table:table-cell office:value-type="float" office:value="42.2" table:formula="of:=[.B63]*0.2" table:style-name="ce1">
            <text:p>42,2</text:p>
          </table:table-cell>
          <table:table-cell office:value-type="currency" office:value="80.180000000000007" table:formula="of:=[.D63]*1.9" table:style-name="ce2">
            <text:p><text:s/>80,18 zł<text:s/></text:p>
          </table:table-cell>
          <table:table-cell office:value-type="currency" office:value="0" table:formula="of:=IF(MOD([.A63];30)=0;([.B63]-[.B62])*18; 0)" table:style-name="ce3">
            <text:p><text:s/>- <text:s text:c="2"/>zł<text:s/></text:p>
          </table:table-cell>
          <table:table-cell office:value-type="currency" office:value="109.72" table:formula="of:=[.C63]-[.E63] -[.F63]" table:style-name="ce2">
            <text:p><text:s/>109,72 zł<text:s/></text:p>
          </table:table-cell>
          <table:table-cell office:value-type="currency" office:value="3535.64" table:formula="of:=[.H62]+[.G63]" table:style-name="ce2">
            <text:p><text:s/>3 535,64 zł<text:s/></text:p>
          </table:table-cell>
          <table:table-cell office:value-type="currency" office:value="80.180000000000007" table:formula="of:=[.E63]+[.F63]" table:style-name="ce2">
            <text:p><text:s/>80,18 zł<text:s/></text:p>
          </table:table-cell>
          <table:table-cell table:number-columns-repeated="16375"/>
        </table:table-row>
        <table:table-row table:style-name="ro1">
          <table:table-cell office:value-type="float" office:value="63" table:formula="of:=[.A63]+1" table:style-name="ce1">
            <text:p>63</text:p>
          </table:table-cell>
          <table:table-cell office:value-type="float" office:value="211" table:formula="of:=IF(MOD([.A64]; 30) = 0; [.B63] + ROUNDDOWN([.B63]/5; 0); IF(MOD([.A63];2)= 1;[.B63]-2; [.B63]))" table:style-name="ce1">
            <text:p>211</text:p>
          </table:table-cell>
          <table:table-cell office:value-type="currency" office:value="0" table:formula="of:=IF(MOD([.A64]; 7) = 0; 0; [.B64]*0.9)" table:style-name="ce2">
            <text:p><text:s/>- <text:s text:c="2"/>zł<text:s/></text:p>
          </table:table-cell>
          <table:table-cell office:value-type="float" office:value="42.2" table:formula="of:=[.B64]*0.2" table:style-name="ce1">
            <text:p>42,2</text:p>
          </table:table-cell>
          <table:table-cell office:value-type="currency" office:value="80.180000000000007" table:formula="of:=[.D64]*1.9" table:style-name="ce2">
            <text:p><text:s/>80,18 zł<text:s/></text:p>
          </table:table-cell>
          <table:table-cell office:value-type="currency" office:value="0" table:formula="of:=IF(MOD([.A64];30)=0;([.B64]-[.B63])*18; 0)" table:style-name="ce3">
            <text:p><text:s/>- <text:s text:c="2"/>zł<text:s/></text:p>
          </table:table-cell>
          <table:table-cell office:value-type="currency" office:value="-80.180000000000007" table:formula="of:=[.C64]-[.E64] -[.F64]" table:style-name="ce2">
            <text:p>-80,18 zł<text:s/></text:p>
          </table:table-cell>
          <table:table-cell office:value-type="currency" office:value="3455.46" table:formula="of:=[.H63]+[.G64]" table:style-name="ce2">
            <text:p><text:s/>3 455,46 zł<text:s/></text:p>
          </table:table-cell>
          <table:table-cell office:value-type="currency" office:value="80.180000000000007" table:formula="of:=[.E64]+[.F64]" table:style-name="ce2">
            <text:p><text:s/>80,18 zł<text:s/></text:p>
          </table:table-cell>
          <table:table-cell table:number-columns-repeated="16375"/>
        </table:table-row>
        <table:table-row table:style-name="ro1">
          <table:table-cell office:value-type="float" office:value="64" table:formula="of:=[.A64]+1" table:style-name="ce1">
            <text:p>64</text:p>
          </table:table-cell>
          <table:table-cell office:value-type="float" office:value="209" table:formula="of:=IF(MOD([.A65]; 30) = 0; [.B64] + ROUNDDOWN([.B64]/5; 0); IF(MOD([.A64];2)= 1;[.B64]-2; [.B64]))" table:style-name="ce1">
            <text:p>209</text:p>
          </table:table-cell>
          <table:table-cell office:value-type="currency" office:value="188.1" table:formula="of:=IF(MOD([.A65]; 7) = 0; 0; [.B65]*0.9)" table:style-name="ce2">
            <text:p><text:s/>188,10 zł<text:s/></text:p>
          </table:table-cell>
          <table:table-cell office:value-type="float" office:value="41.800000000000004" table:formula="of:=[.B65]*0.2" table:style-name="ce1">
            <text:p>41,8</text:p>
          </table:table-cell>
          <table:table-cell office:value-type="currency" office:value="79.42" table:formula="of:=[.D65]*1.9" table:style-name="ce2">
            <text:p><text:s/>79,42 zł<text:s/></text:p>
          </table:table-cell>
          <table:table-cell office:value-type="currency" office:value="0" table:formula="of:=IF(MOD([.A65];30)=0;([.B65]-[.B64])*18; 0)" table:style-name="ce3">
            <text:p><text:s/>- <text:s text:c="2"/>zł<text:s/></text:p>
          </table:table-cell>
          <table:table-cell office:value-type="currency" office:value="108.67999999999999" table:formula="of:=[.C65]-[.E65] -[.F65]" table:style-name="ce2">
            <text:p><text:s/>108,68 zł<text:s/></text:p>
          </table:table-cell>
          <table:table-cell office:value-type="currency" office:value="3564.14" table:formula="of:=[.H64]+[.G65]" table:style-name="ce2">
            <text:p><text:s/>3 564,14 zł<text:s/></text:p>
          </table:table-cell>
          <table:table-cell office:value-type="currency" office:value="79.42" table:formula="of:=[.E65]+[.F65]" table:style-name="ce2">
            <text:p><text:s/>79,42 zł<text:s/></text:p>
          </table:table-cell>
          <table:table-cell table:number-columns-repeated="16375"/>
        </table:table-row>
        <table:table-row table:style-name="ro1">
          <table:table-cell office:value-type="float" office:value="65" table:formula="of:=[.A65]+1" table:style-name="ce1">
            <text:p>65</text:p>
          </table:table-cell>
          <table:table-cell office:value-type="float" office:value="209" table:formula="of:=IF(MOD([.A66]; 30) = 0; [.B65] + ROUNDDOWN([.B65]/5; 0); IF(MOD([.A65];2)= 1;[.B65]-2; [.B65]))" table:style-name="ce1">
            <text:p>209</text:p>
          </table:table-cell>
          <table:table-cell office:value-type="currency" office:value="188.1" table:formula="of:=IF(MOD([.A66]; 7) = 0; 0; [.B66]*0.9)" table:style-name="ce2">
            <text:p><text:s/>188,10 zł<text:s/></text:p>
          </table:table-cell>
          <table:table-cell office:value-type="float" office:value="41.800000000000004" table:formula="of:=[.B66]*0.2" table:style-name="ce1">
            <text:p>41,8</text:p>
          </table:table-cell>
          <table:table-cell office:value-type="currency" office:value="79.42" table:formula="of:=[.D66]*1.9" table:style-name="ce2">
            <text:p><text:s/>79,42 zł<text:s/></text:p>
          </table:table-cell>
          <table:table-cell office:value-type="currency" office:value="0" table:formula="of:=IF(MOD([.A66];30)=0;([.B66]-[.B65])*18; 0)" table:style-name="ce3">
            <text:p><text:s/>- <text:s text:c="2"/>zł<text:s/></text:p>
          </table:table-cell>
          <table:table-cell office:value-type="currency" office:value="108.67999999999999" table:formula="of:=[.C66]-[.E66] -[.F66]" table:style-name="ce2">
            <text:p><text:s/>108,68 zł<text:s/></text:p>
          </table:table-cell>
          <table:table-cell office:value-type="currency" office:value="3672.8199999999997" table:formula="of:=[.H65]+[.G66]" table:style-name="ce2">
            <text:p><text:s/>3 672,82 zł<text:s/></text:p>
          </table:table-cell>
          <table:table-cell office:value-type="currency" office:value="79.42" table:formula="of:=[.E66]+[.F66]" table:style-name="ce2">
            <text:p><text:s/>79,42 zł<text:s/></text:p>
          </table:table-cell>
          <table:table-cell table:number-columns-repeated="16375"/>
        </table:table-row>
        <table:table-row table:style-name="ro1">
          <table:table-cell office:value-type="float" office:value="66" table:formula="of:=[.A66]+1" table:style-name="ce1">
            <text:p>66</text:p>
          </table:table-cell>
          <table:table-cell office:value-type="float" office:value="207" table:formula="of:=IF(MOD([.A67]; 30) = 0; [.B66] + ROUNDDOWN([.B66]/5; 0); IF(MOD([.A66];2)= 1;[.B66]-2; [.B66]))" table:style-name="ce1">
            <text:p>207</text:p>
          </table:table-cell>
          <table:table-cell office:value-type="currency" office:value="186.3" table:formula="of:=IF(MOD([.A67]; 7) = 0; 0; [.B67]*0.9)" table:style-name="ce2">
            <text:p><text:s/>186,30 zł<text:s/></text:p>
          </table:table-cell>
          <table:table-cell office:value-type="float" office:value="41.400000000000006" table:formula="of:=[.B67]*0.2" table:style-name="ce1">
            <text:p>41,4</text:p>
          </table:table-cell>
          <table:table-cell office:value-type="currency" office:value="78.660000000000011" table:formula="of:=[.D67]*1.9" table:style-name="ce2">
            <text:p><text:s/>78,66 zł<text:s/></text:p>
          </table:table-cell>
          <table:table-cell office:value-type="currency" office:value="0" table:formula="of:=IF(MOD([.A67];30)=0;([.B67]-[.B66])*18; 0)" table:style-name="ce3">
            <text:p><text:s/>- <text:s text:c="2"/>zł<text:s/></text:p>
          </table:table-cell>
          <table:table-cell office:value-type="currency" office:value="107.64" table:formula="of:=[.C67]-[.E67] -[.F67]" table:style-name="ce2">
            <text:p><text:s/>107,64 zł<text:s/></text:p>
          </table:table-cell>
          <table:table-cell office:value-type="currency" office:value="3780.4599999999996" table:formula="of:=[.H66]+[.G67]" table:style-name="ce2">
            <text:p><text:s/>3 780,46 zł<text:s/></text:p>
          </table:table-cell>
          <table:table-cell office:value-type="currency" office:value="78.660000000000011" table:formula="of:=[.E67]+[.F67]" table:style-name="ce2">
            <text:p><text:s/>78,66 zł<text:s/></text:p>
          </table:table-cell>
          <table:table-cell table:number-columns-repeated="16375"/>
        </table:table-row>
        <table:table-row table:style-name="ro1">
          <table:table-cell office:value-type="float" office:value="67" table:formula="of:=[.A67]+1" table:style-name="ce1">
            <text:p>67</text:p>
          </table:table-cell>
          <table:table-cell office:value-type="float" office:value="207" table:formula="of:=IF(MOD([.A68]; 30) = 0; [.B67] + ROUNDDOWN([.B67]/5; 0); IF(MOD([.A67];2)= 1;[.B67]-2; [.B67]))" table:style-name="ce1">
            <text:p>207</text:p>
          </table:table-cell>
          <table:table-cell office:value-type="currency" office:value="186.3" table:formula="of:=IF(MOD([.A68]; 7) = 0; 0; [.B68]*0.9)" table:style-name="ce2">
            <text:p><text:s/>186,30 zł<text:s/></text:p>
          </table:table-cell>
          <table:table-cell office:value-type="float" office:value="41.400000000000006" table:formula="of:=[.B68]*0.2" table:style-name="ce1">
            <text:p>41,4</text:p>
          </table:table-cell>
          <table:table-cell office:value-type="currency" office:value="78.660000000000011" table:formula="of:=[.D68]*1.9" table:style-name="ce2">
            <text:p><text:s/>78,66 zł<text:s/></text:p>
          </table:table-cell>
          <table:table-cell office:value-type="currency" office:value="0" table:formula="of:=IF(MOD([.A68];30)=0;([.B68]-[.B67])*18; 0)" table:style-name="ce3">
            <text:p><text:s/>- <text:s text:c="2"/>zł<text:s/></text:p>
          </table:table-cell>
          <table:table-cell office:value-type="currency" office:value="107.64" table:formula="of:=[.C68]-[.E68] -[.F68]" table:style-name="ce2">
            <text:p><text:s/>107,64 zł<text:s/></text:p>
          </table:table-cell>
          <table:table-cell office:value-type="currency" office:value="3888.0999999999995" table:formula="of:=[.H67]+[.G68]" table:style-name="ce2">
            <text:p><text:s/>3 888,10 zł<text:s/></text:p>
          </table:table-cell>
          <table:table-cell office:value-type="currency" office:value="78.660000000000011" table:formula="of:=[.E68]+[.F68]" table:style-name="ce2">
            <text:p><text:s/>78,66 zł<text:s/></text:p>
          </table:table-cell>
          <table:table-cell table:number-columns-repeated="16375"/>
        </table:table-row>
        <table:table-row table:style-name="ro1">
          <table:table-cell office:value-type="float" office:value="68" table:formula="of:=[.A68]+1" table:style-name="ce1">
            <text:p>68</text:p>
          </table:table-cell>
          <table:table-cell office:value-type="float" office:value="205" table:formula="of:=IF(MOD([.A69]; 30) = 0; [.B68] + ROUNDDOWN([.B68]/5; 0); IF(MOD([.A68];2)= 1;[.B68]-2; [.B68]))" table:style-name="ce1">
            <text:p>205</text:p>
          </table:table-cell>
          <table:table-cell office:value-type="currency" office:value="184.5" table:formula="of:=IF(MOD([.A69]; 7) = 0; 0; [.B69]*0.9)" table:style-name="ce2">
            <text:p><text:s/>184,50 zł<text:s/></text:p>
          </table:table-cell>
          <table:table-cell office:value-type="float" office:value="41" table:formula="of:=[.B69]*0.2" table:style-name="ce1">
            <text:p>41</text:p>
          </table:table-cell>
          <table:table-cell office:value-type="currency" office:value="77.899999999999991" table:formula="of:=[.D69]*1.9" table:style-name="ce2">
            <text:p><text:s/>77,90 zł<text:s/></text:p>
          </table:table-cell>
          <table:table-cell office:value-type="currency" office:value="0" table:formula="of:=IF(MOD([.A69];30)=0;([.B69]-[.B68])*18; 0)" table:style-name="ce3">
            <text:p><text:s/>- <text:s text:c="2"/>zł<text:s/></text:p>
          </table:table-cell>
          <table:table-cell office:value-type="currency" office:value="106.60000000000001" table:formula="of:=[.C69]-[.E69] -[.F69]" table:style-name="ce2">
            <text:p><text:s/>106,60 zł<text:s/></text:p>
          </table:table-cell>
          <table:table-cell office:value-type="currency" office:value="3994.6999999999994" table:formula="of:=[.H68]+[.G69]" table:style-name="ce2">
            <text:p><text:s/>3 994,70 zł<text:s/></text:p>
          </table:table-cell>
          <table:table-cell office:value-type="currency" office:value="77.899999999999991" table:formula="of:=[.E69]+[.F69]" table:style-name="ce2">
            <text:p><text:s/>77,90 zł<text:s/></text:p>
          </table:table-cell>
          <table:table-cell table:number-columns-repeated="16375"/>
        </table:table-row>
        <table:table-row table:style-name="ro1">
          <table:table-cell office:value-type="float" office:value="69" table:formula="of:=[.A69]+1" table:style-name="ce1">
            <text:p>69</text:p>
          </table:table-cell>
          <table:table-cell office:value-type="float" office:value="205" table:formula="of:=IF(MOD([.A70]; 30) = 0; [.B69] + ROUNDDOWN([.B69]/5; 0); IF(MOD([.A69];2)= 1;[.B69]-2; [.B69]))" table:style-name="ce1">
            <text:p>205</text:p>
          </table:table-cell>
          <table:table-cell office:value-type="currency" office:value="184.5" table:formula="of:=IF(MOD([.A70]; 7) = 0; 0; [.B70]*0.9)" table:style-name="ce2">
            <text:p><text:s/>184,50 zł<text:s/></text:p>
          </table:table-cell>
          <table:table-cell office:value-type="float" office:value="41" table:formula="of:=[.B70]*0.2" table:style-name="ce1">
            <text:p>41</text:p>
          </table:table-cell>
          <table:table-cell office:value-type="currency" office:value="77.899999999999991" table:formula="of:=[.D70]*1.9" table:style-name="ce2">
            <text:p><text:s/>77,90 zł<text:s/></text:p>
          </table:table-cell>
          <table:table-cell office:value-type="currency" office:value="0" table:formula="of:=IF(MOD([.A70];30)=0;([.B70]-[.B69])*18; 0)" table:style-name="ce3">
            <text:p><text:s/>- <text:s text:c="2"/>zł<text:s/></text:p>
          </table:table-cell>
          <table:table-cell office:value-type="currency" office:value="106.60000000000001" table:formula="of:=[.C70]-[.E70] -[.F70]" table:style-name="ce2">
            <text:p><text:s/>106,60 zł<text:s/></text:p>
          </table:table-cell>
          <table:table-cell office:value-type="currency" office:value="4101.2999999999993" table:formula="of:=[.H69]+[.G70]" table:style-name="ce2">
            <text:p><text:s/>4 101,30 zł<text:s/></text:p>
          </table:table-cell>
          <table:table-cell office:value-type="currency" office:value="77.899999999999991" table:formula="of:=[.E70]+[.F70]" table:style-name="ce2">
            <text:p><text:s/>77,90 zł<text:s/></text:p>
          </table:table-cell>
          <table:table-cell table:number-columns-repeated="16375"/>
        </table:table-row>
        <table:table-row table:style-name="ro1">
          <table:table-cell office:value-type="float" office:value="70" table:formula="of:=[.A70]+1" table:style-name="ce1">
            <text:p>70</text:p>
          </table:table-cell>
          <table:table-cell office:value-type="float" office:value="203" table:formula="of:=IF(MOD([.A71]; 30) = 0; [.B70] + ROUNDDOWN([.B70]/5; 0); IF(MOD([.A70];2)= 1;[.B70]-2; [.B70]))" table:style-name="ce1">
            <text:p>203</text:p>
          </table:table-cell>
          <table:table-cell office:value-type="currency" office:value="0" table:formula="of:=IF(MOD([.A71]; 7) = 0; 0; [.B71]*0.9)" table:style-name="ce2">
            <text:p><text:s/>- <text:s text:c="2"/>zł<text:s/></text:p>
          </table:table-cell>
          <table:table-cell office:value-type="float" office:value="40.6" table:formula="of:=[.B71]*0.2" table:style-name="ce1">
            <text:p>40,6</text:p>
          </table:table-cell>
          <table:table-cell office:value-type="currency" office:value="77.14" table:formula="of:=[.D71]*1.9" table:style-name="ce2">
            <text:p><text:s/>77,14 zł<text:s/></text:p>
          </table:table-cell>
          <table:table-cell office:value-type="currency" office:value="0" table:formula="of:=IF(MOD([.A71];30)=0;([.B71]-[.B70])*18; 0)" table:style-name="ce3">
            <text:p><text:s/>- <text:s text:c="2"/>zł<text:s/></text:p>
          </table:table-cell>
          <table:table-cell office:value-type="currency" office:value="-77.14" table:formula="of:=[.C71]-[.E71] -[.F71]" table:style-name="ce2">
            <text:p>-77,14 zł<text:s/></text:p>
          </table:table-cell>
          <table:table-cell office:value-type="currency" office:value="4024.1599999999994" table:formula="of:=[.H70]+[.G71]" table:style-name="ce2">
            <text:p><text:s/>4 024,16 zł<text:s/></text:p>
          </table:table-cell>
          <table:table-cell office:value-type="currency" office:value="77.14" table:formula="of:=[.E71]+[.F71]" table:style-name="ce2">
            <text:p><text:s/>77,14 zł<text:s/></text:p>
          </table:table-cell>
          <table:table-cell table:number-columns-repeated="16375"/>
        </table:table-row>
        <table:table-row table:style-name="ro1">
          <table:table-cell office:value-type="float" office:value="71" table:formula="of:=[.A71]+1" table:style-name="ce1">
            <text:p>71</text:p>
          </table:table-cell>
          <table:table-cell office:value-type="float" office:value="203" table:formula="of:=IF(MOD([.A72]; 30) = 0; [.B71] + ROUNDDOWN([.B71]/5; 0); IF(MOD([.A71];2)= 1;[.B71]-2; [.B71]))" table:style-name="ce1">
            <text:p>203</text:p>
          </table:table-cell>
          <table:table-cell office:value-type="currency" office:value="182.70000000000002" table:formula="of:=IF(MOD([.A72]; 7) = 0; 0; [.B72]*0.9)" table:style-name="ce2">
            <text:p><text:s/>182,70 zł<text:s/></text:p>
          </table:table-cell>
          <table:table-cell office:value-type="float" office:value="40.6" table:formula="of:=[.B72]*0.2" table:style-name="ce1">
            <text:p>40,6</text:p>
          </table:table-cell>
          <table:table-cell office:value-type="currency" office:value="77.14" table:formula="of:=[.D72]*1.9" table:style-name="ce2">
            <text:p><text:s/>77,14 zł<text:s/></text:p>
          </table:table-cell>
          <table:table-cell office:value-type="currency" office:value="0" table:formula="of:=IF(MOD([.A72];30)=0;([.B72]-[.B71])*18; 0)" table:style-name="ce3">
            <text:p><text:s/>- <text:s text:c="2"/>zł<text:s/></text:p>
          </table:table-cell>
          <table:table-cell office:value-type="currency" office:value="105.56000000000002" table:formula="of:=[.C72]-[.E72] -[.F72]" table:style-name="ce2">
            <text:p><text:s/>105,56 zł<text:s/></text:p>
          </table:table-cell>
          <table:table-cell office:value-type="currency" office:value="4129.7199999999993" table:formula="of:=[.H71]+[.G72]" table:style-name="ce2">
            <text:p><text:s/>4 129,72 zł<text:s/></text:p>
          </table:table-cell>
          <table:table-cell office:value-type="currency" office:value="77.14" table:formula="of:=[.E72]+[.F72]" table:style-name="ce2">
            <text:p><text:s/>77,14 zł<text:s/></text:p>
          </table:table-cell>
          <table:table-cell table:number-columns-repeated="16375"/>
        </table:table-row>
        <table:table-row table:style-name="ro1">
          <table:table-cell office:value-type="float" office:value="72" table:formula="of:=[.A72]+1" table:style-name="ce1">
            <text:p>72</text:p>
          </table:table-cell>
          <table:table-cell office:value-type="float" office:value="201" table:formula="of:=IF(MOD([.A73]; 30) = 0; [.B72] + ROUNDDOWN([.B72]/5; 0); IF(MOD([.A72];2)= 1;[.B72]-2; [.B72]))" table:style-name="ce1">
            <text:p>201</text:p>
          </table:table-cell>
          <table:table-cell office:value-type="currency" office:value="180.9" table:formula="of:=IF(MOD([.A73]; 7) = 0; 0; [.B73]*0.9)" table:style-name="ce2">
            <text:p><text:s/>180,90 zł<text:s/></text:p>
          </table:table-cell>
          <table:table-cell office:value-type="float" office:value="40.200000000000003" table:formula="of:=[.B73]*0.2" table:style-name="ce1">
            <text:p>40,2</text:p>
          </table:table-cell>
          <table:table-cell office:value-type="currency" office:value="76.38" table:formula="of:=[.D73]*1.9" table:style-name="ce2">
            <text:p><text:s/>76,38 zł<text:s/></text:p>
          </table:table-cell>
          <table:table-cell office:value-type="currency" office:value="0" table:formula="of:=IF(MOD([.A73];30)=0;([.B73]-[.B72])*18; 0)" table:style-name="ce3">
            <text:p><text:s/>- <text:s text:c="2"/>zł<text:s/></text:p>
          </table:table-cell>
          <table:table-cell office:value-type="currency" office:value="104.52000000000001" table:formula="of:=[.C73]-[.E73] -[.F73]" table:style-name="ce2">
            <text:p><text:s/>104,52 zł<text:s/></text:p>
          </table:table-cell>
          <table:table-cell office:value-type="currency" office:value="4234.24" table:formula="of:=[.H72]+[.G73]" table:style-name="ce2">
            <text:p><text:s/>4 234,24 zł<text:s/></text:p>
          </table:table-cell>
          <table:table-cell office:value-type="currency" office:value="76.38" table:formula="of:=[.E73]+[.F73]" table:style-name="ce2">
            <text:p><text:s/>76,38 zł<text:s/></text:p>
          </table:table-cell>
          <table:table-cell table:number-columns-repeated="16375"/>
        </table:table-row>
        <table:table-row table:style-name="ro1">
          <table:table-cell office:value-type="float" office:value="73" table:formula="of:=[.A73]+1" table:style-name="ce1">
            <text:p>73</text:p>
          </table:table-cell>
          <table:table-cell office:value-type="float" office:value="201" table:formula="of:=IF(MOD([.A74]; 30) = 0; [.B73] + ROUNDDOWN([.B73]/5; 0); IF(MOD([.A73];2)= 1;[.B73]-2; [.B73]))" table:style-name="ce1">
            <text:p>201</text:p>
          </table:table-cell>
          <table:table-cell office:value-type="currency" office:value="180.9" table:formula="of:=IF(MOD([.A74]; 7) = 0; 0; [.B74]*0.9)" table:style-name="ce2">
            <text:p><text:s/>180,90 zł<text:s/></text:p>
          </table:table-cell>
          <table:table-cell office:value-type="float" office:value="40.200000000000003" table:formula="of:=[.B74]*0.2" table:style-name="ce1">
            <text:p>40,2</text:p>
          </table:table-cell>
          <table:table-cell office:value-type="currency" office:value="76.38" table:formula="of:=[.D74]*1.9" table:style-name="ce2">
            <text:p><text:s/>76,38 zł<text:s/></text:p>
          </table:table-cell>
          <table:table-cell office:value-type="currency" office:value="0" table:formula="of:=IF(MOD([.A74];30)=0;([.B74]-[.B73])*18; 0)" table:style-name="ce3">
            <text:p><text:s/>- <text:s text:c="2"/>zł<text:s/></text:p>
          </table:table-cell>
          <table:table-cell office:value-type="currency" office:value="104.52000000000001" table:formula="of:=[.C74]-[.E74] -[.F74]" table:style-name="ce2">
            <text:p><text:s/>104,52 zł<text:s/></text:p>
          </table:table-cell>
          <table:table-cell office:value-type="currency" office:value="4338.76" table:formula="of:=[.H73]+[.G74]" table:style-name="ce2">
            <text:p><text:s/>4 338,76 zł<text:s/></text:p>
          </table:table-cell>
          <table:table-cell office:value-type="currency" office:value="76.38" table:formula="of:=[.E74]+[.F74]" table:style-name="ce2">
            <text:p><text:s/>76,38 zł<text:s/></text:p>
          </table:table-cell>
          <table:table-cell table:number-columns-repeated="16375"/>
        </table:table-row>
        <table:table-row table:style-name="ro1">
          <table:table-cell office:value-type="float" office:value="74" table:formula="of:=[.A74]+1" table:style-name="ce1">
            <text:p>74</text:p>
          </table:table-cell>
          <table:table-cell office:value-type="float" office:value="199" table:formula="of:=IF(MOD([.A75]; 30) = 0; [.B74] + ROUNDDOWN([.B74]/5; 0); IF(MOD([.A74];2)= 1;[.B74]-2; [.B74]))" table:style-name="ce1">
            <text:p>199</text:p>
          </table:table-cell>
          <table:table-cell office:value-type="currency" office:value="179.1" table:formula="of:=IF(MOD([.A75]; 7) = 0; 0; [.B75]*0.9)" table:style-name="ce2">
            <text:p><text:s/>179,10 zł<text:s/></text:p>
          </table:table-cell>
          <table:table-cell office:value-type="float" office:value="39.800000000000004" table:formula="of:=[.B75]*0.2" table:style-name="ce1">
            <text:p>39,8</text:p>
          </table:table-cell>
          <table:table-cell office:value-type="currency" office:value="75.62" table:formula="of:=[.D75]*1.9" table:style-name="ce2">
            <text:p><text:s/>75,62 zł<text:s/></text:p>
          </table:table-cell>
          <table:table-cell office:value-type="currency" office:value="0" table:formula="of:=IF(MOD([.A75];30)=0;([.B75]-[.B74])*18; 0)" table:style-name="ce3">
            <text:p><text:s/>- <text:s text:c="2"/>zł<text:s/></text:p>
          </table:table-cell>
          <table:table-cell office:value-type="currency" office:value="103.47999999999999" table:formula="of:=[.C75]-[.E75] -[.F75]" table:style-name="ce2">
            <text:p><text:s/>103,48 zł<text:s/></text:p>
          </table:table-cell>
          <table:table-cell office:value-type="currency" office:value="4442.24" table:formula="of:=[.H74]+[.G75]" table:style-name="ce2">
            <text:p><text:s/>4 442,24 zł<text:s/></text:p>
          </table:table-cell>
          <table:table-cell office:value-type="currency" office:value="75.62" table:formula="of:=[.E75]+[.F75]" table:style-name="ce2">
            <text:p><text:s/>75,62 zł<text:s/></text:p>
          </table:table-cell>
          <table:table-cell table:number-columns-repeated="16375"/>
        </table:table-row>
        <table:table-row table:style-name="ro1">
          <table:table-cell office:value-type="float" office:value="75" table:formula="of:=[.A75]+1" table:style-name="ce1">
            <text:p>75</text:p>
          </table:table-cell>
          <table:table-cell office:value-type="float" office:value="199" table:formula="of:=IF(MOD([.A76]; 30) = 0; [.B75] + ROUNDDOWN([.B75]/5; 0); IF(MOD([.A75];2)= 1;[.B75]-2; [.B75]))" table:style-name="ce1">
            <text:p>199</text:p>
          </table:table-cell>
          <table:table-cell office:value-type="currency" office:value="179.1" table:formula="of:=IF(MOD([.A76]; 7) = 0; 0; [.B76]*0.9)" table:style-name="ce2">
            <text:p><text:s/>179,10 zł<text:s/></text:p>
          </table:table-cell>
          <table:table-cell office:value-type="float" office:value="39.800000000000004" table:formula="of:=[.B76]*0.2" table:style-name="ce1">
            <text:p>39,8</text:p>
          </table:table-cell>
          <table:table-cell office:value-type="currency" office:value="75.62" table:formula="of:=[.D76]*1.9" table:style-name="ce2">
            <text:p><text:s/>75,62 zł<text:s/></text:p>
          </table:table-cell>
          <table:table-cell office:value-type="currency" office:value="0" table:formula="of:=IF(MOD([.A76];30)=0;([.B76]-[.B75])*18; 0)" table:style-name="ce3">
            <text:p><text:s/>- <text:s text:c="2"/>zł<text:s/></text:p>
          </table:table-cell>
          <table:table-cell office:value-type="currency" office:value="103.47999999999999" table:formula="of:=[.C76]-[.E76] -[.F76]" table:style-name="ce2">
            <text:p><text:s/>103,48 zł<text:s/></text:p>
          </table:table-cell>
          <table:table-cell office:value-type="currency" office:value="4545.7199999999993" table:formula="of:=[.H75]+[.G76]" table:style-name="ce2">
            <text:p><text:s/>4 545,72 zł<text:s/></text:p>
          </table:table-cell>
          <table:table-cell office:value-type="currency" office:value="75.62" table:formula="of:=[.E76]+[.F76]" table:style-name="ce2">
            <text:p><text:s/>75,62 zł<text:s/></text:p>
          </table:table-cell>
          <table:table-cell table:number-columns-repeated="16375"/>
        </table:table-row>
        <table:table-row table:style-name="ro1">
          <table:table-cell office:value-type="float" office:value="76" table:formula="of:=[.A76]+1" table:style-name="ce1">
            <text:p>76</text:p>
          </table:table-cell>
          <table:table-cell office:value-type="float" office:value="197" table:formula="of:=IF(MOD([.A77]; 30) = 0; [.B76] + ROUNDDOWN([.B76]/5; 0); IF(MOD([.A76];2)= 1;[.B76]-2; [.B76]))" table:style-name="ce1">
            <text:p>197</text:p>
          </table:table-cell>
          <table:table-cell office:value-type="currency" office:value="177.3" table:formula="of:=IF(MOD([.A77]; 7) = 0; 0; [.B77]*0.9)" table:style-name="ce2">
            <text:p><text:s/>177,30 zł<text:s/></text:p>
          </table:table-cell>
          <table:table-cell office:value-type="float" office:value="39.400000000000006" table:formula="of:=[.B77]*0.2" table:style-name="ce1">
            <text:p>39,4</text:p>
          </table:table-cell>
          <table:table-cell office:value-type="currency" office:value="74.860000000000014" table:formula="of:=[.D77]*1.9" table:style-name="ce2">
            <text:p><text:s/>74,86 zł<text:s/></text:p>
          </table:table-cell>
          <table:table-cell office:value-type="currency" office:value="0" table:formula="of:=IF(MOD([.A77];30)=0;([.B77]-[.B76])*18; 0)" table:style-name="ce3">
            <text:p><text:s/>- <text:s text:c="2"/>zł<text:s/></text:p>
          </table:table-cell>
          <table:table-cell office:value-type="currency" office:value="102.44" table:formula="of:=[.C77]-[.E77] -[.F77]" table:style-name="ce2">
            <text:p><text:s/>102,44 zł<text:s/></text:p>
          </table:table-cell>
          <table:table-cell office:value-type="currency" office:value="4648.1599999999989" table:formula="of:=[.H76]+[.G77]" table:style-name="ce2">
            <text:p><text:s/>4 648,16 zł<text:s/></text:p>
          </table:table-cell>
          <table:table-cell office:value-type="currency" office:value="74.860000000000014" table:formula="of:=[.E77]+[.F77]" table:style-name="ce2">
            <text:p><text:s/>74,86 zł<text:s/></text:p>
          </table:table-cell>
          <table:table-cell table:number-columns-repeated="16375"/>
        </table:table-row>
        <table:table-row table:style-name="ro1">
          <table:table-cell office:value-type="float" office:value="77" table:formula="of:=[.A77]+1" table:style-name="ce1">
            <text:p>77</text:p>
          </table:table-cell>
          <table:table-cell office:value-type="float" office:value="197" table:formula="of:=IF(MOD([.A78]; 30) = 0; [.B77] + ROUNDDOWN([.B77]/5; 0); IF(MOD([.A77];2)= 1;[.B77]-2; [.B77]))" table:style-name="ce1">
            <text:p>197</text:p>
          </table:table-cell>
          <table:table-cell office:value-type="currency" office:value="0" table:formula="of:=IF(MOD([.A78]; 7) = 0; 0; [.B78]*0.9)" table:style-name="ce2">
            <text:p><text:s/>- <text:s text:c="2"/>zł<text:s/></text:p>
          </table:table-cell>
          <table:table-cell office:value-type="float" office:value="39.400000000000006" table:formula="of:=[.B78]*0.2" table:style-name="ce1">
            <text:p>39,4</text:p>
          </table:table-cell>
          <table:table-cell office:value-type="currency" office:value="74.860000000000014" table:formula="of:=[.D78]*1.9" table:style-name="ce2">
            <text:p><text:s/>74,86 zł<text:s/></text:p>
          </table:table-cell>
          <table:table-cell office:value-type="currency" office:value="0" table:formula="of:=IF(MOD([.A78];30)=0;([.B78]-[.B77])*18; 0)" table:style-name="ce3">
            <text:p><text:s/>- <text:s text:c="2"/>zł<text:s/></text:p>
          </table:table-cell>
          <table:table-cell office:value-type="currency" office:value="-74.860000000000014" table:formula="of:=[.C78]-[.E78] -[.F78]" table:style-name="ce2">
            <text:p>-74,86 zł<text:s/></text:p>
          </table:table-cell>
          <table:table-cell office:value-type="currency" office:value="4573.2999999999993" table:formula="of:=[.H77]+[.G78]" table:style-name="ce2">
            <text:p><text:s/>4 573,30 zł<text:s/></text:p>
          </table:table-cell>
          <table:table-cell office:value-type="currency" office:value="74.860000000000014" table:formula="of:=[.E78]+[.F78]" table:style-name="ce2">
            <text:p><text:s/>74,86 zł<text:s/></text:p>
          </table:table-cell>
          <table:table-cell table:number-columns-repeated="16375"/>
        </table:table-row>
        <table:table-row table:style-name="ro1">
          <table:table-cell office:value-type="float" office:value="78" table:formula="of:=[.A78]+1" table:style-name="ce1">
            <text:p>78</text:p>
          </table:table-cell>
          <table:table-cell office:value-type="float" office:value="195" table:formula="of:=IF(MOD([.A79]; 30) = 0; [.B78] + ROUNDDOWN([.B78]/5; 0); IF(MOD([.A78];2)= 1;[.B78]-2; [.B78]))" table:style-name="ce1">
            <text:p>195</text:p>
          </table:table-cell>
          <table:table-cell office:value-type="currency" office:value="175.5" table:formula="of:=IF(MOD([.A79]; 7) = 0; 0; [.B79]*0.9)" table:style-name="ce2">
            <text:p><text:s/>175,50 zł<text:s/></text:p>
          </table:table-cell>
          <table:table-cell office:value-type="float" office:value="39" table:formula="of:=[.B79]*0.2" table:style-name="ce1">
            <text:p>39</text:p>
          </table:table-cell>
          <table:table-cell office:value-type="currency" office:value="74.099999999999994" table:formula="of:=[.D79]*1.9" table:style-name="ce2">
            <text:p><text:s/>74,10 zł<text:s/></text:p>
          </table:table-cell>
          <table:table-cell office:value-type="currency" office:value="0" table:formula="of:=IF(MOD([.A79];30)=0;([.B79]-[.B78])*18; 0)" table:style-name="ce3">
            <text:p><text:s/>- <text:s text:c="2"/>zł<text:s/></text:p>
          </table:table-cell>
          <table:table-cell office:value-type="currency" office:value="101.4" table:formula="of:=[.C79]-[.E79] -[.F79]" table:style-name="ce2">
            <text:p><text:s/>101,40 zł<text:s/></text:p>
          </table:table-cell>
          <table:table-cell office:value-type="currency" office:value="4674.6999999999989" table:formula="of:=[.H78]+[.G79]" table:style-name="ce2">
            <text:p><text:s/>4 674,70 zł<text:s/></text:p>
          </table:table-cell>
          <table:table-cell office:value-type="currency" office:value="74.099999999999994" table:formula="of:=[.E79]+[.F79]" table:style-name="ce2">
            <text:p><text:s/>74,10 zł<text:s/></text:p>
          </table:table-cell>
          <table:table-cell table:number-columns-repeated="16375"/>
        </table:table-row>
        <table:table-row table:style-name="ro1">
          <table:table-cell office:value-type="float" office:value="79" table:formula="of:=[.A79]+1" table:style-name="ce1">
            <text:p>79</text:p>
          </table:table-cell>
          <table:table-cell office:value-type="float" office:value="195" table:formula="of:=IF(MOD([.A80]; 30) = 0; [.B79] + ROUNDDOWN([.B79]/5; 0); IF(MOD([.A79];2)= 1;[.B79]-2; [.B79]))" table:style-name="ce1">
            <text:p>195</text:p>
          </table:table-cell>
          <table:table-cell office:value-type="currency" office:value="175.5" table:formula="of:=IF(MOD([.A80]; 7) = 0; 0; [.B80]*0.9)" table:style-name="ce2">
            <text:p><text:s/>175,50 zł<text:s/></text:p>
          </table:table-cell>
          <table:table-cell office:value-type="float" office:value="39" table:formula="of:=[.B80]*0.2" table:style-name="ce1">
            <text:p>39</text:p>
          </table:table-cell>
          <table:table-cell office:value-type="currency" office:value="74.099999999999994" table:formula="of:=[.D80]*1.9" table:style-name="ce2">
            <text:p><text:s/>74,10 zł<text:s/></text:p>
          </table:table-cell>
          <table:table-cell office:value-type="currency" office:value="0" table:formula="of:=IF(MOD([.A80];30)=0;([.B80]-[.B79])*18; 0)" table:style-name="ce3">
            <text:p><text:s/>- <text:s text:c="2"/>zł<text:s/></text:p>
          </table:table-cell>
          <table:table-cell office:value-type="currency" office:value="101.4" table:formula="of:=[.C80]-[.E80] -[.F80]" table:style-name="ce2">
            <text:p><text:s/>101,40 zł<text:s/></text:p>
          </table:table-cell>
          <table:table-cell office:value-type="currency" office:value="4776.0999999999985" table:formula="of:=[.H79]+[.G80]" table:style-name="ce2">
            <text:p><text:s/>4 776,10 zł<text:s/></text:p>
          </table:table-cell>
          <table:table-cell office:value-type="currency" office:value="74.099999999999994" table:formula="of:=[.E80]+[.F80]" table:style-name="ce2">
            <text:p><text:s/>74,10 zł<text:s/></text:p>
          </table:table-cell>
          <table:table-cell table:number-columns-repeated="16375"/>
        </table:table-row>
        <table:table-row table:style-name="ro1">
          <table:table-cell office:value-type="float" office:value="80" table:formula="of:=[.A80]+1" table:style-name="ce1">
            <text:p>80</text:p>
          </table:table-cell>
          <table:table-cell office:value-type="float" office:value="193" table:formula="of:=IF(MOD([.A81]; 30) = 0; [.B80] + ROUNDDOWN([.B80]/5; 0); IF(MOD([.A80];2)= 1;[.B80]-2; [.B80]))" table:style-name="ce1">
            <text:p>193</text:p>
          </table:table-cell>
          <table:table-cell office:value-type="currency" office:value="173.70000000000002" table:formula="of:=IF(MOD([.A81]; 7) = 0; 0; [.B81]*0.9)" table:style-name="ce2">
            <text:p><text:s/>173,70 zł<text:s/></text:p>
          </table:table-cell>
          <table:table-cell office:value-type="float" office:value="38.6" table:formula="of:=[.B81]*0.2" table:style-name="ce1">
            <text:p>38,6</text:p>
          </table:table-cell>
          <table:table-cell office:value-type="currency" office:value="73.34" table:formula="of:=[.D81]*1.9" table:style-name="ce2">
            <text:p><text:s/>73,34 zł<text:s/></text:p>
          </table:table-cell>
          <table:table-cell office:value-type="currency" office:value="0" table:formula="of:=IF(MOD([.A81];30)=0;([.B81]-[.B80])*18; 0)" table:style-name="ce3">
            <text:p><text:s/>- <text:s text:c="2"/>zł<text:s/></text:p>
          </table:table-cell>
          <table:table-cell office:value-type="currency" office:value="100.36000000000001" table:formula="of:=[.C81]-[.E81] -[.F81]" table:style-name="ce2">
            <text:p><text:s/>100,36 zł<text:s/></text:p>
          </table:table-cell>
          <table:table-cell office:value-type="currency" office:value="4876.4599999999982" table:formula="of:=[.H80]+[.G81]" table:style-name="ce2">
            <text:p><text:s/>4 876,46 zł<text:s/></text:p>
          </table:table-cell>
          <table:table-cell office:value-type="currency" office:value="73.34" table:formula="of:=[.E81]+[.F81]" table:style-name="ce2">
            <text:p><text:s/>73,34 zł<text:s/></text:p>
          </table:table-cell>
          <table:table-cell table:number-columns-repeated="16375"/>
        </table:table-row>
        <table:table-row table:style-name="ro1">
          <table:table-cell office:value-type="float" office:value="81" table:formula="of:=[.A81]+1" table:style-name="ce1">
            <text:p>81</text:p>
          </table:table-cell>
          <table:table-cell office:value-type="float" office:value="193" table:formula="of:=IF(MOD([.A82]; 30) = 0; [.B81] + ROUNDDOWN([.B81]/5; 0); IF(MOD([.A81];2)= 1;[.B81]-2; [.B81]))" table:style-name="ce1">
            <text:p>193</text:p>
          </table:table-cell>
          <table:table-cell office:value-type="currency" office:value="173.70000000000002" table:formula="of:=IF(MOD([.A82]; 7) = 0; 0; [.B82]*0.9)" table:style-name="ce2">
            <text:p><text:s/>173,70 zł<text:s/></text:p>
          </table:table-cell>
          <table:table-cell office:value-type="float" office:value="38.6" table:formula="of:=[.B82]*0.2" table:style-name="ce1">
            <text:p>38,6</text:p>
          </table:table-cell>
          <table:table-cell office:value-type="currency" office:value="73.34" table:formula="of:=[.D82]*1.9" table:style-name="ce2">
            <text:p><text:s/>73,34 zł<text:s/></text:p>
          </table:table-cell>
          <table:table-cell office:value-type="currency" office:value="0" table:formula="of:=IF(MOD([.A82];30)=0;([.B82]-[.B81])*18; 0)" table:style-name="ce3">
            <text:p><text:s/>- <text:s text:c="2"/>zł<text:s/></text:p>
          </table:table-cell>
          <table:table-cell office:value-type="currency" office:value="100.36000000000001" table:formula="of:=[.C82]-[.E82] -[.F82]" table:style-name="ce2">
            <text:p><text:s/>100,36 zł<text:s/></text:p>
          </table:table-cell>
          <table:table-cell office:value-type="currency" office:value="4976.8199999999979" table:formula="of:=[.H81]+[.G82]" table:style-name="ce2">
            <text:p><text:s/>4 976,82 zł<text:s/></text:p>
          </table:table-cell>
          <table:table-cell office:value-type="currency" office:value="73.34" table:formula="of:=[.E82]+[.F82]" table:style-name="ce2">
            <text:p><text:s/>73,34 zł<text:s/></text:p>
          </table:table-cell>
          <table:table-cell table:number-columns-repeated="16375"/>
        </table:table-row>
        <table:table-row table:style-name="ro1">
          <table:table-cell office:value-type="float" office:value="82" table:formula="of:=[.A82]+1" table:style-name="ce1">
            <text:p>82</text:p>
          </table:table-cell>
          <table:table-cell office:value-type="float" office:value="191" table:formula="of:=IF(MOD([.A83]; 30) = 0; [.B82] + ROUNDDOWN([.B82]/5; 0); IF(MOD([.A82];2)= 1;[.B82]-2; [.B82]))" table:style-name="ce1">
            <text:p>191</text:p>
          </table:table-cell>
          <table:table-cell office:value-type="currency" office:value="171.9" table:formula="of:=IF(MOD([.A83]; 7) = 0; 0; [.B83]*0.9)" table:style-name="ce2">
            <text:p><text:s/>171,90 zł<text:s/></text:p>
          </table:table-cell>
          <table:table-cell office:value-type="float" office:value="38.200000000000003" table:formula="of:=[.B83]*0.2" table:style-name="ce1">
            <text:p>38,2</text:p>
          </table:table-cell>
          <table:table-cell office:value-type="currency" office:value="72.58" table:formula="of:=[.D83]*1.9" table:style-name="ce2">
            <text:p><text:s/>72,58 zł<text:s/></text:p>
          </table:table-cell>
          <table:table-cell office:value-type="currency" office:value="0" table:formula="of:=IF(MOD([.A83];30)=0;([.B83]-[.B82])*18; 0)" table:style-name="ce3">
            <text:p><text:s/>- <text:s text:c="2"/>zł<text:s/></text:p>
          </table:table-cell>
          <table:table-cell office:value-type="currency" office:value="99.320000000000007" table:formula="of:=[.C83]-[.E83] -[.F83]" table:style-name="ce2">
            <text:p><text:s/>99,32 zł<text:s/></text:p>
          </table:table-cell>
          <table:table-cell office:value-type="currency" office:value="5076.1399999999976" table:formula="of:=[.H82]+[.G83]" table:style-name="ce2">
            <text:p><text:s/>5 076,14 zł<text:s/></text:p>
          </table:table-cell>
          <table:table-cell office:value-type="currency" office:value="72.58" table:formula="of:=[.E83]+[.F83]" table:style-name="ce2">
            <text:p><text:s/>72,58 zł<text:s/></text:p>
          </table:table-cell>
          <table:table-cell table:number-columns-repeated="16375"/>
        </table:table-row>
        <table:table-row table:style-name="ro1">
          <table:table-cell office:value-type="float" office:value="83" table:formula="of:=[.A83]+1" table:style-name="ce1">
            <text:p>83</text:p>
          </table:table-cell>
          <table:table-cell office:value-type="float" office:value="191" table:formula="of:=IF(MOD([.A84]; 30) = 0; [.B83] + ROUNDDOWN([.B83]/5; 0); IF(MOD([.A83];2)= 1;[.B83]-2; [.B83]))" table:style-name="ce1">
            <text:p>191</text:p>
          </table:table-cell>
          <table:table-cell office:value-type="currency" office:value="171.9" table:formula="of:=IF(MOD([.A84]; 7) = 0; 0; [.B84]*0.9)" table:style-name="ce2">
            <text:p><text:s/>171,90 zł<text:s/></text:p>
          </table:table-cell>
          <table:table-cell office:value-type="float" office:value="38.200000000000003" table:formula="of:=[.B84]*0.2" table:style-name="ce1">
            <text:p>38,2</text:p>
          </table:table-cell>
          <table:table-cell office:value-type="currency" office:value="72.58" table:formula="of:=[.D84]*1.9" table:style-name="ce2">
            <text:p><text:s/>72,58 zł<text:s/></text:p>
          </table:table-cell>
          <table:table-cell office:value-type="currency" office:value="0" table:formula="of:=IF(MOD([.A84];30)=0;([.B84]-[.B83])*18; 0)" table:style-name="ce3">
            <text:p><text:s/>- <text:s text:c="2"/>zł<text:s/></text:p>
          </table:table-cell>
          <table:table-cell office:value-type="currency" office:value="99.320000000000007" table:formula="of:=[.C84]-[.E84] -[.F84]" table:style-name="ce2">
            <text:p><text:s/>99,32 zł<text:s/></text:p>
          </table:table-cell>
          <table:table-cell office:value-type="currency" office:value="5175.4599999999973" table:formula="of:=[.H83]+[.G84]" table:style-name="ce2">
            <text:p><text:s/>5 175,46 zł<text:s/></text:p>
          </table:table-cell>
          <table:table-cell office:value-type="currency" office:value="72.58" table:formula="of:=[.E84]+[.F84]" table:style-name="ce2">
            <text:p><text:s/>72,58 zł<text:s/></text:p>
          </table:table-cell>
          <table:table-cell table:number-columns-repeated="16375"/>
        </table:table-row>
        <table:table-row table:style-name="ro1">
          <table:table-cell office:value-type="float" office:value="84" table:formula="of:=[.A84]+1" table:style-name="ce1">
            <text:p>84</text:p>
          </table:table-cell>
          <table:table-cell office:value-type="float" office:value="189" table:formula="of:=IF(MOD([.A85]; 30) = 0; [.B84] + ROUNDDOWN([.B84]/5; 0); IF(MOD([.A84];2)= 1;[.B84]-2; [.B84]))" table:style-name="ce1">
            <text:p>189</text:p>
          </table:table-cell>
          <table:table-cell office:value-type="currency" office:value="0" table:formula="of:=IF(MOD([.A85]; 7) = 0; 0; [.B85]*0.9)" table:style-name="ce2">
            <text:p><text:s/>- <text:s text:c="2"/>zł<text:s/></text:p>
          </table:table-cell>
          <table:table-cell office:value-type="float" office:value="37.800000000000004" table:formula="of:=[.B85]*0.2" table:style-name="ce1">
            <text:p>37,8</text:p>
          </table:table-cell>
          <table:table-cell office:value-type="currency" office:value="71.820000000000007" table:formula="of:=[.D85]*1.9" table:style-name="ce2">
            <text:p><text:s/>71,82 zł<text:s/></text:p>
          </table:table-cell>
          <table:table-cell office:value-type="currency" office:value="0" table:formula="of:=IF(MOD([.A85];30)=0;([.B85]-[.B84])*18; 0)" table:style-name="ce3">
            <text:p><text:s/>- <text:s text:c="2"/>zł<text:s/></text:p>
          </table:table-cell>
          <table:table-cell office:value-type="currency" office:value="-71.820000000000007" table:formula="of:=[.C85]-[.E85] -[.F85]" table:style-name="ce2">
            <text:p>-71,82 zł<text:s/></text:p>
          </table:table-cell>
          <table:table-cell office:value-type="currency" office:value="5103.6399999999976" table:formula="of:=[.H84]+[.G85]" table:style-name="ce2">
            <text:p><text:s/>5 103,64 zł<text:s/></text:p>
          </table:table-cell>
          <table:table-cell office:value-type="currency" office:value="71.820000000000007" table:formula="of:=[.E85]+[.F85]" table:style-name="ce2">
            <text:p><text:s/>71,82 zł<text:s/></text:p>
          </table:table-cell>
          <table:table-cell table:number-columns-repeated="16375"/>
        </table:table-row>
        <table:table-row table:style-name="ro1">
          <table:table-cell office:value-type="float" office:value="85" table:formula="of:=[.A85]+1" table:style-name="ce1">
            <text:p>85</text:p>
          </table:table-cell>
          <table:table-cell office:value-type="float" office:value="189" table:formula="of:=IF(MOD([.A86]; 30) = 0; [.B85] + ROUNDDOWN([.B85]/5; 0); IF(MOD([.A85];2)= 1;[.B85]-2; [.B85]))" table:style-name="ce1">
            <text:p>189</text:p>
          </table:table-cell>
          <table:table-cell office:value-type="currency" office:value="170.1" table:formula="of:=IF(MOD([.A86]; 7) = 0; 0; [.B86]*0.9)" table:style-name="ce2">
            <text:p><text:s/>170,10 zł<text:s/></text:p>
          </table:table-cell>
          <table:table-cell office:value-type="float" office:value="37.800000000000004" table:formula="of:=[.B86]*0.2" table:style-name="ce1">
            <text:p>37,8</text:p>
          </table:table-cell>
          <table:table-cell office:value-type="currency" office:value="71.820000000000007" table:formula="of:=[.D86]*1.9" table:style-name="ce2">
            <text:p><text:s/>71,82 zł<text:s/></text:p>
          </table:table-cell>
          <table:table-cell office:value-type="currency" office:value="0" table:formula="of:=IF(MOD([.A86];30)=0;([.B86]-[.B85])*18; 0)" table:style-name="ce3">
            <text:p><text:s/>- <text:s text:c="2"/>zł<text:s/></text:p>
          </table:table-cell>
          <table:table-cell office:value-type="currency" office:value="98.279999999999987" table:formula="of:=[.C86]-[.E86] -[.F86]" table:style-name="ce2">
            <text:p><text:s/>98,28 zł<text:s/></text:p>
          </table:table-cell>
          <table:table-cell office:value-type="currency" office:value="5201.9199999999973" table:formula="of:=[.H85]+[.G86]" table:style-name="ce2">
            <text:p><text:s/>5 201,92 zł<text:s/></text:p>
          </table:table-cell>
          <table:table-cell office:value-type="currency" office:value="71.820000000000007" table:formula="of:=[.E86]+[.F86]" table:style-name="ce2">
            <text:p><text:s/>71,82 zł<text:s/></text:p>
          </table:table-cell>
          <table:table-cell table:number-columns-repeated="16375"/>
        </table:table-row>
        <table:table-row table:style-name="ro1">
          <table:table-cell office:value-type="float" office:value="86" table:formula="of:=[.A86]+1" table:style-name="ce1">
            <text:p>86</text:p>
          </table:table-cell>
          <table:table-cell office:value-type="float" office:value="187" table:formula="of:=IF(MOD([.A87]; 30) = 0; [.B86] + ROUNDDOWN([.B86]/5; 0); IF(MOD([.A86];2)= 1;[.B86]-2; [.B86]))" table:style-name="ce1">
            <text:p>187</text:p>
          </table:table-cell>
          <table:table-cell office:value-type="currency" office:value="168.3" table:formula="of:=IF(MOD([.A87]; 7) = 0; 0; [.B87]*0.9)" table:style-name="ce2">
            <text:p><text:s/>168,30 zł<text:s/></text:p>
          </table:table-cell>
          <table:table-cell office:value-type="float" office:value="37.4" table:formula="of:=[.B87]*0.2" table:style-name="ce1">
            <text:p>37,4</text:p>
          </table:table-cell>
          <table:table-cell office:value-type="currency" office:value="71.059999999999988" table:formula="of:=[.D87]*1.9" table:style-name="ce2">
            <text:p><text:s/>71,06 zł<text:s/></text:p>
          </table:table-cell>
          <table:table-cell office:value-type="currency" office:value="0" table:formula="of:=IF(MOD([.A87];30)=0;([.B87]-[.B86])*18; 0)" table:style-name="ce3">
            <text:p><text:s/>- <text:s text:c="2"/>zł<text:s/></text:p>
          </table:table-cell>
          <table:table-cell office:value-type="currency" office:value="97.240000000000023" table:formula="of:=[.C87]-[.E87] -[.F87]" table:style-name="ce2">
            <text:p><text:s/>97,24 zł<text:s/></text:p>
          </table:table-cell>
          <table:table-cell office:value-type="currency" office:value="5299.1599999999971" table:formula="of:=[.H86]+[.G87]" table:style-name="ce2">
            <text:p><text:s/>5 299,16 zł<text:s/></text:p>
          </table:table-cell>
          <table:table-cell office:value-type="currency" office:value="71.059999999999988" table:formula="of:=[.E87]+[.F87]" table:style-name="ce2">
            <text:p><text:s/>71,06 zł<text:s/></text:p>
          </table:table-cell>
          <table:table-cell table:number-columns-repeated="16375"/>
        </table:table-row>
        <table:table-row table:style-name="ro1">
          <table:table-cell office:value-type="float" office:value="87" table:formula="of:=[.A87]+1" table:style-name="ce1">
            <text:p>87</text:p>
          </table:table-cell>
          <table:table-cell office:value-type="float" office:value="187" table:formula="of:=IF(MOD([.A88]; 30) = 0; [.B87] + ROUNDDOWN([.B87]/5; 0); IF(MOD([.A87];2)= 1;[.B87]-2; [.B87]))" table:style-name="ce1">
            <text:p>187</text:p>
          </table:table-cell>
          <table:table-cell office:value-type="currency" office:value="168.3" table:formula="of:=IF(MOD([.A88]; 7) = 0; 0; [.B88]*0.9)" table:style-name="ce2">
            <text:p><text:s/>168,30 zł<text:s/></text:p>
          </table:table-cell>
          <table:table-cell office:value-type="float" office:value="37.4" table:formula="of:=[.B88]*0.2" table:style-name="ce1">
            <text:p>37,4</text:p>
          </table:table-cell>
          <table:table-cell office:value-type="currency" office:value="71.059999999999988" table:formula="of:=[.D88]*1.9" table:style-name="ce2">
            <text:p><text:s/>71,06 zł<text:s/></text:p>
          </table:table-cell>
          <table:table-cell office:value-type="currency" office:value="0" table:formula="of:=IF(MOD([.A88];30)=0;([.B88]-[.B87])*18; 0)" table:style-name="ce3">
            <text:p><text:s/>- <text:s text:c="2"/>zł<text:s/></text:p>
          </table:table-cell>
          <table:table-cell office:value-type="currency" office:value="97.240000000000023" table:formula="of:=[.C88]-[.E88] -[.F88]" table:style-name="ce2">
            <text:p><text:s/>97,24 zł<text:s/></text:p>
          </table:table-cell>
          <table:table-cell office:value-type="currency" office:value="5396.3999999999969" table:formula="of:=[.H87]+[.G88]" table:style-name="ce2">
            <text:p><text:s/>5 396,40 zł<text:s/></text:p>
          </table:table-cell>
          <table:table-cell office:value-type="currency" office:value="71.059999999999988" table:formula="of:=[.E88]+[.F88]" table:style-name="ce2">
            <text:p><text:s/>71,06 zł<text:s/></text:p>
          </table:table-cell>
          <table:table-cell table:number-columns-repeated="16375"/>
        </table:table-row>
        <table:table-row table:style-name="ro1">
          <table:table-cell office:value-type="float" office:value="88" table:formula="of:=[.A88]+1" table:style-name="ce1">
            <text:p>88</text:p>
          </table:table-cell>
          <table:table-cell office:value-type="float" office:value="185" table:formula="of:=IF(MOD([.A89]; 30) = 0; [.B88] + ROUNDDOWN([.B88]/5; 0); IF(MOD([.A88];2)= 1;[.B88]-2; [.B88]))" table:style-name="ce1">
            <text:p>185</text:p>
          </table:table-cell>
          <table:table-cell office:value-type="currency" office:value="166.5" table:formula="of:=IF(MOD([.A89]; 7) = 0; 0; [.B89]*0.9)" table:style-name="ce2">
            <text:p><text:s/>166,50 zł<text:s/></text:p>
          </table:table-cell>
          <table:table-cell office:value-type="float" office:value="37" table:formula="of:=[.B89]*0.2" table:style-name="ce1">
            <text:p>37</text:p>
          </table:table-cell>
          <table:table-cell office:value-type="currency" office:value="70.3" table:formula="of:=[.D89]*1.9" table:style-name="ce2">
            <text:p><text:s/>70,30 zł<text:s/></text:p>
          </table:table-cell>
          <table:table-cell office:value-type="currency" office:value="0" table:formula="of:=IF(MOD([.A89];30)=0;([.B89]-[.B88])*18; 0)" table:style-name="ce3">
            <text:p><text:s/>- <text:s text:c="2"/>zł<text:s/></text:p>
          </table:table-cell>
          <table:table-cell office:value-type="currency" office:value="96.2" table:formula="of:=[.C89]-[.E89] -[.F89]" table:style-name="ce2">
            <text:p><text:s/>96,20 zł<text:s/></text:p>
          </table:table-cell>
          <table:table-cell office:value-type="currency" office:value="5492.5999999999967" table:formula="of:=[.H88]+[.G89]" table:style-name="ce2">
            <text:p><text:s/>5 492,60 zł<text:s/></text:p>
          </table:table-cell>
          <table:table-cell office:value-type="currency" office:value="70.3" table:formula="of:=[.E89]+[.F89]" table:style-name="ce2">
            <text:p><text:s/>70,30 zł<text:s/></text:p>
          </table:table-cell>
          <table:table-cell table:number-columns-repeated="16375"/>
        </table:table-row>
        <table:table-row table:style-name="ro1">
          <table:table-cell office:value-type="float" office:value="89" table:formula="of:=[.A89]+1" table:style-name="ce1">
            <text:p>89</text:p>
          </table:table-cell>
          <table:table-cell office:value-type="float" office:value="185" table:formula="of:=IF(MOD([.A90]; 30) = 0; [.B89] + ROUNDDOWN([.B89]/5; 0); IF(MOD([.A89];2)= 1;[.B89]-2; [.B89]))" table:style-name="ce1">
            <text:p>185</text:p>
          </table:table-cell>
          <table:table-cell office:value-type="currency" office:value="166.5" table:formula="of:=IF(MOD([.A90]; 7) = 0; 0; [.B90]*0.9)" table:style-name="ce2">
            <text:p><text:s/>166,50 zł<text:s/></text:p>
          </table:table-cell>
          <table:table-cell office:value-type="float" office:value="37" table:formula="of:=[.B90]*0.2" table:style-name="ce1">
            <text:p>37</text:p>
          </table:table-cell>
          <table:table-cell office:value-type="currency" office:value="70.3" table:formula="of:=[.D90]*1.9" table:style-name="ce2">
            <text:p><text:s/>70,30 zł<text:s/></text:p>
          </table:table-cell>
          <table:table-cell office:value-type="currency" office:value="0" table:formula="of:=IF(MOD([.A90];30)=0;([.B90]-[.B89])*18; 0)" table:style-name="ce3">
            <text:p><text:s/>- <text:s text:c="2"/>zł<text:s/></text:p>
          </table:table-cell>
          <table:table-cell office:value-type="currency" office:value="96.2" table:formula="of:=[.C90]-[.E90] -[.F90]" table:style-name="ce2">
            <text:p><text:s/>96,20 zł<text:s/></text:p>
          </table:table-cell>
          <table:table-cell office:value-type="currency" office:value="5588.7999999999965" table:formula="of:=[.H89]+[.G90]" table:style-name="ce2">
            <text:p><text:s/>5 588,80 zł<text:s/></text:p>
          </table:table-cell>
          <table:table-cell office:value-type="currency" office:value="70.3" table:formula="of:=[.E90]+[.F90]" table:style-name="ce2">
            <text:p><text:s/>70,30 zł<text:s/></text:p>
          </table:table-cell>
          <table:table-cell table:number-columns-repeated="16375"/>
        </table:table-row>
        <table:table-row table:style-name="ro1">
          <table:table-cell office:value-type="float" office:value="90" table:formula="of:=[.A90]+1" table:style-name="ce1">
            <text:p>90</text:p>
          </table:table-cell>
          <table:table-cell office:value-type="float" office:value="222" table:formula="of:=IF(MOD([.A91]; 30) = 0; [.B90] + ROUNDDOWN([.B90]/5; 0); IF(MOD([.A90];2)= 1;[.B90]-2; [.B90]))" table:style-name="ce1">
            <text:p>222</text:p>
          </table:table-cell>
          <table:table-cell office:value-type="currency" office:value="199.8" table:formula="of:=IF(MOD([.A91]; 7) = 0; 0; [.B91]*0.9)" table:style-name="ce2">
            <text:p><text:s/>199,80 zł<text:s/></text:p>
          </table:table-cell>
          <table:table-cell office:value-type="float" office:value="44.400000000000006" table:formula="of:=[.B91]*0.2" table:style-name="ce1">
            <text:p>44,4</text:p>
          </table:table-cell>
          <table:table-cell office:value-type="currency" office:value="84.360000000000014" table:formula="of:=[.D91]*1.9" table:style-name="ce2">
            <text:p><text:s/>84,36 zł<text:s/></text:p>
          </table:table-cell>
          <table:table-cell office:value-type="currency" office:value="666" table:formula="of:=IF(MOD([.A91];30)=0;([.B91]-[.B90])*18; 0)" table:style-name="ce3">
            <text:p><text:s/>666,00 zł<text:s/></text:p>
          </table:table-cell>
          <table:table-cell office:value-type="currency" office:value="-550.55999999999995" table:formula="of:=[.C91]-[.E91] -[.F91]" table:style-name="ce2">
            <text:p>-550,56 zł<text:s/></text:p>
          </table:table-cell>
          <table:table-cell office:value-type="currency" office:value="5038.2399999999961" table:formula="of:=[.H90]+[.G91]" table:style-name="ce2">
            <text:p><text:s/>5 038,24 zł<text:s/></text:p>
          </table:table-cell>
          <table:table-cell office:value-type="currency" office:value="750.36" table:formula="of:=[.E91]+[.F91]" table:style-name="ce2">
            <text:p><text:s/>750,36 zł<text:s/></text:p>
          </table:table-cell>
          <table:table-cell table:number-columns-repeated="16375"/>
        </table:table-row>
        <table:table-row table:style-name="ro1">
          <table:table-cell office:value-type="float" office:value="91" table:formula="of:=[.A91]+1" table:style-name="ce1">
            <text:p>91</text:p>
          </table:table-cell>
          <table:table-cell office:value-type="float" office:value="222" table:formula="of:=IF(MOD([.A92]; 30) = 0; [.B91] + ROUNDDOWN([.B91]/5; 0); IF(MOD([.A91];2)= 1;[.B91]-2; [.B91]))" table:style-name="ce1">
            <text:p>222</text:p>
          </table:table-cell>
          <table:table-cell office:value-type="currency" office:value="0" table:formula="of:=IF(MOD([.A92]; 7) = 0; 0; [.B92]*0.9)" table:style-name="ce2">
            <text:p><text:s/>- <text:s text:c="2"/>zł<text:s/></text:p>
          </table:table-cell>
          <table:table-cell office:value-type="float" office:value="44.400000000000006" table:formula="of:=[.B92]*0.2" table:style-name="ce1">
            <text:p>44,4</text:p>
          </table:table-cell>
          <table:table-cell office:value-type="currency" office:value="84.360000000000014" table:formula="of:=[.D92]*1.9" table:style-name="ce2">
            <text:p><text:s/>84,36 zł<text:s/></text:p>
          </table:table-cell>
          <table:table-cell office:value-type="currency" office:value="0" table:formula="of:=IF(MOD([.A92];30)=0;([.B92]-[.B91])*18; 0)" table:style-name="ce3">
            <text:p><text:s/>- <text:s text:c="2"/>zł<text:s/></text:p>
          </table:table-cell>
          <table:table-cell office:value-type="currency" office:value="-84.360000000000014" table:formula="of:=[.C92]-[.E92] -[.F92]" table:style-name="ce2">
            <text:p>-84,36 zł<text:s/></text:p>
          </table:table-cell>
          <table:table-cell office:value-type="currency" office:value="4953.8799999999965" table:formula="of:=[.H91]+[.G92]" table:style-name="ce2">
            <text:p><text:s/>4 953,88 zł<text:s/></text:p>
          </table:table-cell>
          <table:table-cell office:value-type="currency" office:value="84.360000000000014" table:formula="of:=[.E92]+[.F92]" table:style-name="ce2">
            <text:p><text:s/>84,36 zł<text:s/></text:p>
          </table:table-cell>
          <table:table-cell table:number-columns-repeated="16375"/>
        </table:table-row>
        <table:table-row table:style-name="ro1">
          <table:table-cell office:value-type="float" office:value="92" table:formula="of:=[.A92]+1" table:style-name="ce1">
            <text:p>92</text:p>
          </table:table-cell>
          <table:table-cell office:value-type="float" office:value="220" table:formula="of:=IF(MOD([.A93]; 30) = 0; [.B92] + ROUNDDOWN([.B92]/5; 0); IF(MOD([.A92];2)= 1;[.B92]-2; [.B92]))" table:style-name="ce1">
            <text:p>220</text:p>
          </table:table-cell>
          <table:table-cell office:value-type="currency" office:value="198" table:formula="of:=IF(MOD([.A93]; 7) = 0; 0; [.B93]*0.9)" table:style-name="ce2">
            <text:p><text:s/>198,00 zł<text:s/></text:p>
          </table:table-cell>
          <table:table-cell office:value-type="float" office:value="44" table:formula="of:=[.B93]*0.2" table:style-name="ce1">
            <text:p>44</text:p>
          </table:table-cell>
          <table:table-cell office:value-type="currency" office:value="83.6" table:formula="of:=[.D93]*1.9" table:style-name="ce2">
            <text:p><text:s/>83,60 zł<text:s/></text:p>
          </table:table-cell>
          <table:table-cell office:value-type="currency" office:value="0" table:formula="of:=IF(MOD([.A93];30)=0;([.B93]-[.B92])*18; 0)" table:style-name="ce3">
            <text:p><text:s/>- <text:s text:c="2"/>zł<text:s/></text:p>
          </table:table-cell>
          <table:table-cell office:value-type="currency" office:value="114.4" table:formula="of:=[.C93]-[.E93] -[.F93]" table:style-name="ce2">
            <text:p><text:s/>114,40 zł<text:s/></text:p>
          </table:table-cell>
          <table:table-cell office:value-type="currency" office:value="5068.2799999999961" table:formula="of:=[.H92]+[.G93]" table:style-name="ce2">
            <text:p><text:s/>5 068,28 zł<text:s/></text:p>
          </table:table-cell>
          <table:table-cell office:value-type="currency" office:value="83.6" table:formula="of:=[.E93]+[.F93]" table:style-name="ce2">
            <text:p><text:s/>83,60 zł<text:s/></text:p>
          </table:table-cell>
          <table:table-cell table:number-columns-repeated="16375"/>
        </table:table-row>
        <table:table-row table:style-name="ro1">
          <table:table-cell office:value-type="float" office:value="93" table:formula="of:=[.A93]+1" table:style-name="ce1">
            <text:p>93</text:p>
          </table:table-cell>
          <table:table-cell office:value-type="float" office:value="220" table:formula="of:=IF(MOD([.A94]; 30) = 0; [.B93] + ROUNDDOWN([.B93]/5; 0); IF(MOD([.A93];2)= 1;[.B93]-2; [.B93]))" table:style-name="ce1">
            <text:p>220</text:p>
          </table:table-cell>
          <table:table-cell office:value-type="currency" office:value="198" table:formula="of:=IF(MOD([.A94]; 7) = 0; 0; [.B94]*0.9)" table:style-name="ce2">
            <text:p><text:s/>198,00 zł<text:s/></text:p>
          </table:table-cell>
          <table:table-cell office:value-type="float" office:value="44" table:formula="of:=[.B94]*0.2" table:style-name="ce1">
            <text:p>44</text:p>
          </table:table-cell>
          <table:table-cell office:value-type="currency" office:value="83.6" table:formula="of:=[.D94]*1.9" table:style-name="ce2">
            <text:p><text:s/>83,60 zł<text:s/></text:p>
          </table:table-cell>
          <table:table-cell office:value-type="currency" office:value="0" table:formula="of:=IF(MOD([.A94];30)=0;([.B94]-[.B93])*18; 0)" table:style-name="ce3">
            <text:p><text:s/>- <text:s text:c="2"/>zł<text:s/></text:p>
          </table:table-cell>
          <table:table-cell office:value-type="currency" office:value="114.4" table:formula="of:=[.C94]-[.E94] -[.F94]" table:style-name="ce2">
            <text:p><text:s/>114,40 zł<text:s/></text:p>
          </table:table-cell>
          <table:table-cell office:value-type="currency" office:value="5182.6799999999957" table:formula="of:=[.H93]+[.G94]" table:style-name="ce2">
            <text:p><text:s/>5 182,68 zł<text:s/></text:p>
          </table:table-cell>
          <table:table-cell office:value-type="currency" office:value="83.6" table:formula="of:=[.E94]+[.F94]" table:style-name="ce2">
            <text:p><text:s/>83,60 zł<text:s/></text:p>
          </table:table-cell>
          <table:table-cell table:number-columns-repeated="16375"/>
        </table:table-row>
        <table:table-row table:style-name="ro1">
          <table:table-cell office:value-type="float" office:value="94" table:formula="of:=[.A94]+1" table:style-name="ce1">
            <text:p>94</text:p>
          </table:table-cell>
          <table:table-cell office:value-type="float" office:value="218" table:formula="of:=IF(MOD([.A95]; 30) = 0; [.B94] + ROUNDDOWN([.B94]/5; 0); IF(MOD([.A94];2)= 1;[.B94]-2; [.B94]))" table:style-name="ce1">
            <text:p>218</text:p>
          </table:table-cell>
          <table:table-cell office:value-type="currency" office:value="196.20000000000002" table:formula="of:=IF(MOD([.A95]; 7) = 0; 0; [.B95]*0.9)" table:style-name="ce2">
            <text:p><text:s/>196,20 zł<text:s/></text:p>
          </table:table-cell>
          <table:table-cell office:value-type="float" office:value="43.6" table:formula="of:=[.B95]*0.2" table:style-name="ce1">
            <text:p>43,6</text:p>
          </table:table-cell>
          <table:table-cell office:value-type="currency" office:value="82.84" table:formula="of:=[.D95]*1.9" table:style-name="ce2">
            <text:p><text:s/>82,84 zł<text:s/></text:p>
          </table:table-cell>
          <table:table-cell office:value-type="currency" office:value="0" table:formula="of:=IF(MOD([.A95];30)=0;([.B95]-[.B94])*18; 0)" table:style-name="ce3">
            <text:p><text:s/>- <text:s text:c="2"/>zł<text:s/></text:p>
          </table:table-cell>
          <table:table-cell office:value-type="currency" office:value="113.36000000000001" table:formula="of:=[.C95]-[.E95] -[.F95]" table:style-name="ce2">
            <text:p><text:s/>113,36 zł<text:s/></text:p>
          </table:table-cell>
          <table:table-cell office:value-type="currency" office:value="5296.0399999999954" table:formula="of:=[.H94]+[.G95]" table:style-name="ce2">
            <text:p><text:s/>5 296,04 zł<text:s/></text:p>
          </table:table-cell>
          <table:table-cell office:value-type="currency" office:value="82.84" table:formula="of:=[.E95]+[.F95]" table:style-name="ce2">
            <text:p><text:s/>82,84 zł<text:s/></text:p>
          </table:table-cell>
          <table:table-cell table:number-columns-repeated="16375"/>
        </table:table-row>
        <table:table-row table:style-name="ro1">
          <table:table-cell office:value-type="float" office:value="95" table:formula="of:=[.A95]+1" table:style-name="ce1">
            <text:p>95</text:p>
          </table:table-cell>
          <table:table-cell office:value-type="float" office:value="218" table:formula="of:=IF(MOD([.A96]; 30) = 0; [.B95] + ROUNDDOWN([.B95]/5; 0); IF(MOD([.A95];2)= 1;[.B95]-2; [.B95]))" table:style-name="ce1">
            <text:p>218</text:p>
          </table:table-cell>
          <table:table-cell office:value-type="currency" office:value="196.20000000000002" table:formula="of:=IF(MOD([.A96]; 7) = 0; 0; [.B96]*0.9)" table:style-name="ce2">
            <text:p><text:s/>196,20 zł<text:s/></text:p>
          </table:table-cell>
          <table:table-cell office:value-type="float" office:value="43.6" table:formula="of:=[.B96]*0.2" table:style-name="ce1">
            <text:p>43,6</text:p>
          </table:table-cell>
          <table:table-cell office:value-type="currency" office:value="82.84" table:formula="of:=[.D96]*1.9" table:style-name="ce2">
            <text:p><text:s/>82,84 zł<text:s/></text:p>
          </table:table-cell>
          <table:table-cell office:value-type="currency" office:value="0" table:formula="of:=IF(MOD([.A96];30)=0;([.B96]-[.B95])*18; 0)" table:style-name="ce3">
            <text:p><text:s/>- <text:s text:c="2"/>zł<text:s/></text:p>
          </table:table-cell>
          <table:table-cell office:value-type="currency" office:value="113.36000000000001" table:formula="of:=[.C96]-[.E96] -[.F96]" table:style-name="ce2">
            <text:p><text:s/>113,36 zł<text:s/></text:p>
          </table:table-cell>
          <table:table-cell office:value-type="currency" office:value="5409.3999999999951" table:formula="of:=[.H95]+[.G96]" table:style-name="ce2">
            <text:p><text:s/>5 409,40 zł<text:s/></text:p>
          </table:table-cell>
          <table:table-cell office:value-type="currency" office:value="82.84" table:formula="of:=[.E96]+[.F96]" table:style-name="ce2">
            <text:p><text:s/>82,84 zł<text:s/></text:p>
          </table:table-cell>
          <table:table-cell table:number-columns-repeated="16375"/>
        </table:table-row>
        <table:table-row table:style-name="ro1">
          <table:table-cell office:value-type="float" office:value="96" table:formula="of:=[.A96]+1" table:style-name="ce1">
            <text:p>96</text:p>
          </table:table-cell>
          <table:table-cell office:value-type="float" office:value="216" table:formula="of:=IF(MOD([.A97]; 30) = 0; [.B96] + ROUNDDOWN([.B96]/5; 0); IF(MOD([.A96];2)= 1;[.B96]-2; [.B96]))" table:style-name="ce1">
            <text:p>216</text:p>
          </table:table-cell>
          <table:table-cell office:value-type="currency" office:value="194.4" table:formula="of:=IF(MOD([.A97]; 7) = 0; 0; [.B97]*0.9)" table:style-name="ce2">
            <text:p><text:s/>194,40 zł<text:s/></text:p>
          </table:table-cell>
          <table:table-cell office:value-type="float" office:value="43.2" table:formula="of:=[.B97]*0.2" table:style-name="ce1">
            <text:p>43,2</text:p>
          </table:table-cell>
          <table:table-cell office:value-type="currency" office:value="82.08" table:formula="of:=[.D97]*1.9" table:style-name="ce2">
            <text:p><text:s/>82,08 zł<text:s/></text:p>
          </table:table-cell>
          <table:table-cell office:value-type="currency" office:value="0" table:formula="of:=IF(MOD([.A97];30)=0;([.B97]-[.B96])*18; 0)" table:style-name="ce3">
            <text:p><text:s/>- <text:s text:c="2"/>zł<text:s/></text:p>
          </table:table-cell>
          <table:table-cell office:value-type="currency" office:value="112.32000000000001" table:formula="of:=[.C97]-[.E97] -[.F97]" table:style-name="ce2">
            <text:p><text:s/>112,32 zł<text:s/></text:p>
          </table:table-cell>
          <table:table-cell office:value-type="currency" office:value="5521.7199999999948" table:formula="of:=[.H96]+[.G97]" table:style-name="ce2">
            <text:p><text:s/>5 521,72 zł<text:s/></text:p>
          </table:table-cell>
          <table:table-cell office:value-type="currency" office:value="82.08" table:formula="of:=[.E97]+[.F97]" table:style-name="ce2">
            <text:p><text:s/>82,08 zł<text:s/></text:p>
          </table:table-cell>
          <table:table-cell table:number-columns-repeated="16375"/>
        </table:table-row>
        <table:table-row table:style-name="ro1">
          <table:table-cell office:value-type="float" office:value="97" table:formula="of:=[.A97]+1" table:style-name="ce1">
            <text:p>97</text:p>
          </table:table-cell>
          <table:table-cell office:value-type="float" office:value="216" table:formula="of:=IF(MOD([.A98]; 30) = 0; [.B97] + ROUNDDOWN([.B97]/5; 0); IF(MOD([.A97];2)= 1;[.B97]-2; [.B97]))" table:style-name="ce1">
            <text:p>216</text:p>
          </table:table-cell>
          <table:table-cell office:value-type="currency" office:value="194.4" table:formula="of:=IF(MOD([.A98]; 7) = 0; 0; [.B98]*0.9)" table:style-name="ce2">
            <text:p><text:s/>194,40 zł<text:s/></text:p>
          </table:table-cell>
          <table:table-cell office:value-type="float" office:value="43.2" table:formula="of:=[.B98]*0.2" table:style-name="ce1">
            <text:p>43,2</text:p>
          </table:table-cell>
          <table:table-cell office:value-type="currency" office:value="82.08" table:formula="of:=[.D98]*1.9" table:style-name="ce2">
            <text:p><text:s/>82,08 zł<text:s/></text:p>
          </table:table-cell>
          <table:table-cell office:value-type="currency" office:value="0" table:formula="of:=IF(MOD([.A98];30)=0;([.B98]-[.B97])*18; 0)" table:style-name="ce3">
            <text:p><text:s/>- <text:s text:c="2"/>zł<text:s/></text:p>
          </table:table-cell>
          <table:table-cell office:value-type="currency" office:value="112.32000000000001" table:formula="of:=[.C98]-[.E98] -[.F98]" table:style-name="ce2">
            <text:p><text:s/>112,32 zł<text:s/></text:p>
          </table:table-cell>
          <table:table-cell office:value-type="currency" office:value="5634.0399999999945" table:formula="of:=[.H97]+[.G98]" table:style-name="ce2">
            <text:p><text:s/>5 634,04 zł<text:s/></text:p>
          </table:table-cell>
          <table:table-cell office:value-type="currency" office:value="82.08" table:formula="of:=[.E98]+[.F98]" table:style-name="ce2">
            <text:p><text:s/>82,08 zł<text:s/></text:p>
          </table:table-cell>
          <table:table-cell table:number-columns-repeated="16375"/>
        </table:table-row>
        <table:table-row table:style-name="ro1">
          <table:table-cell office:value-type="float" office:value="98" table:formula="of:=[.A98]+1" table:style-name="ce1">
            <text:p>98</text:p>
          </table:table-cell>
          <table:table-cell office:value-type="float" office:value="214" table:formula="of:=IF(MOD([.A99]; 30) = 0; [.B98] + ROUNDDOWN([.B98]/5; 0); IF(MOD([.A98];2)= 1;[.B98]-2; [.B98]))" table:style-name="ce1">
            <text:p>214</text:p>
          </table:table-cell>
          <table:table-cell office:value-type="currency" office:value="0" table:formula="of:=IF(MOD([.A99]; 7) = 0; 0; [.B99]*0.9)" table:style-name="ce2">
            <text:p><text:s/>- <text:s text:c="2"/>zł<text:s/></text:p>
          </table:table-cell>
          <table:table-cell office:value-type="float" office:value="42.800000000000004" table:formula="of:=[.B99]*0.2" table:style-name="ce1">
            <text:p>42,8</text:p>
          </table:table-cell>
          <table:table-cell office:value-type="currency" office:value="81.320000000000007" table:formula="of:=[.D99]*1.9" table:style-name="ce2">
            <text:p><text:s/>81,32 zł<text:s/></text:p>
          </table:table-cell>
          <table:table-cell office:value-type="currency" office:value="0" table:formula="of:=IF(MOD([.A99];30)=0;([.B99]-[.B98])*18; 0)" table:style-name="ce3">
            <text:p><text:s/>- <text:s text:c="2"/>zł<text:s/></text:p>
          </table:table-cell>
          <table:table-cell office:value-type="currency" office:value="-81.320000000000007" table:formula="of:=[.C99]-[.E99] -[.F99]" table:style-name="ce2">
            <text:p>-81,32 zł<text:s/></text:p>
          </table:table-cell>
          <table:table-cell office:value-type="currency" office:value="5552.7199999999948" table:formula="of:=[.H98]+[.G99]" table:style-name="ce2">
            <text:p><text:s/>5 552,72 zł<text:s/></text:p>
          </table:table-cell>
          <table:table-cell office:value-type="currency" office:value="81.320000000000007" table:formula="of:=[.E99]+[.F99]" table:style-name="ce2">
            <text:p><text:s/>81,32 zł<text:s/></text:p>
          </table:table-cell>
          <table:table-cell table:number-columns-repeated="16375"/>
        </table:table-row>
        <table:table-row table:style-name="ro1">
          <table:table-cell office:value-type="float" office:value="99" table:formula="of:=[.A99]+1" table:style-name="ce1">
            <text:p>99</text:p>
          </table:table-cell>
          <table:table-cell office:value-type="float" office:value="214" table:formula="of:=IF(MOD([.A100]; 30) = 0; [.B99] + ROUNDDOWN([.B99]/5; 0); IF(MOD([.A99];2)= 1;[.B99]-2; [.B99]))" table:style-name="ce1">
            <text:p>214</text:p>
          </table:table-cell>
          <table:table-cell office:value-type="currency" office:value="192.6" table:formula="of:=IF(MOD([.A100]; 7) = 0; 0; [.B100]*0.9)" table:style-name="ce2">
            <text:p><text:s/>192,60 zł<text:s/></text:p>
          </table:table-cell>
          <table:table-cell office:value-type="float" office:value="42.800000000000004" table:formula="of:=[.B100]*0.2" table:style-name="ce1">
            <text:p>42,8</text:p>
          </table:table-cell>
          <table:table-cell office:value-type="currency" office:value="81.320000000000007" table:formula="of:=[.D100]*1.9" table:style-name="ce2">
            <text:p><text:s/>81,32 zł<text:s/></text:p>
          </table:table-cell>
          <table:table-cell office:value-type="currency" office:value="0" table:formula="of:=IF(MOD([.A100];30)=0;([.B100]-[.B99])*18; 0)" table:style-name="ce3">
            <text:p><text:s/>- <text:s text:c="2"/>zł<text:s/></text:p>
          </table:table-cell>
          <table:table-cell office:value-type="currency" office:value="111.27999999999999" table:formula="of:=[.C100]-[.E100] -[.F100]" table:style-name="ce2">
            <text:p><text:s/>111,28 zł<text:s/></text:p>
          </table:table-cell>
          <table:table-cell office:value-type="currency" office:value="5663.9999999999945" table:formula="of:=[.H99]+[.G100]" table:style-name="ce2">
            <text:p><text:s/>5 664,00 zł<text:s/></text:p>
          </table:table-cell>
          <table:table-cell office:value-type="currency" office:value="81.320000000000007" table:formula="of:=[.E100]+[.F100]" table:style-name="ce2">
            <text:p><text:s/>81,32 zł<text:s/></text:p>
          </table:table-cell>
          <table:table-cell table:number-columns-repeated="16375"/>
        </table:table-row>
        <table:table-row table:style-name="ro1">
          <table:table-cell office:value-type="float" office:value="100" table:formula="of:=[.A100]+1" table:style-name="ce1">
            <text:p>100</text:p>
          </table:table-cell>
          <table:table-cell office:value-type="float" office:value="212" table:formula="of:=IF(MOD([.A101]; 30) = 0; [.B100] + ROUNDDOWN([.B100]/5; 0); IF(MOD([.A100];2)= 1;[.B100]-2; [.B100]))" table:style-name="ce1">
            <text:p>212</text:p>
          </table:table-cell>
          <table:table-cell office:value-type="currency" office:value="190.8" table:formula="of:=IF(MOD([.A101]; 7) = 0; 0; [.B101]*0.9)" table:style-name="ce2">
            <text:p><text:s/>190,80 zł<text:s/></text:p>
          </table:table-cell>
          <table:table-cell office:value-type="float" office:value="42.400000000000006" table:formula="of:=[.B101]*0.2" table:style-name="ce1">
            <text:p>42,4</text:p>
          </table:table-cell>
          <table:table-cell office:value-type="currency" office:value="80.56" table:formula="of:=[.D101]*1.9" table:style-name="ce2">
            <text:p><text:s/>80,56 zł<text:s/></text:p>
          </table:table-cell>
          <table:table-cell office:value-type="currency" office:value="0" table:formula="of:=IF(MOD([.A101];30)=0;([.B101]-[.B100])*18; 0)" table:style-name="ce3">
            <text:p><text:s/>- <text:s text:c="2"/>zł<text:s/></text:p>
          </table:table-cell>
          <table:table-cell office:value-type="currency" office:value="110.24000000000001" table:formula="of:=[.C101]-[.E101] -[.F101]" table:style-name="ce2">
            <text:p><text:s/>110,24 zł<text:s/></text:p>
          </table:table-cell>
          <table:table-cell office:value-type="currency" office:value="5774.2399999999943" table:formula="of:=[.H100]+[.G101]" table:style-name="ce2">
            <text:p><text:s/>5 774,24 zł<text:s/></text:p>
          </table:table-cell>
          <table:table-cell office:value-type="currency" office:value="80.56" table:formula="of:=[.E101]+[.F101]" table:style-name="ce2">
            <text:p><text:s/>80,56 zł<text:s/></text:p>
          </table:table-cell>
          <table:table-cell table:number-columns-repeated="16375"/>
        </table:table-row>
        <table:table-row table:style-name="ro1">
          <table:table-cell office:value-type="float" office:value="101" table:formula="of:=[.A101]+1" table:style-name="ce1">
            <text:p>101</text:p>
          </table:table-cell>
          <table:table-cell office:value-type="float" office:value="212" table:formula="of:=IF(MOD([.A102]; 30) = 0; [.B101] + ROUNDDOWN([.B101]/5; 0); IF(MOD([.A101];2)= 1;[.B101]-2; [.B101]))" table:style-name="ce1">
            <text:p>212</text:p>
          </table:table-cell>
          <table:table-cell office:value-type="currency" office:value="190.8" table:formula="of:=IF(MOD([.A102]; 7) = 0; 0; [.B102]*0.9)" table:style-name="ce2">
            <text:p><text:s/>190,80 zł<text:s/></text:p>
          </table:table-cell>
          <table:table-cell office:value-type="float" office:value="42.400000000000006" table:formula="of:=[.B102]*0.2" table:style-name="ce1">
            <text:p>42,4</text:p>
          </table:table-cell>
          <table:table-cell office:value-type="currency" office:value="80.56" table:formula="of:=[.D102]*1.9" table:style-name="ce2">
            <text:p><text:s/>80,56 zł<text:s/></text:p>
          </table:table-cell>
          <table:table-cell office:value-type="currency" office:value="0" table:formula="of:=IF(MOD([.A102];30)=0;([.B102]-[.B101])*18; 0)" table:style-name="ce3">
            <text:p><text:s/>- <text:s text:c="2"/>zł<text:s/></text:p>
          </table:table-cell>
          <table:table-cell office:value-type="currency" office:value="110.24000000000001" table:formula="of:=[.C102]-[.E102] -[.F102]" table:style-name="ce2">
            <text:p><text:s/>110,24 zł<text:s/></text:p>
          </table:table-cell>
          <table:table-cell office:value-type="currency" office:value="5884.4799999999941" table:formula="of:=[.H101]+[.G102]" table:style-name="ce2">
            <text:p><text:s/>5 884,48 zł<text:s/></text:p>
          </table:table-cell>
          <table:table-cell office:value-type="currency" office:value="80.56" table:formula="of:=[.E102]+[.F102]" table:style-name="ce2">
            <text:p><text:s/>80,56 zł<text:s/></text:p>
          </table:table-cell>
          <table:table-cell table:number-columns-repeated="16375"/>
        </table:table-row>
        <table:table-row table:style-name="ro1">
          <table:table-cell office:value-type="float" office:value="102" table:formula="of:=[.A102]+1" table:style-name="ce1">
            <text:p>102</text:p>
          </table:table-cell>
          <table:table-cell office:value-type="float" office:value="210" table:formula="of:=IF(MOD([.A103]; 30) = 0; [.B102] + ROUNDDOWN([.B102]/5; 0); IF(MOD([.A102];2)= 1;[.B102]-2; [.B102]))" table:style-name="ce1">
            <text:p>210</text:p>
          </table:table-cell>
          <table:table-cell office:value-type="currency" office:value="189" table:formula="of:=IF(MOD([.A103]; 7) = 0; 0; [.B103]*0.9)" table:style-name="ce2">
            <text:p><text:s/>189,00 zł<text:s/></text:p>
          </table:table-cell>
          <table:table-cell office:value-type="float" office:value="42" table:formula="of:=[.B103]*0.2" table:style-name="ce1">
            <text:p>42</text:p>
          </table:table-cell>
          <table:table-cell office:value-type="currency" office:value="79.8" table:formula="of:=[.D103]*1.9" table:style-name="ce2">
            <text:p><text:s/>79,80 zł<text:s/></text:p>
          </table:table-cell>
          <table:table-cell office:value-type="currency" office:value="0" table:formula="of:=IF(MOD([.A103];30)=0;([.B103]-[.B102])*18; 0)" table:style-name="ce3">
            <text:p><text:s/>- <text:s text:c="2"/>zł<text:s/></text:p>
          </table:table-cell>
          <table:table-cell office:value-type="currency" office:value="109.2" table:formula="of:=[.C103]-[.E103] -[.F103]" table:style-name="ce2">
            <text:p><text:s/>109,20 zł<text:s/></text:p>
          </table:table-cell>
          <table:table-cell office:value-type="currency" office:value="5993.6799999999939" table:formula="of:=[.H102]+[.G103]" table:style-name="ce2">
            <text:p><text:s/>5 993,68 zł<text:s/></text:p>
          </table:table-cell>
          <table:table-cell office:value-type="currency" office:value="79.8" table:formula="of:=[.E103]+[.F103]" table:style-name="ce2">
            <text:p><text:s/>79,80 zł<text:s/></text:p>
          </table:table-cell>
          <table:table-cell table:number-columns-repeated="16375"/>
        </table:table-row>
        <table:table-row table:style-name="ro1">
          <table:table-cell office:value-type="float" office:value="103" table:formula="of:=[.A103]+1" table:style-name="ce1">
            <text:p>103</text:p>
          </table:table-cell>
          <table:table-cell office:value-type="float" office:value="210" table:formula="of:=IF(MOD([.A104]; 30) = 0; [.B103] + ROUNDDOWN([.B103]/5; 0); IF(MOD([.A103];2)= 1;[.B103]-2; [.B103]))" table:style-name="ce1">
            <text:p>210</text:p>
          </table:table-cell>
          <table:table-cell office:value-type="currency" office:value="189" table:formula="of:=IF(MOD([.A104]; 7) = 0; 0; [.B104]*0.9)" table:style-name="ce2">
            <text:p><text:s/>189,00 zł<text:s/></text:p>
          </table:table-cell>
          <table:table-cell office:value-type="float" office:value="42" table:formula="of:=[.B104]*0.2" table:style-name="ce1">
            <text:p>42</text:p>
          </table:table-cell>
          <table:table-cell office:value-type="currency" office:value="79.8" table:formula="of:=[.D104]*1.9" table:style-name="ce2">
            <text:p><text:s/>79,80 zł<text:s/></text:p>
          </table:table-cell>
          <table:table-cell office:value-type="currency" office:value="0" table:formula="of:=IF(MOD([.A104];30)=0;([.B104]-[.B103])*18; 0)" table:style-name="ce3">
            <text:p><text:s/>- <text:s text:c="2"/>zł<text:s/></text:p>
          </table:table-cell>
          <table:table-cell office:value-type="currency" office:value="109.2" table:formula="of:=[.C104]-[.E104] -[.F104]" table:style-name="ce2">
            <text:p><text:s/>109,20 zł<text:s/></text:p>
          </table:table-cell>
          <table:table-cell office:value-type="currency" office:value="6102.8799999999937" table:formula="of:=[.H103]+[.G104]" table:style-name="ce2">
            <text:p><text:s/>6 102,88 zł<text:s/></text:p>
          </table:table-cell>
          <table:table-cell office:value-type="currency" office:value="79.8" table:formula="of:=[.E104]+[.F104]" table:style-name="ce2">
            <text:p><text:s/>79,80 zł<text:s/></text:p>
          </table:table-cell>
          <table:table-cell table:number-columns-repeated="16375"/>
        </table:table-row>
        <table:table-row table:style-name="ro1">
          <table:table-cell office:value-type="float" office:value="104" table:formula="of:=[.A104]+1" table:style-name="ce1">
            <text:p>104</text:p>
          </table:table-cell>
          <table:table-cell office:value-type="float" office:value="208" table:formula="of:=IF(MOD([.A105]; 30) = 0; [.B104] + ROUNDDOWN([.B104]/5; 0); IF(MOD([.A104];2)= 1;[.B104]-2; [.B104]))" table:style-name="ce1">
            <text:p>208</text:p>
          </table:table-cell>
          <table:table-cell office:value-type="currency" office:value="187.20000000000002" table:formula="of:=IF(MOD([.A105]; 7) = 0; 0; [.B105]*0.9)" table:style-name="ce2">
            <text:p><text:s/>187,20 zł<text:s/></text:p>
          </table:table-cell>
          <table:table-cell office:value-type="float" office:value="41.6" table:formula="of:=[.B105]*0.2" table:style-name="ce1">
            <text:p>41,6</text:p>
          </table:table-cell>
          <table:table-cell office:value-type="currency" office:value="79.039999999999992" table:formula="of:=[.D105]*1.9" table:style-name="ce2">
            <text:p><text:s/>79,04 zł<text:s/></text:p>
          </table:table-cell>
          <table:table-cell office:value-type="currency" office:value="0" table:formula="of:=IF(MOD([.A105];30)=0;([.B105]-[.B104])*18; 0)" table:style-name="ce3">
            <text:p><text:s/>- <text:s text:c="2"/>zł<text:s/></text:p>
          </table:table-cell>
          <table:table-cell office:value-type="currency" office:value="108.16000000000003" table:formula="of:=[.C105]-[.E105] -[.F105]" table:style-name="ce2">
            <text:p><text:s/>108,16 zł<text:s/></text:p>
          </table:table-cell>
          <table:table-cell office:value-type="currency" office:value="6211.0399999999936" table:formula="of:=[.H104]+[.G105]" table:style-name="ce2">
            <text:p><text:s/>6 211,04 zł<text:s/></text:p>
          </table:table-cell>
          <table:table-cell office:value-type="currency" office:value="79.039999999999992" table:formula="of:=[.E105]+[.F105]" table:style-name="ce2">
            <text:p><text:s/>79,04 zł<text:s/></text:p>
          </table:table-cell>
          <table:table-cell table:number-columns-repeated="16375"/>
        </table:table-row>
        <table:table-row table:style-name="ro1">
          <table:table-cell office:value-type="float" office:value="105" table:formula="of:=[.A105]+1" table:style-name="ce1">
            <text:p>105</text:p>
          </table:table-cell>
          <table:table-cell office:value-type="float" office:value="208" table:formula="of:=IF(MOD([.A106]; 30) = 0; [.B105] + ROUNDDOWN([.B105]/5; 0); IF(MOD([.A105];2)= 1;[.B105]-2; [.B105]))" table:style-name="ce1">
            <text:p>208</text:p>
          </table:table-cell>
          <table:table-cell office:value-type="currency" office:value="0" table:formula="of:=IF(MOD([.A106]; 7) = 0; 0; [.B106]*0.9)" table:style-name="ce2">
            <text:p><text:s/>- <text:s text:c="2"/>zł<text:s/></text:p>
          </table:table-cell>
          <table:table-cell office:value-type="float" office:value="41.6" table:formula="of:=[.B106]*0.2" table:style-name="ce1">
            <text:p>41,6</text:p>
          </table:table-cell>
          <table:table-cell office:value-type="currency" office:value="79.039999999999992" table:formula="of:=[.D106]*1.9" table:style-name="ce2">
            <text:p><text:s/>79,04 zł<text:s/></text:p>
          </table:table-cell>
          <table:table-cell office:value-type="currency" office:value="0" table:formula="of:=IF(MOD([.A106];30)=0;([.B106]-[.B105])*18; 0)" table:style-name="ce3">
            <text:p><text:s/>- <text:s text:c="2"/>zł<text:s/></text:p>
          </table:table-cell>
          <table:table-cell office:value-type="currency" office:value="-79.039999999999992" table:formula="of:=[.C106]-[.E106] -[.F106]" table:style-name="ce2">
            <text:p>-79,04 zł<text:s/></text:p>
          </table:table-cell>
          <table:table-cell office:value-type="currency" office:value="6131.9999999999936" table:formula="of:=[.H105]+[.G106]" table:style-name="ce2">
            <text:p><text:s/>6 132,00 zł<text:s/></text:p>
          </table:table-cell>
          <table:table-cell office:value-type="currency" office:value="79.039999999999992" table:formula="of:=[.E106]+[.F106]" table:style-name="ce2">
            <text:p><text:s/>79,04 zł<text:s/></text:p>
          </table:table-cell>
          <table:table-cell table:number-columns-repeated="16375"/>
        </table:table-row>
        <table:table-row table:style-name="ro1">
          <table:table-cell office:value-type="float" office:value="106" table:formula="of:=[.A106]+1" table:style-name="ce1">
            <text:p>106</text:p>
          </table:table-cell>
          <table:table-cell office:value-type="float" office:value="206" table:formula="of:=IF(MOD([.A107]; 30) = 0; [.B106] + ROUNDDOWN([.B106]/5; 0); IF(MOD([.A106];2)= 1;[.B106]-2; [.B106]))" table:style-name="ce1">
            <text:p>206</text:p>
          </table:table-cell>
          <table:table-cell office:value-type="currency" office:value="185.4" table:formula="of:=IF(MOD([.A107]; 7) = 0; 0; [.B107]*0.9)" table:style-name="ce2">
            <text:p><text:s/>185,40 zł<text:s/></text:p>
          </table:table-cell>
          <table:table-cell office:value-type="float" office:value="41.2" table:formula="of:=[.B107]*0.2" table:style-name="ce1">
            <text:p>41,2</text:p>
          </table:table-cell>
          <table:table-cell office:value-type="currency" office:value="78.28" table:formula="of:=[.D107]*1.9" table:style-name="ce2">
            <text:p><text:s/>78,28 zł<text:s/></text:p>
          </table:table-cell>
          <table:table-cell office:value-type="currency" office:value="0" table:formula="of:=IF(MOD([.A107];30)=0;([.B107]-[.B106])*18; 0)" table:style-name="ce3">
            <text:p><text:s/>- <text:s text:c="2"/>zł<text:s/></text:p>
          </table:table-cell>
          <table:table-cell office:value-type="currency" office:value="107.12" table:formula="of:=[.C107]-[.E107] -[.F107]" table:style-name="ce2">
            <text:p><text:s/>107,12 zł<text:s/></text:p>
          </table:table-cell>
          <table:table-cell office:value-type="currency" office:value="6239.1199999999935" table:formula="of:=[.H106]+[.G107]" table:style-name="ce2">
            <text:p><text:s/>6 239,12 zł<text:s/></text:p>
          </table:table-cell>
          <table:table-cell office:value-type="currency" office:value="78.28" table:formula="of:=[.E107]+[.F107]" table:style-name="ce2">
            <text:p><text:s/>78,28 zł<text:s/></text:p>
          </table:table-cell>
          <table:table-cell table:number-columns-repeated="16375"/>
        </table:table-row>
        <table:table-row table:style-name="ro1">
          <table:table-cell office:value-type="float" office:value="107" table:formula="of:=[.A107]+1" table:style-name="ce1">
            <text:p>107</text:p>
          </table:table-cell>
          <table:table-cell office:value-type="float" office:value="206" table:formula="of:=IF(MOD([.A108]; 30) = 0; [.B107] + ROUNDDOWN([.B107]/5; 0); IF(MOD([.A107];2)= 1;[.B107]-2; [.B107]))" table:style-name="ce1">
            <text:p>206</text:p>
          </table:table-cell>
          <table:table-cell office:value-type="currency" office:value="185.4" table:formula="of:=IF(MOD([.A108]; 7) = 0; 0; [.B108]*0.9)" table:style-name="ce2">
            <text:p><text:s/>185,40 zł<text:s/></text:p>
          </table:table-cell>
          <table:table-cell office:value-type="float" office:value="41.2" table:formula="of:=[.B108]*0.2" table:style-name="ce1">
            <text:p>41,2</text:p>
          </table:table-cell>
          <table:table-cell office:value-type="currency" office:value="78.28" table:formula="of:=[.D108]*1.9" table:style-name="ce2">
            <text:p><text:s/>78,28 zł<text:s/></text:p>
          </table:table-cell>
          <table:table-cell office:value-type="currency" office:value="0" table:formula="of:=IF(MOD([.A108];30)=0;([.B108]-[.B107])*18; 0)" table:style-name="ce3">
            <text:p><text:s/>- <text:s text:c="2"/>zł<text:s/></text:p>
          </table:table-cell>
          <table:table-cell office:value-type="currency" office:value="107.12" table:formula="of:=[.C108]-[.E108] -[.F108]" table:style-name="ce2">
            <text:p><text:s/>107,12 zł<text:s/></text:p>
          </table:table-cell>
          <table:table-cell office:value-type="currency" office:value="6346.2399999999934" table:formula="of:=[.H107]+[.G108]" table:style-name="ce2">
            <text:p><text:s/>6 346,24 zł<text:s/></text:p>
          </table:table-cell>
          <table:table-cell office:value-type="currency" office:value="78.28" table:formula="of:=[.E108]+[.F108]" table:style-name="ce2">
            <text:p><text:s/>78,28 zł<text:s/></text:p>
          </table:table-cell>
          <table:table-cell table:number-columns-repeated="16375"/>
        </table:table-row>
        <table:table-row table:style-name="ro1">
          <table:table-cell office:value-type="float" office:value="108" table:formula="of:=[.A108]+1" table:style-name="ce1">
            <text:p>108</text:p>
          </table:table-cell>
          <table:table-cell office:value-type="float" office:value="204" table:formula="of:=IF(MOD([.A109]; 30) = 0; [.B108] + ROUNDDOWN([.B108]/5; 0); IF(MOD([.A108];2)= 1;[.B108]-2; [.B108]))" table:style-name="ce1">
            <text:p>204</text:p>
          </table:table-cell>
          <table:table-cell office:value-type="currency" office:value="183.6" table:formula="of:=IF(MOD([.A109]; 7) = 0; 0; [.B109]*0.9)" table:style-name="ce2">
            <text:p><text:s/>183,60 zł<text:s/></text:p>
          </table:table-cell>
          <table:table-cell office:value-type="float" office:value="40.800000000000004" table:formula="of:=[.B109]*0.2" table:style-name="ce1">
            <text:p>40,8</text:p>
          </table:table-cell>
          <table:table-cell office:value-type="currency" office:value="77.52000000000001" table:formula="of:=[.D109]*1.9" table:style-name="ce2">
            <text:p><text:s/>77,52 zł<text:s/></text:p>
          </table:table-cell>
          <table:table-cell office:value-type="currency" office:value="0" table:formula="of:=IF(MOD([.A109];30)=0;([.B109]-[.B108])*18; 0)" table:style-name="ce3">
            <text:p><text:s/>- <text:s text:c="2"/>zł<text:s/></text:p>
          </table:table-cell>
          <table:table-cell office:value-type="currency" office:value="106.07999999999998" table:formula="of:=[.C109]-[.E109] -[.F109]" table:style-name="ce2">
            <text:p><text:s/>106,08 zł<text:s/></text:p>
          </table:table-cell>
          <table:table-cell office:value-type="currency" office:value="6452.3199999999933" table:formula="of:=[.H108]+[.G109]" table:style-name="ce2">
            <text:p><text:s/>6 452,32 zł<text:s/></text:p>
          </table:table-cell>
          <table:table-cell office:value-type="currency" office:value="77.52000000000001" table:formula="of:=[.E109]+[.F109]" table:style-name="ce2">
            <text:p><text:s/>77,52 zł<text:s/></text:p>
          </table:table-cell>
          <table:table-cell table:number-columns-repeated="16375"/>
        </table:table-row>
        <table:table-row table:style-name="ro1">
          <table:table-cell office:value-type="float" office:value="109" table:formula="of:=[.A109]+1" table:style-name="ce1">
            <text:p>109</text:p>
          </table:table-cell>
          <table:table-cell office:value-type="float" office:value="204" table:formula="of:=IF(MOD([.A110]; 30) = 0; [.B109] + ROUNDDOWN([.B109]/5; 0); IF(MOD([.A109];2)= 1;[.B109]-2; [.B109]))" table:style-name="ce1">
            <text:p>204</text:p>
          </table:table-cell>
          <table:table-cell office:value-type="currency" office:value="183.6" table:formula="of:=IF(MOD([.A110]; 7) = 0; 0; [.B110]*0.9)" table:style-name="ce2">
            <text:p><text:s/>183,60 zł<text:s/></text:p>
          </table:table-cell>
          <table:table-cell office:value-type="float" office:value="40.800000000000004" table:formula="of:=[.B110]*0.2" table:style-name="ce1">
            <text:p>40,8</text:p>
          </table:table-cell>
          <table:table-cell office:value-type="currency" office:value="77.52000000000001" table:formula="of:=[.D110]*1.9" table:style-name="ce2">
            <text:p><text:s/>77,52 zł<text:s/></text:p>
          </table:table-cell>
          <table:table-cell office:value-type="currency" office:value="0" table:formula="of:=IF(MOD([.A110];30)=0;([.B110]-[.B109])*18; 0)" table:style-name="ce3">
            <text:p><text:s/>- <text:s text:c="2"/>zł<text:s/></text:p>
          </table:table-cell>
          <table:table-cell office:value-type="currency" office:value="106.07999999999998" table:formula="of:=[.C110]-[.E110] -[.F110]" table:style-name="ce2">
            <text:p><text:s/>106,08 zł<text:s/></text:p>
          </table:table-cell>
          <table:table-cell office:value-type="currency" office:value="6558.3999999999933" table:formula="of:=[.H109]+[.G110]" table:style-name="ce2">
            <text:p><text:s/>6 558,40 zł<text:s/></text:p>
          </table:table-cell>
          <table:table-cell office:value-type="currency" office:value="77.52000000000001" table:formula="of:=[.E110]+[.F110]" table:style-name="ce2">
            <text:p><text:s/>77,52 zł<text:s/></text:p>
          </table:table-cell>
          <table:table-cell table:number-columns-repeated="16375"/>
        </table:table-row>
        <table:table-row table:style-name="ro1">
          <table:table-cell office:value-type="float" office:value="110" table:formula="of:=[.A110]+1" table:style-name="ce1">
            <text:p>110</text:p>
          </table:table-cell>
          <table:table-cell office:value-type="float" office:value="202" table:formula="of:=IF(MOD([.A111]; 30) = 0; [.B110] + ROUNDDOWN([.B110]/5; 0); IF(MOD([.A110];2)= 1;[.B110]-2; [.B110]))" table:style-name="ce1">
            <text:p>202</text:p>
          </table:table-cell>
          <table:table-cell office:value-type="currency" office:value="181.8" table:formula="of:=IF(MOD([.A111]; 7) = 0; 0; [.B111]*0.9)" table:style-name="ce2">
            <text:p><text:s/>181,80 zł<text:s/></text:p>
          </table:table-cell>
          <table:table-cell office:value-type="float" office:value="40.400000000000006" table:formula="of:=[.B111]*0.2" table:style-name="ce1">
            <text:p>40,4</text:p>
          </table:table-cell>
          <table:table-cell office:value-type="currency" office:value="76.760000000000005" table:formula="of:=[.D111]*1.9" table:style-name="ce2">
            <text:p><text:s/>76,76 zł<text:s/></text:p>
          </table:table-cell>
          <table:table-cell office:value-type="currency" office:value="0" table:formula="of:=IF(MOD([.A111];30)=0;([.B111]-[.B110])*18; 0)" table:style-name="ce3">
            <text:p><text:s/>- <text:s text:c="2"/>zł<text:s/></text:p>
          </table:table-cell>
          <table:table-cell office:value-type="currency" office:value="105.04" table:formula="of:=[.C111]-[.E111] -[.F111]" table:style-name="ce2">
            <text:p><text:s/>105,04 zł<text:s/></text:p>
          </table:table-cell>
          <table:table-cell office:value-type="currency" office:value="6663.4399999999932" table:formula="of:=[.H110]+[.G111]" table:style-name="ce2">
            <text:p><text:s/>6 663,44 zł<text:s/></text:p>
          </table:table-cell>
          <table:table-cell office:value-type="currency" office:value="76.760000000000005" table:formula="of:=[.E111]+[.F111]" table:style-name="ce2">
            <text:p><text:s/>76,76 zł<text:s/></text:p>
          </table:table-cell>
          <table:table-cell table:number-columns-repeated="16375"/>
        </table:table-row>
        <table:table-row table:style-name="ro1">
          <table:table-cell office:value-type="float" office:value="111" table:formula="of:=[.A111]+1" table:style-name="ce1">
            <text:p>111</text:p>
          </table:table-cell>
          <table:table-cell office:value-type="float" office:value="202" table:formula="of:=IF(MOD([.A112]; 30) = 0; [.B111] + ROUNDDOWN([.B111]/5; 0); IF(MOD([.A111];2)= 1;[.B111]-2; [.B111]))" table:style-name="ce1">
            <text:p>202</text:p>
          </table:table-cell>
          <table:table-cell office:value-type="currency" office:value="181.8" table:formula="of:=IF(MOD([.A112]; 7) = 0; 0; [.B112]*0.9)" table:style-name="ce2">
            <text:p><text:s/>181,80 zł<text:s/></text:p>
          </table:table-cell>
          <table:table-cell office:value-type="float" office:value="40.400000000000006" table:formula="of:=[.B112]*0.2" table:style-name="ce1">
            <text:p>40,4</text:p>
          </table:table-cell>
          <table:table-cell office:value-type="currency" office:value="76.760000000000005" table:formula="of:=[.D112]*1.9" table:style-name="ce2">
            <text:p><text:s/>76,76 zł<text:s/></text:p>
          </table:table-cell>
          <table:table-cell office:value-type="currency" office:value="0" table:formula="of:=IF(MOD([.A112];30)=0;([.B112]-[.B111])*18; 0)" table:style-name="ce3">
            <text:p><text:s/>- <text:s text:c="2"/>zł<text:s/></text:p>
          </table:table-cell>
          <table:table-cell office:value-type="currency" office:value="105.04" table:formula="of:=[.C112]-[.E112] -[.F112]" table:style-name="ce2">
            <text:p><text:s/>105,04 zł<text:s/></text:p>
          </table:table-cell>
          <table:table-cell office:value-type="currency" office:value="6768.4799999999932" table:formula="of:=[.H111]+[.G112]" table:style-name="ce2">
            <text:p><text:s/>6 768,48 zł<text:s/></text:p>
          </table:table-cell>
          <table:table-cell office:value-type="currency" office:value="76.760000000000005" table:formula="of:=[.E112]+[.F112]" table:style-name="ce2">
            <text:p><text:s/>76,76 zł<text:s/></text:p>
          </table:table-cell>
          <table:table-cell table:number-columns-repeated="16375"/>
        </table:table-row>
        <table:table-row table:style-name="ro1">
          <table:table-cell office:value-type="float" office:value="112" table:formula="of:=[.A112]+1" table:style-name="ce1">
            <text:p>112</text:p>
          </table:table-cell>
          <table:table-cell office:value-type="float" office:value="200" table:formula="of:=IF(MOD([.A113]; 30) = 0; [.B112] + ROUNDDOWN([.B112]/5; 0); IF(MOD([.A112];2)= 1;[.B112]-2; [.B112]))" table:style-name="ce1">
            <text:p>200</text:p>
          </table:table-cell>
          <table:table-cell office:value-type="currency" office:value="0" table:formula="of:=IF(MOD([.A113]; 7) = 0; 0; [.B113]*0.9)" table:style-name="ce2">
            <text:p><text:s/>- <text:s text:c="2"/>zł<text:s/></text:p>
          </table:table-cell>
          <table:table-cell office:value-type="float" office:value="40" table:formula="of:=[.B113]*0.2" table:style-name="ce1">
            <text:p>40</text:p>
          </table:table-cell>
          <table:table-cell office:value-type="currency" office:value="76" table:formula="of:=[.D113]*1.9" table:style-name="ce2">
            <text:p><text:s/>76,00 zł<text:s/></text:p>
          </table:table-cell>
          <table:table-cell office:value-type="currency" office:value="0" table:formula="of:=IF(MOD([.A113];30)=0;([.B113]-[.B112])*18; 0)" table:style-name="ce3">
            <text:p><text:s/>- <text:s text:c="2"/>zł<text:s/></text:p>
          </table:table-cell>
          <table:table-cell office:value-type="currency" office:value="-76" table:formula="of:=[.C113]-[.E113] -[.F113]" table:style-name="ce2">
            <text:p>-76,00 zł<text:s/></text:p>
          </table:table-cell>
          <table:table-cell office:value-type="currency" office:value="6692.4799999999932" table:formula="of:=[.H112]+[.G113]" table:style-name="ce2">
            <text:p><text:s/>6 692,48 zł<text:s/></text:p>
          </table:table-cell>
          <table:table-cell office:value-type="currency" office:value="76" table:formula="of:=[.E113]+[.F113]" table:style-name="ce2">
            <text:p><text:s/>76,00 zł<text:s/></text:p>
          </table:table-cell>
          <table:table-cell table:number-columns-repeated="16375"/>
        </table:table-row>
        <table:table-row table:style-name="ro1">
          <table:table-cell office:value-type="float" office:value="113" table:formula="of:=[.A113]+1" table:style-name="ce1">
            <text:p>113</text:p>
          </table:table-cell>
          <table:table-cell office:value-type="float" office:value="200" table:formula="of:=IF(MOD([.A114]; 30) = 0; [.B113] + ROUNDDOWN([.B113]/5; 0); IF(MOD([.A113];2)= 1;[.B113]-2; [.B113]))" table:style-name="ce1">
            <text:p>200</text:p>
          </table:table-cell>
          <table:table-cell office:value-type="currency" office:value="180" table:formula="of:=IF(MOD([.A114]; 7) = 0; 0; [.B114]*0.9)" table:style-name="ce2">
            <text:p><text:s/>180,00 zł<text:s/></text:p>
          </table:table-cell>
          <table:table-cell office:value-type="float" office:value="40" table:formula="of:=[.B114]*0.2" table:style-name="ce1">
            <text:p>40</text:p>
          </table:table-cell>
          <table:table-cell office:value-type="currency" office:value="76" table:formula="of:=[.D114]*1.9" table:style-name="ce2">
            <text:p><text:s/>76,00 zł<text:s/></text:p>
          </table:table-cell>
          <table:table-cell office:value-type="currency" office:value="0" table:formula="of:=IF(MOD([.A114];30)=0;([.B114]-[.B113])*18; 0)" table:style-name="ce3">
            <text:p><text:s/>- <text:s text:c="2"/>zł<text:s/></text:p>
          </table:table-cell>
          <table:table-cell office:value-type="currency" office:value="104" table:formula="of:=[.C114]-[.E114] -[.F114]" table:style-name="ce2">
            <text:p><text:s/>104,00 zł<text:s/></text:p>
          </table:table-cell>
          <table:table-cell office:value-type="currency" office:value="6796.4799999999932" table:formula="of:=[.H113]+[.G114]" table:style-name="ce2">
            <text:p><text:s/>6 796,48 zł<text:s/></text:p>
          </table:table-cell>
          <table:table-cell office:value-type="currency" office:value="76" table:formula="of:=[.E114]+[.F114]" table:style-name="ce2">
            <text:p><text:s/>76,00 zł<text:s/></text:p>
          </table:table-cell>
          <table:table-cell table:number-columns-repeated="16375"/>
        </table:table-row>
        <table:table-row table:style-name="ro1">
          <table:table-cell office:value-type="float" office:value="114" table:formula="of:=[.A114]+1" table:style-name="ce1">
            <text:p>114</text:p>
          </table:table-cell>
          <table:table-cell office:value-type="float" office:value="198" table:formula="of:=IF(MOD([.A115]; 30) = 0; [.B114] + ROUNDDOWN([.B114]/5; 0); IF(MOD([.A114];2)= 1;[.B114]-2; [.B114]))" table:style-name="ce1">
            <text:p>198</text:p>
          </table:table-cell>
          <table:table-cell office:value-type="currency" office:value="178.20000000000002" table:formula="of:=IF(MOD([.A115]; 7) = 0; 0; [.B115]*0.9)" table:style-name="ce2">
            <text:p><text:s/>178,20 zł<text:s/></text:p>
          </table:table-cell>
          <table:table-cell office:value-type="float" office:value="39.6" table:formula="of:=[.B115]*0.2" table:style-name="ce1">
            <text:p>39,6</text:p>
          </table:table-cell>
          <table:table-cell office:value-type="currency" office:value="75.239999999999995" table:formula="of:=[.D115]*1.9" table:style-name="ce2">
            <text:p><text:s/>75,24 zł<text:s/></text:p>
          </table:table-cell>
          <table:table-cell office:value-type="currency" office:value="0" table:formula="of:=IF(MOD([.A115];30)=0;([.B115]-[.B114])*18; 0)" table:style-name="ce3">
            <text:p><text:s/>- <text:s text:c="2"/>zł<text:s/></text:p>
          </table:table-cell>
          <table:table-cell office:value-type="currency" office:value="102.96000000000002" table:formula="of:=[.C115]-[.E115] -[.F115]" table:style-name="ce2">
            <text:p><text:s/>102,96 zł<text:s/></text:p>
          </table:table-cell>
          <table:table-cell office:value-type="currency" office:value="6899.4399999999932" table:formula="of:=[.H114]+[.G115]" table:style-name="ce2">
            <text:p><text:s/>6 899,44 zł<text:s/></text:p>
          </table:table-cell>
          <table:table-cell office:value-type="currency" office:value="75.239999999999995" table:formula="of:=[.E115]+[.F115]" table:style-name="ce2">
            <text:p><text:s/>75,24 zł<text:s/></text:p>
          </table:table-cell>
          <table:table-cell table:number-columns-repeated="16375"/>
        </table:table-row>
        <table:table-row table:style-name="ro1">
          <table:table-cell office:value-type="float" office:value="115" table:formula="of:=[.A115]+1" table:style-name="ce1">
            <text:p>115</text:p>
          </table:table-cell>
          <table:table-cell office:value-type="float" office:value="198" table:formula="of:=IF(MOD([.A116]; 30) = 0; [.B115] + ROUNDDOWN([.B115]/5; 0); IF(MOD([.A115];2)= 1;[.B115]-2; [.B115]))" table:style-name="ce1">
            <text:p>198</text:p>
          </table:table-cell>
          <table:table-cell office:value-type="currency" office:value="178.20000000000002" table:formula="of:=IF(MOD([.A116]; 7) = 0; 0; [.B116]*0.9)" table:style-name="ce2">
            <text:p><text:s/>178,20 zł<text:s/></text:p>
          </table:table-cell>
          <table:table-cell office:value-type="float" office:value="39.6" table:formula="of:=[.B116]*0.2" table:style-name="ce1">
            <text:p>39,6</text:p>
          </table:table-cell>
          <table:table-cell office:value-type="currency" office:value="75.239999999999995" table:formula="of:=[.D116]*1.9" table:style-name="ce2">
            <text:p><text:s/>75,24 zł<text:s/></text:p>
          </table:table-cell>
          <table:table-cell office:value-type="currency" office:value="0" table:formula="of:=IF(MOD([.A116];30)=0;([.B116]-[.B115])*18; 0)" table:style-name="ce3">
            <text:p><text:s/>- <text:s text:c="2"/>zł<text:s/></text:p>
          </table:table-cell>
          <table:table-cell office:value-type="currency" office:value="102.96000000000002" table:formula="of:=[.C116]-[.E116] -[.F116]" table:style-name="ce2">
            <text:p><text:s/>102,96 zł<text:s/></text:p>
          </table:table-cell>
          <table:table-cell office:value-type="currency" office:value="7002.3999999999933" table:formula="of:=[.H115]+[.G116]" table:style-name="ce2">
            <text:p><text:s/>7 002,40 zł<text:s/></text:p>
          </table:table-cell>
          <table:table-cell office:value-type="currency" office:value="75.239999999999995" table:formula="of:=[.E116]+[.F116]" table:style-name="ce2">
            <text:p><text:s/>75,24 zł<text:s/></text:p>
          </table:table-cell>
          <table:table-cell table:number-columns-repeated="16375"/>
        </table:table-row>
        <table:table-row table:style-name="ro1">
          <table:table-cell office:value-type="float" office:value="116" table:formula="of:=[.A116]+1" table:style-name="ce1">
            <text:p>116</text:p>
          </table:table-cell>
          <table:table-cell office:value-type="float" office:value="196" table:formula="of:=IF(MOD([.A117]; 30) = 0; [.B116] + ROUNDDOWN([.B116]/5; 0); IF(MOD([.A116];2)= 1;[.B116]-2; [.B116]))" table:style-name="ce1">
            <text:p>196</text:p>
          </table:table-cell>
          <table:table-cell office:value-type="currency" office:value="176.4" table:formula="of:=IF(MOD([.A117]; 7) = 0; 0; [.B117]*0.9)" table:style-name="ce2">
            <text:p><text:s/>176,40 zł<text:s/></text:p>
          </table:table-cell>
          <table:table-cell office:value-type="float" office:value="39.200000000000003" table:formula="of:=[.B117]*0.2" table:style-name="ce1">
            <text:p>39,2</text:p>
          </table:table-cell>
          <table:table-cell office:value-type="currency" office:value="74.48" table:formula="of:=[.D117]*1.9" table:style-name="ce2">
            <text:p><text:s/>74,48 zł<text:s/></text:p>
          </table:table-cell>
          <table:table-cell office:value-type="currency" office:value="0" table:formula="of:=IF(MOD([.A117];30)=0;([.B117]-[.B116])*18; 0)" table:style-name="ce3">
            <text:p><text:s/>- <text:s text:c="2"/>zł<text:s/></text:p>
          </table:table-cell>
          <table:table-cell office:value-type="currency" office:value="101.92" table:formula="of:=[.C117]-[.E117] -[.F117]" table:style-name="ce2">
            <text:p><text:s/>101,92 zł<text:s/></text:p>
          </table:table-cell>
          <table:table-cell office:value-type="currency" office:value="7104.3199999999933" table:formula="of:=[.H116]+[.G117]" table:style-name="ce2">
            <text:p><text:s/>7 104,32 zł<text:s/></text:p>
          </table:table-cell>
          <table:table-cell office:value-type="currency" office:value="74.48" table:formula="of:=[.E117]+[.F117]" table:style-name="ce2">
            <text:p><text:s/>74,48 zł<text:s/></text:p>
          </table:table-cell>
          <table:table-cell table:number-columns-repeated="16375"/>
        </table:table-row>
        <table:table-row table:style-name="ro1">
          <table:table-cell office:value-type="float" office:value="117" table:formula="of:=[.A117]+1" table:style-name="ce1">
            <text:p>117</text:p>
          </table:table-cell>
          <table:table-cell office:value-type="float" office:value="196" table:formula="of:=IF(MOD([.A118]; 30) = 0; [.B117] + ROUNDDOWN([.B117]/5; 0); IF(MOD([.A117];2)= 1;[.B117]-2; [.B117]))" table:style-name="ce1">
            <text:p>196</text:p>
          </table:table-cell>
          <table:table-cell office:value-type="currency" office:value="176.4" table:formula="of:=IF(MOD([.A118]; 7) = 0; 0; [.B118]*0.9)" table:style-name="ce2">
            <text:p><text:s/>176,40 zł<text:s/></text:p>
          </table:table-cell>
          <table:table-cell office:value-type="float" office:value="39.200000000000003" table:formula="of:=[.B118]*0.2" table:style-name="ce1">
            <text:p>39,2</text:p>
          </table:table-cell>
          <table:table-cell office:value-type="currency" office:value="74.48" table:formula="of:=[.D118]*1.9" table:style-name="ce2">
            <text:p><text:s/>74,48 zł<text:s/></text:p>
          </table:table-cell>
          <table:table-cell office:value-type="currency" office:value="0" table:formula="of:=IF(MOD([.A118];30)=0;([.B118]-[.B117])*18; 0)" table:style-name="ce3">
            <text:p><text:s/>- <text:s text:c="2"/>zł<text:s/></text:p>
          </table:table-cell>
          <table:table-cell office:value-type="currency" office:value="101.92" table:formula="of:=[.C118]-[.E118] -[.F118]" table:style-name="ce2">
            <text:p><text:s/>101,92 zł<text:s/></text:p>
          </table:table-cell>
          <table:table-cell office:value-type="currency" office:value="7206.2399999999934" table:formula="of:=[.H117]+[.G118]" table:style-name="ce2">
            <text:p><text:s/>7 206,24 zł<text:s/></text:p>
          </table:table-cell>
          <table:table-cell office:value-type="currency" office:value="74.48" table:formula="of:=[.E118]+[.F118]" table:style-name="ce2">
            <text:p><text:s/>74,48 zł<text:s/></text:p>
          </table:table-cell>
          <table:table-cell table:number-columns-repeated="16375"/>
        </table:table-row>
        <table:table-row table:style-name="ro1">
          <table:table-cell office:value-type="float" office:value="118" table:formula="of:=[.A118]+1" table:style-name="ce1">
            <text:p>118</text:p>
          </table:table-cell>
          <table:table-cell office:value-type="float" office:value="194" table:formula="of:=IF(MOD([.A119]; 30) = 0; [.B118] + ROUNDDOWN([.B118]/5; 0); IF(MOD([.A118];2)= 1;[.B118]-2; [.B118]))" table:style-name="ce1">
            <text:p>194</text:p>
          </table:table-cell>
          <table:table-cell office:value-type="currency" office:value="174.6" table:formula="of:=IF(MOD([.A119]; 7) = 0; 0; [.B119]*0.9)" table:style-name="ce2">
            <text:p><text:s/>174,60 zł<text:s/></text:p>
          </table:table-cell>
          <table:table-cell office:value-type="float" office:value="38.800000000000004" table:formula="of:=[.B119]*0.2" table:style-name="ce1">
            <text:p>38,8</text:p>
          </table:table-cell>
          <table:table-cell office:value-type="currency" office:value="73.72" table:formula="of:=[.D119]*1.9" table:style-name="ce2">
            <text:p><text:s/>73,72 zł<text:s/></text:p>
          </table:table-cell>
          <table:table-cell office:value-type="currency" office:value="0" table:formula="of:=IF(MOD([.A119];30)=0;([.B119]-[.B118])*18; 0)" table:style-name="ce3">
            <text:p><text:s/>- <text:s text:c="2"/>zł<text:s/></text:p>
          </table:table-cell>
          <table:table-cell office:value-type="currency" office:value="100.88" table:formula="of:=[.C119]-[.E119] -[.F119]" table:style-name="ce2">
            <text:p><text:s/>100,88 zł<text:s/></text:p>
          </table:table-cell>
          <table:table-cell office:value-type="currency" office:value="7307.1199999999935" table:formula="of:=[.H118]+[.G119]" table:style-name="ce2">
            <text:p><text:s/>7 307,12 zł<text:s/></text:p>
          </table:table-cell>
          <table:table-cell office:value-type="currency" office:value="73.72" table:formula="of:=[.E119]+[.F119]" table:style-name="ce2">
            <text:p><text:s/>73,72 zł<text:s/></text:p>
          </table:table-cell>
          <table:table-cell table:number-columns-repeated="16375"/>
        </table:table-row>
        <table:table-row table:style-name="ro1">
          <table:table-cell office:value-type="float" office:value="119" table:formula="of:=[.A119]+1" table:style-name="ce1">
            <text:p>119</text:p>
          </table:table-cell>
          <table:table-cell office:value-type="float" office:value="194" table:formula="of:=IF(MOD([.A120]; 30) = 0; [.B119] + ROUNDDOWN([.B119]/5; 0); IF(MOD([.A119];2)= 1;[.B119]-2; [.B119]))" table:style-name="ce1">
            <text:p>194</text:p>
          </table:table-cell>
          <table:table-cell office:value-type="currency" office:value="0" table:formula="of:=IF(MOD([.A120]; 7) = 0; 0; [.B120]*0.9)" table:style-name="ce2">
            <text:p><text:s/>- <text:s text:c="2"/>zł<text:s/></text:p>
          </table:table-cell>
          <table:table-cell office:value-type="float" office:value="38.800000000000004" table:formula="of:=[.B120]*0.2" table:style-name="ce1">
            <text:p>38,8</text:p>
          </table:table-cell>
          <table:table-cell office:value-type="currency" office:value="73.72" table:formula="of:=[.D120]*1.9" table:style-name="ce2">
            <text:p><text:s/>73,72 zł<text:s/></text:p>
          </table:table-cell>
          <table:table-cell office:value-type="currency" office:value="0" table:formula="of:=IF(MOD([.A120];30)=0;([.B120]-[.B119])*18; 0)" table:style-name="ce3">
            <text:p><text:s/>- <text:s text:c="2"/>zł<text:s/></text:p>
          </table:table-cell>
          <table:table-cell office:value-type="currency" office:value="-73.72" table:formula="of:=[.C120]-[.E120] -[.F120]" table:style-name="ce2">
            <text:p>-73,72 zł<text:s/></text:p>
          </table:table-cell>
          <table:table-cell office:value-type="currency" office:value="7233.3999999999933" table:formula="of:=[.H119]+[.G120]" table:style-name="ce2">
            <text:p><text:s/>7 233,40 zł<text:s/></text:p>
          </table:table-cell>
          <table:table-cell office:value-type="currency" office:value="73.72" table:formula="of:=[.E120]+[.F120]" table:style-name="ce2">
            <text:p><text:s/>73,72 zł<text:s/></text:p>
          </table:table-cell>
          <table:table-cell table:number-columns-repeated="16375"/>
        </table:table-row>
        <table:table-row table:style-name="ro1">
          <table:table-cell office:value-type="float" office:value="120" table:formula="of:=[.A120]+1" table:style-name="ce1">
            <text:p>120</text:p>
          </table:table-cell>
          <table:table-cell office:value-type="float" office:value="232" table:formula="of:=IF(MOD([.A121]; 30) = 0; [.B120] + ROUNDDOWN([.B120]/5; 0); IF(MOD([.A120];2)= 1;[.B120]-2; [.B120]))" table:style-name="ce1">
            <text:p>232</text:p>
          </table:table-cell>
          <table:table-cell office:value-type="currency" office:value="208.8" table:formula="of:=IF(MOD([.A121]; 7) = 0; 0; [.B121]*0.9)" table:style-name="ce2">
            <text:p><text:s/>208,80 zł<text:s/></text:p>
          </table:table-cell>
          <table:table-cell office:value-type="float" office:value="46.400000000000006" table:formula="of:=[.B121]*0.2" table:style-name="ce1">
            <text:p>46,4</text:p>
          </table:table-cell>
          <table:table-cell office:value-type="currency" office:value="88.160000000000011" table:formula="of:=[.D121]*1.9" table:style-name="ce2">
            <text:p><text:s/>88,16 zł<text:s/></text:p>
          </table:table-cell>
          <table:table-cell office:value-type="currency" office:value="684" table:formula="of:=IF(MOD([.A121];30)=0;([.B121]-[.B120])*18; 0)" table:style-name="ce3">
            <text:p><text:s/>684,00 zł<text:s/></text:p>
          </table:table-cell>
          <table:table-cell office:value-type="currency" office:value="-563.36" table:formula="of:=[.C121]-[.E121] -[.F121]" table:style-name="ce2">
            <text:p>-563,36 zł<text:s/></text:p>
          </table:table-cell>
          <table:table-cell office:value-type="currency" office:value="6670.0399999999936" table:formula="of:=[.H120]+[.G121]" table:style-name="ce2">
            <text:p><text:s/>6 670,04 zł<text:s/></text:p>
          </table:table-cell>
          <table:table-cell office:value-type="currency" office:value="772.16" table:formula="of:=[.E121]+[.F121]" table:style-name="ce2">
            <text:p><text:s/>772,16 zł<text:s/></text:p>
          </table:table-cell>
          <table:table-cell table:number-columns-repeated="16375"/>
        </table:table-row>
        <table:table-row table:style-name="ro1">
          <table:table-cell office:value-type="float" office:value="121" table:formula="of:=[.A121]+1" table:style-name="ce1">
            <text:p>121</text:p>
          </table:table-cell>
          <table:table-cell office:value-type="float" office:value="232" table:formula="of:=IF(MOD([.A122]; 30) = 0; [.B121] + ROUNDDOWN([.B121]/5; 0); IF(MOD([.A121];2)= 1;[.B121]-2; [.B121]))" table:style-name="ce1">
            <text:p>232</text:p>
          </table:table-cell>
          <table:table-cell office:value-type="currency" office:value="208.8" table:formula="of:=IF(MOD([.A122]; 7) = 0; 0; [.B122]*0.9)" table:style-name="ce2">
            <text:p><text:s/>208,80 zł<text:s/></text:p>
          </table:table-cell>
          <table:table-cell office:value-type="float" office:value="46.400000000000006" table:formula="of:=[.B122]*0.2" table:style-name="ce1">
            <text:p>46,4</text:p>
          </table:table-cell>
          <table:table-cell office:value-type="currency" office:value="88.160000000000011" table:formula="of:=[.D122]*1.9" table:style-name="ce2">
            <text:p><text:s/>88,16 zł<text:s/></text:p>
          </table:table-cell>
          <table:table-cell office:value-type="currency" office:value="0" table:formula="of:=IF(MOD([.A122];30)=0;([.B122]-[.B121])*18; 0)" table:style-name="ce3">
            <text:p><text:s/>- <text:s text:c="2"/>zł<text:s/></text:p>
          </table:table-cell>
          <table:table-cell office:value-type="currency" office:value="120.64" table:formula="of:=[.C122]-[.E122] -[.F122]" table:style-name="ce2">
            <text:p><text:s/>120,64 zł<text:s/></text:p>
          </table:table-cell>
          <table:table-cell office:value-type="currency" office:value="6790.6799999999939" table:formula="of:=[.H121]+[.G122]" table:style-name="ce2">
            <text:p><text:s/>6 790,68 zł<text:s/></text:p>
          </table:table-cell>
          <table:table-cell office:value-type="currency" office:value="88.160000000000011" table:formula="of:=[.E122]+[.F122]" table:style-name="ce2">
            <text:p><text:s/>88,16 zł<text:s/></text:p>
          </table:table-cell>
          <table:table-cell table:number-columns-repeated="16375"/>
        </table:table-row>
        <table:table-row table:style-name="ro1">
          <table:table-cell office:value-type="float" office:value="122" table:formula="of:=[.A122]+1" table:style-name="ce1">
            <text:p>122</text:p>
          </table:table-cell>
          <table:table-cell office:value-type="float" office:value="230" table:formula="of:=IF(MOD([.A123]; 30) = 0; [.B122] + ROUNDDOWN([.B122]/5; 0); IF(MOD([.A122];2)= 1;[.B122]-2; [.B122]))" table:style-name="ce1">
            <text:p>230</text:p>
          </table:table-cell>
          <table:table-cell office:value-type="currency" office:value="207" table:formula="of:=IF(MOD([.A123]; 7) = 0; 0; [.B123]*0.9)" table:style-name="ce2">
            <text:p><text:s/>207,00 zł<text:s/></text:p>
          </table:table-cell>
          <table:table-cell office:value-type="float" office:value="46" table:formula="of:=[.B123]*0.2" table:style-name="ce1">
            <text:p>46</text:p>
          </table:table-cell>
          <table:table-cell office:value-type="currency" office:value="87.399999999999991" table:formula="of:=[.D123]*1.9" table:style-name="ce2">
            <text:p><text:s/>87,40 zł<text:s/></text:p>
          </table:table-cell>
          <table:table-cell office:value-type="currency" office:value="0" table:formula="of:=IF(MOD([.A123];30)=0;([.B123]-[.B122])*18; 0)" table:style-name="ce3">
            <text:p><text:s/>- <text:s text:c="2"/>zł<text:s/></text:p>
          </table:table-cell>
          <table:table-cell office:value-type="currency" office:value="119.60000000000001" table:formula="of:=[.C123]-[.E123] -[.F123]" table:style-name="ce2">
            <text:p><text:s/>119,60 zł<text:s/></text:p>
          </table:table-cell>
          <table:table-cell office:value-type="currency" office:value="6910.2799999999943" table:formula="of:=[.H122]+[.G123]" table:style-name="ce2">
            <text:p><text:s/>6 910,28 zł<text:s/></text:p>
          </table:table-cell>
          <table:table-cell office:value-type="currency" office:value="87.399999999999991" table:formula="of:=[.E123]+[.F123]" table:style-name="ce2">
            <text:p><text:s/>87,40 zł<text:s/></text:p>
          </table:table-cell>
          <table:table-cell table:number-columns-repeated="16375"/>
        </table:table-row>
        <table:table-row table:style-name="ro1">
          <table:table-cell office:value-type="float" office:value="123" table:formula="of:=[.A123]+1" table:style-name="ce1">
            <text:p>123</text:p>
          </table:table-cell>
          <table:table-cell office:value-type="float" office:value="230" table:formula="of:=IF(MOD([.A124]; 30) = 0; [.B123] + ROUNDDOWN([.B123]/5; 0); IF(MOD([.A123];2)= 1;[.B123]-2; [.B123]))" table:style-name="ce1">
            <text:p>230</text:p>
          </table:table-cell>
          <table:table-cell office:value-type="currency" office:value="207" table:formula="of:=IF(MOD([.A124]; 7) = 0; 0; [.B124]*0.9)" table:style-name="ce2">
            <text:p><text:s/>207,00 zł<text:s/></text:p>
          </table:table-cell>
          <table:table-cell office:value-type="float" office:value="46" table:formula="of:=[.B124]*0.2" table:style-name="ce1">
            <text:p>46</text:p>
          </table:table-cell>
          <table:table-cell office:value-type="currency" office:value="87.399999999999991" table:formula="of:=[.D124]*1.9" table:style-name="ce2">
            <text:p><text:s/>87,40 zł<text:s/></text:p>
          </table:table-cell>
          <table:table-cell office:value-type="currency" office:value="0" table:formula="of:=IF(MOD([.A124];30)=0;([.B124]-[.B123])*18; 0)" table:style-name="ce3">
            <text:p><text:s/>- <text:s text:c="2"/>zł<text:s/></text:p>
          </table:table-cell>
          <table:table-cell office:value-type="currency" office:value="119.60000000000001" table:formula="of:=[.C124]-[.E124] -[.F124]" table:style-name="ce2">
            <text:p><text:s/>119,60 zł<text:s/></text:p>
          </table:table-cell>
          <table:table-cell office:value-type="currency" office:value="7029.8799999999947" table:formula="of:=[.H123]+[.G124]" table:style-name="ce2">
            <text:p><text:s/>7 029,88 zł<text:s/></text:p>
          </table:table-cell>
          <table:table-cell office:value-type="currency" office:value="87.399999999999991" table:formula="of:=[.E124]+[.F124]" table:style-name="ce2">
            <text:p><text:s/>87,40 zł<text:s/></text:p>
          </table:table-cell>
          <table:table-cell table:number-columns-repeated="16375"/>
        </table:table-row>
        <table:table-row table:style-name="ro1">
          <table:table-cell office:value-type="float" office:value="124" table:formula="of:=[.A124]+1" table:style-name="ce1">
            <text:p>124</text:p>
          </table:table-cell>
          <table:table-cell office:value-type="float" office:value="228" table:formula="of:=IF(MOD([.A125]; 30) = 0; [.B124] + ROUNDDOWN([.B124]/5; 0); IF(MOD([.A124];2)= 1;[.B124]-2; [.B124]))" table:style-name="ce1">
            <text:p>228</text:p>
          </table:table-cell>
          <table:table-cell office:value-type="currency" office:value="205.20000000000002" table:formula="of:=IF(MOD([.A125]; 7) = 0; 0; [.B125]*0.9)" table:style-name="ce2">
            <text:p><text:s/>205,20 zł<text:s/></text:p>
          </table:table-cell>
          <table:table-cell office:value-type="float" office:value="45.6" table:formula="of:=[.B125]*0.2" table:style-name="ce1">
            <text:p>45,6</text:p>
          </table:table-cell>
          <table:table-cell office:value-type="currency" office:value="86.64" table:formula="of:=[.D125]*1.9" table:style-name="ce2">
            <text:p><text:s/>86,64 zł<text:s/></text:p>
          </table:table-cell>
          <table:table-cell office:value-type="currency" office:value="0" table:formula="of:=IF(MOD([.A125];30)=0;([.B125]-[.B124])*18; 0)" table:style-name="ce3">
            <text:p><text:s/>- <text:s text:c="2"/>zł<text:s/></text:p>
          </table:table-cell>
          <table:table-cell office:value-type="currency" office:value="118.56000000000002" table:formula="of:=[.C125]-[.E125] -[.F125]" table:style-name="ce2">
            <text:p><text:s/>118,56 zł<text:s/></text:p>
          </table:table-cell>
          <table:table-cell office:value-type="currency" office:value="7148.4399999999951" table:formula="of:=[.H124]+[.G125]" table:style-name="ce2">
            <text:p><text:s/>7 148,44 zł<text:s/></text:p>
          </table:table-cell>
          <table:table-cell office:value-type="currency" office:value="86.64" table:formula="of:=[.E125]+[.F125]" table:style-name="ce2">
            <text:p><text:s/>86,64 zł<text:s/></text:p>
          </table:table-cell>
          <table:table-cell table:number-columns-repeated="16375"/>
        </table:table-row>
        <table:table-row table:style-name="ro1">
          <table:table-cell office:value-type="float" office:value="125" table:formula="of:=[.A125]+1" table:style-name="ce1">
            <text:p>125</text:p>
          </table:table-cell>
          <table:table-cell office:value-type="float" office:value="228" table:formula="of:=IF(MOD([.A126]; 30) = 0; [.B125] + ROUNDDOWN([.B125]/5; 0); IF(MOD([.A125];2)= 1;[.B125]-2; [.B125]))" table:style-name="ce1">
            <text:p>228</text:p>
          </table:table-cell>
          <table:table-cell office:value-type="currency" office:value="205.20000000000002" table:formula="of:=IF(MOD([.A126]; 7) = 0; 0; [.B126]*0.9)" table:style-name="ce2">
            <text:p><text:s/>205,20 zł<text:s/></text:p>
          </table:table-cell>
          <table:table-cell office:value-type="float" office:value="45.6" table:formula="of:=[.B126]*0.2" table:style-name="ce1">
            <text:p>45,6</text:p>
          </table:table-cell>
          <table:table-cell office:value-type="currency" office:value="86.64" table:formula="of:=[.D126]*1.9" table:style-name="ce2">
            <text:p><text:s/>86,64 zł<text:s/></text:p>
          </table:table-cell>
          <table:table-cell office:value-type="currency" office:value="0" table:formula="of:=IF(MOD([.A126];30)=0;([.B126]-[.B125])*18; 0)" table:style-name="ce3">
            <text:p><text:s/>- <text:s text:c="2"/>zł<text:s/></text:p>
          </table:table-cell>
          <table:table-cell office:value-type="currency" office:value="118.56000000000002" table:formula="of:=[.C126]-[.E126] -[.F126]" table:style-name="ce2">
            <text:p><text:s/>118,56 zł<text:s/></text:p>
          </table:table-cell>
          <table:table-cell office:value-type="currency" office:value="7266.9999999999955" table:formula="of:=[.H125]+[.G126]" table:style-name="ce2">
            <text:p><text:s/>7 267,00 zł<text:s/></text:p>
          </table:table-cell>
          <table:table-cell office:value-type="currency" office:value="86.64" table:formula="of:=[.E126]+[.F126]" table:style-name="ce2">
            <text:p><text:s/>86,64 zł<text:s/></text:p>
          </table:table-cell>
          <table:table-cell table:number-columns-repeated="16375"/>
        </table:table-row>
        <table:table-row table:style-name="ro1">
          <table:table-cell office:value-type="float" office:value="126" table:formula="of:=[.A126]+1" table:style-name="ce1">
            <text:p>126</text:p>
          </table:table-cell>
          <table:table-cell office:value-type="float" office:value="226" table:formula="of:=IF(MOD([.A127]; 30) = 0; [.B126] + ROUNDDOWN([.B126]/5; 0); IF(MOD([.A126];2)= 1;[.B126]-2; [.B126]))" table:style-name="ce1">
            <text:p>226</text:p>
          </table:table-cell>
          <table:table-cell office:value-type="currency" office:value="0" table:formula="of:=IF(MOD([.A127]; 7) = 0; 0; [.B127]*0.9)" table:style-name="ce2">
            <text:p><text:s/>- <text:s text:c="2"/>zł<text:s/></text:p>
          </table:table-cell>
          <table:table-cell office:value-type="float" office:value="45.2" table:formula="of:=[.B127]*0.2" table:style-name="ce1">
            <text:p>45,2</text:p>
          </table:table-cell>
          <table:table-cell office:value-type="currency" office:value="85.88" table:formula="of:=[.D127]*1.9" table:style-name="ce2">
            <text:p><text:s/>85,88 zł<text:s/></text:p>
          </table:table-cell>
          <table:table-cell office:value-type="currency" office:value="0" table:formula="of:=IF(MOD([.A127];30)=0;([.B127]-[.B126])*18; 0)" table:style-name="ce3">
            <text:p><text:s/>- <text:s text:c="2"/>zł<text:s/></text:p>
          </table:table-cell>
          <table:table-cell office:value-type="currency" office:value="-85.88" table:formula="of:=[.C127]-[.E127] -[.F127]" table:style-name="ce2">
            <text:p>-85,88 zł<text:s/></text:p>
          </table:table-cell>
          <table:table-cell office:value-type="currency" office:value="7181.1199999999953" table:formula="of:=[.H126]+[.G127]" table:style-name="ce2">
            <text:p><text:s/>7 181,12 zł<text:s/></text:p>
          </table:table-cell>
          <table:table-cell office:value-type="currency" office:value="85.88" table:formula="of:=[.E127]+[.F127]" table:style-name="ce2">
            <text:p><text:s/>85,88 zł<text:s/></text:p>
          </table:table-cell>
          <table:table-cell table:number-columns-repeated="16375"/>
        </table:table-row>
        <table:table-row table:style-name="ro1">
          <table:table-cell office:value-type="float" office:value="127" table:formula="of:=[.A127]+1" table:style-name="ce1">
            <text:p>127</text:p>
          </table:table-cell>
          <table:table-cell office:value-type="float" office:value="226" table:formula="of:=IF(MOD([.A128]; 30) = 0; [.B127] + ROUNDDOWN([.B127]/5; 0); IF(MOD([.A127];2)= 1;[.B127]-2; [.B127]))" table:style-name="ce1">
            <text:p>226</text:p>
          </table:table-cell>
          <table:table-cell office:value-type="currency" office:value="203.4" table:formula="of:=IF(MOD([.A128]; 7) = 0; 0; [.B128]*0.9)" table:style-name="ce2">
            <text:p><text:s/>203,40 zł<text:s/></text:p>
          </table:table-cell>
          <table:table-cell office:value-type="float" office:value="45.2" table:formula="of:=[.B128]*0.2" table:style-name="ce1">
            <text:p>45,2</text:p>
          </table:table-cell>
          <table:table-cell office:value-type="currency" office:value="85.88" table:formula="of:=[.D128]*1.9" table:style-name="ce2">
            <text:p><text:s/>85,88 zł<text:s/></text:p>
          </table:table-cell>
          <table:table-cell office:value-type="currency" office:value="0" table:formula="of:=IF(MOD([.A128];30)=0;([.B128]-[.B127])*18; 0)" table:style-name="ce3">
            <text:p><text:s/>- <text:s text:c="2"/>zł<text:s/></text:p>
          </table:table-cell>
          <table:table-cell office:value-type="currency" office:value="117.52000000000001" table:formula="of:=[.C128]-[.E128] -[.F128]" table:style-name="ce2">
            <text:p><text:s/>117,52 zł<text:s/></text:p>
          </table:table-cell>
          <table:table-cell office:value-type="currency" office:value="7298.6399999999958" table:formula="of:=[.H127]+[.G128]" table:style-name="ce2">
            <text:p><text:s/>7 298,64 zł<text:s/></text:p>
          </table:table-cell>
          <table:table-cell office:value-type="currency" office:value="85.88" table:formula="of:=[.E128]+[.F128]" table:style-name="ce2">
            <text:p><text:s/>85,88 zł<text:s/></text:p>
          </table:table-cell>
          <table:table-cell table:number-columns-repeated="16375"/>
        </table:table-row>
        <table:table-row table:style-name="ro1">
          <table:table-cell office:value-type="float" office:value="128" table:formula="of:=[.A128]+1" table:style-name="ce1">
            <text:p>128</text:p>
          </table:table-cell>
          <table:table-cell office:value-type="float" office:value="224" table:formula="of:=IF(MOD([.A129]; 30) = 0; [.B128] + ROUNDDOWN([.B128]/5; 0); IF(MOD([.A128];2)= 1;[.B128]-2; [.B128]))" table:style-name="ce1">
            <text:p>224</text:p>
          </table:table-cell>
          <table:table-cell office:value-type="currency" office:value="201.6" table:formula="of:=IF(MOD([.A129]; 7) = 0; 0; [.B129]*0.9)" table:style-name="ce2">
            <text:p><text:s/>201,60 zł<text:s/></text:p>
          </table:table-cell>
          <table:table-cell office:value-type="float" office:value="44.800000000000004" table:formula="of:=[.B129]*0.2" table:style-name="ce1">
            <text:p>44,8</text:p>
          </table:table-cell>
          <table:table-cell office:value-type="currency" office:value="85.12" table:formula="of:=[.D129]*1.9" table:style-name="ce2">
            <text:p><text:s/>85,12 zł<text:s/></text:p>
          </table:table-cell>
          <table:table-cell office:value-type="currency" office:value="0" table:formula="of:=IF(MOD([.A129];30)=0;([.B129]-[.B128])*18; 0)" table:style-name="ce3">
            <text:p><text:s/>- <text:s text:c="2"/>zł<text:s/></text:p>
          </table:table-cell>
          <table:table-cell office:value-type="currency" office:value="116.47999999999999" table:formula="of:=[.C129]-[.E129] -[.F129]" table:style-name="ce2">
            <text:p><text:s/>116,48 zł<text:s/></text:p>
          </table:table-cell>
          <table:table-cell office:value-type="currency" office:value="7415.1199999999953" table:formula="of:=[.H128]+[.G129]" table:style-name="ce2">
            <text:p><text:s/>7 415,12 zł<text:s/></text:p>
          </table:table-cell>
          <table:table-cell office:value-type="currency" office:value="85.12" table:formula="of:=[.E129]+[.F129]" table:style-name="ce2">
            <text:p><text:s/>85,12 zł<text:s/></text:p>
          </table:table-cell>
          <table:table-cell table:number-columns-repeated="16375"/>
        </table:table-row>
        <table:table-row table:style-name="ro1">
          <table:table-cell office:value-type="float" office:value="129" table:formula="of:=[.A129]+1" table:style-name="ce1">
            <text:p>129</text:p>
          </table:table-cell>
          <table:table-cell office:value-type="float" office:value="224" table:formula="of:=IF(MOD([.A130]; 30) = 0; [.B129] + ROUNDDOWN([.B129]/5; 0); IF(MOD([.A129];2)= 1;[.B129]-2; [.B129]))" table:style-name="ce1">
            <text:p>224</text:p>
          </table:table-cell>
          <table:table-cell office:value-type="currency" office:value="201.6" table:formula="of:=IF(MOD([.A130]; 7) = 0; 0; [.B130]*0.9)" table:style-name="ce2">
            <text:p><text:s/>201,60 zł<text:s/></text:p>
          </table:table-cell>
          <table:table-cell office:value-type="float" office:value="44.800000000000004" table:formula="of:=[.B130]*0.2" table:style-name="ce1">
            <text:p>44,8</text:p>
          </table:table-cell>
          <table:table-cell office:value-type="currency" office:value="85.12" table:formula="of:=[.D130]*1.9" table:style-name="ce2">
            <text:p><text:s/>85,12 zł<text:s/></text:p>
          </table:table-cell>
          <table:table-cell office:value-type="currency" office:value="0" table:formula="of:=IF(MOD([.A130];30)=0;([.B130]-[.B129])*18; 0)" table:style-name="ce3">
            <text:p><text:s/>- <text:s text:c="2"/>zł<text:s/></text:p>
          </table:table-cell>
          <table:table-cell office:value-type="currency" office:value="116.47999999999999" table:formula="of:=[.C130]-[.E130] -[.F130]" table:style-name="ce2">
            <text:p><text:s/>116,48 zł<text:s/></text:p>
          </table:table-cell>
          <table:table-cell office:value-type="currency" office:value="7531.5999999999949" table:formula="of:=[.H129]+[.G130]" table:style-name="ce2">
            <text:p><text:s/>7 531,60 zł<text:s/></text:p>
          </table:table-cell>
          <table:table-cell office:value-type="currency" office:value="85.12" table:formula="of:=[.E130]+[.F130]" table:style-name="ce2">
            <text:p><text:s/>85,12 zł<text:s/></text:p>
          </table:table-cell>
          <table:table-cell table:number-columns-repeated="16375"/>
        </table:table-row>
        <table:table-row table:style-name="ro1">
          <table:table-cell office:value-type="float" office:value="130" table:formula="of:=[.A130]+1" table:style-name="ce1">
            <text:p>130</text:p>
          </table:table-cell>
          <table:table-cell office:value-type="float" office:value="222" table:formula="of:=IF(MOD([.A131]; 30) = 0; [.B130] + ROUNDDOWN([.B130]/5; 0); IF(MOD([.A130];2)= 1;[.B130]-2; [.B130]))" table:style-name="ce1">
            <text:p>222</text:p>
          </table:table-cell>
          <table:table-cell office:value-type="currency" office:value="199.8" table:formula="of:=IF(MOD([.A131]; 7) = 0; 0; [.B131]*0.9)" table:style-name="ce2">
            <text:p><text:s/>199,80 zł<text:s/></text:p>
          </table:table-cell>
          <table:table-cell office:value-type="float" office:value="44.400000000000006" table:formula="of:=[.B131]*0.2" table:style-name="ce1">
            <text:p>44,4</text:p>
          </table:table-cell>
          <table:table-cell office:value-type="currency" office:value="84.360000000000014" table:formula="of:=[.D131]*1.9" table:style-name="ce2">
            <text:p><text:s/>84,36 zł<text:s/></text:p>
          </table:table-cell>
          <table:table-cell office:value-type="currency" office:value="0" table:formula="of:=IF(MOD([.A131];30)=0;([.B131]-[.B130])*18; 0)" table:style-name="ce3">
            <text:p><text:s/>- <text:s text:c="2"/>zł<text:s/></text:p>
          </table:table-cell>
          <table:table-cell office:value-type="currency" office:value="115.44" table:formula="of:=[.C131]-[.E131] -[.F131]" table:style-name="ce2">
            <text:p><text:s/>115,44 zł<text:s/></text:p>
          </table:table-cell>
          <table:table-cell office:value-type="currency" office:value="7647.0399999999945" table:formula="of:=[.H130]+[.G131]" table:style-name="ce2">
            <text:p><text:s/>7 647,04 zł<text:s/></text:p>
          </table:table-cell>
          <table:table-cell office:value-type="currency" office:value="84.360000000000014" table:formula="of:=[.E131]+[.F131]" table:style-name="ce2">
            <text:p><text:s/>84,36 zł<text:s/></text:p>
          </table:table-cell>
          <table:table-cell table:number-columns-repeated="16375"/>
        </table:table-row>
        <table:table-row table:style-name="ro1">
          <table:table-cell office:value-type="float" office:value="131" table:formula="of:=[.A131]+1" table:style-name="ce1">
            <text:p>131</text:p>
          </table:table-cell>
          <table:table-cell office:value-type="float" office:value="222" table:formula="of:=IF(MOD([.A132]; 30) = 0; [.B131] + ROUNDDOWN([.B131]/5; 0); IF(MOD([.A131];2)= 1;[.B131]-2; [.B131]))" table:style-name="ce1">
            <text:p>222</text:p>
          </table:table-cell>
          <table:table-cell office:value-type="currency" office:value="199.8" table:formula="of:=IF(MOD([.A132]; 7) = 0; 0; [.B132]*0.9)" table:style-name="ce2">
            <text:p><text:s/>199,80 zł<text:s/></text:p>
          </table:table-cell>
          <table:table-cell office:value-type="float" office:value="44.400000000000006" table:formula="of:=[.B132]*0.2" table:style-name="ce1">
            <text:p>44,4</text:p>
          </table:table-cell>
          <table:table-cell office:value-type="currency" office:value="84.360000000000014" table:formula="of:=[.D132]*1.9" table:style-name="ce2">
            <text:p><text:s/>84,36 zł<text:s/></text:p>
          </table:table-cell>
          <table:table-cell office:value-type="currency" office:value="0" table:formula="of:=IF(MOD([.A132];30)=0;([.B132]-[.B131])*18; 0)" table:style-name="ce3">
            <text:p><text:s/>- <text:s text:c="2"/>zł<text:s/></text:p>
          </table:table-cell>
          <table:table-cell office:value-type="currency" office:value="115.44" table:formula="of:=[.C132]-[.E132] -[.F132]" table:style-name="ce2">
            <text:p><text:s/>115,44 zł<text:s/></text:p>
          </table:table-cell>
          <table:table-cell office:value-type="currency" office:value="7762.4799999999941" table:formula="of:=[.H131]+[.G132]" table:style-name="ce2">
            <text:p><text:s/>7 762,48 zł<text:s/></text:p>
          </table:table-cell>
          <table:table-cell office:value-type="currency" office:value="84.360000000000014" table:formula="of:=[.E132]+[.F132]" table:style-name="ce2">
            <text:p><text:s/>84,36 zł<text:s/></text:p>
          </table:table-cell>
          <table:table-cell table:number-columns-repeated="16375"/>
        </table:table-row>
        <table:table-row table:style-name="ro1">
          <table:table-cell office:value-type="float" office:value="132" table:formula="of:=[.A132]+1" table:style-name="ce1">
            <text:p>132</text:p>
          </table:table-cell>
          <table:table-cell office:value-type="float" office:value="220" table:formula="of:=IF(MOD([.A133]; 30) = 0; [.B132] + ROUNDDOWN([.B132]/5; 0); IF(MOD([.A132];2)= 1;[.B132]-2; [.B132]))" table:style-name="ce1">
            <text:p>220</text:p>
          </table:table-cell>
          <table:table-cell office:value-type="currency" office:value="198" table:formula="of:=IF(MOD([.A133]; 7) = 0; 0; [.B133]*0.9)" table:style-name="ce2">
            <text:p><text:s/>198,00 zł<text:s/></text:p>
          </table:table-cell>
          <table:table-cell office:value-type="float" office:value="44" table:formula="of:=[.B133]*0.2" table:style-name="ce1">
            <text:p>44</text:p>
          </table:table-cell>
          <table:table-cell office:value-type="currency" office:value="83.6" table:formula="of:=[.D133]*1.9" table:style-name="ce2">
            <text:p><text:s/>83,60 zł<text:s/></text:p>
          </table:table-cell>
          <table:table-cell office:value-type="currency" office:value="0" table:formula="of:=IF(MOD([.A133];30)=0;([.B133]-[.B132])*18; 0)" table:style-name="ce3">
            <text:p><text:s/>- <text:s text:c="2"/>zł<text:s/></text:p>
          </table:table-cell>
          <table:table-cell office:value-type="currency" office:value="114.4" table:formula="of:=[.C133]-[.E133] -[.F133]" table:style-name="ce2">
            <text:p><text:s/>114,40 zł<text:s/></text:p>
          </table:table-cell>
          <table:table-cell office:value-type="currency" office:value="7876.8799999999937" table:formula="of:=[.H132]+[.G133]" table:style-name="ce2">
            <text:p><text:s/>7 876,88 zł<text:s/></text:p>
          </table:table-cell>
          <table:table-cell office:value-type="currency" office:value="83.6" table:formula="of:=[.E133]+[.F133]" table:style-name="ce2">
            <text:p><text:s/>83,60 zł<text:s/></text:p>
          </table:table-cell>
          <table:table-cell table:number-columns-repeated="16375"/>
        </table:table-row>
        <table:table-row table:style-name="ro1">
          <table:table-cell office:value-type="float" office:value="133" table:formula="of:=[.A133]+1" table:style-name="ce1">
            <text:p>133</text:p>
          </table:table-cell>
          <table:table-cell office:value-type="float" office:value="220" table:formula="of:=IF(MOD([.A134]; 30) = 0; [.B133] + ROUNDDOWN([.B133]/5; 0); IF(MOD([.A133];2)= 1;[.B133]-2; [.B133]))" table:style-name="ce1">
            <text:p>220</text:p>
          </table:table-cell>
          <table:table-cell office:value-type="currency" office:value="0" table:formula="of:=IF(MOD([.A134]; 7) = 0; 0; [.B134]*0.9)" table:style-name="ce2">
            <text:p><text:s/>- <text:s text:c="2"/>zł<text:s/></text:p>
          </table:table-cell>
          <table:table-cell office:value-type="float" office:value="44" table:formula="of:=[.B134]*0.2" table:style-name="ce1">
            <text:p>44</text:p>
          </table:table-cell>
          <table:table-cell office:value-type="currency" office:value="83.6" table:formula="of:=[.D134]*1.9" table:style-name="ce2">
            <text:p><text:s/>83,60 zł<text:s/></text:p>
          </table:table-cell>
          <table:table-cell office:value-type="currency" office:value="0" table:formula="of:=IF(MOD([.A134];30)=0;([.B134]-[.B133])*18; 0)" table:style-name="ce3">
            <text:p><text:s/>- <text:s text:c="2"/>zł<text:s/></text:p>
          </table:table-cell>
          <table:table-cell office:value-type="currency" office:value="-83.6" table:formula="of:=[.C134]-[.E134] -[.F134]" table:style-name="ce2">
            <text:p>-83,60 zł<text:s/></text:p>
          </table:table-cell>
          <table:table-cell office:value-type="currency" office:value="7793.2799999999934" table:formula="of:=[.H133]+[.G134]" table:style-name="ce2">
            <text:p><text:s/>7 793,28 zł<text:s/></text:p>
          </table:table-cell>
          <table:table-cell office:value-type="currency" office:value="83.6" table:formula="of:=[.E134]+[.F134]" table:style-name="ce2">
            <text:p><text:s/>83,60 zł<text:s/></text:p>
          </table:table-cell>
          <table:table-cell table:number-columns-repeated="16375"/>
        </table:table-row>
        <table:table-row table:style-name="ro1">
          <table:table-cell office:value-type="float" office:value="134" table:formula="of:=[.A134]+1" table:style-name="ce1">
            <text:p>134</text:p>
          </table:table-cell>
          <table:table-cell office:value-type="float" office:value="218" table:formula="of:=IF(MOD([.A135]; 30) = 0; [.B134] + ROUNDDOWN([.B134]/5; 0); IF(MOD([.A134];2)= 1;[.B134]-2; [.B134]))" table:style-name="ce1">
            <text:p>218</text:p>
          </table:table-cell>
          <table:table-cell office:value-type="currency" office:value="196.20000000000002" table:formula="of:=IF(MOD([.A135]; 7) = 0; 0; [.B135]*0.9)" table:style-name="ce2">
            <text:p><text:s/>196,20 zł<text:s/></text:p>
          </table:table-cell>
          <table:table-cell office:value-type="float" office:value="43.6" table:formula="of:=[.B135]*0.2" table:style-name="ce1">
            <text:p>43,6</text:p>
          </table:table-cell>
          <table:table-cell office:value-type="currency" office:value="82.84" table:formula="of:=[.D135]*1.9" table:style-name="ce2">
            <text:p><text:s/>82,84 zł<text:s/></text:p>
          </table:table-cell>
          <table:table-cell office:value-type="currency" office:value="0" table:formula="of:=IF(MOD([.A135];30)=0;([.B135]-[.B134])*18; 0)" table:style-name="ce3">
            <text:p><text:s/>- <text:s text:c="2"/>zł<text:s/></text:p>
          </table:table-cell>
          <table:table-cell office:value-type="currency" office:value="113.36000000000001" table:formula="of:=[.C135]-[.E135] -[.F135]" table:style-name="ce2">
            <text:p><text:s/>113,36 zł<text:s/></text:p>
          </table:table-cell>
          <table:table-cell office:value-type="currency" office:value="7906.6399999999931" table:formula="of:=[.H134]+[.G135]" table:style-name="ce2">
            <text:p><text:s/>7 906,64 zł<text:s/></text:p>
          </table:table-cell>
          <table:table-cell office:value-type="currency" office:value="82.84" table:formula="of:=[.E135]+[.F135]" table:style-name="ce2">
            <text:p><text:s/>82,84 zł<text:s/></text:p>
          </table:table-cell>
          <table:table-cell table:number-columns-repeated="16375"/>
        </table:table-row>
        <table:table-row table:style-name="ro1">
          <table:table-cell office:value-type="float" office:value="135" table:formula="of:=[.A135]+1" table:style-name="ce1">
            <text:p>135</text:p>
          </table:table-cell>
          <table:table-cell office:value-type="float" office:value="218" table:formula="of:=IF(MOD([.A136]; 30) = 0; [.B135] + ROUNDDOWN([.B135]/5; 0); IF(MOD([.A135];2)= 1;[.B135]-2; [.B135]))" table:style-name="ce1">
            <text:p>218</text:p>
          </table:table-cell>
          <table:table-cell office:value-type="currency" office:value="196.20000000000002" table:formula="of:=IF(MOD([.A136]; 7) = 0; 0; [.B136]*0.9)" table:style-name="ce2">
            <text:p><text:s/>196,20 zł<text:s/></text:p>
          </table:table-cell>
          <table:table-cell office:value-type="float" office:value="43.6" table:formula="of:=[.B136]*0.2" table:style-name="ce1">
            <text:p>43,6</text:p>
          </table:table-cell>
          <table:table-cell office:value-type="currency" office:value="82.84" table:formula="of:=[.D136]*1.9" table:style-name="ce2">
            <text:p><text:s/>82,84 zł<text:s/></text:p>
          </table:table-cell>
          <table:table-cell office:value-type="currency" office:value="0" table:formula="of:=IF(MOD([.A136];30)=0;([.B136]-[.B135])*18; 0)" table:style-name="ce3">
            <text:p><text:s/>- <text:s text:c="2"/>zł<text:s/></text:p>
          </table:table-cell>
          <table:table-cell office:value-type="currency" office:value="113.36000000000001" table:formula="of:=[.C136]-[.E136] -[.F136]" table:style-name="ce2">
            <text:p><text:s/>113,36 zł<text:s/></text:p>
          </table:table-cell>
          <table:table-cell office:value-type="currency" office:value="8019.9999999999927" table:formula="of:=[.H135]+[.G136]" table:style-name="ce2">
            <text:p><text:s/>8 020,00 zł<text:s/></text:p>
          </table:table-cell>
          <table:table-cell office:value-type="currency" office:value="82.84" table:formula="of:=[.E136]+[.F136]" table:style-name="ce2">
            <text:p><text:s/>82,84 zł<text:s/></text:p>
          </table:table-cell>
          <table:table-cell table:number-columns-repeated="16375"/>
        </table:table-row>
        <table:table-row table:style-name="ro1">
          <table:table-cell office:value-type="float" office:value="136" table:formula="of:=[.A136]+1" table:style-name="ce1">
            <text:p>136</text:p>
          </table:table-cell>
          <table:table-cell office:value-type="float" office:value="216" table:formula="of:=IF(MOD([.A137]; 30) = 0; [.B136] + ROUNDDOWN([.B136]/5; 0); IF(MOD([.A136];2)= 1;[.B136]-2; [.B136]))" table:style-name="ce1">
            <text:p>216</text:p>
          </table:table-cell>
          <table:table-cell office:value-type="currency" office:value="194.4" table:formula="of:=IF(MOD([.A137]; 7) = 0; 0; [.B137]*0.9)" table:style-name="ce2">
            <text:p><text:s/>194,40 zł<text:s/></text:p>
          </table:table-cell>
          <table:table-cell office:value-type="float" office:value="43.2" table:formula="of:=[.B137]*0.2" table:style-name="ce1">
            <text:p>43,2</text:p>
          </table:table-cell>
          <table:table-cell office:value-type="currency" office:value="82.08" table:formula="of:=[.D137]*1.9" table:style-name="ce2">
            <text:p><text:s/>82,08 zł<text:s/></text:p>
          </table:table-cell>
          <table:table-cell office:value-type="currency" office:value="0" table:formula="of:=IF(MOD([.A137];30)=0;([.B137]-[.B136])*18; 0)" table:style-name="ce3">
            <text:p><text:s/>- <text:s text:c="2"/>zł<text:s/></text:p>
          </table:table-cell>
          <table:table-cell office:value-type="currency" office:value="112.32000000000001" table:formula="of:=[.C137]-[.E137] -[.F137]" table:style-name="ce2">
            <text:p><text:s/>112,32 zł<text:s/></text:p>
          </table:table-cell>
          <table:table-cell office:value-type="currency" office:value="8132.3199999999924" table:formula="of:=[.H136]+[.G137]" table:style-name="ce2">
            <text:p><text:s/>8 132,32 zł<text:s/></text:p>
          </table:table-cell>
          <table:table-cell office:value-type="currency" office:value="82.08" table:formula="of:=[.E137]+[.F137]" table:style-name="ce2">
            <text:p><text:s/>82,08 zł<text:s/></text:p>
          </table:table-cell>
          <table:table-cell table:number-columns-repeated="16375"/>
        </table:table-row>
        <table:table-row table:style-name="ro1">
          <table:table-cell office:value-type="float" office:value="137" table:formula="of:=[.A137]+1" table:style-name="ce1">
            <text:p>137</text:p>
          </table:table-cell>
          <table:table-cell office:value-type="float" office:value="216" table:formula="of:=IF(MOD([.A138]; 30) = 0; [.B137] + ROUNDDOWN([.B137]/5; 0); IF(MOD([.A137];2)= 1;[.B137]-2; [.B137]))" table:style-name="ce1">
            <text:p>216</text:p>
          </table:table-cell>
          <table:table-cell office:value-type="currency" office:value="194.4" table:formula="of:=IF(MOD([.A138]; 7) = 0; 0; [.B138]*0.9)" table:style-name="ce2">
            <text:p><text:s/>194,40 zł<text:s/></text:p>
          </table:table-cell>
          <table:table-cell office:value-type="float" office:value="43.2" table:formula="of:=[.B138]*0.2" table:style-name="ce1">
            <text:p>43,2</text:p>
          </table:table-cell>
          <table:table-cell office:value-type="currency" office:value="82.08" table:formula="of:=[.D138]*1.9" table:style-name="ce2">
            <text:p><text:s/>82,08 zł<text:s/></text:p>
          </table:table-cell>
          <table:table-cell office:value-type="currency" office:value="0" table:formula="of:=IF(MOD([.A138];30)=0;([.B138]-[.B137])*18; 0)" table:style-name="ce3">
            <text:p><text:s/>- <text:s text:c="2"/>zł<text:s/></text:p>
          </table:table-cell>
          <table:table-cell office:value-type="currency" office:value="112.32000000000001" table:formula="of:=[.C138]-[.E138] -[.F138]" table:style-name="ce2">
            <text:p><text:s/>112,32 zł<text:s/></text:p>
          </table:table-cell>
          <table:table-cell office:value-type="currency" office:value="8244.6399999999921" table:formula="of:=[.H137]+[.G138]" table:style-name="ce2">
            <text:p><text:s/>8 244,64 zł<text:s/></text:p>
          </table:table-cell>
          <table:table-cell office:value-type="currency" office:value="82.08" table:formula="of:=[.E138]+[.F138]" table:style-name="ce2">
            <text:p><text:s/>82,08 zł<text:s/></text:p>
          </table:table-cell>
          <table:table-cell table:number-columns-repeated="16375"/>
        </table:table-row>
        <table:table-row table:style-name="ro1">
          <table:table-cell office:value-type="float" office:value="138" table:formula="of:=[.A138]+1" table:style-name="ce1">
            <text:p>138</text:p>
          </table:table-cell>
          <table:table-cell office:value-type="float" office:value="214" table:formula="of:=IF(MOD([.A139]; 30) = 0; [.B138] + ROUNDDOWN([.B138]/5; 0); IF(MOD([.A138];2)= 1;[.B138]-2; [.B138]))" table:style-name="ce1">
            <text:p>214</text:p>
          </table:table-cell>
          <table:table-cell office:value-type="currency" office:value="192.6" table:formula="of:=IF(MOD([.A139]; 7) = 0; 0; [.B139]*0.9)" table:style-name="ce2">
            <text:p><text:s/>192,60 zł<text:s/></text:p>
          </table:table-cell>
          <table:table-cell office:value-type="float" office:value="42.800000000000004" table:formula="of:=[.B139]*0.2" table:style-name="ce1">
            <text:p>42,8</text:p>
          </table:table-cell>
          <table:table-cell office:value-type="currency" office:value="81.320000000000007" table:formula="of:=[.D139]*1.9" table:style-name="ce2">
            <text:p><text:s/>81,32 zł<text:s/></text:p>
          </table:table-cell>
          <table:table-cell office:value-type="currency" office:value="0" table:formula="of:=IF(MOD([.A139];30)=0;([.B139]-[.B138])*18; 0)" table:style-name="ce3">
            <text:p><text:s/>- <text:s text:c="2"/>zł<text:s/></text:p>
          </table:table-cell>
          <table:table-cell office:value-type="currency" office:value="111.27999999999999" table:formula="of:=[.C139]-[.E139] -[.F139]" table:style-name="ce2">
            <text:p><text:s/>111,28 zł<text:s/></text:p>
          </table:table-cell>
          <table:table-cell office:value-type="currency" office:value="8355.9199999999928" table:formula="of:=[.H138]+[.G139]" table:style-name="ce2">
            <text:p><text:s/>8 355,92 zł<text:s/></text:p>
          </table:table-cell>
          <table:table-cell office:value-type="currency" office:value="81.320000000000007" table:formula="of:=[.E139]+[.F139]" table:style-name="ce2">
            <text:p><text:s/>81,32 zł<text:s/></text:p>
          </table:table-cell>
          <table:table-cell table:number-columns-repeated="16375"/>
        </table:table-row>
        <table:table-row table:style-name="ro1">
          <table:table-cell office:value-type="float" office:value="139" table:formula="of:=[.A139]+1" table:style-name="ce1">
            <text:p>139</text:p>
          </table:table-cell>
          <table:table-cell office:value-type="float" office:value="214" table:formula="of:=IF(MOD([.A140]; 30) = 0; [.B139] + ROUNDDOWN([.B139]/5; 0); IF(MOD([.A139];2)= 1;[.B139]-2; [.B139]))" table:style-name="ce1">
            <text:p>214</text:p>
          </table:table-cell>
          <table:table-cell office:value-type="currency" office:value="192.6" table:formula="of:=IF(MOD([.A140]; 7) = 0; 0; [.B140]*0.9)" table:style-name="ce2">
            <text:p><text:s/>192,60 zł<text:s/></text:p>
          </table:table-cell>
          <table:table-cell office:value-type="float" office:value="42.800000000000004" table:formula="of:=[.B140]*0.2" table:style-name="ce1">
            <text:p>42,8</text:p>
          </table:table-cell>
          <table:table-cell office:value-type="currency" office:value="81.320000000000007" table:formula="of:=[.D140]*1.9" table:style-name="ce2">
            <text:p><text:s/>81,32 zł<text:s/></text:p>
          </table:table-cell>
          <table:table-cell office:value-type="currency" office:value="0" table:formula="of:=IF(MOD([.A140];30)=0;([.B140]-[.B139])*18; 0)" table:style-name="ce3">
            <text:p><text:s/>- <text:s text:c="2"/>zł<text:s/></text:p>
          </table:table-cell>
          <table:table-cell office:value-type="currency" office:value="111.27999999999999" table:formula="of:=[.C140]-[.E140] -[.F140]" table:style-name="ce2">
            <text:p><text:s/>111,28 zł<text:s/></text:p>
          </table:table-cell>
          <table:table-cell office:value-type="currency" office:value="8467.1999999999935" table:formula="of:=[.H139]+[.G140]" table:style-name="ce2">
            <text:p><text:s/>8 467,20 zł<text:s/></text:p>
          </table:table-cell>
          <table:table-cell office:value-type="currency" office:value="81.320000000000007" table:formula="of:=[.E140]+[.F140]" table:style-name="ce2">
            <text:p><text:s/>81,32 zł<text:s/></text:p>
          </table:table-cell>
          <table:table-cell table:number-columns-repeated="16375"/>
        </table:table-row>
        <table:table-row table:style-name="ro1">
          <table:table-cell office:value-type="float" office:value="140" table:formula="of:=[.A140]+1" table:style-name="ce1">
            <text:p>140</text:p>
          </table:table-cell>
          <table:table-cell office:value-type="float" office:value="212" table:formula="of:=IF(MOD([.A141]; 30) = 0; [.B140] + ROUNDDOWN([.B140]/5; 0); IF(MOD([.A140];2)= 1;[.B140]-2; [.B140]))" table:style-name="ce1">
            <text:p>212</text:p>
          </table:table-cell>
          <table:table-cell office:value-type="currency" office:value="0" table:formula="of:=IF(MOD([.A141]; 7) = 0; 0; [.B141]*0.9)" table:style-name="ce2">
            <text:p><text:s/>- <text:s text:c="2"/>zł<text:s/></text:p>
          </table:table-cell>
          <table:table-cell office:value-type="float" office:value="42.400000000000006" table:formula="of:=[.B141]*0.2" table:style-name="ce1">
            <text:p>42,4</text:p>
          </table:table-cell>
          <table:table-cell office:value-type="currency" office:value="80.56" table:formula="of:=[.D141]*1.9" table:style-name="ce2">
            <text:p><text:s/>80,56 zł<text:s/></text:p>
          </table:table-cell>
          <table:table-cell office:value-type="currency" office:value="0" table:formula="of:=IF(MOD([.A141];30)=0;([.B141]-[.B140])*18; 0)" table:style-name="ce3">
            <text:p><text:s/>- <text:s text:c="2"/>zł<text:s/></text:p>
          </table:table-cell>
          <table:table-cell office:value-type="currency" office:value="-80.56" table:formula="of:=[.C141]-[.E141] -[.F141]" table:style-name="ce2">
            <text:p>-80,56 zł<text:s/></text:p>
          </table:table-cell>
          <table:table-cell office:value-type="currency" office:value="8386.639999999994" table:formula="of:=[.H140]+[.G141]" table:style-name="ce2">
            <text:p><text:s/>8 386,64 zł<text:s/></text:p>
          </table:table-cell>
          <table:table-cell office:value-type="currency" office:value="80.56" table:formula="of:=[.E141]+[.F141]" table:style-name="ce2">
            <text:p><text:s/>80,56 zł<text:s/></text:p>
          </table:table-cell>
          <table:table-cell table:number-columns-repeated="16375"/>
        </table:table-row>
        <table:table-row table:style-name="ro1">
          <table:table-cell office:value-type="float" office:value="141" table:formula="of:=[.A141]+1" table:style-name="ce1">
            <text:p>141</text:p>
          </table:table-cell>
          <table:table-cell office:value-type="float" office:value="212" table:formula="of:=IF(MOD([.A142]; 30) = 0; [.B141] + ROUNDDOWN([.B141]/5; 0); IF(MOD([.A141];2)= 1;[.B141]-2; [.B141]))" table:style-name="ce1">
            <text:p>212</text:p>
          </table:table-cell>
          <table:table-cell office:value-type="currency" office:value="190.8" table:formula="of:=IF(MOD([.A142]; 7) = 0; 0; [.B142]*0.9)" table:style-name="ce2">
            <text:p><text:s/>190,80 zł<text:s/></text:p>
          </table:table-cell>
          <table:table-cell office:value-type="float" office:value="42.400000000000006" table:formula="of:=[.B142]*0.2" table:style-name="ce1">
            <text:p>42,4</text:p>
          </table:table-cell>
          <table:table-cell office:value-type="currency" office:value="80.56" table:formula="of:=[.D142]*1.9" table:style-name="ce2">
            <text:p><text:s/>80,56 zł<text:s/></text:p>
          </table:table-cell>
          <table:table-cell office:value-type="currency" office:value="0" table:formula="of:=IF(MOD([.A142];30)=0;([.B142]-[.B141])*18; 0)" table:style-name="ce3">
            <text:p><text:s/>- <text:s text:c="2"/>zł<text:s/></text:p>
          </table:table-cell>
          <table:table-cell office:value-type="currency" office:value="110.24000000000001" table:formula="of:=[.C142]-[.E142] -[.F142]" table:style-name="ce2">
            <text:p><text:s/>110,24 zł<text:s/></text:p>
          </table:table-cell>
          <table:table-cell office:value-type="currency" office:value="8496.8799999999937" table:formula="of:=[.H141]+[.G142]" table:style-name="ce2">
            <text:p><text:s/>8 496,88 zł<text:s/></text:p>
          </table:table-cell>
          <table:table-cell office:value-type="currency" office:value="80.56" table:formula="of:=[.E142]+[.F142]" table:style-name="ce2">
            <text:p><text:s/>80,56 zł<text:s/></text:p>
          </table:table-cell>
          <table:table-cell table:number-columns-repeated="16375"/>
        </table:table-row>
        <table:table-row table:style-name="ro1">
          <table:table-cell office:value-type="float" office:value="142" table:formula="of:=[.A142]+1" table:style-name="ce1">
            <text:p>142</text:p>
          </table:table-cell>
          <table:table-cell office:value-type="float" office:value="210" table:formula="of:=IF(MOD([.A143]; 30) = 0; [.B142] + ROUNDDOWN([.B142]/5; 0); IF(MOD([.A142];2)= 1;[.B142]-2; [.B142]))" table:style-name="ce1">
            <text:p>210</text:p>
          </table:table-cell>
          <table:table-cell office:value-type="currency" office:value="189" table:formula="of:=IF(MOD([.A143]; 7) = 0; 0; [.B143]*0.9)" table:style-name="ce2">
            <text:p><text:s/>189,00 zł<text:s/></text:p>
          </table:table-cell>
          <table:table-cell office:value-type="float" office:value="42" table:formula="of:=[.B143]*0.2" table:style-name="ce1">
            <text:p>42</text:p>
          </table:table-cell>
          <table:table-cell office:value-type="currency" office:value="79.8" table:formula="of:=[.D143]*1.9" table:style-name="ce2">
            <text:p><text:s/>79,80 zł<text:s/></text:p>
          </table:table-cell>
          <table:table-cell office:value-type="currency" office:value="0" table:formula="of:=IF(MOD([.A143];30)=0;([.B143]-[.B142])*18; 0)" table:style-name="ce3">
            <text:p><text:s/>- <text:s text:c="2"/>zł<text:s/></text:p>
          </table:table-cell>
          <table:table-cell office:value-type="currency" office:value="109.2" table:formula="of:=[.C143]-[.E143] -[.F143]" table:style-name="ce2">
            <text:p><text:s/>109,20 zł<text:s/></text:p>
          </table:table-cell>
          <table:table-cell office:value-type="currency" office:value="8606.0799999999945" table:formula="of:=[.H142]+[.G143]" table:style-name="ce2">
            <text:p><text:s/>8 606,08 zł<text:s/></text:p>
          </table:table-cell>
          <table:table-cell office:value-type="currency" office:value="79.8" table:formula="of:=[.E143]+[.F143]" table:style-name="ce2">
            <text:p><text:s/>79,80 zł<text:s/></text:p>
          </table:table-cell>
          <table:table-cell table:number-columns-repeated="16375"/>
        </table:table-row>
        <table:table-row table:style-name="ro1">
          <table:table-cell office:value-type="float" office:value="143" table:formula="of:=[.A143]+1" table:style-name="ce1">
            <text:p>143</text:p>
          </table:table-cell>
          <table:table-cell office:value-type="float" office:value="210" table:formula="of:=IF(MOD([.A144]; 30) = 0; [.B143] + ROUNDDOWN([.B143]/5; 0); IF(MOD([.A143];2)= 1;[.B143]-2; [.B143]))" table:style-name="ce1">
            <text:p>210</text:p>
          </table:table-cell>
          <table:table-cell office:value-type="currency" office:value="189" table:formula="of:=IF(MOD([.A144]; 7) = 0; 0; [.B144]*0.9)" table:style-name="ce2">
            <text:p><text:s/>189,00 zł<text:s/></text:p>
          </table:table-cell>
          <table:table-cell office:value-type="float" office:value="42" table:formula="of:=[.B144]*0.2" table:style-name="ce1">
            <text:p>42</text:p>
          </table:table-cell>
          <table:table-cell office:value-type="currency" office:value="79.8" table:formula="of:=[.D144]*1.9" table:style-name="ce2">
            <text:p><text:s/>79,80 zł<text:s/></text:p>
          </table:table-cell>
          <table:table-cell office:value-type="currency" office:value="0" table:formula="of:=IF(MOD([.A144];30)=0;([.B144]-[.B143])*18; 0)" table:style-name="ce3">
            <text:p><text:s/>- <text:s text:c="2"/>zł<text:s/></text:p>
          </table:table-cell>
          <table:table-cell office:value-type="currency" office:value="109.2" table:formula="of:=[.C144]-[.E144] -[.F144]" table:style-name="ce2">
            <text:p><text:s/>109,20 zł<text:s/></text:p>
          </table:table-cell>
          <table:table-cell office:value-type="currency" office:value="8715.2799999999952" table:formula="of:=[.H143]+[.G144]" table:style-name="ce2">
            <text:p><text:s/>8 715,28 zł<text:s/></text:p>
          </table:table-cell>
          <table:table-cell office:value-type="currency" office:value="79.8" table:formula="of:=[.E144]+[.F144]" table:style-name="ce2">
            <text:p><text:s/>79,80 zł<text:s/></text:p>
          </table:table-cell>
          <table:table-cell table:number-columns-repeated="16375"/>
        </table:table-row>
        <table:table-row table:style-name="ro1">
          <table:table-cell office:value-type="float" office:value="144" table:formula="of:=[.A144]+1" table:style-name="ce1">
            <text:p>144</text:p>
          </table:table-cell>
          <table:table-cell office:value-type="float" office:value="208" table:formula="of:=IF(MOD([.A145]; 30) = 0; [.B144] + ROUNDDOWN([.B144]/5; 0); IF(MOD([.A144];2)= 1;[.B144]-2; [.B144]))" table:style-name="ce1">
            <text:p>208</text:p>
          </table:table-cell>
          <table:table-cell office:value-type="currency" office:value="187.20000000000002" table:formula="of:=IF(MOD([.A145]; 7) = 0; 0; [.B145]*0.9)" table:style-name="ce2">
            <text:p><text:s/>187,20 zł<text:s/></text:p>
          </table:table-cell>
          <table:table-cell office:value-type="float" office:value="41.6" table:formula="of:=[.B145]*0.2" table:style-name="ce1">
            <text:p>41,6</text:p>
          </table:table-cell>
          <table:table-cell office:value-type="currency" office:value="79.039999999999992" table:formula="of:=[.D145]*1.9" table:style-name="ce2">
            <text:p><text:s/>79,04 zł<text:s/></text:p>
          </table:table-cell>
          <table:table-cell office:value-type="currency" office:value="0" table:formula="of:=IF(MOD([.A145];30)=0;([.B145]-[.B144])*18; 0)" table:style-name="ce3">
            <text:p><text:s/>- <text:s text:c="2"/>zł<text:s/></text:p>
          </table:table-cell>
          <table:table-cell office:value-type="currency" office:value="108.16000000000003" table:formula="of:=[.C145]-[.E145] -[.F145]" table:style-name="ce2">
            <text:p><text:s/>108,16 zł<text:s/></text:p>
          </table:table-cell>
          <table:table-cell office:value-type="currency" office:value="8823.4399999999951" table:formula="of:=[.H144]+[.G145]" table:style-name="ce2">
            <text:p><text:s/>8 823,44 zł<text:s/></text:p>
          </table:table-cell>
          <table:table-cell office:value-type="currency" office:value="79.039999999999992" table:formula="of:=[.E145]+[.F145]" table:style-name="ce2">
            <text:p><text:s/>79,04 zł<text:s/></text:p>
          </table:table-cell>
          <table:table-cell table:number-columns-repeated="16375"/>
        </table:table-row>
        <table:table-row table:style-name="ro1">
          <table:table-cell office:value-type="float" office:value="145" table:formula="of:=[.A145]+1" table:style-name="ce1">
            <text:p>145</text:p>
          </table:table-cell>
          <table:table-cell office:value-type="float" office:value="208" table:formula="of:=IF(MOD([.A146]; 30) = 0; [.B145] + ROUNDDOWN([.B145]/5; 0); IF(MOD([.A145];2)= 1;[.B145]-2; [.B145]))" table:style-name="ce1">
            <text:p>208</text:p>
          </table:table-cell>
          <table:table-cell office:value-type="currency" office:value="187.20000000000002" table:formula="of:=IF(MOD([.A146]; 7) = 0; 0; [.B146]*0.9)" table:style-name="ce2">
            <text:p><text:s/>187,20 zł<text:s/></text:p>
          </table:table-cell>
          <table:table-cell office:value-type="float" office:value="41.6" table:formula="of:=[.B146]*0.2" table:style-name="ce1">
            <text:p>41,6</text:p>
          </table:table-cell>
          <table:table-cell office:value-type="currency" office:value="79.039999999999992" table:formula="of:=[.D146]*1.9" table:style-name="ce2">
            <text:p><text:s/>79,04 zł<text:s/></text:p>
          </table:table-cell>
          <table:table-cell office:value-type="currency" office:value="0" table:formula="of:=IF(MOD([.A146];30)=0;([.B146]-[.B145])*18; 0)" table:style-name="ce3">
            <text:p><text:s/>- <text:s text:c="2"/>zł<text:s/></text:p>
          </table:table-cell>
          <table:table-cell office:value-type="currency" office:value="108.16000000000003" table:formula="of:=[.C146]-[.E146] -[.F146]" table:style-name="ce2">
            <text:p><text:s/>108,16 zł<text:s/></text:p>
          </table:table-cell>
          <table:table-cell office:value-type="currency" office:value="8931.5999999999949" table:formula="of:=[.H145]+[.G146]" table:style-name="ce2">
            <text:p><text:s/>8 931,60 zł<text:s/></text:p>
          </table:table-cell>
          <table:table-cell office:value-type="currency" office:value="79.039999999999992" table:formula="of:=[.E146]+[.F146]" table:style-name="ce2">
            <text:p><text:s/>79,04 zł<text:s/></text:p>
          </table:table-cell>
          <table:table-cell table:number-columns-repeated="16375"/>
        </table:table-row>
        <table:table-row table:style-name="ro1">
          <table:table-cell office:value-type="float" office:value="146" table:formula="of:=[.A146]+1" table:style-name="ce1">
            <text:p>146</text:p>
          </table:table-cell>
          <table:table-cell office:value-type="float" office:value="206" table:formula="of:=IF(MOD([.A147]; 30) = 0; [.B146] + ROUNDDOWN([.B146]/5; 0); IF(MOD([.A146];2)= 1;[.B146]-2; [.B146]))" table:style-name="ce1">
            <text:p>206</text:p>
          </table:table-cell>
          <table:table-cell office:value-type="currency" office:value="185.4" table:formula="of:=IF(MOD([.A147]; 7) = 0; 0; [.B147]*0.9)" table:style-name="ce2">
            <text:p><text:s/>185,40 zł<text:s/></text:p>
          </table:table-cell>
          <table:table-cell office:value-type="float" office:value="41.2" table:formula="of:=[.B147]*0.2" table:style-name="ce1">
            <text:p>41,2</text:p>
          </table:table-cell>
          <table:table-cell office:value-type="currency" office:value="78.28" table:formula="of:=[.D147]*1.9" table:style-name="ce2">
            <text:p><text:s/>78,28 zł<text:s/></text:p>
          </table:table-cell>
          <table:table-cell office:value-type="currency" office:value="0" table:formula="of:=IF(MOD([.A147];30)=0;([.B147]-[.B146])*18; 0)" table:style-name="ce3">
            <text:p><text:s/>- <text:s text:c="2"/>zł<text:s/></text:p>
          </table:table-cell>
          <table:table-cell office:value-type="currency" office:value="107.12" table:formula="of:=[.C147]-[.E147] -[.F147]" table:style-name="ce2">
            <text:p><text:s/>107,12 zł<text:s/></text:p>
          </table:table-cell>
          <table:table-cell office:value-type="currency" office:value="9038.7199999999957" table:formula="of:=[.H146]+[.G147]" table:style-name="ce2">
            <text:p><text:s/>9 038,72 zł<text:s/></text:p>
          </table:table-cell>
          <table:table-cell office:value-type="currency" office:value="78.28" table:formula="of:=[.E147]+[.F147]" table:style-name="ce2">
            <text:p><text:s/>78,28 zł<text:s/></text:p>
          </table:table-cell>
          <table:table-cell table:number-columns-repeated="16375"/>
        </table:table-row>
        <table:table-row table:style-name="ro1">
          <table:table-cell office:value-type="float" office:value="147" table:formula="of:=[.A147]+1" table:style-name="ce1">
            <text:p>147</text:p>
          </table:table-cell>
          <table:table-cell office:value-type="float" office:value="206" table:formula="of:=IF(MOD([.A148]; 30) = 0; [.B147] + ROUNDDOWN([.B147]/5; 0); IF(MOD([.A147];2)= 1;[.B147]-2; [.B147]))" table:style-name="ce1">
            <text:p>206</text:p>
          </table:table-cell>
          <table:table-cell office:value-type="currency" office:value="0" table:formula="of:=IF(MOD([.A148]; 7) = 0; 0; [.B148]*0.9)" table:style-name="ce2">
            <text:p><text:s/>- <text:s text:c="2"/>zł<text:s/></text:p>
          </table:table-cell>
          <table:table-cell office:value-type="float" office:value="41.2" table:formula="of:=[.B148]*0.2" table:style-name="ce1">
            <text:p>41,2</text:p>
          </table:table-cell>
          <table:table-cell office:value-type="currency" office:value="78.28" table:formula="of:=[.D148]*1.9" table:style-name="ce2">
            <text:p><text:s/>78,28 zł<text:s/></text:p>
          </table:table-cell>
          <table:table-cell office:value-type="currency" office:value="0" table:formula="of:=IF(MOD([.A148];30)=0;([.B148]-[.B147])*18; 0)" table:style-name="ce3">
            <text:p><text:s/>- <text:s text:c="2"/>zł<text:s/></text:p>
          </table:table-cell>
          <table:table-cell office:value-type="currency" office:value="-78.28" table:formula="of:=[.C148]-[.E148] -[.F148]" table:style-name="ce2">
            <text:p>-78,28 zł<text:s/></text:p>
          </table:table-cell>
          <table:table-cell office:value-type="currency" office:value="8960.4399999999951" table:formula="of:=[.H147]+[.G148]" table:style-name="ce2">
            <text:p><text:s/>8 960,44 zł<text:s/></text:p>
          </table:table-cell>
          <table:table-cell office:value-type="currency" office:value="78.28" table:formula="of:=[.E148]+[.F148]" table:style-name="ce2">
            <text:p><text:s/>78,28 zł<text:s/></text:p>
          </table:table-cell>
          <table:table-cell table:number-columns-repeated="16375"/>
        </table:table-row>
        <table:table-row table:style-name="ro1">
          <table:table-cell office:value-type="float" office:value="148" table:formula="of:=[.A148]+1" table:style-name="ce1">
            <text:p>148</text:p>
          </table:table-cell>
          <table:table-cell office:value-type="float" office:value="204" table:formula="of:=IF(MOD([.A149]; 30) = 0; [.B148] + ROUNDDOWN([.B148]/5; 0); IF(MOD([.A148];2)= 1;[.B148]-2; [.B148]))" table:style-name="ce1">
            <text:p>204</text:p>
          </table:table-cell>
          <table:table-cell office:value-type="currency" office:value="183.6" table:formula="of:=IF(MOD([.A149]; 7) = 0; 0; [.B149]*0.9)" table:style-name="ce2">
            <text:p><text:s/>183,60 zł<text:s/></text:p>
          </table:table-cell>
          <table:table-cell office:value-type="float" office:value="40.800000000000004" table:formula="of:=[.B149]*0.2" table:style-name="ce1">
            <text:p>40,8</text:p>
          </table:table-cell>
          <table:table-cell office:value-type="currency" office:value="77.52000000000001" table:formula="of:=[.D149]*1.9" table:style-name="ce2">
            <text:p><text:s/>77,52 zł<text:s/></text:p>
          </table:table-cell>
          <table:table-cell office:value-type="currency" office:value="0" table:formula="of:=IF(MOD([.A149];30)=0;([.B149]-[.B148])*18; 0)" table:style-name="ce3">
            <text:p><text:s/>- <text:s text:c="2"/>zł<text:s/></text:p>
          </table:table-cell>
          <table:table-cell office:value-type="currency" office:value="106.07999999999998" table:formula="of:=[.C149]-[.E149] -[.F149]" table:style-name="ce2">
            <text:p><text:s/>106,08 zł<text:s/></text:p>
          </table:table-cell>
          <table:table-cell office:value-type="currency" office:value="9066.519999999995" table:formula="of:=[.H148]+[.G149]" table:style-name="ce2">
            <text:p><text:s/>9 066,52 zł<text:s/></text:p>
          </table:table-cell>
          <table:table-cell office:value-type="currency" office:value="77.52000000000001" table:formula="of:=[.E149]+[.F149]" table:style-name="ce2">
            <text:p><text:s/>77,52 zł<text:s/></text:p>
          </table:table-cell>
          <table:table-cell table:number-columns-repeated="16375"/>
        </table:table-row>
        <table:table-row table:style-name="ro1">
          <table:table-cell office:value-type="float" office:value="149" table:formula="of:=[.A149]+1" table:style-name="ce1">
            <text:p>149</text:p>
          </table:table-cell>
          <table:table-cell office:value-type="float" office:value="204" table:formula="of:=IF(MOD([.A150]; 30) = 0; [.B149] + ROUNDDOWN([.B149]/5; 0); IF(MOD([.A149];2)= 1;[.B149]-2; [.B149]))" table:style-name="ce1">
            <text:p>204</text:p>
          </table:table-cell>
          <table:table-cell office:value-type="currency" office:value="183.6" table:formula="of:=IF(MOD([.A150]; 7) = 0; 0; [.B150]*0.9)" table:style-name="ce2">
            <text:p><text:s/>183,60 zł<text:s/></text:p>
          </table:table-cell>
          <table:table-cell office:value-type="float" office:value="40.800000000000004" table:formula="of:=[.B150]*0.2" table:style-name="ce1">
            <text:p>40,8</text:p>
          </table:table-cell>
          <table:table-cell office:value-type="currency" office:value="77.52000000000001" table:formula="of:=[.D150]*1.9" table:style-name="ce2">
            <text:p><text:s/>77,52 zł<text:s/></text:p>
          </table:table-cell>
          <table:table-cell office:value-type="currency" office:value="0" table:formula="of:=IF(MOD([.A150];30)=0;([.B150]-[.B149])*18; 0)" table:style-name="ce3">
            <text:p><text:s/>- <text:s text:c="2"/>zł<text:s/></text:p>
          </table:table-cell>
          <table:table-cell office:value-type="currency" office:value="106.07999999999998" table:formula="of:=[.C150]-[.E150] -[.F150]" table:style-name="ce2">
            <text:p><text:s/>106,08 zł<text:s/></text:p>
          </table:table-cell>
          <table:table-cell office:value-type="currency" office:value="9172.5999999999949" table:formula="of:=[.H149]+[.G150]" table:style-name="ce2">
            <text:p><text:s/>9 172,60 zł<text:s/></text:p>
          </table:table-cell>
          <table:table-cell office:value-type="currency" office:value="77.52000000000001" table:formula="of:=[.E150]+[.F150]" table:style-name="ce2">
            <text:p><text:s/>77,52 zł<text:s/></text:p>
          </table:table-cell>
          <table:table-cell table:number-columns-repeated="16375"/>
        </table:table-row>
        <table:table-row table:style-name="ro1">
          <table:table-cell office:value-type="float" office:value="150" table:formula="of:=[.A150]+1" table:style-name="ce1">
            <text:p>150</text:p>
          </table:table-cell>
          <table:table-cell office:value-type="float" office:value="244" table:formula="of:=IF(MOD([.A151]; 30) = 0; [.B150] + ROUNDDOWN([.B150]/5; 0); IF(MOD([.A150];2)= 1;[.B150]-2; [.B150]))" table:style-name="ce1">
            <text:p>244</text:p>
          </table:table-cell>
          <table:table-cell office:value-type="currency" office:value="219.6" table:formula="of:=IF(MOD([.A151]; 7) = 0; 0; [.B151]*0.9)" table:style-name="ce2">
            <text:p><text:s/>219,60 zł<text:s/></text:p>
          </table:table-cell>
          <table:table-cell office:value-type="float" office:value="48.800000000000004" table:formula="of:=[.B151]*0.2" table:style-name="ce1">
            <text:p>48,8</text:p>
          </table:table-cell>
          <table:table-cell office:value-type="currency" office:value="92.72" table:formula="of:=[.D151]*1.9" table:style-name="ce2">
            <text:p><text:s/>92,72 zł<text:s/></text:p>
          </table:table-cell>
          <table:table-cell office:value-type="currency" office:value="720" table:formula="of:=IF(MOD([.A151];30)=0;([.B151]-[.B150])*18; 0)" table:style-name="ce3">
            <text:p><text:s/>720,00 zł<text:s/></text:p>
          </table:table-cell>
          <table:table-cell office:value-type="currency" office:value="-593.12" table:formula="of:=[.C151]-[.E151] -[.F151]" table:style-name="ce2">
            <text:p>-593,12 zł<text:s/></text:p>
          </table:table-cell>
          <table:table-cell office:value-type="currency" office:value="8579.4799999999941" table:formula="of:=[.H150]+[.G151]" table:style-name="ce2">
            <text:p><text:s/>8 579,48 zł<text:s/></text:p>
          </table:table-cell>
          <table:table-cell office:value-type="currency" office:value="812.72" table:formula="of:=[.E151]+[.F151]" table:style-name="ce2">
            <text:p><text:s/>812,72 zł<text:s/></text:p>
          </table:table-cell>
          <table:table-cell table:number-columns-repeated="16375"/>
        </table:table-row>
        <table:table-row table:style-name="ro1">
          <table:table-cell office:value-type="float" office:value="151" table:formula="of:=[.A151]+1" table:style-name="ce1">
            <text:p>151</text:p>
          </table:table-cell>
          <table:table-cell office:value-type="float" office:value="244" table:formula="of:=IF(MOD([.A152]; 30) = 0; [.B151] + ROUNDDOWN([.B151]/5; 0); IF(MOD([.A151];2)= 1;[.B151]-2; [.B151]))" table:style-name="ce1">
            <text:p>244</text:p>
          </table:table-cell>
          <table:table-cell office:value-type="currency" office:value="219.6" table:formula="of:=IF(MOD([.A152]; 7) = 0; 0; [.B152]*0.9)" table:style-name="ce2">
            <text:p><text:s/>219,60 zł<text:s/></text:p>
          </table:table-cell>
          <table:table-cell office:value-type="float" office:value="48.800000000000004" table:formula="of:=[.B152]*0.2" table:style-name="ce1">
            <text:p>48,8</text:p>
          </table:table-cell>
          <table:table-cell office:value-type="currency" office:value="92.72" table:formula="of:=[.D152]*1.9" table:style-name="ce2">
            <text:p><text:s/>92,72 zł<text:s/></text:p>
          </table:table-cell>
          <table:table-cell office:value-type="currency" office:value="0" table:formula="of:=IF(MOD([.A152];30)=0;([.B152]-[.B151])*18; 0)" table:style-name="ce3">
            <text:p><text:s/>- <text:s text:c="2"/>zł<text:s/></text:p>
          </table:table-cell>
          <table:table-cell office:value-type="currency" office:value="126.88" table:formula="of:=[.C152]-[.E152] -[.F152]" table:style-name="ce2">
            <text:p><text:s/>126,88 zł<text:s/></text:p>
          </table:table-cell>
          <table:table-cell office:value-type="currency" office:value="8706.3599999999933" table:formula="of:=[.H151]+[.G152]" table:style-name="ce2">
            <text:p><text:s/>8 706,36 zł<text:s/></text:p>
          </table:table-cell>
          <table:table-cell office:value-type="currency" office:value="92.72" table:formula="of:=[.E152]+[.F152]" table:style-name="ce2">
            <text:p><text:s/>92,72 zł<text:s/></text:p>
          </table:table-cell>
          <table:table-cell table:number-columns-repeated="16375"/>
        </table:table-row>
        <table:table-row table:style-name="ro1">
          <table:table-cell office:value-type="float" office:value="152" table:formula="of:=[.A152]+1" table:style-name="ce1">
            <text:p>152</text:p>
          </table:table-cell>
          <table:table-cell office:value-type="float" office:value="242" table:formula="of:=IF(MOD([.A153]; 30) = 0; [.B152] + ROUNDDOWN([.B152]/5; 0); IF(MOD([.A152];2)= 1;[.B152]-2; [.B152]))" table:style-name="ce1">
            <text:p>242</text:p>
          </table:table-cell>
          <table:table-cell office:value-type="currency" office:value="217.8" table:formula="of:=IF(MOD([.A153]; 7) = 0; 0; [.B153]*0.9)" table:style-name="ce2">
            <text:p><text:s/>217,80 zł<text:s/></text:p>
          </table:table-cell>
          <table:table-cell office:value-type="float" office:value="48.400000000000006" table:formula="of:=[.B153]*0.2" table:style-name="ce1">
            <text:p>48,4</text:p>
          </table:table-cell>
          <table:table-cell office:value-type="currency" office:value="91.960000000000008" table:formula="of:=[.D153]*1.9" table:style-name="ce2">
            <text:p><text:s/>91,96 zł<text:s/></text:p>
          </table:table-cell>
          <table:table-cell office:value-type="currency" office:value="0" table:formula="of:=IF(MOD([.A153];30)=0;([.B153]-[.B152])*18; 0)" table:style-name="ce3">
            <text:p><text:s/>- <text:s text:c="2"/>zł<text:s/></text:p>
          </table:table-cell>
          <table:table-cell office:value-type="currency" office:value="125.84" table:formula="of:=[.C153]-[.E153] -[.F153]" table:style-name="ce2">
            <text:p><text:s/>125,84 zł<text:s/></text:p>
          </table:table-cell>
          <table:table-cell office:value-type="currency" office:value="8832.1999999999935" table:formula="of:=[.H152]+[.G153]" table:style-name="ce2">
            <text:p><text:s/>8 832,20 zł<text:s/></text:p>
          </table:table-cell>
          <table:table-cell office:value-type="currency" office:value="91.960000000000008" table:formula="of:=[.E153]+[.F153]" table:style-name="ce2">
            <text:p><text:s/>91,96 zł<text:s/></text:p>
          </table:table-cell>
          <table:table-cell table:number-columns-repeated="16375"/>
        </table:table-row>
        <table:table-row table:style-name="ro1">
          <table:table-cell office:value-type="float" office:value="153" table:formula="of:=[.A153]+1" table:style-name="ce1">
            <text:p>153</text:p>
          </table:table-cell>
          <table:table-cell office:value-type="float" office:value="242" table:formula="of:=IF(MOD([.A154]; 30) = 0; [.B153] + ROUNDDOWN([.B153]/5; 0); IF(MOD([.A153];2)= 1;[.B153]-2; [.B153]))" table:style-name="ce1">
            <text:p>242</text:p>
          </table:table-cell>
          <table:table-cell office:value-type="currency" office:value="217.8" table:formula="of:=IF(MOD([.A154]; 7) = 0; 0; [.B154]*0.9)" table:style-name="ce2">
            <text:p><text:s/>217,80 zł<text:s/></text:p>
          </table:table-cell>
          <table:table-cell office:value-type="float" office:value="48.400000000000006" table:formula="of:=[.B154]*0.2" table:style-name="ce1">
            <text:p>48,4</text:p>
          </table:table-cell>
          <table:table-cell office:value-type="currency" office:value="91.960000000000008" table:formula="of:=[.D154]*1.9" table:style-name="ce2">
            <text:p><text:s/>91,96 zł<text:s/></text:p>
          </table:table-cell>
          <table:table-cell office:value-type="currency" office:value="0" table:formula="of:=IF(MOD([.A154];30)=0;([.B154]-[.B153])*18; 0)" table:style-name="ce3">
            <text:p><text:s/>- <text:s text:c="2"/>zł<text:s/></text:p>
          </table:table-cell>
          <table:table-cell office:value-type="currency" office:value="125.84" table:formula="of:=[.C154]-[.E154] -[.F154]" table:style-name="ce2">
            <text:p><text:s/>125,84 zł<text:s/></text:p>
          </table:table-cell>
          <table:table-cell office:value-type="currency" office:value="8958.0399999999936" table:formula="of:=[.H153]+[.G154]" table:style-name="ce2">
            <text:p><text:s/>8 958,04 zł<text:s/></text:p>
          </table:table-cell>
          <table:table-cell office:value-type="currency" office:value="91.960000000000008" table:formula="of:=[.E154]+[.F154]" table:style-name="ce2">
            <text:p><text:s/>91,96 zł<text:s/></text:p>
          </table:table-cell>
          <table:table-cell table:number-columns-repeated="16375"/>
        </table:table-row>
        <table:table-row table:style-name="ro1">
          <table:table-cell office:value-type="float" office:value="154" table:formula="of:=[.A154]+1" table:style-name="ce1">
            <text:p>154</text:p>
          </table:table-cell>
          <table:table-cell office:value-type="float" office:value="240" table:formula="of:=IF(MOD([.A155]; 30) = 0; [.B154] + ROUNDDOWN([.B154]/5; 0); IF(MOD([.A154];2)= 1;[.B154]-2; [.B154]))" table:style-name="ce1">
            <text:p>240</text:p>
          </table:table-cell>
          <table:table-cell office:value-type="currency" office:value="0" table:formula="of:=IF(MOD([.A155]; 7) = 0; 0; [.B155]*0.9)" table:style-name="ce2">
            <text:p><text:s/>- <text:s text:c="2"/>zł<text:s/></text:p>
          </table:table-cell>
          <table:table-cell office:value-type="float" office:value="48" table:formula="of:=[.B155]*0.2" table:style-name="ce1">
            <text:p>48</text:p>
          </table:table-cell>
          <table:table-cell office:value-type="currency" office:value="91.199999999999989" table:formula="of:=[.D155]*1.9" table:style-name="ce2">
            <text:p><text:s/>91,20 zł<text:s/></text:p>
          </table:table-cell>
          <table:table-cell office:value-type="currency" office:value="0" table:formula="of:=IF(MOD([.A155];30)=0;([.B155]-[.B154])*18; 0)" table:style-name="ce3">
            <text:p><text:s/>- <text:s text:c="2"/>zł<text:s/></text:p>
          </table:table-cell>
          <table:table-cell office:value-type="currency" office:value="-91.199999999999989" table:formula="of:=[.C155]-[.E155] -[.F155]" table:style-name="ce2">
            <text:p>-91,20 zł<text:s/></text:p>
          </table:table-cell>
          <table:table-cell office:value-type="currency" office:value="8866.8399999999929" table:formula="of:=[.H154]+[.G155]" table:style-name="ce2">
            <text:p><text:s/>8 866,84 zł<text:s/></text:p>
          </table:table-cell>
          <table:table-cell office:value-type="currency" office:value="91.199999999999989" table:formula="of:=[.E155]+[.F155]" table:style-name="ce2">
            <text:p><text:s/>91,20 zł<text:s/></text:p>
          </table:table-cell>
          <table:table-cell table:number-columns-repeated="16375"/>
        </table:table-row>
        <table:table-row table:style-name="ro1">
          <table:table-cell office:value-type="float" office:value="155" table:formula="of:=[.A155]+1" table:style-name="ce1">
            <text:p>155</text:p>
          </table:table-cell>
          <table:table-cell office:value-type="float" office:value="240" table:formula="of:=IF(MOD([.A156]; 30) = 0; [.B155] + ROUNDDOWN([.B155]/5; 0); IF(MOD([.A155];2)= 1;[.B155]-2; [.B155]))" table:style-name="ce1">
            <text:p>240</text:p>
          </table:table-cell>
          <table:table-cell office:value-type="currency" office:value="216" table:formula="of:=IF(MOD([.A156]; 7) = 0; 0; [.B156]*0.9)" table:style-name="ce2">
            <text:p><text:s/>216,00 zł<text:s/></text:p>
          </table:table-cell>
          <table:table-cell office:value-type="float" office:value="48" table:formula="of:=[.B156]*0.2" table:style-name="ce1">
            <text:p>48</text:p>
          </table:table-cell>
          <table:table-cell office:value-type="currency" office:value="91.199999999999989" table:formula="of:=[.D156]*1.9" table:style-name="ce2">
            <text:p><text:s/>91,20 zł<text:s/></text:p>
          </table:table-cell>
          <table:table-cell office:value-type="currency" office:value="0" table:formula="of:=IF(MOD([.A156];30)=0;([.B156]-[.B155])*18; 0)" table:style-name="ce3">
            <text:p><text:s/>- <text:s text:c="2"/>zł<text:s/></text:p>
          </table:table-cell>
          <table:table-cell office:value-type="currency" office:value="124.80000000000001" table:formula="of:=[.C156]-[.E156] -[.F156]" table:style-name="ce2">
            <text:p><text:s/>124,80 zł<text:s/></text:p>
          </table:table-cell>
          <table:table-cell office:value-type="currency" office:value="8991.6399999999921" table:formula="of:=[.H155]+[.G156]" table:style-name="ce2">
            <text:p><text:s/>8 991,64 zł<text:s/></text:p>
          </table:table-cell>
          <table:table-cell office:value-type="currency" office:value="91.199999999999989" table:formula="of:=[.E156]+[.F156]" table:style-name="ce2">
            <text:p><text:s/>91,20 zł<text:s/></text:p>
          </table:table-cell>
          <table:table-cell table:number-columns-repeated="16375"/>
        </table:table-row>
        <table:table-row table:style-name="ro1">
          <table:table-cell office:value-type="float" office:value="156" table:formula="of:=[.A156]+1" table:style-name="ce1">
            <text:p>156</text:p>
          </table:table-cell>
          <table:table-cell office:value-type="float" office:value="238" table:formula="of:=IF(MOD([.A157]; 30) = 0; [.B156] + ROUNDDOWN([.B156]/5; 0); IF(MOD([.A156];2)= 1;[.B156]-2; [.B156]))" table:style-name="ce1">
            <text:p>238</text:p>
          </table:table-cell>
          <table:table-cell office:value-type="currency" office:value="214.20000000000002" table:formula="of:=IF(MOD([.A157]; 7) = 0; 0; [.B157]*0.9)" table:style-name="ce2">
            <text:p><text:s/>214,20 zł<text:s/></text:p>
          </table:table-cell>
          <table:table-cell office:value-type="float" office:value="47.6" table:formula="of:=[.B157]*0.2" table:style-name="ce1">
            <text:p>47,6</text:p>
          </table:table-cell>
          <table:table-cell office:value-type="currency" office:value="90.44" table:formula="of:=[.D157]*1.9" table:style-name="ce2">
            <text:p><text:s/>90,44 zł<text:s/></text:p>
          </table:table-cell>
          <table:table-cell office:value-type="currency" office:value="0" table:formula="of:=IF(MOD([.A157];30)=0;([.B157]-[.B156])*18; 0)" table:style-name="ce3">
            <text:p><text:s/>- <text:s text:c="2"/>zł<text:s/></text:p>
          </table:table-cell>
          <table:table-cell office:value-type="currency" office:value="123.76000000000002" table:formula="of:=[.C157]-[.E157] -[.F157]" table:style-name="ce2">
            <text:p><text:s/>123,76 zł<text:s/></text:p>
          </table:table-cell>
          <table:table-cell office:value-type="currency" office:value="9115.3999999999924" table:formula="of:=[.H156]+[.G157]" table:style-name="ce2">
            <text:p><text:s/>9 115,40 zł<text:s/></text:p>
          </table:table-cell>
          <table:table-cell office:value-type="currency" office:value="90.44" table:formula="of:=[.E157]+[.F157]" table:style-name="ce2">
            <text:p><text:s/>90,44 zł<text:s/></text:p>
          </table:table-cell>
          <table:table-cell table:number-columns-repeated="16375"/>
        </table:table-row>
        <table:table-row table:style-name="ro1">
          <table:table-cell office:value-type="float" office:value="157" table:formula="of:=[.A157]+1" table:style-name="ce1">
            <text:p>157</text:p>
          </table:table-cell>
          <table:table-cell office:value-type="float" office:value="238" table:formula="of:=IF(MOD([.A158]; 30) = 0; [.B157] + ROUNDDOWN([.B157]/5; 0); IF(MOD([.A157];2)= 1;[.B157]-2; [.B157]))" table:style-name="ce1">
            <text:p>238</text:p>
          </table:table-cell>
          <table:table-cell office:value-type="currency" office:value="214.20000000000002" table:formula="of:=IF(MOD([.A158]; 7) = 0; 0; [.B158]*0.9)" table:style-name="ce2">
            <text:p><text:s/>214,20 zł<text:s/></text:p>
          </table:table-cell>
          <table:table-cell office:value-type="float" office:value="47.6" table:formula="of:=[.B158]*0.2" table:style-name="ce1">
            <text:p>47,6</text:p>
          </table:table-cell>
          <table:table-cell office:value-type="currency" office:value="90.44" table:formula="of:=[.D158]*1.9" table:style-name="ce2">
            <text:p><text:s/>90,44 zł<text:s/></text:p>
          </table:table-cell>
          <table:table-cell office:value-type="currency" office:value="0" table:formula="of:=IF(MOD([.A158];30)=0;([.B158]-[.B157])*18; 0)" table:style-name="ce3">
            <text:p><text:s/>- <text:s text:c="2"/>zł<text:s/></text:p>
          </table:table-cell>
          <table:table-cell office:value-type="currency" office:value="123.76000000000002" table:formula="of:=[.C158]-[.E158] -[.F158]" table:style-name="ce2">
            <text:p><text:s/>123,76 zł<text:s/></text:p>
          </table:table-cell>
          <table:table-cell office:value-type="currency" office:value="9239.1599999999926" table:formula="of:=[.H157]+[.G158]" table:style-name="ce2">
            <text:p><text:s/>9 239,16 zł<text:s/></text:p>
          </table:table-cell>
          <table:table-cell office:value-type="currency" office:value="90.44" table:formula="of:=[.E158]+[.F158]" table:style-name="ce2">
            <text:p><text:s/>90,44 zł<text:s/></text:p>
          </table:table-cell>
          <table:table-cell table:number-columns-repeated="16375"/>
        </table:table-row>
        <table:table-row table:style-name="ro1">
          <table:table-cell office:value-type="float" office:value="158" table:formula="of:=[.A158]+1" table:style-name="ce1">
            <text:p>158</text:p>
          </table:table-cell>
          <table:table-cell office:value-type="float" office:value="236" table:formula="of:=IF(MOD([.A159]; 30) = 0; [.B158] + ROUNDDOWN([.B158]/5; 0); IF(MOD([.A158];2)= 1;[.B158]-2; [.B158]))" table:style-name="ce1">
            <text:p>236</text:p>
          </table:table-cell>
          <table:table-cell office:value-type="currency" office:value="212.4" table:formula="of:=IF(MOD([.A159]; 7) = 0; 0; [.B159]*0.9)" table:style-name="ce2">
            <text:p><text:s/>212,40 zł<text:s/></text:p>
          </table:table-cell>
          <table:table-cell office:value-type="float" office:value="47.2" table:formula="of:=[.B159]*0.2" table:style-name="ce1">
            <text:p>47,2</text:p>
          </table:table-cell>
          <table:table-cell office:value-type="currency" office:value="89.68" table:formula="of:=[.D159]*1.9" table:style-name="ce2">
            <text:p><text:s/>89,68 zł<text:s/></text:p>
          </table:table-cell>
          <table:table-cell office:value-type="currency" office:value="0" table:formula="of:=IF(MOD([.A159];30)=0;([.B159]-[.B158])*18; 0)" table:style-name="ce3">
            <text:p><text:s/>- <text:s text:c="2"/>zł<text:s/></text:p>
          </table:table-cell>
          <table:table-cell office:value-type="currency" office:value="122.72" table:formula="of:=[.C159]-[.E159] -[.F159]" table:style-name="ce2">
            <text:p><text:s/>122,72 zł<text:s/></text:p>
          </table:table-cell>
          <table:table-cell office:value-type="currency" office:value="9361.8799999999919" table:formula="of:=[.H158]+[.G159]" table:style-name="ce2">
            <text:p><text:s/>9 361,88 zł<text:s/></text:p>
          </table:table-cell>
          <table:table-cell office:value-type="currency" office:value="89.68" table:formula="of:=[.E159]+[.F159]" table:style-name="ce2">
            <text:p><text:s/>89,68 zł<text:s/></text:p>
          </table:table-cell>
          <table:table-cell table:number-columns-repeated="16375"/>
        </table:table-row>
        <table:table-row table:style-name="ro1">
          <table:table-cell office:value-type="float" office:value="159" table:formula="of:=[.A159]+1" table:style-name="ce1">
            <text:p>159</text:p>
          </table:table-cell>
          <table:table-cell office:value-type="float" office:value="236" table:formula="of:=IF(MOD([.A160]; 30) = 0; [.B159] + ROUNDDOWN([.B159]/5; 0); IF(MOD([.A159];2)= 1;[.B159]-2; [.B159]))" table:style-name="ce1">
            <text:p>236</text:p>
          </table:table-cell>
          <table:table-cell office:value-type="currency" office:value="212.4" table:formula="of:=IF(MOD([.A160]; 7) = 0; 0; [.B160]*0.9)" table:style-name="ce2">
            <text:p><text:s/>212,40 zł<text:s/></text:p>
          </table:table-cell>
          <table:table-cell office:value-type="float" office:value="47.2" table:formula="of:=[.B160]*0.2" table:style-name="ce1">
            <text:p>47,2</text:p>
          </table:table-cell>
          <table:table-cell office:value-type="currency" office:value="89.68" table:formula="of:=[.D160]*1.9" table:style-name="ce2">
            <text:p><text:s/>89,68 zł<text:s/></text:p>
          </table:table-cell>
          <table:table-cell office:value-type="currency" office:value="0" table:formula="of:=IF(MOD([.A160];30)=0;([.B160]-[.B159])*18; 0)" table:style-name="ce3">
            <text:p><text:s/>- <text:s text:c="2"/>zł<text:s/></text:p>
          </table:table-cell>
          <table:table-cell office:value-type="currency" office:value="122.72" table:formula="of:=[.C160]-[.E160] -[.F160]" table:style-name="ce2">
            <text:p><text:s/>122,72 zł<text:s/></text:p>
          </table:table-cell>
          <table:table-cell office:value-type="currency" office:value="9484.5999999999913" table:formula="of:=[.H159]+[.G160]" table:style-name="ce2">
            <text:p><text:s/>9 484,60 zł<text:s/></text:p>
          </table:table-cell>
          <table:table-cell office:value-type="currency" office:value="89.68" table:formula="of:=[.E160]+[.F160]" table:style-name="ce2">
            <text:p><text:s/>89,68 zł<text:s/></text:p>
          </table:table-cell>
          <table:table-cell table:number-columns-repeated="16375"/>
        </table:table-row>
        <table:table-row table:style-name="ro1">
          <table:table-cell office:value-type="float" office:value="160" table:formula="of:=[.A160]+1" table:style-name="ce1">
            <text:p>160</text:p>
          </table:table-cell>
          <table:table-cell office:value-type="float" office:value="234" table:formula="of:=IF(MOD([.A161]; 30) = 0; [.B160] + ROUNDDOWN([.B160]/5; 0); IF(MOD([.A160];2)= 1;[.B160]-2; [.B160]))" table:style-name="ce1">
            <text:p>234</text:p>
          </table:table-cell>
          <table:table-cell office:value-type="currency" office:value="210.6" table:formula="of:=IF(MOD([.A161]; 7) = 0; 0; [.B161]*0.9)" table:style-name="ce2">
            <text:p><text:s/>210,60 zł<text:s/></text:p>
          </table:table-cell>
          <table:table-cell office:value-type="float" office:value="46.800000000000004" table:formula="of:=[.B161]*0.2" table:style-name="ce1">
            <text:p>46,8</text:p>
          </table:table-cell>
          <table:table-cell office:value-type="currency" office:value="88.92" table:formula="of:=[.D161]*1.9" table:style-name="ce2">
            <text:p><text:s/>88,92 zł<text:s/></text:p>
          </table:table-cell>
          <table:table-cell office:value-type="currency" office:value="0" table:formula="of:=IF(MOD([.A161];30)=0;([.B161]-[.B160])*18; 0)" table:style-name="ce3">
            <text:p><text:s/>- <text:s text:c="2"/>zł<text:s/></text:p>
          </table:table-cell>
          <table:table-cell office:value-type="currency" office:value="121.67999999999999" table:formula="of:=[.C161]-[.E161] -[.F161]" table:style-name="ce2">
            <text:p><text:s/>121,68 zł<text:s/></text:p>
          </table:table-cell>
          <table:table-cell office:value-type="currency" office:value="9606.2799999999916" table:formula="of:=[.H160]+[.G161]" table:style-name="ce2">
            <text:p><text:s/>9 606,28 zł<text:s/></text:p>
          </table:table-cell>
          <table:table-cell office:value-type="currency" office:value="88.92" table:formula="of:=[.E161]+[.F161]" table:style-name="ce2">
            <text:p><text:s/>88,92 zł<text:s/></text:p>
          </table:table-cell>
          <table:table-cell table:number-columns-repeated="16375"/>
        </table:table-row>
        <table:table-row table:style-name="ro1">
          <table:table-cell office:value-type="float" office:value="161" table:formula="of:=[.A161]+1" table:style-name="ce1">
            <text:p>161</text:p>
          </table:table-cell>
          <table:table-cell office:value-type="float" office:value="234" table:formula="of:=IF(MOD([.A162]; 30) = 0; [.B161] + ROUNDDOWN([.B161]/5; 0); IF(MOD([.A161];2)= 1;[.B161]-2; [.B161]))" table:style-name="ce1">
            <text:p>234</text:p>
          </table:table-cell>
          <table:table-cell office:value-type="currency" office:value="0" table:formula="of:=IF(MOD([.A162]; 7) = 0; 0; [.B162]*0.9)" table:style-name="ce2">
            <text:p><text:s/>- <text:s text:c="2"/>zł<text:s/></text:p>
          </table:table-cell>
          <table:table-cell office:value-type="float" office:value="46.800000000000004" table:formula="of:=[.B162]*0.2" table:style-name="ce1">
            <text:p>46,8</text:p>
          </table:table-cell>
          <table:table-cell office:value-type="currency" office:value="88.92" table:formula="of:=[.D162]*1.9" table:style-name="ce2">
            <text:p><text:s/>88,92 zł<text:s/></text:p>
          </table:table-cell>
          <table:table-cell office:value-type="currency" office:value="0" table:formula="of:=IF(MOD([.A162];30)=0;([.B162]-[.B161])*18; 0)" table:style-name="ce3">
            <text:p><text:s/>- <text:s text:c="2"/>zł<text:s/></text:p>
          </table:table-cell>
          <table:table-cell office:value-type="currency" office:value="-88.92" table:formula="of:=[.C162]-[.E162] -[.F162]" table:style-name="ce2">
            <text:p>-88,92 zł<text:s/></text:p>
          </table:table-cell>
          <table:table-cell office:value-type="currency" office:value="9517.3599999999915" table:formula="of:=[.H161]+[.G162]" table:style-name="ce2">
            <text:p><text:s/>9 517,36 zł<text:s/></text:p>
          </table:table-cell>
          <table:table-cell office:value-type="currency" office:value="88.92" table:formula="of:=[.E162]+[.F162]" table:style-name="ce2">
            <text:p><text:s/>88,92 zł<text:s/></text:p>
          </table:table-cell>
          <table:table-cell table:number-columns-repeated="16375"/>
        </table:table-row>
        <table:table-row table:style-name="ro1">
          <table:table-cell office:value-type="float" office:value="162" table:formula="of:=[.A162]+1" table:style-name="ce1">
            <text:p>162</text:p>
          </table:table-cell>
          <table:table-cell office:value-type="float" office:value="232" table:formula="of:=IF(MOD([.A163]; 30) = 0; [.B162] + ROUNDDOWN([.B162]/5; 0); IF(MOD([.A162];2)= 1;[.B162]-2; [.B162]))" table:style-name="ce1">
            <text:p>232</text:p>
          </table:table-cell>
          <table:table-cell office:value-type="currency" office:value="208.8" table:formula="of:=IF(MOD([.A163]; 7) = 0; 0; [.B163]*0.9)" table:style-name="ce2">
            <text:p><text:s/>208,80 zł<text:s/></text:p>
          </table:table-cell>
          <table:table-cell office:value-type="float" office:value="46.400000000000006" table:formula="of:=[.B163]*0.2" table:style-name="ce1">
            <text:p>46,4</text:p>
          </table:table-cell>
          <table:table-cell office:value-type="currency" office:value="88.160000000000011" table:formula="of:=[.D163]*1.9" table:style-name="ce2">
            <text:p><text:s/>88,16 zł<text:s/></text:p>
          </table:table-cell>
          <table:table-cell office:value-type="currency" office:value="0" table:formula="of:=IF(MOD([.A163];30)=0;([.B163]-[.B162])*18; 0)" table:style-name="ce3">
            <text:p><text:s/>- <text:s text:c="2"/>zł<text:s/></text:p>
          </table:table-cell>
          <table:table-cell office:value-type="currency" office:value="120.64" table:formula="of:=[.C163]-[.E163] -[.F163]" table:style-name="ce2">
            <text:p><text:s/>120,64 zł<text:s/></text:p>
          </table:table-cell>
          <table:table-cell office:value-type="currency" office:value="9637.9999999999909" table:formula="of:=[.H162]+[.G163]" table:style-name="ce2">
            <text:p><text:s/>9 638,00 zł<text:s/></text:p>
          </table:table-cell>
          <table:table-cell office:value-type="currency" office:value="88.160000000000011" table:formula="of:=[.E163]+[.F163]" table:style-name="ce2">
            <text:p><text:s/>88,16 zł<text:s/></text:p>
          </table:table-cell>
          <table:table-cell table:number-columns-repeated="16375"/>
        </table:table-row>
        <table:table-row table:style-name="ro1">
          <table:table-cell office:value-type="float" office:value="163" table:formula="of:=[.A163]+1" table:style-name="ce1">
            <text:p>163</text:p>
          </table:table-cell>
          <table:table-cell office:value-type="float" office:value="232" table:formula="of:=IF(MOD([.A164]; 30) = 0; [.B163] + ROUNDDOWN([.B163]/5; 0); IF(MOD([.A163];2)= 1;[.B163]-2; [.B163]))" table:style-name="ce1">
            <text:p>232</text:p>
          </table:table-cell>
          <table:table-cell office:value-type="currency" office:value="208.8" table:formula="of:=IF(MOD([.A164]; 7) = 0; 0; [.B164]*0.9)" table:style-name="ce2">
            <text:p><text:s/>208,80 zł<text:s/></text:p>
          </table:table-cell>
          <table:table-cell office:value-type="float" office:value="46.400000000000006" table:formula="of:=[.B164]*0.2" table:style-name="ce1">
            <text:p>46,4</text:p>
          </table:table-cell>
          <table:table-cell office:value-type="currency" office:value="88.160000000000011" table:formula="of:=[.D164]*1.9" table:style-name="ce2">
            <text:p><text:s/>88,16 zł<text:s/></text:p>
          </table:table-cell>
          <table:table-cell office:value-type="currency" office:value="0" table:formula="of:=IF(MOD([.A164];30)=0;([.B164]-[.B163])*18; 0)" table:style-name="ce3">
            <text:p><text:s/>- <text:s text:c="2"/>zł<text:s/></text:p>
          </table:table-cell>
          <table:table-cell office:value-type="currency" office:value="120.64" table:formula="of:=[.C164]-[.E164] -[.F164]" table:style-name="ce2">
            <text:p><text:s/>120,64 zł<text:s/></text:p>
          </table:table-cell>
          <table:table-cell office:value-type="currency" office:value="9758.6399999999903" table:formula="of:=[.H163]+[.G164]" table:style-name="ce2">
            <text:p><text:s/>9 758,64 zł<text:s/></text:p>
          </table:table-cell>
          <table:table-cell office:value-type="currency" office:value="88.160000000000011" table:formula="of:=[.E164]+[.F164]" table:style-name="ce2">
            <text:p><text:s/>88,16 zł<text:s/></text:p>
          </table:table-cell>
          <table:table-cell table:number-columns-repeated="16375"/>
        </table:table-row>
        <table:table-row table:style-name="ro1">
          <table:table-cell office:value-type="float" office:value="164" table:formula="of:=[.A164]+1" table:style-name="ce1">
            <text:p>164</text:p>
          </table:table-cell>
          <table:table-cell office:value-type="float" office:value="230" table:formula="of:=IF(MOD([.A165]; 30) = 0; [.B164] + ROUNDDOWN([.B164]/5; 0); IF(MOD([.A164];2)= 1;[.B164]-2; [.B164]))" table:style-name="ce1">
            <text:p>230</text:p>
          </table:table-cell>
          <table:table-cell office:value-type="currency" office:value="207" table:formula="of:=IF(MOD([.A165]; 7) = 0; 0; [.B165]*0.9)" table:style-name="ce2">
            <text:p><text:s/>207,00 zł<text:s/></text:p>
          </table:table-cell>
          <table:table-cell office:value-type="float" office:value="46" table:formula="of:=[.B165]*0.2" table:style-name="ce1">
            <text:p>46</text:p>
          </table:table-cell>
          <table:table-cell office:value-type="currency" office:value="87.399999999999991" table:formula="of:=[.D165]*1.9" table:style-name="ce2">
            <text:p><text:s/>87,40 zł<text:s/></text:p>
          </table:table-cell>
          <table:table-cell office:value-type="currency" office:value="0" table:formula="of:=IF(MOD([.A165];30)=0;([.B165]-[.B164])*18; 0)" table:style-name="ce3">
            <text:p><text:s/>- <text:s text:c="2"/>zł<text:s/></text:p>
          </table:table-cell>
          <table:table-cell office:value-type="currency" office:value="119.60000000000001" table:formula="of:=[.C165]-[.E165] -[.F165]" table:style-name="ce2">
            <text:p><text:s/>119,60 zł<text:s/></text:p>
          </table:table-cell>
          <table:table-cell office:value-type="currency" office:value="9878.2399999999907" table:formula="of:=[.H164]+[.G165]" table:style-name="ce2">
            <text:p><text:s/>9 878,24 zł<text:s/></text:p>
          </table:table-cell>
          <table:table-cell office:value-type="currency" office:value="87.399999999999991" table:formula="of:=[.E165]+[.F165]" table:style-name="ce2">
            <text:p><text:s/>87,40 zł<text:s/></text:p>
          </table:table-cell>
          <table:table-cell table:number-columns-repeated="16375"/>
        </table:table-row>
        <table:table-row table:style-name="ro1">
          <table:table-cell office:value-type="float" office:value="165" table:formula="of:=[.A165]+1" table:style-name="ce1">
            <text:p>165</text:p>
          </table:table-cell>
          <table:table-cell office:value-type="float" office:value="230" table:formula="of:=IF(MOD([.A166]; 30) = 0; [.B165] + ROUNDDOWN([.B165]/5; 0); IF(MOD([.A165];2)= 1;[.B165]-2; [.B165]))" table:style-name="ce1">
            <text:p>230</text:p>
          </table:table-cell>
          <table:table-cell office:value-type="currency" office:value="207" table:formula="of:=IF(MOD([.A166]; 7) = 0; 0; [.B166]*0.9)" table:style-name="ce2">
            <text:p><text:s/>207,00 zł<text:s/></text:p>
          </table:table-cell>
          <table:table-cell office:value-type="float" office:value="46" table:formula="of:=[.B166]*0.2" table:style-name="ce1">
            <text:p>46</text:p>
          </table:table-cell>
          <table:table-cell office:value-type="currency" office:value="87.399999999999991" table:formula="of:=[.D166]*1.9" table:style-name="ce2">
            <text:p><text:s/>87,40 zł<text:s/></text:p>
          </table:table-cell>
          <table:table-cell office:value-type="currency" office:value="0" table:formula="of:=IF(MOD([.A166];30)=0;([.B166]-[.B165])*18; 0)" table:style-name="ce3">
            <text:p><text:s/>- <text:s text:c="2"/>zł<text:s/></text:p>
          </table:table-cell>
          <table:table-cell office:value-type="currency" office:value="119.60000000000001" table:formula="of:=[.C166]-[.E166] -[.F166]" table:style-name="ce2">
            <text:p><text:s/>119,60 zł<text:s/></text:p>
          </table:table-cell>
          <table:table-cell office:value-type="currency" office:value="9997.8399999999911" table:formula="of:=[.H165]+[.G166]" table:style-name="ce2">
            <text:p><text:s/>9 997,84 zł<text:s/></text:p>
          </table:table-cell>
          <table:table-cell office:value-type="currency" office:value="87.399999999999991" table:formula="of:=[.E166]+[.F166]" table:style-name="ce2">
            <text:p><text:s/>87,40 zł<text:s/></text:p>
          </table:table-cell>
          <table:table-cell table:number-columns-repeated="16375"/>
        </table:table-row>
        <table:table-row table:style-name="ro1">
          <table:table-cell office:value-type="float" office:value="166" table:formula="of:=[.A166]+1" table:style-name="ce1">
            <text:p>166</text:p>
          </table:table-cell>
          <table:table-cell office:value-type="float" office:value="228" table:formula="of:=IF(MOD([.A167]; 30) = 0; [.B166] + ROUNDDOWN([.B166]/5; 0); IF(MOD([.A166];2)= 1;[.B166]-2; [.B166]))" table:style-name="ce1">
            <text:p>228</text:p>
          </table:table-cell>
          <table:table-cell office:value-type="currency" office:value="205.20000000000002" table:formula="of:=IF(MOD([.A167]; 7) = 0; 0; [.B167]*0.9)" table:style-name="ce2">
            <text:p><text:s/>205,20 zł<text:s/></text:p>
          </table:table-cell>
          <table:table-cell office:value-type="float" office:value="45.6" table:formula="of:=[.B167]*0.2" table:style-name="ce1">
            <text:p>45,6</text:p>
          </table:table-cell>
          <table:table-cell office:value-type="currency" office:value="86.64" table:formula="of:=[.D167]*1.9" table:style-name="ce2">
            <text:p><text:s/>86,64 zł<text:s/></text:p>
          </table:table-cell>
          <table:table-cell office:value-type="currency" office:value="0" table:formula="of:=IF(MOD([.A167];30)=0;([.B167]-[.B166])*18; 0)" table:style-name="ce3">
            <text:p><text:s/>- <text:s text:c="2"/>zł<text:s/></text:p>
          </table:table-cell>
          <table:table-cell office:value-type="currency" office:value="118.56000000000002" table:formula="of:=[.C167]-[.E167] -[.F167]" table:style-name="ce2">
            <text:p><text:s/>118,56 zł<text:s/></text:p>
          </table:table-cell>
          <table:table-cell office:value-type="currency" office:value="10116.399999999991" table:formula="of:=[.H166]+[.G167]" table:style-name="ce2">
            <text:p><text:s/>10 116,40 zł<text:s/></text:p>
          </table:table-cell>
          <table:table-cell office:value-type="currency" office:value="86.64" table:formula="of:=[.E167]+[.F167]" table:style-name="ce2">
            <text:p><text:s/>86,64 zł<text:s/></text:p>
          </table:table-cell>
          <table:table-cell table:number-columns-repeated="16375"/>
        </table:table-row>
        <table:table-row table:style-name="ro1">
          <table:table-cell office:value-type="float" office:value="167" table:formula="of:=[.A167]+1" table:style-name="ce1">
            <text:p>167</text:p>
          </table:table-cell>
          <table:table-cell office:value-type="float" office:value="228" table:formula="of:=IF(MOD([.A168]; 30) = 0; [.B167] + ROUNDDOWN([.B167]/5; 0); IF(MOD([.A167];2)= 1;[.B167]-2; [.B167]))" table:style-name="ce1">
            <text:p>228</text:p>
          </table:table-cell>
          <table:table-cell office:value-type="currency" office:value="205.20000000000002" table:formula="of:=IF(MOD([.A168]; 7) = 0; 0; [.B168]*0.9)" table:style-name="ce2">
            <text:p><text:s/>205,20 zł<text:s/></text:p>
          </table:table-cell>
          <table:table-cell office:value-type="float" office:value="45.6" table:formula="of:=[.B168]*0.2" table:style-name="ce1">
            <text:p>45,6</text:p>
          </table:table-cell>
          <table:table-cell office:value-type="currency" office:value="86.64" table:formula="of:=[.D168]*1.9" table:style-name="ce2">
            <text:p><text:s/>86,64 zł<text:s/></text:p>
          </table:table-cell>
          <table:table-cell office:value-type="currency" office:value="0" table:formula="of:=IF(MOD([.A168];30)=0;([.B168]-[.B167])*18; 0)" table:style-name="ce3">
            <text:p><text:s/>- <text:s text:c="2"/>zł<text:s/></text:p>
          </table:table-cell>
          <table:table-cell office:value-type="currency" office:value="118.56000000000002" table:formula="of:=[.C168]-[.E168] -[.F168]" table:style-name="ce2">
            <text:p><text:s/>118,56 zł<text:s/></text:p>
          </table:table-cell>
          <table:table-cell office:value-type="currency" office:value="10234.95999999999" table:formula="of:=[.H167]+[.G168]" table:style-name="ce2">
            <text:p><text:s/>10 234,96 zł<text:s/></text:p>
          </table:table-cell>
          <table:table-cell office:value-type="currency" office:value="86.64" table:formula="of:=[.E168]+[.F168]" table:style-name="ce2">
            <text:p><text:s/>86,64 zł<text:s/></text:p>
          </table:table-cell>
          <table:table-cell table:number-columns-repeated="16375"/>
        </table:table-row>
        <table:table-row table:style-name="ro1">
          <table:table-cell office:value-type="float" office:value="168" table:formula="of:=[.A168]+1" table:style-name="ce1">
            <text:p>168</text:p>
          </table:table-cell>
          <table:table-cell office:value-type="float" office:value="226" table:formula="of:=IF(MOD([.A169]; 30) = 0; [.B168] + ROUNDDOWN([.B168]/5; 0); IF(MOD([.A168];2)= 1;[.B168]-2; [.B168]))" table:style-name="ce1">
            <text:p>226</text:p>
          </table:table-cell>
          <table:table-cell office:value-type="currency" office:value="0" table:formula="of:=IF(MOD([.A169]; 7) = 0; 0; [.B169]*0.9)" table:style-name="ce2">
            <text:p><text:s/>- <text:s text:c="2"/>zł<text:s/></text:p>
          </table:table-cell>
          <table:table-cell office:value-type="float" office:value="45.2" table:formula="of:=[.B169]*0.2" table:style-name="ce1">
            <text:p>45,2</text:p>
          </table:table-cell>
          <table:table-cell office:value-type="currency" office:value="85.88" table:formula="of:=[.D169]*1.9" table:style-name="ce2">
            <text:p><text:s/>85,88 zł<text:s/></text:p>
          </table:table-cell>
          <table:table-cell office:value-type="currency" office:value="0" table:formula="of:=IF(MOD([.A169];30)=0;([.B169]-[.B168])*18; 0)" table:style-name="ce3">
            <text:p><text:s/>- <text:s text:c="2"/>zł<text:s/></text:p>
          </table:table-cell>
          <table:table-cell office:value-type="currency" office:value="-85.88" table:formula="of:=[.C169]-[.E169] -[.F169]" table:style-name="ce2">
            <text:p>-85,88 zł<text:s/></text:p>
          </table:table-cell>
          <table:table-cell office:value-type="currency" office:value="10149.079999999991" table:formula="of:=[.H168]+[.G169]" table:style-name="ce2">
            <text:p><text:s/>10 149,08 zł<text:s/></text:p>
          </table:table-cell>
          <table:table-cell office:value-type="currency" office:value="85.88" table:formula="of:=[.E169]+[.F169]" table:style-name="ce2">
            <text:p><text:s/>85,88 zł<text:s/></text:p>
          </table:table-cell>
          <table:table-cell table:number-columns-repeated="16375"/>
        </table:table-row>
        <table:table-row table:style-name="ro1">
          <table:table-cell office:value-type="float" office:value="169" table:formula="of:=[.A169]+1" table:style-name="ce1">
            <text:p>169</text:p>
          </table:table-cell>
          <table:table-cell office:value-type="float" office:value="226" table:formula="of:=IF(MOD([.A170]; 30) = 0; [.B169] + ROUNDDOWN([.B169]/5; 0); IF(MOD([.A169];2)= 1;[.B169]-2; [.B169]))" table:style-name="ce1">
            <text:p>226</text:p>
          </table:table-cell>
          <table:table-cell office:value-type="currency" office:value="203.4" table:formula="of:=IF(MOD([.A170]; 7) = 0; 0; [.B170]*0.9)" table:style-name="ce2">
            <text:p><text:s/>203,40 zł<text:s/></text:p>
          </table:table-cell>
          <table:table-cell office:value-type="float" office:value="45.2" table:formula="of:=[.B170]*0.2" table:style-name="ce1">
            <text:p>45,2</text:p>
          </table:table-cell>
          <table:table-cell office:value-type="currency" office:value="85.88" table:formula="of:=[.D170]*1.9" table:style-name="ce2">
            <text:p><text:s/>85,88 zł<text:s/></text:p>
          </table:table-cell>
          <table:table-cell office:value-type="currency" office:value="0" table:formula="of:=IF(MOD([.A170];30)=0;([.B170]-[.B169])*18; 0)" table:style-name="ce3">
            <text:p><text:s/>- <text:s text:c="2"/>zł<text:s/></text:p>
          </table:table-cell>
          <table:table-cell office:value-type="currency" office:value="117.52000000000001" table:formula="of:=[.C170]-[.E170] -[.F170]" table:style-name="ce2">
            <text:p><text:s/>117,52 zł<text:s/></text:p>
          </table:table-cell>
          <table:table-cell office:value-type="currency" office:value="10266.599999999991" table:formula="of:=[.H169]+[.G170]" table:style-name="ce2">
            <text:p><text:s/>10 266,60 zł<text:s/></text:p>
          </table:table-cell>
          <table:table-cell office:value-type="currency" office:value="85.88" table:formula="of:=[.E170]+[.F170]" table:style-name="ce2">
            <text:p><text:s/>85,88 zł<text:s/></text:p>
          </table:table-cell>
          <table:table-cell table:number-columns-repeated="16375"/>
        </table:table-row>
        <table:table-row table:style-name="ro1">
          <table:table-cell office:value-type="float" office:value="170" table:formula="of:=[.A170]+1" table:style-name="ce1">
            <text:p>170</text:p>
          </table:table-cell>
          <table:table-cell office:value-type="float" office:value="224" table:formula="of:=IF(MOD([.A171]; 30) = 0; [.B170] + ROUNDDOWN([.B170]/5; 0); IF(MOD([.A170];2)= 1;[.B170]-2; [.B170]))" table:style-name="ce1">
            <text:p>224</text:p>
          </table:table-cell>
          <table:table-cell office:value-type="currency" office:value="201.6" table:formula="of:=IF(MOD([.A171]; 7) = 0; 0; [.B171]*0.9)" table:style-name="ce2">
            <text:p><text:s/>201,60 zł<text:s/></text:p>
          </table:table-cell>
          <table:table-cell office:value-type="float" office:value="44.800000000000004" table:formula="of:=[.B171]*0.2" table:style-name="ce1">
            <text:p>44,8</text:p>
          </table:table-cell>
          <table:table-cell office:value-type="currency" office:value="85.12" table:formula="of:=[.D171]*1.9" table:style-name="ce2">
            <text:p><text:s/>85,12 zł<text:s/></text:p>
          </table:table-cell>
          <table:table-cell office:value-type="currency" office:value="0" table:formula="of:=IF(MOD([.A171];30)=0;([.B171]-[.B170])*18; 0)" table:style-name="ce3">
            <text:p><text:s/>- <text:s text:c="2"/>zł<text:s/></text:p>
          </table:table-cell>
          <table:table-cell office:value-type="currency" office:value="116.47999999999999" table:formula="of:=[.C171]-[.E171] -[.F171]" table:style-name="ce2">
            <text:p><text:s/>116,48 zł<text:s/></text:p>
          </table:table-cell>
          <table:table-cell office:value-type="currency" office:value="10383.079999999991" table:formula="of:=[.H170]+[.G171]" table:style-name="ce2">
            <text:p><text:s/>10 383,08 zł<text:s/></text:p>
          </table:table-cell>
          <table:table-cell office:value-type="currency" office:value="85.12" table:formula="of:=[.E171]+[.F171]" table:style-name="ce2">
            <text:p><text:s/>85,12 zł<text:s/></text:p>
          </table:table-cell>
          <table:table-cell table:number-columns-repeated="16375"/>
        </table:table-row>
        <table:table-row table:style-name="ro1">
          <table:table-cell office:value-type="float" office:value="171" table:formula="of:=[.A171]+1" table:style-name="ce1">
            <text:p>171</text:p>
          </table:table-cell>
          <table:table-cell office:value-type="float" office:value="224" table:formula="of:=IF(MOD([.A172]; 30) = 0; [.B171] + ROUNDDOWN([.B171]/5; 0); IF(MOD([.A171];2)= 1;[.B171]-2; [.B171]))" table:style-name="ce1">
            <text:p>224</text:p>
          </table:table-cell>
          <table:table-cell office:value-type="currency" office:value="201.6" table:formula="of:=IF(MOD([.A172]; 7) = 0; 0; [.B172]*0.9)" table:style-name="ce2">
            <text:p><text:s/>201,60 zł<text:s/></text:p>
          </table:table-cell>
          <table:table-cell office:value-type="float" office:value="44.800000000000004" table:formula="of:=[.B172]*0.2" table:style-name="ce1">
            <text:p>44,8</text:p>
          </table:table-cell>
          <table:table-cell office:value-type="currency" office:value="85.12" table:formula="of:=[.D172]*1.9" table:style-name="ce2">
            <text:p><text:s/>85,12 zł<text:s/></text:p>
          </table:table-cell>
          <table:table-cell office:value-type="currency" office:value="0" table:formula="of:=IF(MOD([.A172];30)=0;([.B172]-[.B171])*18; 0)" table:style-name="ce3">
            <text:p><text:s/>- <text:s text:c="2"/>zł<text:s/></text:p>
          </table:table-cell>
          <table:table-cell office:value-type="currency" office:value="116.47999999999999" table:formula="of:=[.C172]-[.E172] -[.F172]" table:style-name="ce2">
            <text:p><text:s/>116,48 zł<text:s/></text:p>
          </table:table-cell>
          <table:table-cell office:value-type="currency" office:value="10499.55999999999" table:formula="of:=[.H171]+[.G172]" table:style-name="ce2">
            <text:p><text:s/>10 499,56 zł<text:s/></text:p>
          </table:table-cell>
          <table:table-cell office:value-type="currency" office:value="85.12" table:formula="of:=[.E172]+[.F172]" table:style-name="ce2">
            <text:p><text:s/>85,12 zł<text:s/></text:p>
          </table:table-cell>
          <table:table-cell table:number-columns-repeated="16375"/>
        </table:table-row>
        <table:table-row table:style-name="ro1">
          <table:table-cell office:value-type="float" office:value="172" table:formula="of:=[.A172]+1" table:style-name="ce1">
            <text:p>172</text:p>
          </table:table-cell>
          <table:table-cell office:value-type="float" office:value="222" table:formula="of:=IF(MOD([.A173]; 30) = 0; [.B172] + ROUNDDOWN([.B172]/5; 0); IF(MOD([.A172];2)= 1;[.B172]-2; [.B172]))" table:style-name="ce1">
            <text:p>222</text:p>
          </table:table-cell>
          <table:table-cell office:value-type="currency" office:value="199.8" table:formula="of:=IF(MOD([.A173]; 7) = 0; 0; [.B173]*0.9)" table:style-name="ce2">
            <text:p><text:s/>199,80 zł<text:s/></text:p>
          </table:table-cell>
          <table:table-cell office:value-type="float" office:value="44.400000000000006" table:formula="of:=[.B173]*0.2" table:style-name="ce1">
            <text:p>44,4</text:p>
          </table:table-cell>
          <table:table-cell office:value-type="currency" office:value="84.360000000000014" table:formula="of:=[.D173]*1.9" table:style-name="ce2">
            <text:p><text:s/>84,36 zł<text:s/></text:p>
          </table:table-cell>
          <table:table-cell office:value-type="currency" office:value="0" table:formula="of:=IF(MOD([.A173];30)=0;([.B173]-[.B172])*18; 0)" table:style-name="ce3">
            <text:p><text:s/>- <text:s text:c="2"/>zł<text:s/></text:p>
          </table:table-cell>
          <table:table-cell office:value-type="currency" office:value="115.44" table:formula="of:=[.C173]-[.E173] -[.F173]" table:style-name="ce2">
            <text:p><text:s/>115,44 zł<text:s/></text:p>
          </table:table-cell>
          <table:table-cell office:value-type="currency" office:value="10614.999999999991" table:formula="of:=[.H172]+[.G173]" table:style-name="ce2">
            <text:p><text:s/>10 615,00 zł<text:s/></text:p>
          </table:table-cell>
          <table:table-cell office:value-type="currency" office:value="84.360000000000014" table:formula="of:=[.E173]+[.F173]" table:style-name="ce2">
            <text:p><text:s/>84,36 zł<text:s/></text:p>
          </table:table-cell>
          <table:table-cell table:number-columns-repeated="16375"/>
        </table:table-row>
        <table:table-row table:style-name="ro1">
          <table:table-cell office:value-type="float" office:value="173" table:formula="of:=[.A173]+1" table:style-name="ce1">
            <text:p>173</text:p>
          </table:table-cell>
          <table:table-cell office:value-type="float" office:value="222" table:formula="of:=IF(MOD([.A174]; 30) = 0; [.B173] + ROUNDDOWN([.B173]/5; 0); IF(MOD([.A173];2)= 1;[.B173]-2; [.B173]))" table:style-name="ce1">
            <text:p>222</text:p>
          </table:table-cell>
          <table:table-cell office:value-type="currency" office:value="199.8" table:formula="of:=IF(MOD([.A174]; 7) = 0; 0; [.B174]*0.9)" table:style-name="ce2">
            <text:p><text:s/>199,80 zł<text:s/></text:p>
          </table:table-cell>
          <table:table-cell office:value-type="float" office:value="44.400000000000006" table:formula="of:=[.B174]*0.2" table:style-name="ce1">
            <text:p>44,4</text:p>
          </table:table-cell>
          <table:table-cell office:value-type="currency" office:value="84.360000000000014" table:formula="of:=[.D174]*1.9" table:style-name="ce2">
            <text:p><text:s/>84,36 zł<text:s/></text:p>
          </table:table-cell>
          <table:table-cell office:value-type="currency" office:value="0" table:formula="of:=IF(MOD([.A174];30)=0;([.B174]-[.B173])*18; 0)" table:style-name="ce3">
            <text:p><text:s/>- <text:s text:c="2"/>zł<text:s/></text:p>
          </table:table-cell>
          <table:table-cell office:value-type="currency" office:value="115.44" table:formula="of:=[.C174]-[.E174] -[.F174]" table:style-name="ce2">
            <text:p><text:s/>115,44 zł<text:s/></text:p>
          </table:table-cell>
          <table:table-cell office:value-type="currency" office:value="10730.439999999991" table:formula="of:=[.H173]+[.G174]" table:style-name="ce2">
            <text:p><text:s/>10 730,44 zł<text:s/></text:p>
          </table:table-cell>
          <table:table-cell office:value-type="currency" office:value="84.360000000000014" table:formula="of:=[.E174]+[.F174]" table:style-name="ce2">
            <text:p><text:s/>84,36 zł<text:s/></text:p>
          </table:table-cell>
          <table:table-cell table:number-columns-repeated="16375"/>
        </table:table-row>
        <table:table-row table:style-name="ro1">
          <table:table-cell office:value-type="float" office:value="174" table:formula="of:=[.A174]+1" table:style-name="ce1">
            <text:p>174</text:p>
          </table:table-cell>
          <table:table-cell office:value-type="float" office:value="220" table:formula="of:=IF(MOD([.A175]; 30) = 0; [.B174] + ROUNDDOWN([.B174]/5; 0); IF(MOD([.A174];2)= 1;[.B174]-2; [.B174]))" table:style-name="ce1">
            <text:p>220</text:p>
          </table:table-cell>
          <table:table-cell office:value-type="currency" office:value="198" table:formula="of:=IF(MOD([.A175]; 7) = 0; 0; [.B175]*0.9)" table:style-name="ce2">
            <text:p><text:s/>198,00 zł<text:s/></text:p>
          </table:table-cell>
          <table:table-cell office:value-type="float" office:value="44" table:formula="of:=[.B175]*0.2" table:style-name="ce1">
            <text:p>44</text:p>
          </table:table-cell>
          <table:table-cell office:value-type="currency" office:value="83.6" table:formula="of:=[.D175]*1.9" table:style-name="ce2">
            <text:p><text:s/>83,60 zł<text:s/></text:p>
          </table:table-cell>
          <table:table-cell office:value-type="currency" office:value="0" table:formula="of:=IF(MOD([.A175];30)=0;([.B175]-[.B174])*18; 0)" table:style-name="ce3">
            <text:p><text:s/>- <text:s text:c="2"/>zł<text:s/></text:p>
          </table:table-cell>
          <table:table-cell office:value-type="currency" office:value="114.4" table:formula="of:=[.C175]-[.E175] -[.F175]" table:style-name="ce2">
            <text:p><text:s/>114,40 zł<text:s/></text:p>
          </table:table-cell>
          <table:table-cell office:value-type="currency" office:value="10844.839999999991" table:formula="of:=[.H174]+[.G175]" table:style-name="ce2">
            <text:p><text:s/>10 844,84 zł<text:s/></text:p>
          </table:table-cell>
          <table:table-cell office:value-type="currency" office:value="83.6" table:formula="of:=[.E175]+[.F175]" table:style-name="ce2">
            <text:p><text:s/>83,60 zł<text:s/></text:p>
          </table:table-cell>
          <table:table-cell table:number-columns-repeated="16375"/>
        </table:table-row>
        <table:table-row table:style-name="ro1">
          <table:table-cell office:value-type="float" office:value="175" table:formula="of:=[.A175]+1" table:style-name="ce1">
            <text:p>175</text:p>
          </table:table-cell>
          <table:table-cell office:value-type="float" office:value="220" table:formula="of:=IF(MOD([.A176]; 30) = 0; [.B175] + ROUNDDOWN([.B175]/5; 0); IF(MOD([.A175];2)= 1;[.B175]-2; [.B175]))" table:style-name="ce1">
            <text:p>220</text:p>
          </table:table-cell>
          <table:table-cell office:value-type="currency" office:value="0" table:formula="of:=IF(MOD([.A176]; 7) = 0; 0; [.B176]*0.9)" table:style-name="ce2">
            <text:p><text:s/>- <text:s text:c="2"/>zł<text:s/></text:p>
          </table:table-cell>
          <table:table-cell office:value-type="float" office:value="44" table:formula="of:=[.B176]*0.2" table:style-name="ce1">
            <text:p>44</text:p>
          </table:table-cell>
          <table:table-cell office:value-type="currency" office:value="83.6" table:formula="of:=[.D176]*1.9" table:style-name="ce2">
            <text:p><text:s/>83,60 zł<text:s/></text:p>
          </table:table-cell>
          <table:table-cell office:value-type="currency" office:value="0" table:formula="of:=IF(MOD([.A176];30)=0;([.B176]-[.B175])*18; 0)" table:style-name="ce3">
            <text:p><text:s/>- <text:s text:c="2"/>zł<text:s/></text:p>
          </table:table-cell>
          <table:table-cell office:value-type="currency" office:value="-83.6" table:formula="of:=[.C176]-[.E176] -[.F176]" table:style-name="ce2">
            <text:p>-83,60 zł<text:s/></text:p>
          </table:table-cell>
          <table:table-cell office:value-type="currency" office:value="10761.239999999991" table:formula="of:=[.H175]+[.G176]" table:style-name="ce2">
            <text:p><text:s/>10 761,24 zł<text:s/></text:p>
          </table:table-cell>
          <table:table-cell office:value-type="currency" office:value="83.6" table:formula="of:=[.E176]+[.F176]" table:style-name="ce2">
            <text:p><text:s/>83,60 zł<text:s/></text:p>
          </table:table-cell>
          <table:table-cell table:number-columns-repeated="16375"/>
        </table:table-row>
        <table:table-row table:style-name="ro1">
          <table:table-cell office:value-type="float" office:value="176" table:formula="of:=[.A176]+1" table:style-name="ce1">
            <text:p>176</text:p>
          </table:table-cell>
          <table:table-cell office:value-type="float" office:value="218" table:formula="of:=IF(MOD([.A177]; 30) = 0; [.B176] + ROUNDDOWN([.B176]/5; 0); IF(MOD([.A176];2)= 1;[.B176]-2; [.B176]))" table:style-name="ce1">
            <text:p>218</text:p>
          </table:table-cell>
          <table:table-cell office:value-type="currency" office:value="196.20000000000002" table:formula="of:=IF(MOD([.A177]; 7) = 0; 0; [.B177]*0.9)" table:style-name="ce2">
            <text:p><text:s/>196,20 zł<text:s/></text:p>
          </table:table-cell>
          <table:table-cell office:value-type="float" office:value="43.6" table:formula="of:=[.B177]*0.2" table:style-name="ce1">
            <text:p>43,6</text:p>
          </table:table-cell>
          <table:table-cell office:value-type="currency" office:value="82.84" table:formula="of:=[.D177]*1.9" table:style-name="ce2">
            <text:p><text:s/>82,84 zł<text:s/></text:p>
          </table:table-cell>
          <table:table-cell office:value-type="currency" office:value="0" table:formula="of:=IF(MOD([.A177];30)=0;([.B177]-[.B176])*18; 0)" table:style-name="ce3">
            <text:p><text:s/>- <text:s text:c="2"/>zł<text:s/></text:p>
          </table:table-cell>
          <table:table-cell office:value-type="currency" office:value="113.36000000000001" table:formula="of:=[.C177]-[.E177] -[.F177]" table:style-name="ce2">
            <text:p><text:s/>113,36 zł<text:s/></text:p>
          </table:table-cell>
          <table:table-cell office:value-type="currency" office:value="10874.599999999991" table:formula="of:=[.H176]+[.G177]" table:style-name="ce2">
            <text:p><text:s/>10 874,60 zł<text:s/></text:p>
          </table:table-cell>
          <table:table-cell office:value-type="currency" office:value="82.84" table:formula="of:=[.E177]+[.F177]" table:style-name="ce2">
            <text:p><text:s/>82,84 zł<text:s/></text:p>
          </table:table-cell>
          <table:table-cell table:number-columns-repeated="16375"/>
        </table:table-row>
        <table:table-row table:style-name="ro1">
          <table:table-cell office:value-type="float" office:value="177" table:formula="of:=[.A177]+1" table:style-name="ce1">
            <text:p>177</text:p>
          </table:table-cell>
          <table:table-cell office:value-type="float" office:value="218" table:formula="of:=IF(MOD([.A178]; 30) = 0; [.B177] + ROUNDDOWN([.B177]/5; 0); IF(MOD([.A177];2)= 1;[.B177]-2; [.B177]))" table:style-name="ce1">
            <text:p>218</text:p>
          </table:table-cell>
          <table:table-cell office:value-type="currency" office:value="196.20000000000002" table:formula="of:=IF(MOD([.A178]; 7) = 0; 0; [.B178]*0.9)" table:style-name="ce2">
            <text:p><text:s/>196,20 zł<text:s/></text:p>
          </table:table-cell>
          <table:table-cell office:value-type="float" office:value="43.6" table:formula="of:=[.B178]*0.2" table:style-name="ce1">
            <text:p>43,6</text:p>
          </table:table-cell>
          <table:table-cell office:value-type="currency" office:value="82.84" table:formula="of:=[.D178]*1.9" table:style-name="ce2">
            <text:p><text:s/>82,84 zł<text:s/></text:p>
          </table:table-cell>
          <table:table-cell office:value-type="currency" office:value="0" table:formula="of:=IF(MOD([.A178];30)=0;([.B178]-[.B177])*18; 0)" table:style-name="ce3">
            <text:p><text:s/>- <text:s text:c="2"/>zł<text:s/></text:p>
          </table:table-cell>
          <table:table-cell office:value-type="currency" office:value="113.36000000000001" table:formula="of:=[.C178]-[.E178] -[.F178]" table:style-name="ce2">
            <text:p><text:s/>113,36 zł<text:s/></text:p>
          </table:table-cell>
          <table:table-cell office:value-type="currency" office:value="10987.959999999992" table:formula="of:=[.H177]+[.G178]" table:style-name="ce2">
            <text:p><text:s/>10 987,96 zł<text:s/></text:p>
          </table:table-cell>
          <table:table-cell office:value-type="currency" office:value="82.84" table:formula="of:=[.E178]+[.F178]" table:style-name="ce2">
            <text:p><text:s/>82,84 zł<text:s/></text:p>
          </table:table-cell>
          <table:table-cell table:number-columns-repeated="16375"/>
        </table:table-row>
        <table:table-row table:style-name="ro1">
          <table:table-cell office:value-type="float" office:value="178" table:formula="of:=[.A178]+1" table:style-name="ce1">
            <text:p>178</text:p>
          </table:table-cell>
          <table:table-cell office:value-type="float" office:value="216" table:formula="of:=IF(MOD([.A179]; 30) = 0; [.B178] + ROUNDDOWN([.B178]/5; 0); IF(MOD([.A178];2)= 1;[.B178]-2; [.B178]))" table:style-name="ce1">
            <text:p>216</text:p>
          </table:table-cell>
          <table:table-cell office:value-type="currency" office:value="194.4" table:formula="of:=IF(MOD([.A179]; 7) = 0; 0; [.B179]*0.9)" table:style-name="ce2">
            <text:p><text:s/>194,40 zł<text:s/></text:p>
          </table:table-cell>
          <table:table-cell office:value-type="float" office:value="43.2" table:formula="of:=[.B179]*0.2" table:style-name="ce1">
            <text:p>43,2</text:p>
          </table:table-cell>
          <table:table-cell office:value-type="currency" office:value="82.08" table:formula="of:=[.D179]*1.9" table:style-name="ce2">
            <text:p><text:s/>82,08 zł<text:s/></text:p>
          </table:table-cell>
          <table:table-cell office:value-type="currency" office:value="0" table:formula="of:=IF(MOD([.A179];30)=0;([.B179]-[.B178])*18; 0)" table:style-name="ce3">
            <text:p><text:s/>- <text:s text:c="2"/>zł<text:s/></text:p>
          </table:table-cell>
          <table:table-cell office:value-type="currency" office:value="112.32000000000001" table:formula="of:=[.C179]-[.E179] -[.F179]" table:style-name="ce2">
            <text:p><text:s/>112,32 zł<text:s/></text:p>
          </table:table-cell>
          <table:table-cell office:value-type="currency" office:value="11100.279999999992" table:formula="of:=[.H178]+[.G179]" table:style-name="ce2">
            <text:p><text:s/>11 100,28 zł<text:s/></text:p>
          </table:table-cell>
          <table:table-cell office:value-type="currency" office:value="82.08" table:formula="of:=[.E179]+[.F179]" table:style-name="ce2">
            <text:p><text:s/>82,08 zł<text:s/></text:p>
          </table:table-cell>
          <table:table-cell table:number-columns-repeated="16375"/>
        </table:table-row>
        <table:table-row table:style-name="ro1">
          <table:table-cell office:value-type="float" office:value="179" table:formula="of:=[.A179]+1" table:style-name="ce1">
            <text:p>179</text:p>
          </table:table-cell>
          <table:table-cell office:value-type="float" office:value="216" table:formula="of:=IF(MOD([.A180]; 30) = 0; [.B179] + ROUNDDOWN([.B179]/5; 0); IF(MOD([.A179];2)= 1;[.B179]-2; [.B179]))" table:style-name="ce1">
            <text:p>216</text:p>
          </table:table-cell>
          <table:table-cell office:value-type="currency" office:value="194.4" table:formula="of:=IF(MOD([.A180]; 7) = 0; 0; [.B180]*0.9)" table:style-name="ce2">
            <text:p><text:s/>194,40 zł<text:s/></text:p>
          </table:table-cell>
          <table:table-cell office:value-type="float" office:value="43.2" table:formula="of:=[.B180]*0.2" table:style-name="ce1">
            <text:p>43,2</text:p>
          </table:table-cell>
          <table:table-cell office:value-type="currency" office:value="82.08" table:formula="of:=[.D180]*1.9" table:style-name="ce2">
            <text:p><text:s/>82,08 zł<text:s/></text:p>
          </table:table-cell>
          <table:table-cell office:value-type="currency" office:value="0" table:formula="of:=IF(MOD([.A180];30)=0;([.B180]-[.B179])*18; 0)" table:style-name="ce3">
            <text:p><text:s/>- <text:s text:c="2"/>zł<text:s/></text:p>
          </table:table-cell>
          <table:table-cell office:value-type="currency" office:value="112.32000000000001" table:formula="of:=[.C180]-[.E180] -[.F180]" table:style-name="ce2">
            <text:p><text:s/>112,32 zł<text:s/></text:p>
          </table:table-cell>
          <table:table-cell office:value-type="currency" office:value="11212.599999999991" table:formula="of:=[.H179]+[.G180]" table:style-name="ce2">
            <text:p><text:s/>11 212,60 zł<text:s/></text:p>
          </table:table-cell>
          <table:table-cell office:value-type="currency" office:value="82.08" table:formula="of:=[.E180]+[.F180]" table:style-name="ce2">
            <text:p><text:s/>82,08 zł<text:s/></text:p>
          </table:table-cell>
          <table:table-cell table:number-columns-repeated="16375"/>
        </table:table-row>
        <table:table-row table:style-name="ro1">
          <table:table-cell office:value-type="float" office:value="180" table:formula="of:=[.A180]+1" table:style-name="ce1">
            <text:p>180</text:p>
          </table:table-cell>
          <table:table-cell office:value-type="float" office:value="259" table:formula="of:=IF(MOD([.A181]; 30) = 0; [.B180] + ROUNDDOWN([.B180]/5; 0); IF(MOD([.A180];2)= 1;[.B180]-2; [.B180]))" table:style-name="ce1">
            <text:p>259</text:p>
          </table:table-cell>
          <table:table-cell office:value-type="currency" office:value="233.1" table:formula="of:=IF(MOD([.A181]; 7) = 0; 0; [.B181]*0.9)" table:style-name="ce2">
            <text:p><text:s/>233,10 zł<text:s/></text:p>
          </table:table-cell>
          <table:table-cell office:value-type="float" office:value="51.800000000000004" table:formula="of:=[.B181]*0.2" table:style-name="ce1">
            <text:p>51,8</text:p>
          </table:table-cell>
          <table:table-cell office:value-type="currency" office:value="98.42" table:formula="of:=[.D181]*1.9" table:style-name="ce2">
            <text:p><text:s/>98,42 zł<text:s/></text:p>
          </table:table-cell>
          <table:table-cell office:value-type="currency" office:value="774" table:formula="of:=IF(MOD([.A181];30)=0;([.B181]-[.B180])*18; 0)" table:style-name="ce3">
            <text:p><text:s/>774,00 zł<text:s/></text:p>
          </table:table-cell>
          <table:table-cell office:value-type="currency" office:value="-639.31999999999994" table:formula="of:=[.C181]-[.E181] -[.F181]" table:style-name="ce2">
            <text:p>-639,32 zł<text:s/></text:p>
          </table:table-cell>
          <table:table-cell office:value-type="currency" office:value="10573.279999999992" table:formula="of:=[.H180]+[.G181]" table:style-name="ce2">
            <text:p><text:s/>10 573,28 zł<text:s/></text:p>
          </table:table-cell>
          <table:table-cell office:value-type="currency" office:value="872.42" table:formula="of:=[.E181]+[.F181]" table:style-name="ce2">
            <text:p><text:s/>872,42 zł<text:s/></text:p>
          </table:table-cell>
          <table:table-cell table:number-columns-repeated="16375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2" table:style-name="ce1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number-rows-repeated="1048393" table:style-name="ro1">
          <table:table-cell table:number-columns-repeated="16384"/>
        </table:table-row>
      </table:table>
      <table:data-pilot-tables>
        <table:data-pilot-table table:name="Tabela przestawna1" table:target-range-address="zad1.A1:zad1.B9" table:show-filter-button="false" table:buttons="zad1.A1 zad1.A3">
          <table:source-cell-range table:cell-range-address="Arkusz1.A1:Arkusz1.F1048576"/>
          <table:data-pilot-field table:source-field-name="ilosc kur" table:orientation="page" table:selected-page="200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ni" table:orientation="row">
            <table:data-pilot-level table:show-empty="false">
              <table:data-pilot-subtotals>
                <table:data-pilot-subtotal table:function="auto"/>
              </table:data-pilot-subtotals>
              <table:data-pilot-display-info table:enabled="true" table:data-field="ilosc kur" table:member-count="1" table:display-member-mode="from-top"/>
              <table:data-pilot-sort-info table:sort-mode="data" table:data-field="ilosc kur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ku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iznes z jaje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zjedzonych k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y pasz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u dodatkowych k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2" table:target-range-address="Arkusz4.A1:Arkusz4.B185" table:show-filter-button="false" table:buttons="Arkusz4.A1 Arkusz4.A3">
          <table:source-cell-range table:cell-range-address="Arkusz1.A1:Arkusz1.F1048576"/>
          <table:data-pilot-field table:source-field-name="kosztu dodatkowych kur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ni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u dodatkowych ku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k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iznes z jaje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zjedzonych k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y pasz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4" table:target-range-address="zad2.A1:zad2.B10" table:show-filter-button="false" table:buttons="zad2.A1 zad2.A3">
          <table:source-cell-range table:cell-range-address="Arkusz1.A1:Arkusz1.F181"/>
          <table:data-pilot-field table:source-field-name="kosztu dodatkowych kur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0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ni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u dodatkowych ku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k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iznes z jaje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zjedzonych k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y pasz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5" table:target-range-address="zad3.A3:zad3.B166" table:show-filter-button="false" table:buttons="zad3.A3">
          <table:source-cell-range table:cell-range-address="Arkusz1.A1:Arkusz1.H1048576"/>
          <table:data-pilot-field table:source-field-name="dni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 zyski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k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iznes z jaje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zjedzonych k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y pasz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u dodatkowych k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zys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7" table:target-range-address="zad4.A3:zad4.C185" table:show-filter-button="false" table:buttons="zad4.A3">
          <table:source-cell-range table:cell-range-address="Arkusz1.A1:Arkusz1.I1048576"/>
          <table:data-pilot-field table:source-field-name="Wartości" table:orientation="column" table:is-data-layout-field="true">
            <table:data-pilot-level table:show-empty="true"/>
          </table:data-pilot-field>
          <table:data-pilot-field table:source-field-name="dni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iznes z jajek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k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sc zjedzonych k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y pasz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sztu dodatkowych k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zys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 zyski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number number:decimal-places="2" number:min-integer-digits="1" number:grouping="true"/>
      <number:text> </number:text>
      <number:currency-symbol>zł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zł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zł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pl" number:country="PL">
      <number:text> </number:text>
      <number:number number: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36P1" number:language="pl" number:country="PL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36P2" number:language="pl" number:country="PL">
      <number:text> -</number:text>
      <number:number number:decimal-places="0" number:min-integer-digits="2">
        <number:embedded-text number:position="0"> </number:embedded-text>
      </number:number>
      <number:currency-symbol number:language="pl" number:country="PL">zł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Walutowy" style:family="table-cell" style:data-style-name="N34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Weronika</meta:initial-creator>
    <dc:creator>Weronika</dc:creator>
    <meta:creation-date>2019-10-28T18:00:36Z</meta:creation-date>
    <dc:date>2019-10-28T18:49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8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82" chart:class="chart:line" chart:attached-axis="primary-y" chart:style-name="G0S0">
            <chart:data-label chart:style-name="DL00"/>
            <chart:data-point chart:repeated="181"/>
          </chart:series>
          <chart:series chart:label-cell-address="local-table.$C$1" chart:values-cell-range-address="local-table.$C$2:.$C$182" chart:class="chart:line" chart:attached-axis="primary-y" chart:style-name="G0S1">
            <chart:data-label chart:style-name="DL01"/>
            <chart:data-point chart:repeated="18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uma z biznes z jajek</text:p>
              </table:table-cell>
              <table:table-cell office:value-type="string">
                <text:p>Suma z koszt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80"/>
            <table:table-cell office:value-type="float" office:value="76"/>
          </table:table-row>
          <table:table-row>
            <table:table-cell office:value-type="string">
              <text:p>2</text:p>
            </table:table-cell>
            <table:table-cell office:value-type="float" office:value="178.20000000000002"/>
            <table:table-cell office:value-type="float" office:value="75.239999999999995"/>
          </table:table-row>
          <table:table-row>
            <table:table-cell office:value-type="string">
              <text:p>3</text:p>
            </table:table-cell>
            <table:table-cell office:value-type="float" office:value="178.20000000000002"/>
            <table:table-cell office:value-type="float" office:value="75.239999999999995"/>
          </table:table-row>
          <table:table-row>
            <table:table-cell office:value-type="string">
              <text:p>4</text:p>
            </table:table-cell>
            <table:table-cell office:value-type="float" office:value="176.4"/>
            <table:table-cell office:value-type="float" office:value="74.48"/>
          </table:table-row>
          <table:table-row>
            <table:table-cell office:value-type="string">
              <text:p>5</text:p>
            </table:table-cell>
            <table:table-cell office:value-type="float" office:value="176.4"/>
            <table:table-cell office:value-type="float" office:value="74.48"/>
          </table:table-row>
          <table:table-row>
            <table:table-cell office:value-type="string">
              <text:p>6</text:p>
            </table:table-cell>
            <table:table-cell office:value-type="float" office:value="174.6"/>
            <table:table-cell office:value-type="float" office:value="73.72"/>
          </table:table-row>
          <table:table-row>
            <table:table-cell office:value-type="string">
              <text:p>7</text:p>
            </table:table-cell>
            <table:table-cell office:value-type="float" office:value="0"/>
            <table:table-cell office:value-type="float" office:value="73.72"/>
          </table:table-row>
          <table:table-row>
            <table:table-cell office:value-type="string">
              <text:p>8</text:p>
            </table:table-cell>
            <table:table-cell office:value-type="float" office:value="172.8"/>
            <table:table-cell office:value-type="float" office:value="72.960000000000008"/>
          </table:table-row>
          <table:table-row>
            <table:table-cell office:value-type="string">
              <text:p>9</text:p>
            </table:table-cell>
            <table:table-cell office:value-type="float" office:value="172.8"/>
            <table:table-cell office:value-type="float" office:value="72.960000000000008"/>
          </table:table-row>
          <table:table-row>
            <table:table-cell office:value-type="string">
              <text:p>10</text:p>
            </table:table-cell>
            <table:table-cell office:value-type="float" office:value="171"/>
            <table:table-cell office:value-type="float" office:value="72.2"/>
          </table:table-row>
          <table:table-row>
            <table:table-cell office:value-type="string">
              <text:p>11</text:p>
            </table:table-cell>
            <table:table-cell office:value-type="float" office:value="171"/>
            <table:table-cell office:value-type="float" office:value="72.2"/>
          </table:table-row>
          <table:table-row>
            <table:table-cell office:value-type="string">
              <text:p>12</text:p>
            </table:table-cell>
            <table:table-cell office:value-type="float" office:value="169.20000000000002"/>
            <table:table-cell office:value-type="float" office:value="71.44"/>
          </table:table-row>
          <table:table-row>
            <table:table-cell office:value-type="string">
              <text:p>13</text:p>
            </table:table-cell>
            <table:table-cell office:value-type="float" office:value="169.20000000000002"/>
            <table:table-cell office:value-type="float" office:value="71.44"/>
          </table:table-row>
          <table:table-row>
            <table:table-cell office:value-type="string">
              <text:p>14</text:p>
            </table:table-cell>
            <table:table-cell office:value-type="float" office:value="0"/>
            <table:table-cell office:value-type="float" office:value="70.680000000000007"/>
          </table:table-row>
          <table:table-row>
            <table:table-cell office:value-type="string">
              <text:p>15</text:p>
            </table:table-cell>
            <table:table-cell office:value-type="float" office:value="167.4"/>
            <table:table-cell office:value-type="float" office:value="70.680000000000007"/>
          </table:table-row>
          <table:table-row>
            <table:table-cell office:value-type="string">
              <text:p>16</text:p>
            </table:table-cell>
            <table:table-cell office:value-type="float" office:value="165.6"/>
            <table:table-cell office:value-type="float" office:value="69.92"/>
          </table:table-row>
          <table:table-row>
            <table:table-cell office:value-type="string">
              <text:p>17</text:p>
            </table:table-cell>
            <table:table-cell office:value-type="float" office:value="165.6"/>
            <table:table-cell office:value-type="float" office:value="69.92"/>
          </table:table-row>
          <table:table-row>
            <table:table-cell office:value-type="string">
              <text:p>18</text:p>
            </table:table-cell>
            <table:table-cell office:value-type="float" office:value="163.80000000000001"/>
            <table:table-cell office:value-type="float" office:value="69.16"/>
          </table:table-row>
          <table:table-row>
            <table:table-cell office:value-type="string">
              <text:p>19</text:p>
            </table:table-cell>
            <table:table-cell office:value-type="float" office:value="163.80000000000001"/>
            <table:table-cell office:value-type="float" office:value="69.16"/>
          </table:table-row>
          <table:table-row>
            <table:table-cell office:value-type="string">
              <text:p>20</text:p>
            </table:table-cell>
            <table:table-cell office:value-type="float" office:value="162"/>
            <table:table-cell office:value-type="float" office:value="68.399999999999991"/>
          </table:table-row>
          <table:table-row>
            <table:table-cell office:value-type="string">
              <text:p>21</text:p>
            </table:table-cell>
            <table:table-cell office:value-type="float" office:value="0"/>
            <table:table-cell office:value-type="float" office:value="68.399999999999991"/>
          </table:table-row>
          <table:table-row>
            <table:table-cell office:value-type="string">
              <text:p>22</text:p>
            </table:table-cell>
            <table:table-cell office:value-type="float" office:value="160.20000000000002"/>
            <table:table-cell office:value-type="float" office:value="67.64"/>
          </table:table-row>
          <table:table-row>
            <table:table-cell office:value-type="string">
              <text:p>23</text:p>
            </table:table-cell>
            <table:table-cell office:value-type="float" office:value="160.20000000000002"/>
            <table:table-cell office:value-type="float" office:value="67.64"/>
          </table:table-row>
          <table:table-row>
            <table:table-cell office:value-type="string">
              <text:p>24</text:p>
            </table:table-cell>
            <table:table-cell office:value-type="float" office:value="158.4"/>
            <table:table-cell office:value-type="float" office:value="66.88"/>
          </table:table-row>
          <table:table-row>
            <table:table-cell office:value-type="string">
              <text:p>25</text:p>
            </table:table-cell>
            <table:table-cell office:value-type="float" office:value="158.4"/>
            <table:table-cell office:value-type="float" office:value="66.88"/>
          </table:table-row>
          <table:table-row>
            <table:table-cell office:value-type="string">
              <text:p>26</text:p>
            </table:table-cell>
            <table:table-cell office:value-type="float" office:value="156.6"/>
            <table:table-cell office:value-type="float" office:value="66.12"/>
          </table:table-row>
          <table:table-row>
            <table:table-cell office:value-type="string">
              <text:p>27</text:p>
            </table:table-cell>
            <table:table-cell office:value-type="float" office:value="156.6"/>
            <table:table-cell office:value-type="float" office:value="66.12"/>
          </table:table-row>
          <table:table-row>
            <table:table-cell office:value-type="string">
              <text:p>28</text:p>
            </table:table-cell>
            <table:table-cell office:value-type="float" office:value="0"/>
            <table:table-cell office:value-type="float" office:value="65.36"/>
          </table:table-row>
          <table:table-row>
            <table:table-cell office:value-type="string">
              <text:p>29</text:p>
            </table:table-cell>
            <table:table-cell office:value-type="float" office:value="154.80000000000001"/>
            <table:table-cell office:value-type="float" office:value="65.36"/>
          </table:table-row>
          <table:table-row>
            <table:table-cell office:value-type="string">
              <text:p>30</text:p>
            </table:table-cell>
            <table:table-cell office:value-type="float" office:value="185.4"/>
            <table:table-cell office:value-type="float" office:value="690.28"/>
          </table:table-row>
          <table:table-row>
            <table:table-cell office:value-type="string">
              <text:p>31</text:p>
            </table:table-cell>
            <table:table-cell office:value-type="float" office:value="185.4"/>
            <table:table-cell office:value-type="float" office:value="78.28"/>
          </table:table-row>
          <table:table-row>
            <table:table-cell office:value-type="string">
              <text:p>32</text:p>
            </table:table-cell>
            <table:table-cell office:value-type="float" office:value="183.6"/>
            <table:table-cell office:value-type="float" office:value="77.52000000000001"/>
          </table:table-row>
          <table:table-row>
            <table:table-cell office:value-type="string">
              <text:p>33</text:p>
            </table:table-cell>
            <table:table-cell office:value-type="float" office:value="183.6"/>
            <table:table-cell office:value-type="float" office:value="77.52000000000001"/>
          </table:table-row>
          <table:table-row>
            <table:table-cell office:value-type="string">
              <text:p>34</text:p>
            </table:table-cell>
            <table:table-cell office:value-type="float" office:value="181.8"/>
            <table:table-cell office:value-type="float" office:value="76.760000000000005"/>
          </table:table-row>
          <table:table-row>
            <table:table-cell office:value-type="string">
              <text:p>35</text:p>
            </table:table-cell>
            <table:table-cell office:value-type="float" office:value="0"/>
            <table:table-cell office:value-type="float" office:value="76.760000000000005"/>
          </table:table-row>
          <table:table-row>
            <table:table-cell office:value-type="string">
              <text:p>36</text:p>
            </table:table-cell>
            <table:table-cell office:value-type="float" office:value="180"/>
            <table:table-cell office:value-type="float" office:value="76"/>
          </table:table-row>
          <table:table-row>
            <table:table-cell office:value-type="string">
              <text:p>37</text:p>
            </table:table-cell>
            <table:table-cell office:value-type="float" office:value="180"/>
            <table:table-cell office:value-type="float" office:value="76"/>
          </table:table-row>
          <table:table-row>
            <table:table-cell office:value-type="string">
              <text:p>38</text:p>
            </table:table-cell>
            <table:table-cell office:value-type="float" office:value="178.20000000000002"/>
            <table:table-cell office:value-type="float" office:value="75.239999999999995"/>
          </table:table-row>
          <table:table-row>
            <table:table-cell office:value-type="string">
              <text:p>39</text:p>
            </table:table-cell>
            <table:table-cell office:value-type="float" office:value="178.20000000000002"/>
            <table:table-cell office:value-type="float" office:value="75.239999999999995"/>
          </table:table-row>
          <table:table-row>
            <table:table-cell office:value-type="string">
              <text:p>40</text:p>
            </table:table-cell>
            <table:table-cell office:value-type="float" office:value="176.4"/>
            <table:table-cell office:value-type="float" office:value="74.48"/>
          </table:table-row>
          <table:table-row>
            <table:table-cell office:value-type="string">
              <text:p>41</text:p>
            </table:table-cell>
            <table:table-cell office:value-type="float" office:value="176.4"/>
            <table:table-cell office:value-type="float" office:value="74.48"/>
          </table:table-row>
          <table:table-row>
            <table:table-cell office:value-type="string">
              <text:p>42</text:p>
            </table:table-cell>
            <table:table-cell office:value-type="float" office:value="0"/>
            <table:table-cell office:value-type="float" office:value="73.72"/>
          </table:table-row>
          <table:table-row>
            <table:table-cell office:value-type="string">
              <text:p>43</text:p>
            </table:table-cell>
            <table:table-cell office:value-type="float" office:value="174.6"/>
            <table:table-cell office:value-type="float" office:value="73.72"/>
          </table:table-row>
          <table:table-row>
            <table:table-cell office:value-type="string">
              <text:p>44</text:p>
            </table:table-cell>
            <table:table-cell office:value-type="float" office:value="172.8"/>
            <table:table-cell office:value-type="float" office:value="72.960000000000008"/>
          </table:table-row>
          <table:table-row>
            <table:table-cell office:value-type="string">
              <text:p>45</text:p>
            </table:table-cell>
            <table:table-cell office:value-type="float" office:value="172.8"/>
            <table:table-cell office:value-type="float" office:value="72.960000000000008"/>
          </table:table-row>
          <table:table-row>
            <table:table-cell office:value-type="string">
              <text:p>46</text:p>
            </table:table-cell>
            <table:table-cell office:value-type="float" office:value="171"/>
            <table:table-cell office:value-type="float" office:value="72.2"/>
          </table:table-row>
          <table:table-row>
            <table:table-cell office:value-type="string">
              <text:p>47</text:p>
            </table:table-cell>
            <table:table-cell office:value-type="float" office:value="171"/>
            <table:table-cell office:value-type="float" office:value="72.2"/>
          </table:table-row>
          <table:table-row>
            <table:table-cell office:value-type="string">
              <text:p>48</text:p>
            </table:table-cell>
            <table:table-cell office:value-type="float" office:value="169.20000000000002"/>
            <table:table-cell office:value-type="float" office:value="71.44"/>
          </table:table-row>
          <table:table-row>
            <table:table-cell office:value-type="string">
              <text:p>49</text:p>
            </table:table-cell>
            <table:table-cell office:value-type="float" office:value="0"/>
            <table:table-cell office:value-type="float" office:value="71.44"/>
          </table:table-row>
          <table:table-row>
            <table:table-cell office:value-type="string">
              <text:p>50</text:p>
            </table:table-cell>
            <table:table-cell office:value-type="float" office:value="167.4"/>
            <table:table-cell office:value-type="float" office:value="70.680000000000007"/>
          </table:table-row>
          <table:table-row>
            <table:table-cell office:value-type="string">
              <text:p>51</text:p>
            </table:table-cell>
            <table:table-cell office:value-type="float" office:value="167.4"/>
            <table:table-cell office:value-type="float" office:value="70.680000000000007"/>
          </table:table-row>
          <table:table-row>
            <table:table-cell office:value-type="string">
              <text:p>52</text:p>
            </table:table-cell>
            <table:table-cell office:value-type="float" office:value="165.6"/>
            <table:table-cell office:value-type="float" office:value="69.92"/>
          </table:table-row>
          <table:table-row>
            <table:table-cell office:value-type="string">
              <text:p>53</text:p>
            </table:table-cell>
            <table:table-cell office:value-type="float" office:value="165.6"/>
            <table:table-cell office:value-type="float" office:value="69.92"/>
          </table:table-row>
          <table:table-row>
            <table:table-cell office:value-type="string">
              <text:p>54</text:p>
            </table:table-cell>
            <table:table-cell office:value-type="float" office:value="163.80000000000001"/>
            <table:table-cell office:value-type="float" office:value="69.16"/>
          </table:table-row>
          <table:table-row>
            <table:table-cell office:value-type="string">
              <text:p>55</text:p>
            </table:table-cell>
            <table:table-cell office:value-type="float" office:value="163.80000000000001"/>
            <table:table-cell office:value-type="float" office:value="69.16"/>
          </table:table-row>
          <table:table-row>
            <table:table-cell office:value-type="string">
              <text:p>56</text:p>
            </table:table-cell>
            <table:table-cell office:value-type="float" office:value="0"/>
            <table:table-cell office:value-type="float" office:value="68.399999999999991"/>
          </table:table-row>
          <table:table-row>
            <table:table-cell office:value-type="string">
              <text:p>57</text:p>
            </table:table-cell>
            <table:table-cell office:value-type="float" office:value="162"/>
            <table:table-cell office:value-type="float" office:value="68.399999999999991"/>
          </table:table-row>
          <table:table-row>
            <table:table-cell office:value-type="string">
              <text:p>58</text:p>
            </table:table-cell>
            <table:table-cell office:value-type="float" office:value="160.20000000000002"/>
            <table:table-cell office:value-type="float" office:value="67.64"/>
          </table:table-row>
          <table:table-row>
            <table:table-cell office:value-type="string">
              <text:p>59</text:p>
            </table:table-cell>
            <table:table-cell office:value-type="float" office:value="160.20000000000002"/>
            <table:table-cell office:value-type="float" office:value="67.64"/>
          </table:table-row>
          <table:table-row>
            <table:table-cell office:value-type="string">
              <text:p>60</text:p>
            </table:table-cell>
            <table:table-cell office:value-type="float" office:value="191.70000000000002"/>
            <table:table-cell office:value-type="float" office:value="710.94"/>
          </table:table-row>
          <table:table-row>
            <table:table-cell office:value-type="string">
              <text:p>61</text:p>
            </table:table-cell>
            <table:table-cell office:value-type="float" office:value="191.70000000000002"/>
            <table:table-cell office:value-type="float" office:value="80.94"/>
          </table:table-row>
          <table:table-row>
            <table:table-cell office:value-type="string">
              <text:p>62</text:p>
            </table:table-cell>
            <table:table-cell office:value-type="float" office:value="189.9"/>
            <table:table-cell office:value-type="float" office:value="80.180000000000007"/>
          </table:table-row>
          <table:table-row>
            <table:table-cell office:value-type="string">
              <text:p>63</text:p>
            </table:table-cell>
            <table:table-cell office:value-type="float" office:value="0"/>
            <table:table-cell office:value-type="float" office:value="80.180000000000007"/>
          </table:table-row>
          <table:table-row>
            <table:table-cell office:value-type="string">
              <text:p>64</text:p>
            </table:table-cell>
            <table:table-cell office:value-type="float" office:value="188.1"/>
            <table:table-cell office:value-type="float" office:value="79.42"/>
          </table:table-row>
          <table:table-row>
            <table:table-cell office:value-type="string">
              <text:p>65</text:p>
            </table:table-cell>
            <table:table-cell office:value-type="float" office:value="188.1"/>
            <table:table-cell office:value-type="float" office:value="79.42"/>
          </table:table-row>
          <table:table-row>
            <table:table-cell office:value-type="string">
              <text:p>66</text:p>
            </table:table-cell>
            <table:table-cell office:value-type="float" office:value="186.3"/>
            <table:table-cell office:value-type="float" office:value="78.660000000000011"/>
          </table:table-row>
          <table:table-row>
            <table:table-cell office:value-type="string">
              <text:p>67</text:p>
            </table:table-cell>
            <table:table-cell office:value-type="float" office:value="186.3"/>
            <table:table-cell office:value-type="float" office:value="78.660000000000011"/>
          </table:table-row>
          <table:table-row>
            <table:table-cell office:value-type="string">
              <text:p>68</text:p>
            </table:table-cell>
            <table:table-cell office:value-type="float" office:value="184.5"/>
            <table:table-cell office:value-type="float" office:value="77.899999999999991"/>
          </table:table-row>
          <table:table-row>
            <table:table-cell office:value-type="string">
              <text:p>69</text:p>
            </table:table-cell>
            <table:table-cell office:value-type="float" office:value="184.5"/>
            <table:table-cell office:value-type="float" office:value="77.899999999999991"/>
          </table:table-row>
          <table:table-row>
            <table:table-cell office:value-type="string">
              <text:p>70</text:p>
            </table:table-cell>
            <table:table-cell office:value-type="float" office:value="0"/>
            <table:table-cell office:value-type="float" office:value="77.14"/>
          </table:table-row>
          <table:table-row>
            <table:table-cell office:value-type="string">
              <text:p>71</text:p>
            </table:table-cell>
            <table:table-cell office:value-type="float" office:value="182.70000000000002"/>
            <table:table-cell office:value-type="float" office:value="77.14"/>
          </table:table-row>
          <table:table-row>
            <table:table-cell office:value-type="string">
              <text:p>72</text:p>
            </table:table-cell>
            <table:table-cell office:value-type="float" office:value="180.9"/>
            <table:table-cell office:value-type="float" office:value="76.38"/>
          </table:table-row>
          <table:table-row>
            <table:table-cell office:value-type="string">
              <text:p>73</text:p>
            </table:table-cell>
            <table:table-cell office:value-type="float" office:value="180.9"/>
            <table:table-cell office:value-type="float" office:value="76.38"/>
          </table:table-row>
          <table:table-row>
            <table:table-cell office:value-type="string">
              <text:p>74</text:p>
            </table:table-cell>
            <table:table-cell office:value-type="float" office:value="179.1"/>
            <table:table-cell office:value-type="float" office:value="75.62"/>
          </table:table-row>
          <table:table-row>
            <table:table-cell office:value-type="string">
              <text:p>75</text:p>
            </table:table-cell>
            <table:table-cell office:value-type="float" office:value="179.1"/>
            <table:table-cell office:value-type="float" office:value="75.62"/>
          </table:table-row>
          <table:table-row>
            <table:table-cell office:value-type="string">
              <text:p>76</text:p>
            </table:table-cell>
            <table:table-cell office:value-type="float" office:value="177.3"/>
            <table:table-cell office:value-type="float" office:value="74.860000000000014"/>
          </table:table-row>
          <table:table-row>
            <table:table-cell office:value-type="string">
              <text:p>77</text:p>
            </table:table-cell>
            <table:table-cell office:value-type="float" office:value="0"/>
            <table:table-cell office:value-type="float" office:value="74.860000000000014"/>
          </table:table-row>
          <table:table-row>
            <table:table-cell office:value-type="string">
              <text:p>78</text:p>
            </table:table-cell>
            <table:table-cell office:value-type="float" office:value="175.5"/>
            <table:table-cell office:value-type="float" office:value="74.099999999999994"/>
          </table:table-row>
          <table:table-row>
            <table:table-cell office:value-type="string">
              <text:p>79</text:p>
            </table:table-cell>
            <table:table-cell office:value-type="float" office:value="175.5"/>
            <table:table-cell office:value-type="float" office:value="74.099999999999994"/>
          </table:table-row>
          <table:table-row>
            <table:table-cell office:value-type="string">
              <text:p>80</text:p>
            </table:table-cell>
            <table:table-cell office:value-type="float" office:value="173.70000000000002"/>
            <table:table-cell office:value-type="float" office:value="73.34"/>
          </table:table-row>
          <table:table-row>
            <table:table-cell office:value-type="string">
              <text:p>81</text:p>
            </table:table-cell>
            <table:table-cell office:value-type="float" office:value="173.70000000000002"/>
            <table:table-cell office:value-type="float" office:value="73.34"/>
          </table:table-row>
          <table:table-row>
            <table:table-cell office:value-type="string">
              <text:p>82</text:p>
            </table:table-cell>
            <table:table-cell office:value-type="float" office:value="171.9"/>
            <table:table-cell office:value-type="float" office:value="72.58"/>
          </table:table-row>
          <table:table-row>
            <table:table-cell office:value-type="string">
              <text:p>83</text:p>
            </table:table-cell>
            <table:table-cell office:value-type="float" office:value="171.9"/>
            <table:table-cell office:value-type="float" office:value="72.58"/>
          </table:table-row>
          <table:table-row>
            <table:table-cell office:value-type="string">
              <text:p>84</text:p>
            </table:table-cell>
            <table:table-cell office:value-type="float" office:value="0"/>
            <table:table-cell office:value-type="float" office:value="71.820000000000007"/>
          </table:table-row>
          <table:table-row>
            <table:table-cell office:value-type="string">
              <text:p>85</text:p>
            </table:table-cell>
            <table:table-cell office:value-type="float" office:value="170.1"/>
            <table:table-cell office:value-type="float" office:value="71.820000000000007"/>
          </table:table-row>
          <table:table-row>
            <table:table-cell office:value-type="string">
              <text:p>86</text:p>
            </table:table-cell>
            <table:table-cell office:value-type="float" office:value="168.3"/>
            <table:table-cell office:value-type="float" office:value="71.059999999999988"/>
          </table:table-row>
          <table:table-row>
            <table:table-cell office:value-type="string">
              <text:p>87</text:p>
            </table:table-cell>
            <table:table-cell office:value-type="float" office:value="168.3"/>
            <table:table-cell office:value-type="float" office:value="71.059999999999988"/>
          </table:table-row>
          <table:table-row>
            <table:table-cell office:value-type="string">
              <text:p>88</text:p>
            </table:table-cell>
            <table:table-cell office:value-type="float" office:value="166.5"/>
            <table:table-cell office:value-type="float" office:value="70.3"/>
          </table:table-row>
          <table:table-row>
            <table:table-cell office:value-type="string">
              <text:p>89</text:p>
            </table:table-cell>
            <table:table-cell office:value-type="float" office:value="166.5"/>
            <table:table-cell office:value-type="float" office:value="70.3"/>
          </table:table-row>
          <table:table-row>
            <table:table-cell office:value-type="string">
              <text:p>90</text:p>
            </table:table-cell>
            <table:table-cell office:value-type="float" office:value="199.8"/>
            <table:table-cell office:value-type="float" office:value="750.36"/>
          </table:table-row>
          <table:table-row>
            <table:table-cell office:value-type="string">
              <text:p>91</text:p>
            </table:table-cell>
            <table:table-cell office:value-type="float" office:value="0"/>
            <table:table-cell office:value-type="float" office:value="84.360000000000014"/>
          </table:table-row>
          <table:table-row>
            <table:table-cell office:value-type="string">
              <text:p>92</text:p>
            </table:table-cell>
            <table:table-cell office:value-type="float" office:value="198"/>
            <table:table-cell office:value-type="float" office:value="83.6"/>
          </table:table-row>
          <table:table-row>
            <table:table-cell office:value-type="string">
              <text:p>93</text:p>
            </table:table-cell>
            <table:table-cell office:value-type="float" office:value="198"/>
            <table:table-cell office:value-type="float" office:value="83.6"/>
          </table:table-row>
          <table:table-row>
            <table:table-cell office:value-type="string">
              <text:p>94</text:p>
            </table:table-cell>
            <table:table-cell office:value-type="float" office:value="196.20000000000002"/>
            <table:table-cell office:value-type="float" office:value="82.84"/>
          </table:table-row>
          <table:table-row>
            <table:table-cell office:value-type="string">
              <text:p>95</text:p>
            </table:table-cell>
            <table:table-cell office:value-type="float" office:value="196.20000000000002"/>
            <table:table-cell office:value-type="float" office:value="82.84"/>
          </table:table-row>
          <table:table-row>
            <table:table-cell office:value-type="string">
              <text:p>96</text:p>
            </table:table-cell>
            <table:table-cell office:value-type="float" office:value="194.4"/>
            <table:table-cell office:value-type="float" office:value="82.08"/>
          </table:table-row>
          <table:table-row>
            <table:table-cell office:value-type="string">
              <text:p>97</text:p>
            </table:table-cell>
            <table:table-cell office:value-type="float" office:value="194.4"/>
            <table:table-cell office:value-type="float" office:value="82.08"/>
          </table:table-row>
          <table:table-row>
            <table:table-cell office:value-type="string">
              <text:p>98</text:p>
            </table:table-cell>
            <table:table-cell office:value-type="float" office:value="0"/>
            <table:table-cell office:value-type="float" office:value="81.320000000000007"/>
          </table:table-row>
          <table:table-row>
            <table:table-cell office:value-type="string">
              <text:p>99</text:p>
            </table:table-cell>
            <table:table-cell office:value-type="float" office:value="192.6"/>
            <table:table-cell office:value-type="float" office:value="81.320000000000007"/>
          </table:table-row>
          <table:table-row>
            <table:table-cell office:value-type="string">
              <text:p>100</text:p>
            </table:table-cell>
            <table:table-cell office:value-type="float" office:value="190.8"/>
            <table:table-cell office:value-type="float" office:value="80.56"/>
          </table:table-row>
          <table:table-row>
            <table:table-cell office:value-type="string">
              <text:p>101</text:p>
            </table:table-cell>
            <table:table-cell office:value-type="float" office:value="190.8"/>
            <table:table-cell office:value-type="float" office:value="80.56"/>
          </table:table-row>
          <table:table-row>
            <table:table-cell office:value-type="string">
              <text:p>102</text:p>
            </table:table-cell>
            <table:table-cell office:value-type="float" office:value="189"/>
            <table:table-cell office:value-type="float" office:value="79.8"/>
          </table:table-row>
          <table:table-row>
            <table:table-cell office:value-type="string">
              <text:p>103</text:p>
            </table:table-cell>
            <table:table-cell office:value-type="float" office:value="189"/>
            <table:table-cell office:value-type="float" office:value="79.8"/>
          </table:table-row>
          <table:table-row>
            <table:table-cell office:value-type="string">
              <text:p>104</text:p>
            </table:table-cell>
            <table:table-cell office:value-type="float" office:value="187.20000000000002"/>
            <table:table-cell office:value-type="float" office:value="79.039999999999992"/>
          </table:table-row>
          <table:table-row>
            <table:table-cell office:value-type="string">
              <text:p>105</text:p>
            </table:table-cell>
            <table:table-cell office:value-type="float" office:value="0"/>
            <table:table-cell office:value-type="float" office:value="79.039999999999992"/>
          </table:table-row>
          <table:table-row>
            <table:table-cell office:value-type="string">
              <text:p>106</text:p>
            </table:table-cell>
            <table:table-cell office:value-type="float" office:value="185.4"/>
            <table:table-cell office:value-type="float" office:value="78.28"/>
          </table:table-row>
          <table:table-row>
            <table:table-cell office:value-type="string">
              <text:p>107</text:p>
            </table:table-cell>
            <table:table-cell office:value-type="float" office:value="185.4"/>
            <table:table-cell office:value-type="float" office:value="78.28"/>
          </table:table-row>
          <table:table-row>
            <table:table-cell office:value-type="string">
              <text:p>108</text:p>
            </table:table-cell>
            <table:table-cell office:value-type="float" office:value="183.6"/>
            <table:table-cell office:value-type="float" office:value="77.52000000000001"/>
          </table:table-row>
          <table:table-row>
            <table:table-cell office:value-type="string">
              <text:p>109</text:p>
            </table:table-cell>
            <table:table-cell office:value-type="float" office:value="183.6"/>
            <table:table-cell office:value-type="float" office:value="77.52000000000001"/>
          </table:table-row>
          <table:table-row>
            <table:table-cell office:value-type="string">
              <text:p>110</text:p>
            </table:table-cell>
            <table:table-cell office:value-type="float" office:value="181.8"/>
            <table:table-cell office:value-type="float" office:value="76.760000000000005"/>
          </table:table-row>
          <table:table-row>
            <table:table-cell office:value-type="string">
              <text:p>111</text:p>
            </table:table-cell>
            <table:table-cell office:value-type="float" office:value="181.8"/>
            <table:table-cell office:value-type="float" office:value="76.760000000000005"/>
          </table:table-row>
          <table:table-row>
            <table:table-cell office:value-type="string">
              <text:p>112</text:p>
            </table:table-cell>
            <table:table-cell office:value-type="float" office:value="0"/>
            <table:table-cell office:value-type="float" office:value="76"/>
          </table:table-row>
          <table:table-row>
            <table:table-cell office:value-type="string">
              <text:p>113</text:p>
            </table:table-cell>
            <table:table-cell office:value-type="float" office:value="180"/>
            <table:table-cell office:value-type="float" office:value="76"/>
          </table:table-row>
          <table:table-row>
            <table:table-cell office:value-type="string">
              <text:p>114</text:p>
            </table:table-cell>
            <table:table-cell office:value-type="float" office:value="178.20000000000002"/>
            <table:table-cell office:value-type="float" office:value="75.239999999999995"/>
          </table:table-row>
          <table:table-row>
            <table:table-cell office:value-type="string">
              <text:p>115</text:p>
            </table:table-cell>
            <table:table-cell office:value-type="float" office:value="178.20000000000002"/>
            <table:table-cell office:value-type="float" office:value="75.239999999999995"/>
          </table:table-row>
          <table:table-row>
            <table:table-cell office:value-type="string">
              <text:p>116</text:p>
            </table:table-cell>
            <table:table-cell office:value-type="float" office:value="176.4"/>
            <table:table-cell office:value-type="float" office:value="74.48"/>
          </table:table-row>
          <table:table-row>
            <table:table-cell office:value-type="string">
              <text:p>117</text:p>
            </table:table-cell>
            <table:table-cell office:value-type="float" office:value="176.4"/>
            <table:table-cell office:value-type="float" office:value="74.48"/>
          </table:table-row>
          <table:table-row>
            <table:table-cell office:value-type="string">
              <text:p>118</text:p>
            </table:table-cell>
            <table:table-cell office:value-type="float" office:value="174.6"/>
            <table:table-cell office:value-type="float" office:value="73.72"/>
          </table:table-row>
          <table:table-row>
            <table:table-cell office:value-type="string">
              <text:p>119</text:p>
            </table:table-cell>
            <table:table-cell office:value-type="float" office:value="0"/>
            <table:table-cell office:value-type="float" office:value="73.72"/>
          </table:table-row>
          <table:table-row>
            <table:table-cell office:value-type="string">
              <text:p>120</text:p>
            </table:table-cell>
            <table:table-cell office:value-type="float" office:value="208.8"/>
            <table:table-cell office:value-type="float" office:value="772.16"/>
          </table:table-row>
          <table:table-row>
            <table:table-cell office:value-type="string">
              <text:p>121</text:p>
            </table:table-cell>
            <table:table-cell office:value-type="float" office:value="208.8"/>
            <table:table-cell office:value-type="float" office:value="88.160000000000011"/>
          </table:table-row>
          <table:table-row>
            <table:table-cell office:value-type="string">
              <text:p>122</text:p>
            </table:table-cell>
            <table:table-cell office:value-type="float" office:value="207"/>
            <table:table-cell office:value-type="float" office:value="87.399999999999991"/>
          </table:table-row>
          <table:table-row>
            <table:table-cell office:value-type="string">
              <text:p>123</text:p>
            </table:table-cell>
            <table:table-cell office:value-type="float" office:value="207"/>
            <table:table-cell office:value-type="float" office:value="87.399999999999991"/>
          </table:table-row>
          <table:table-row>
            <table:table-cell office:value-type="string">
              <text:p>124</text:p>
            </table:table-cell>
            <table:table-cell office:value-type="float" office:value="205.20000000000002"/>
            <table:table-cell office:value-type="float" office:value="86.64"/>
          </table:table-row>
          <table:table-row>
            <table:table-cell office:value-type="string">
              <text:p>125</text:p>
            </table:table-cell>
            <table:table-cell office:value-type="float" office:value="205.20000000000002"/>
            <table:table-cell office:value-type="float" office:value="86.64"/>
          </table:table-row>
          <table:table-row>
            <table:table-cell office:value-type="string">
              <text:p>126</text:p>
            </table:table-cell>
            <table:table-cell office:value-type="float" office:value="0"/>
            <table:table-cell office:value-type="float" office:value="85.88"/>
          </table:table-row>
          <table:table-row>
            <table:table-cell office:value-type="string">
              <text:p>127</text:p>
            </table:table-cell>
            <table:table-cell office:value-type="float" office:value="203.4"/>
            <table:table-cell office:value-type="float" office:value="85.88"/>
          </table:table-row>
          <table:table-row>
            <table:table-cell office:value-type="string">
              <text:p>128</text:p>
            </table:table-cell>
            <table:table-cell office:value-type="float" office:value="201.6"/>
            <table:table-cell office:value-type="float" office:value="85.12"/>
          </table:table-row>
          <table:table-row>
            <table:table-cell office:value-type="string">
              <text:p>129</text:p>
            </table:table-cell>
            <table:table-cell office:value-type="float" office:value="201.6"/>
            <table:table-cell office:value-type="float" office:value="85.12"/>
          </table:table-row>
          <table:table-row>
            <table:table-cell office:value-type="string">
              <text:p>130</text:p>
            </table:table-cell>
            <table:table-cell office:value-type="float" office:value="199.8"/>
            <table:table-cell office:value-type="float" office:value="84.360000000000014"/>
          </table:table-row>
          <table:table-row>
            <table:table-cell office:value-type="string">
              <text:p>131</text:p>
            </table:table-cell>
            <table:table-cell office:value-type="float" office:value="199.8"/>
            <table:table-cell office:value-type="float" office:value="84.360000000000014"/>
          </table:table-row>
          <table:table-row>
            <table:table-cell office:value-type="string">
              <text:p>132</text:p>
            </table:table-cell>
            <table:table-cell office:value-type="float" office:value="198"/>
            <table:table-cell office:value-type="float" office:value="83.6"/>
          </table:table-row>
          <table:table-row>
            <table:table-cell office:value-type="string">
              <text:p>133</text:p>
            </table:table-cell>
            <table:table-cell office:value-type="float" office:value="0"/>
            <table:table-cell office:value-type="float" office:value="83.6"/>
          </table:table-row>
          <table:table-row>
            <table:table-cell office:value-type="string">
              <text:p>134</text:p>
            </table:table-cell>
            <table:table-cell office:value-type="float" office:value="196.20000000000002"/>
            <table:table-cell office:value-type="float" office:value="82.84"/>
          </table:table-row>
          <table:table-row>
            <table:table-cell office:value-type="string">
              <text:p>135</text:p>
            </table:table-cell>
            <table:table-cell office:value-type="float" office:value="196.20000000000002"/>
            <table:table-cell office:value-type="float" office:value="82.84"/>
          </table:table-row>
          <table:table-row>
            <table:table-cell office:value-type="string">
              <text:p>136</text:p>
            </table:table-cell>
            <table:table-cell office:value-type="float" office:value="194.4"/>
            <table:table-cell office:value-type="float" office:value="82.08"/>
          </table:table-row>
          <table:table-row>
            <table:table-cell office:value-type="string">
              <text:p>137</text:p>
            </table:table-cell>
            <table:table-cell office:value-type="float" office:value="194.4"/>
            <table:table-cell office:value-type="float" office:value="82.08"/>
          </table:table-row>
          <table:table-row>
            <table:table-cell office:value-type="string">
              <text:p>138</text:p>
            </table:table-cell>
            <table:table-cell office:value-type="float" office:value="192.6"/>
            <table:table-cell office:value-type="float" office:value="81.320000000000007"/>
          </table:table-row>
          <table:table-row>
            <table:table-cell office:value-type="string">
              <text:p>139</text:p>
            </table:table-cell>
            <table:table-cell office:value-type="float" office:value="192.6"/>
            <table:table-cell office:value-type="float" office:value="81.320000000000007"/>
          </table:table-row>
          <table:table-row>
            <table:table-cell office:value-type="string">
              <text:p>140</text:p>
            </table:table-cell>
            <table:table-cell office:value-type="float" office:value="0"/>
            <table:table-cell office:value-type="float" office:value="80.56"/>
          </table:table-row>
          <table:table-row>
            <table:table-cell office:value-type="string">
              <text:p>141</text:p>
            </table:table-cell>
            <table:table-cell office:value-type="float" office:value="190.8"/>
            <table:table-cell office:value-type="float" office:value="80.56"/>
          </table:table-row>
          <table:table-row>
            <table:table-cell office:value-type="string">
              <text:p>142</text:p>
            </table:table-cell>
            <table:table-cell office:value-type="float" office:value="189"/>
            <table:table-cell office:value-type="float" office:value="79.8"/>
          </table:table-row>
          <table:table-row>
            <table:table-cell office:value-type="string">
              <text:p>143</text:p>
            </table:table-cell>
            <table:table-cell office:value-type="float" office:value="189"/>
            <table:table-cell office:value-type="float" office:value="79.8"/>
          </table:table-row>
          <table:table-row>
            <table:table-cell office:value-type="string">
              <text:p>144</text:p>
            </table:table-cell>
            <table:table-cell office:value-type="float" office:value="187.20000000000002"/>
            <table:table-cell office:value-type="float" office:value="79.039999999999992"/>
          </table:table-row>
          <table:table-row>
            <table:table-cell office:value-type="string">
              <text:p>145</text:p>
            </table:table-cell>
            <table:table-cell office:value-type="float" office:value="187.20000000000002"/>
            <table:table-cell office:value-type="float" office:value="79.039999999999992"/>
          </table:table-row>
          <table:table-row>
            <table:table-cell office:value-type="string">
              <text:p>146</text:p>
            </table:table-cell>
            <table:table-cell office:value-type="float" office:value="185.4"/>
            <table:table-cell office:value-type="float" office:value="78.28"/>
          </table:table-row>
          <table:table-row>
            <table:table-cell office:value-type="string">
              <text:p>147</text:p>
            </table:table-cell>
            <table:table-cell office:value-type="float" office:value="0"/>
            <table:table-cell office:value-type="float" office:value="78.28"/>
          </table:table-row>
          <table:table-row>
            <table:table-cell office:value-type="string">
              <text:p>148</text:p>
            </table:table-cell>
            <table:table-cell office:value-type="float" office:value="183.6"/>
            <table:table-cell office:value-type="float" office:value="77.52000000000001"/>
          </table:table-row>
          <table:table-row>
            <table:table-cell office:value-type="string">
              <text:p>149</text:p>
            </table:table-cell>
            <table:table-cell office:value-type="float" office:value="183.6"/>
            <table:table-cell office:value-type="float" office:value="77.52000000000001"/>
          </table:table-row>
          <table:table-row>
            <table:table-cell office:value-type="string">
              <text:p>150</text:p>
            </table:table-cell>
            <table:table-cell office:value-type="float" office:value="219.6"/>
            <table:table-cell office:value-type="float" office:value="812.72"/>
          </table:table-row>
          <table:table-row>
            <table:table-cell office:value-type="string">
              <text:p>151</text:p>
            </table:table-cell>
            <table:table-cell office:value-type="float" office:value="219.6"/>
            <table:table-cell office:value-type="float" office:value="92.72"/>
          </table:table-row>
          <table:table-row>
            <table:table-cell office:value-type="string">
              <text:p>152</text:p>
            </table:table-cell>
            <table:table-cell office:value-type="float" office:value="217.8"/>
            <table:table-cell office:value-type="float" office:value="91.960000000000008"/>
          </table:table-row>
          <table:table-row>
            <table:table-cell office:value-type="string">
              <text:p>153</text:p>
            </table:table-cell>
            <table:table-cell office:value-type="float" office:value="217.8"/>
            <table:table-cell office:value-type="float" office:value="91.960000000000008"/>
          </table:table-row>
          <table:table-row>
            <table:table-cell office:value-type="string">
              <text:p>154</text:p>
            </table:table-cell>
            <table:table-cell office:value-type="float" office:value="0"/>
            <table:table-cell office:value-type="float" office:value="91.199999999999989"/>
          </table:table-row>
          <table:table-row>
            <table:table-cell office:value-type="string">
              <text:p>155</text:p>
            </table:table-cell>
            <table:table-cell office:value-type="float" office:value="216"/>
            <table:table-cell office:value-type="float" office:value="91.199999999999989"/>
          </table:table-row>
          <table:table-row>
            <table:table-cell office:value-type="string">
              <text:p>156</text:p>
            </table:table-cell>
            <table:table-cell office:value-type="float" office:value="214.20000000000002"/>
            <table:table-cell office:value-type="float" office:value="90.44"/>
          </table:table-row>
          <table:table-row>
            <table:table-cell office:value-type="string">
              <text:p>157</text:p>
            </table:table-cell>
            <table:table-cell office:value-type="float" office:value="214.20000000000002"/>
            <table:table-cell office:value-type="float" office:value="90.44"/>
          </table:table-row>
          <table:table-row>
            <table:table-cell office:value-type="string">
              <text:p>158</text:p>
            </table:table-cell>
            <table:table-cell office:value-type="float" office:value="212.4"/>
            <table:table-cell office:value-type="float" office:value="89.68"/>
          </table:table-row>
          <table:table-row>
            <table:table-cell office:value-type="string">
              <text:p>159</text:p>
            </table:table-cell>
            <table:table-cell office:value-type="float" office:value="212.4"/>
            <table:table-cell office:value-type="float" office:value="89.68"/>
          </table:table-row>
          <table:table-row>
            <table:table-cell office:value-type="string">
              <text:p>160</text:p>
            </table:table-cell>
            <table:table-cell office:value-type="float" office:value="210.6"/>
            <table:table-cell office:value-type="float" office:value="88.92"/>
          </table:table-row>
          <table:table-row>
            <table:table-cell office:value-type="string">
              <text:p>161</text:p>
            </table:table-cell>
            <table:table-cell office:value-type="float" office:value="0"/>
            <table:table-cell office:value-type="float" office:value="88.92"/>
          </table:table-row>
          <table:table-row>
            <table:table-cell office:value-type="string">
              <text:p>162</text:p>
            </table:table-cell>
            <table:table-cell office:value-type="float" office:value="208.8"/>
            <table:table-cell office:value-type="float" office:value="88.160000000000011"/>
          </table:table-row>
          <table:table-row>
            <table:table-cell office:value-type="string">
              <text:p>163</text:p>
            </table:table-cell>
            <table:table-cell office:value-type="float" office:value="208.8"/>
            <table:table-cell office:value-type="float" office:value="88.160000000000011"/>
          </table:table-row>
          <table:table-row>
            <table:table-cell office:value-type="string">
              <text:p>164</text:p>
            </table:table-cell>
            <table:table-cell office:value-type="float" office:value="207"/>
            <table:table-cell office:value-type="float" office:value="87.399999999999991"/>
          </table:table-row>
          <table:table-row>
            <table:table-cell office:value-type="string">
              <text:p>165</text:p>
            </table:table-cell>
            <table:table-cell office:value-type="float" office:value="207"/>
            <table:table-cell office:value-type="float" office:value="87.399999999999991"/>
          </table:table-row>
          <table:table-row>
            <table:table-cell office:value-type="string">
              <text:p>166</text:p>
            </table:table-cell>
            <table:table-cell office:value-type="float" office:value="205.20000000000002"/>
            <table:table-cell office:value-type="float" office:value="86.64"/>
          </table:table-row>
          <table:table-row>
            <table:table-cell office:value-type="string">
              <text:p>167</text:p>
            </table:table-cell>
            <table:table-cell office:value-type="float" office:value="205.20000000000002"/>
            <table:table-cell office:value-type="float" office:value="86.64"/>
          </table:table-row>
          <table:table-row>
            <table:table-cell office:value-type="string">
              <text:p>168</text:p>
            </table:table-cell>
            <table:table-cell office:value-type="float" office:value="0"/>
            <table:table-cell office:value-type="float" office:value="85.88"/>
          </table:table-row>
          <table:table-row>
            <table:table-cell office:value-type="string">
              <text:p>169</text:p>
            </table:table-cell>
            <table:table-cell office:value-type="float" office:value="203.4"/>
            <table:table-cell office:value-type="float" office:value="85.88"/>
          </table:table-row>
          <table:table-row>
            <table:table-cell office:value-type="string">
              <text:p>170</text:p>
            </table:table-cell>
            <table:table-cell office:value-type="float" office:value="201.6"/>
            <table:table-cell office:value-type="float" office:value="85.12"/>
          </table:table-row>
          <table:table-row>
            <table:table-cell office:value-type="string">
              <text:p>171</text:p>
            </table:table-cell>
            <table:table-cell office:value-type="float" office:value="201.6"/>
            <table:table-cell office:value-type="float" office:value="85.12"/>
          </table:table-row>
          <table:table-row>
            <table:table-cell office:value-type="string">
              <text:p>172</text:p>
            </table:table-cell>
            <table:table-cell office:value-type="float" office:value="199.8"/>
            <table:table-cell office:value-type="float" office:value="84.360000000000014"/>
          </table:table-row>
          <table:table-row>
            <table:table-cell office:value-type="string">
              <text:p>173</text:p>
            </table:table-cell>
            <table:table-cell office:value-type="float" office:value="199.8"/>
            <table:table-cell office:value-type="float" office:value="84.360000000000014"/>
          </table:table-row>
          <table:table-row>
            <table:table-cell office:value-type="string">
              <text:p>174</text:p>
            </table:table-cell>
            <table:table-cell office:value-type="float" office:value="198"/>
            <table:table-cell office:value-type="float" office:value="83.6"/>
          </table:table-row>
          <table:table-row>
            <table:table-cell office:value-type="string">
              <text:p>175</text:p>
            </table:table-cell>
            <table:table-cell office:value-type="float" office:value="0"/>
            <table:table-cell office:value-type="float" office:value="83.6"/>
          </table:table-row>
          <table:table-row>
            <table:table-cell office:value-type="string">
              <text:p>176</text:p>
            </table:table-cell>
            <table:table-cell office:value-type="float" office:value="196.20000000000002"/>
            <table:table-cell office:value-type="float" office:value="82.84"/>
          </table:table-row>
          <table:table-row>
            <table:table-cell office:value-type="string">
              <text:p>177</text:p>
            </table:table-cell>
            <table:table-cell office:value-type="float" office:value="196.20000000000002"/>
            <table:table-cell office:value-type="float" office:value="82.84"/>
          </table:table-row>
          <table:table-row>
            <table:table-cell office:value-type="string">
              <text:p>178</text:p>
            </table:table-cell>
            <table:table-cell office:value-type="float" office:value="194.4"/>
            <table:table-cell office:value-type="float" office:value="82.08"/>
          </table:table-row>
          <table:table-row>
            <table:table-cell office:value-type="string">
              <text:p>179</text:p>
            </table:table-cell>
            <table:table-cell office:value-type="float" office:value="194.4"/>
            <table:table-cell office:value-type="float" office:value="82.08"/>
          </table:table-row>
          <table:table-row>
            <table:table-cell office:value-type="string">
              <text:p>180</text:p>
            </table:table-cell>
            <table:table-cell office:value-type="float" office:value="233.1"/>
            <table:table-cell office:value-type="float" office:value="872.42"/>
          </table:table-row>
          <table:table-row>
            <table:table-cell office:value-type="string">
              <text:p>(puste)</text:p>
            </table:table-cell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